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ce style:name="Calibri" svg:font-family="Calibri"/>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102in"/>
    </style:style>
    <style:style style:name="co2" style:family="table-column">
      <style:table-column-properties fo:break-before="auto" style:column-width="2.9583in"/>
    </style:style>
    <style:style style:name="co3" style:family="table-column">
      <style:table-column-properties fo:break-before="auto" style:column-width="0.8854in"/>
    </style:style>
    <style:style style:name="co4" style:family="table-column">
      <style:table-column-properties fo:break-before="auto" style:column-width="13.4791in"/>
    </style:style>
    <style:style style:name="co5" style:family="table-column">
      <style:table-column-properties fo:break-before="auto" style:column-width="3.0102in"/>
    </style:style>
    <style:style style:name="co6" style:family="table-column">
      <style:table-column-properties fo:break-before="auto" style:column-width="1.4272in"/>
    </style:style>
    <style:style style:name="co7" style:family="table-column">
      <style:table-column-properties fo:break-before="auto" style:column-width="0.6772in"/>
    </style:style>
    <style:style style:name="co8" style:family="table-column">
      <style:table-column-properties fo:break-before="auto" style:column-width="2.0937in"/>
    </style:style>
    <style:style style:name="co9" style:family="table-column">
      <style:table-column-properties fo:break-before="auto" style:column-width="0.8437in"/>
    </style:style>
    <style:style style:name="co10" style:family="table-column">
      <style:table-column-properties fo:break-before="auto" style:column-width="2.448in"/>
    </style:style>
    <style:style style:name="co11" style:family="table-column">
      <style:table-column-properties fo:break-before="auto" style:column-width="2.8543in"/>
    </style:style>
    <style:style style:name="co12" style:family="table-column">
      <style:table-column-properties fo:break-before="auto" style:column-width="1.2602in"/>
    </style:style>
    <style:style style:name="co13" style:family="table-column">
      <style:table-column-properties fo:break-before="auto" style:column-width="0.75in"/>
    </style:style>
    <style:style style:name="co14" style:family="table-column">
      <style:table-column-properties fo:break-before="auto" style:column-width="0.7189in"/>
    </style:style>
    <style:style style:name="ro1" style:family="table-row">
      <style:table-row-properties style:row-height="0.1772in" fo:break-before="auto" style:use-optimal-row-height="true"/>
    </style:style>
    <style:style style:name="ro2" style:family="table-row">
      <style:table-row-properties style:row-height="0.8854in" fo:break-before="auto" style:use-optimal-row-height="true"/>
    </style:style>
    <style:style style:name="ro3" style:family="table-row">
      <style:table-row-properties style:row-height="0.7083in" fo:break-before="auto" style:use-optimal-row-height="true"/>
    </style:style>
    <style:style style:name="ro4" style:family="table-row">
      <style:table-row-properties style:row-height="0.5311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1874in" fo:break-before="auto" style:use-optimal-row-height="false"/>
    </style:style>
    <style:style style:name="ro7" style:family="table-row">
      <style:table-row-properties style:row-height="0.1929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ext-properties fo:font-weight="bold" style:font-weight-asian="bold" style:font-weight-complex="bold"/>
    </style:style>
    <style:style style:name="ce4" style:family="table-cell" style:parent-style-name="Default" style:data-style-name="N0">
      <style:table-cell-properties fo:background-color="#9dc3e6"/>
    </style:style>
    <style:style style:name="ce7" style:family="table-cell" style:parent-style-name="Default" style:data-style-name="N0">
      <style:table-cell-properties fo:background-color="#c3d69b"/>
    </style:style>
    <style:style style:name="ce10" style:family="table-cell" style:parent-style-name="Default" style:data-style-name="N0">
      <style:table-cell-properties fo:background-color="#d99694"/>
    </style:style>
    <style:style style:name="ce13" style:family="table-cell" style:parent-style-name="Default" style:data-style-name="N0">
      <style:table-cell-properties fo:background-color="#fac08f"/>
    </style:style>
    <style:style style:name="ce16" style:family="table-cell" style:parent-style-name="Default" style:data-style-name="N0">
      <style:table-cell-properties fo:background-color="#548dd4"/>
    </style:style>
    <style:style style:name="ce18" style:family="table-cell" style:parent-style-name="Default" style:data-style-name="N0">
      <style:table-cell-properties fo:background-color="#b2b2b2"/>
    </style:style>
    <style:style style:name="ce21" style:family="table-cell" style:parent-style-name="Default" style:data-style-name="N0">
      <style:table-cell-properties fo:background-color="#ffe699"/>
    </style:style>
    <style:style style:name="ce23" style:family="table-cell" style:parent-style-name="Default" style:data-style-name="N0">
      <style:table-cell-properties fo:background-color="#92cddc"/>
    </style:style>
    <style:style style:name="ce26" style:family="table-cell" style:parent-style-name="Default" style:data-style-name="N0">
      <style:table-cell-properties fo:background-color="#a9d18e"/>
    </style:style>
    <style:style style:name="ce29" style:family="table-cell" style:parent-style-name="Default" style:data-style-name="N0">
      <style:table-cell-properties fo:background-color="#f4b183"/>
    </style:style>
    <style:style style:name="ce32" style:family="table-cell" style:parent-style-name="Default" style:data-style-name="N0">
      <style:table-cell-properties fo:background-color="#ffd966"/>
    </style:style>
    <style:style style:name="ce34" style:family="table-cell" style:parent-style-name="Default" style:data-style-name="N0">
      <style:table-cell-properties fo:background-color="#e59f93"/>
    </style:style>
    <style:style style:name="ce36" style:family="table-cell" style:parent-style-name="Default" style:data-style-name="N0">
      <style:table-cell-properties fo:background-color="#afabab"/>
    </style:style>
    <style:style style:name="ce39" style:family="table-cell" style:parent-style-name="Default" style:data-style-name="N0">
      <style:table-cell-properties fo:background-color="#0070c0"/>
    </style:style>
    <style:style style:name="ce44" style:family="table-cell" style:parent-style-name="Default" style:data-style-name="N0">
      <style:table-cell-properties fo:background-color="#f8cbad"/>
    </style:style>
    <style:style style:name="ce49" style:family="table-cell" style:parent-style-name="Default" style:data-style-name="N0">
      <style:table-cell-properties fo:background-color="#5b9bd5"/>
    </style:style>
    <style:style style:name="ce55" style:family="table-cell" style:parent-style-name="Default" style:data-style-name="N0">
      <style:table-cell-properties fo:background-color="#a9d08e"/>
    </style:style>
    <style:style style:name="ce59" style:family="table-cell" style:parent-style-name="Default" style:data-style-name="N0">
      <style:table-cell-properties fo:background-color="#a9d08e"/>
      <style:text-properties style:font-name="Arial Unicode MS" style:font-name-asian="Arial Unicode MS" style:font-name-complex="Arial Unicode MS"/>
    </style:style>
    <style:style style:name="ce62" style:family="table-cell" style:parent-style-name="Default" style:data-style-name="N0">
      <style:table-cell-properties fo:background-color="#aeaaaa"/>
    </style:style>
    <style:style style:name="ce64" style:family="table-cell" style:parent-style-name="Default" style:data-style-name="N0">
      <style:table-cell-properties fo:background-color="#c5e0b4"/>
    </style:style>
    <style:style style:name="ce68" style:family="table-cell" style:parent-style-name="Default" style:data-style-name="N0">
      <style:table-cell-properties fo:background-color="#c6e0b4"/>
    </style:style>
    <style:style style:name="ce70" style:family="table-cell" style:parent-style-name="Default" style:data-style-name="N0">
      <style:table-cell-properties fo:background-color="#b2a2c7"/>
    </style:style>
    <style:style style:name="ce74" style:family="table-cell" style:parent-style-name="Default" style:data-style-name="N0">
      <style:table-cell-properties fo:background-color="#a6c9ec"/>
    </style:style>
    <style:style style:name="ce76" style:family="table-cell" style:parent-style-name="Default" style:data-style-name="N0">
      <style:table-cell-properties fo:background-color="#d9e1f2"/>
    </style:style>
    <style:style style:name="ce31" style:family="table-cell" style:parent-style-name="Default" style:data-style-name="N0">
      <style:table-cell-properties fo:background-color="#f4b084"/>
    </style:style>
    <style:style style:name="ce103" style:family="table-cell" style:parent-style-name="Default" style:data-style-name="N0">
      <style:table-cell-properties fo:background-color="#9bc2e6"/>
    </style:style>
    <style:style style:name="ce84" style:family="table-cell" style:parent-style-name="Default" style:data-style-name="N0">
      <style:table-cell-properties fo:background-color="#e2f0d9"/>
    </style:style>
    <style:style style:name="ce88" style:family="table-cell" style:parent-style-name="Default" style:data-style-name="N0">
      <style:table-cell-properties fo:background-color="#bfbfbf"/>
    </style:style>
    <style:style style:name="ce91" style:family="table-cell" style:parent-style-name="Default" style:data-style-name="N0">
      <style:table-cell-properties fo:background-color="#ffc000"/>
    </style:style>
    <style:style style:name="ce94" style:family="table-cell" style:parent-style-name="Default" style:data-style-name="N0">
      <style:table-cell-properties fo:background-color="#c78fff"/>
    </style:style>
    <style:style style:name="ce99" style:family="table-cell" style:parent-style-name="Default" style:data-style-name="N0">
      <style:table-cell-properties fo:background-color="#bdd7ee"/>
    </style:style>
    <style:style style:name="ce100" style:family="table-cell" style:parent-style-name="Default" style:data-style-name="N0">
      <style:table-cell-properties fo:background-color="#92d050"/>
    </style:style>
    <style:style style:name="ce101" style:family="table-cell" style:parent-style-name="Default" style:data-style-name="N0">
      <style:table-cell-properties fo:background-color="#c9c9c9"/>
    </style:style>
    <style:style style:name="ce1" style:family="table-cell" style:parent-style-name="Default" style:data-style-name="N0"/>
    <style:style style:name="ce95" style:family="table-cell" style:parent-style-name="Default" style:data-style-name="N0">
      <style:table-cell-properties fo:background-color="#c78fff"/>
      <style:text-properties style:font-name="Arial Unicode MS" style:font-name-asian="Arial Unicode MS" style:font-name-complex="Arial Unicode MS"/>
    </style:style>
    <style:style style:name="ce46" style:family="table-cell" style:parent-style-name="Default" style:data-style-name="N0">
      <style:table-cell-properties fo:background-color="#f8cbad"/>
      <style:text-properties style:font-name="Arial Unicode MS" style:font-name-asian="Arial Unicode MS" style:font-name-complex="Arial Unicode MS"/>
    </style:style>
    <style:style style:name="ce51" style:family="table-cell" style:parent-style-name="Default" style:data-style-name="N0">
      <style:table-cell-properties fo:background-color="#5b9bd5"/>
      <style:text-properties style:font-name="Arial Unicode MS" style:font-name-asian="Arial Unicode MS" style:font-name-complex="Arial Unicode MS"/>
    </style:style>
    <style:style style:name="ce57" style:family="table-cell" style:parent-style-name="Default" style:data-style-name="N0">
      <style:table-cell-properties fo:background-color="#a9d08e" fo:wrap-option="wrap" style:vertical-align="automatic"/>
    </style:style>
    <style:style style:name="ce60" style:family="table-cell" style:parent-style-name="Default" style:data-style-name="N0">
      <style:table-cell-properties fo:background-color="#a9d08e" fo:wrap-option="wrap" style:vertical-align="automatic"/>
      <style:text-properties style:font-name="Arial Unicode MS" style:font-name-asian="Arial Unicode MS" style:font-name-complex="Arial Unicode MS"/>
    </style:style>
    <style:style style:name="ce66" style:family="table-cell" style:parent-style-name="Default" style:data-style-name="N0">
      <style:table-cell-properties fo:background-color="#c5e0b4" fo:wrap-option="wrap" style:vertical-align="automatic"/>
    </style:style>
    <style:style style:name="ce82" style:family="table-cell" style:parent-style-name="Default" style:data-style-name="N100">
      <style:table-cell-properties fo:background-color="#9bc2e6" fo:wrap-option="wrap" style:vertical-align="automatic"/>
    </style:style>
    <style:style style:name="ce5" style:family="table-cell" style:parent-style-name="Default" style:data-style-name="N100">
      <style:table-cell-properties fo:background-color="#9dc3e6" style:text-align-source="fix" style:repeat-content="false" fo:padding-bottom="0.0138in" fo:padding-left="0.0138in" fo:padding-right="0in" fo:padding-top="0.0138in" style:vertical-align="automatic"/>
      <style:paragraph-properties fo:text-align="end"/>
    </style:style>
    <style:style style:name="ce6" style:family="table-cell" style:parent-style-name="Default" style:data-style-name="N0">
      <style:table-cell-properties fo:background-color="#9dc3e6" style:text-align-source="fix" style:repeat-content="false" fo:padding-bottom="0.0138in" fo:padding-left="0.0138in" fo:padding-right="0in" fo:padding-top="0.0138in" style:vertical-align="automatic"/>
      <style:paragraph-properties fo:text-align="end"/>
    </style:style>
    <style:style style:name="ce8" style:family="table-cell" style:parent-style-name="Default" style:data-style-name="N100">
      <style:table-cell-properties fo:background-color="#c3d69b" style:text-align-source="fix" style:repeat-content="false" fo:padding-bottom="0.0138in" fo:padding-left="0.0138in" fo:padding-right="0in" fo:padding-top="0.0138in" style:vertical-align="automatic"/>
      <style:paragraph-properties fo:text-align="end"/>
    </style:style>
    <style:style style:name="ce9" style:family="table-cell" style:parent-style-name="Default" style:data-style-name="N0">
      <style:table-cell-properties fo:background-color="#c3d69b" style:text-align-source="fix" style:repeat-content="false" fo:padding-bottom="0.0138in" fo:padding-left="0.0138in" fo:padding-right="0in" fo:padding-top="0.0138in" style:vertical-align="automatic"/>
      <style:paragraph-properties fo:text-align="end"/>
    </style:style>
    <style:style style:name="ce11" style:family="table-cell" style:parent-style-name="Default" style:data-style-name="N100">
      <style:table-cell-properties fo:background-color="#d99694" style:text-align-source="fix" style:repeat-content="false" fo:padding-bottom="0.0138in" fo:padding-left="0.0138in" fo:padding-right="0in" fo:padding-top="0.0138in" style:vertical-align="automatic"/>
      <style:paragraph-properties fo:text-align="end"/>
    </style:style>
    <style:style style:name="ce12" style:family="table-cell" style:parent-style-name="Default" style:data-style-name="N0">
      <style:table-cell-properties fo:background-color="#d99694" style:text-align-source="fix" style:repeat-content="false" fo:padding-bottom="0.0138in" fo:padding-left="0.0138in" fo:padding-right="0in" fo:padding-top="0.0138in" style:vertical-align="automatic"/>
      <style:paragraph-properties fo:text-align="end"/>
    </style:style>
    <style:style style:name="ce14" style:family="table-cell" style:parent-style-name="Default" style:data-style-name="N100">
      <style:table-cell-properties fo:background-color="#fac08f" style:text-align-source="fix" style:repeat-content="false" fo:padding-bottom="0.0138in" fo:padding-left="0.0138in" fo:padding-right="0in" fo:padding-top="0.0138in" style:vertical-align="automatic"/>
      <style:paragraph-properties fo:text-align="end"/>
    </style:style>
    <style:style style:name="ce15" style:family="table-cell" style:parent-style-name="Default" style:data-style-name="N0">
      <style:table-cell-properties fo:background-color="#fac08f" style:text-align-source="fix" style:repeat-content="false" fo:padding-bottom="0.0138in" fo:padding-left="0.0138in" fo:padding-right="0in" fo:padding-top="0.0138in" style:vertical-align="automatic"/>
      <style:paragraph-properties fo:text-align="end"/>
    </style:style>
    <style:style style:name="ce17" style:family="table-cell" style:parent-style-name="Default" style:data-style-name="N100">
      <style:table-cell-properties fo:background-color="#548dd4" style:text-align-source="fix" style:repeat-content="false" fo:padding-bottom="0.0138in" fo:padding-left="0.0138in" fo:padding-right="0in" fo:padding-top="0.0138in" style:vertical-align="automatic"/>
      <style:paragraph-properties fo:text-align="end"/>
    </style:style>
    <style:style style:name="ce19" style:family="table-cell" style:parent-style-name="Default" style:data-style-name="N100">
      <style:table-cell-properties fo:background-color="#b2b2b2" style:text-align-source="fix" style:repeat-content="false" fo:padding-bottom="0.0138in" fo:padding-left="0.0138in" fo:padding-right="0in" fo:padding-top="0.0138in" style:vertical-align="automatic"/>
      <style:paragraph-properties fo:text-align="end"/>
    </style:style>
    <style:style style:name="ce22" style:family="table-cell" style:parent-style-name="Default" style:data-style-name="N100">
      <style:table-cell-properties fo:background-color="#ffe699" style:text-align-source="fix" style:repeat-content="false" fo:padding-bottom="0.0138in" fo:padding-left="0.0138in" fo:padding-right="0in" fo:padding-top="0.0138in" style:vertical-align="automatic"/>
      <style:paragraph-properties fo:text-align="end"/>
    </style:style>
    <style:style style:name="ce24" style:family="table-cell" style:parent-style-name="Default" style:data-style-name="N100">
      <style:table-cell-properties fo:background-color="#92cddc" style:text-align-source="fix" style:repeat-content="false" fo:padding-bottom="0.0138in" fo:padding-left="0.0138in" fo:padding-right="0in" fo:padding-top="0.0138in" style:vertical-align="automatic"/>
      <style:paragraph-properties fo:text-align="end"/>
    </style:style>
    <style:style style:name="ce25" style:family="table-cell" style:parent-style-name="Default" style:data-style-name="N0">
      <style:table-cell-properties fo:background-color="#92cddc" style:text-align-source="fix" style:repeat-content="false" fo:padding-bottom="0.0138in" fo:padding-left="0.0138in" fo:padding-right="0in" fo:padding-top="0.0138in" style:vertical-align="automatic"/>
      <style:paragraph-properties fo:text-align="end"/>
    </style:style>
    <style:style style:name="ce27" style:family="table-cell" style:parent-style-name="Default" style:data-style-name="N100">
      <style:table-cell-properties fo:background-color="#a9d18e" style:text-align-source="fix" style:repeat-content="false" fo:padding-bottom="0.0138in" fo:padding-left="0.0138in" fo:padding-right="0in" fo:padding-top="0.0138in" style:vertical-align="automatic"/>
      <style:paragraph-properties fo:text-align="end"/>
    </style:style>
    <style:style style:name="ce28" style:family="table-cell" style:parent-style-name="Default" style:data-style-name="N0">
      <style:table-cell-properties fo:background-color="#a9d18e" style:text-align-source="fix" style:repeat-content="false" fo:padding-bottom="0.0138in" fo:padding-left="0.0138in" fo:padding-right="0in" fo:padding-top="0.0138in" style:vertical-align="automatic"/>
      <style:paragraph-properties fo:text-align="end"/>
    </style:style>
    <style:style style:name="ce30" style:family="table-cell" style:parent-style-name="Default" style:data-style-name="N100">
      <style:table-cell-properties fo:background-color="#f4b183" style:text-align-source="fix" style:repeat-content="false" fo:padding-bottom="0.0138in" fo:padding-left="0.0138in" fo:padding-right="0in" fo:padding-top="0.0138in" style:vertical-align="automatic"/>
      <style:paragraph-properties fo:text-align="end"/>
    </style:style>
    <style:style style:name="ce33" style:family="table-cell" style:parent-style-name="Default" style:data-style-name="N100">
      <style:table-cell-properties fo:background-color="#ffd966" style:text-align-source="fix" style:repeat-content="false" fo:padding-bottom="0.0138in" fo:padding-left="0.0138in" fo:padding-right="0in" fo:padding-top="0.0138in" style:vertical-align="automatic"/>
      <style:paragraph-properties fo:text-align="end"/>
    </style:style>
    <style:style style:name="ce35" style:family="table-cell" style:parent-style-name="Default" style:data-style-name="N100">
      <style:table-cell-properties fo:background-color="#e59f93" style:text-align-source="fix" style:repeat-content="false" fo:padding-bottom="0.0138in" fo:padding-left="0.0138in" fo:padding-right="0in" fo:padding-top="0.0138in" style:vertical-align="automatic"/>
      <style:paragraph-properties fo:text-align="end"/>
    </style:style>
    <style:style style:name="ce37" style:family="table-cell" style:parent-style-name="Default" style:data-style-name="N100">
      <style:table-cell-properties fo:background-color="#afabab" style:text-align-source="fix" style:repeat-content="false" fo:padding-bottom="0.0138in" fo:padding-left="0.0138in" fo:padding-right="0in" fo:padding-top="0.0138in" style:vertical-align="automatic"/>
      <style:paragraph-properties fo:text-align="end"/>
    </style:style>
    <style:style style:name="ce38" style:family="table-cell" style:parent-style-name="Default" style:data-style-name="N0">
      <style:table-cell-properties fo:background-color="#afabab" style:text-align-source="fix" style:repeat-content="false" fo:padding-bottom="0.0138in" fo:padding-left="0.0138in" fo:padding-right="0in" fo:padding-top="0.0138in" style:vertical-align="automatic"/>
      <style:paragraph-properties fo:text-align="end"/>
    </style:style>
    <style:style style:name="ce40" style:family="table-cell" style:parent-style-name="Default" style:data-style-name="N100">
      <style:table-cell-properties fo:background-color="#0070c0" style:text-align-source="fix" style:repeat-content="false" fo:padding-bottom="0.0138in" fo:padding-left="0.0138in" fo:padding-right="0in" fo:padding-top="0.0138in" style:vertical-align="automatic"/>
      <style:paragraph-properties fo:text-align="end"/>
    </style:style>
    <style:style style:name="ce41" style:family="table-cell" style:parent-style-name="Default" style:data-style-name="N0">
      <style:table-cell-properties fo:background-color="#0070c0" style:text-align-source="fix" style:repeat-content="false" fo:padding-bottom="0.0138in" fo:padding-left="0.0138in" fo:padding-right="0in" fo:padding-top="0.0138in" style:vertical-align="automatic"/>
      <style:paragraph-properties fo:text-align="end"/>
    </style:style>
    <style:style style:name="ce43" style:family="table-cell" style:parent-style-name="Default" style:data-style-name="N0">
      <style:table-cell-properties fo:background-color="#e59f93" style:text-align-source="fix" style:repeat-content="false" fo:padding-bottom="0.0138in" fo:padding-left="0.0138in" fo:padding-right="0in" fo:padding-top="0.0138in" style:vertical-align="automatic"/>
      <style:paragraph-properties fo:text-align="end"/>
    </style:style>
    <style:style style:name="ce45" style:family="table-cell" style:parent-style-name="Default" style:data-style-name="N100">
      <style:table-cell-properties fo:background-color="#f8cbad" style:text-align-source="fix" style:repeat-content="false" fo:padding-bottom="0.0138in" fo:padding-left="0.0138in" fo:padding-right="0in" fo:padding-top="0.0138in" style:vertical-align="automatic"/>
      <style:paragraph-properties fo:text-align="end"/>
    </style:style>
    <style:style style:name="ce47" style:family="table-cell" style:parent-style-name="Default" style:data-style-name="N0">
      <style:table-cell-properties fo:background-color="#f8cbad" style:text-align-source="fix" style:repeat-content="false" fo:padding-bottom="0.0138in" fo:padding-left="0.0138in" fo:padding-right="0in" fo:padding-top="0.0138in" style:vertical-align="automatic"/>
      <style:paragraph-properties fo:text-align="end"/>
    </style:style>
    <style:style style:name="ce50" style:family="table-cell" style:parent-style-name="Default" style:data-style-name="N100">
      <style:table-cell-properties fo:background-color="#5b9bd5" style:text-align-source="fix" style:repeat-content="false" fo:padding-bottom="0.0138in" fo:padding-left="0.0138in" fo:padding-right="0in" fo:padding-top="0.0138in" style:vertical-align="automatic"/>
      <style:paragraph-properties fo:text-align="end"/>
    </style:style>
    <style:style style:name="ce54" style:family="table-cell" style:parent-style-name="Default" style:data-style-name="N0">
      <style:table-cell-properties fo:background-color="#5b9bd5" style:text-align-source="fix" style:repeat-content="false" fo:padding-bottom="0.0138in" fo:padding-left="0.0138in" fo:padding-right="0in" fo:padding-top="0.0138in" style:vertical-align="automatic"/>
      <style:paragraph-properties fo:text-align="end"/>
    </style:style>
    <style:style style:name="ce56" style:family="table-cell" style:parent-style-name="Default" style:data-style-name="N100">
      <style:table-cell-properties fo:background-color="#a9d08e" style:text-align-source="fix" style:repeat-content="false" fo:padding-bottom="0.0138in" fo:padding-left="0.0138in" fo:padding-right="0in" fo:padding-top="0.0138in" style:vertical-align="automatic"/>
      <style:paragraph-properties fo:text-align="end"/>
    </style:style>
    <style:style style:name="ce58" style:family="table-cell" style:parent-style-name="Default" style:data-style-name="N0">
      <style:table-cell-properties fo:background-color="#a9d08e" style:text-align-source="fix" style:repeat-content="false" fo:padding-bottom="0.0138in" fo:padding-left="0.0138in" fo:padding-right="0in" fo:padding-top="0.0138in" style:vertical-align="automatic"/>
      <style:paragraph-properties fo:text-align="end"/>
    </style:style>
    <style:style style:name="ce63" style:family="table-cell" style:parent-style-name="Default" style:data-style-name="N0">
      <style:table-cell-properties fo:background-color="#aeaaaa" style:text-align-source="fix" style:repeat-content="false" fo:padding-bottom="0.0138in" fo:padding-left="0.0138in" fo:padding-right="0in" fo:padding-top="0.0138in" style:vertical-align="automatic"/>
      <style:paragraph-properties fo:text-align="end"/>
    </style:style>
    <style:style style:name="ce65" style:family="table-cell" style:parent-style-name="Default" style:data-style-name="N100">
      <style:table-cell-properties fo:background-color="#c5e0b4" style:text-align-source="fix" style:repeat-content="false" fo:padding-bottom="0.0138in" fo:padding-left="0.0138in" fo:padding-right="0in" fo:padding-top="0.0138in" style:vertical-align="automatic"/>
      <style:paragraph-properties fo:text-align="end"/>
    </style:style>
    <style:style style:name="ce67" style:family="table-cell" style:parent-style-name="Default" style:data-style-name="N0">
      <style:table-cell-properties fo:background-color="#c5e0b4" style:text-align-source="fix" style:repeat-content="false" fo:padding-bottom="0.0138in" fo:padding-left="0.0138in" fo:padding-right="0in" fo:padding-top="0.0138in" style:vertical-align="automatic"/>
      <style:paragraph-properties fo:text-align="end"/>
    </style:style>
    <style:style style:name="ce69" style:family="table-cell" style:parent-style-name="Default" style:data-style-name="N0">
      <style:table-cell-properties fo:background-color="#c6e0b4" style:text-align-source="fix" style:repeat-content="false" fo:padding-bottom="0.0138in" fo:padding-left="0.0138in" fo:padding-right="0in" fo:padding-top="0.0138in" style:vertical-align="automatic"/>
      <style:paragraph-properties fo:text-align="end"/>
    </style:style>
    <style:style style:name="ce71" style:family="table-cell" style:parent-style-name="Default" style:data-style-name="N100">
      <style:table-cell-properties fo:background-color="#b2a2c7" style:text-align-source="fix" style:repeat-content="false" fo:padding-bottom="0.0138in" fo:padding-left="0.0138in" fo:padding-right="0in" fo:padding-top="0.0138in" style:vertical-align="automatic"/>
      <style:paragraph-properties fo:text-align="end"/>
    </style:style>
    <style:style style:name="ce72" style:family="table-cell" style:parent-style-name="Default" style:data-style-name="N0">
      <style:table-cell-properties fo:background-color="#b2a2c7" style:text-align-source="fix" style:repeat-content="false" fo:padding-bottom="0.0138in" fo:padding-left="0.0138in" fo:padding-right="0in" fo:padding-top="0.0138in" style:vertical-align="automatic"/>
      <style:paragraph-properties fo:text-align="end"/>
    </style:style>
    <style:style style:name="ce73" style:family="table-cell" style:parent-style-name="Default" style:data-style-name="N0">
      <style:table-cell-properties fo:background-color="#f4b183" style:text-align-source="fix" style:repeat-content="false" fo:padding-bottom="0.0138in" fo:padding-left="0.0138in" fo:padding-right="0in" fo:padding-top="0.0138in" style:vertical-align="automatic"/>
      <style:paragraph-properties fo:text-align="end"/>
    </style:style>
    <style:style style:name="ce75" style:family="table-cell" style:parent-style-name="Default" style:data-style-name="N100">
      <style:table-cell-properties fo:background-color="#a6c9ec" style:text-align-source="fix" style:repeat-content="false" fo:padding-bottom="0.0138in" fo:padding-left="0.0138in" fo:padding-right="0in" fo:padding-top="0.0138in" style:vertical-align="automatic"/>
      <style:paragraph-properties fo:text-align="end"/>
    </style:style>
    <style:style style:name="ce77" style:family="table-cell" style:parent-style-name="Default" style:data-style-name="N100">
      <style:table-cell-properties fo:background-color="#d9e1f2" style:text-align-source="fix" style:repeat-content="false" fo:padding-bottom="0.0138in" fo:padding-left="0.0138in" fo:padding-right="0in" fo:padding-top="0.0138in" style:vertical-align="automatic"/>
      <style:paragraph-properties fo:text-align="end"/>
    </style:style>
    <style:style style:name="ce78" style:family="table-cell" style:parent-style-name="Default" style:data-style-name="N0">
      <style:table-cell-properties fo:background-color="#d9e1f2" style:text-align-source="fix" style:repeat-content="false" fo:padding-bottom="0.0138in" fo:padding-left="0.0138in" fo:padding-right="0in" fo:padding-top="0.0138in" style:vertical-align="automatic"/>
      <style:paragraph-properties fo:text-align="end"/>
    </style:style>
    <style:style style:name="ce79" style:family="table-cell" style:parent-style-name="Default" style:data-style-name="N100">
      <style:table-cell-properties fo:background-color="#f4b084" style:text-align-source="fix" style:repeat-content="false" fo:padding-bottom="0.0138in" fo:padding-left="0.0138in" fo:padding-right="0in" fo:padding-top="0.0138in" style:vertical-align="automatic"/>
      <style:paragraph-properties fo:text-align="end"/>
    </style:style>
    <style:style style:name="ce80" style:family="table-cell" style:parent-style-name="Default" style:data-style-name="N0">
      <style:table-cell-properties fo:background-color="#f4b084" style:text-align-source="fix" style:repeat-content="false" fo:padding-bottom="0.0138in" fo:padding-left="0.0138in" fo:padding-right="0in" fo:padding-top="0.0138in" style:vertical-align="automatic"/>
      <style:paragraph-properties fo:text-align="end"/>
    </style:style>
    <style:style style:name="ce83" style:family="table-cell" style:parent-style-name="Default" style:data-style-name="N0">
      <style:table-cell-properties fo:background-color="#9bc2e6" style:text-align-source="fix" style:repeat-content="false" fo:padding-bottom="0.0138in" fo:padding-left="0.0138in" fo:padding-right="0in" fo:padding-top="0.0138in" style:vertical-align="automatic"/>
      <style:paragraph-properties fo:text-align="end"/>
    </style:style>
    <style:style style:name="ce85" style:family="table-cell" style:parent-style-name="Default" style:data-style-name="N0">
      <style:table-cell-properties fo:background-color="#e2f0d9" style:text-align-source="fix" style:repeat-content="false" fo:padding-bottom="0.0138in" fo:padding-left="0.0138in" fo:padding-right="0in" fo:padding-top="0.0138in" style:vertical-align="automatic"/>
      <style:paragraph-properties fo:text-align="end"/>
    </style:style>
    <style:style style:name="ce87" style:family="table-cell" style:parent-style-name="Default" style:data-style-name="N0">
      <style:table-cell-properties fo:background-color="#ffe699" style:text-align-source="fix" style:repeat-content="false" fo:padding-bottom="0.0138in" fo:padding-left="0.0138in" fo:padding-right="0in" fo:padding-top="0.0138in" style:vertical-align="automatic"/>
      <style:paragraph-properties fo:text-align="end"/>
    </style:style>
    <style:style style:name="ce89" style:family="table-cell" style:parent-style-name="Default" style:data-style-name="N100">
      <style:table-cell-properties fo:background-color="#bfbfbf" style:text-align-source="fix" style:repeat-content="false" fo:padding-bottom="0.0138in" fo:padding-left="0.0138in" fo:padding-right="0in" fo:padding-top="0.0138in" style:vertical-align="automatic"/>
      <style:paragraph-properties fo:text-align="end"/>
    </style:style>
    <style:style style:name="ce90" style:family="table-cell" style:parent-style-name="Default" style:data-style-name="N0">
      <style:table-cell-properties fo:background-color="#bfbfbf" style:text-align-source="fix" style:repeat-content="false" fo:padding-bottom="0.0138in" fo:padding-left="0.0138in" fo:padding-right="0in" fo:padding-top="0.0138in" style:vertical-align="automatic"/>
      <style:paragraph-properties fo:text-align="end"/>
    </style:style>
    <style:style style:name="ce92" style:family="table-cell" style:parent-style-name="Default" style:data-style-name="N100">
      <style:table-cell-properties fo:background-color="#ffc000" style:text-align-source="fix" style:repeat-content="false" fo:padding-bottom="0.0138in" fo:padding-left="0.0138in" fo:padding-right="0in" fo:padding-top="0.0138in" style:vertical-align="automatic"/>
      <style:paragraph-properties fo:text-align="end"/>
    </style:style>
    <style:style style:name="ce93" style:family="table-cell" style:parent-style-name="Default" style:data-style-name="N0">
      <style:table-cell-properties fo:background-color="#ffc000" style:text-align-source="fix" style:repeat-content="false" fo:padding-bottom="0.0138in" fo:padding-left="0.0138in" fo:padding-right="0in" fo:padding-top="0.0138in" style:vertical-align="automatic"/>
      <style:paragraph-properties fo:text-align="end"/>
    </style:style>
    <style:style style:name="ce96" style:family="table-cell" style:parent-style-name="Default" style:data-style-name="N100">
      <style:table-cell-properties fo:background-color="#c78fff" style:text-align-source="fix" style:repeat-content="false" fo:padding-bottom="0.0138in" fo:padding-left="0.0138in" fo:padding-right="0in" fo:padding-top="0.0138in" style:vertical-align="automatic"/>
      <style:paragraph-properties fo:text-align="end"/>
    </style:style>
    <style:style style:name="ce97" style:family="table-cell" style:parent-style-name="Default" style:data-style-name="N2">
      <style:table-cell-properties fo:background-color="#c78fff"/>
    </style:style>
    <style:style style:name="ce98" style:family="table-cell" style:parent-style-name="Default" style:data-style-name="N129">
      <style:table-cell-properties fo:background-color="#c78fff"/>
    </style:style>
    <style:style style:name="ce102" style:family="table-cell" style:parent-style-name="Default" style:data-style-name="N100">
      <style:table-cell-properties fo:background-color="#c9c9c9" style:text-align-source="fix" style:repeat-content="false" fo:padding-bottom="0.0138in" fo:padding-left="0.0138in" fo:padding-right="0in" fo:padding-top="0.0138in" style:vertical-align="automatic"/>
      <style:paragraph-properties fo:text-align="end"/>
    </style:style>
    <style:style style:name="ce20" style:family="table-cell" style:parent-style-name="Default" style:data-style-name="N100">
      <style:table-cell-properties fo:background-color="#b2b2b2"/>
    </style:style>
    <style:style style:name="ce42" style:family="table-cell" style:parent-style-name="Default" style:data-style-name="N100">
      <style:table-cell-properties fo:background-color="#e59f93"/>
    </style:style>
    <style:style style:name="ce48" style:family="table-cell" style:parent-style-name="Default" style:data-style-name="N0">
      <style:table-cell-properties fo:background-color="#f7c7ac"/>
    </style:style>
    <style:style style:name="ce61" style:family="table-cell" style:parent-style-name="Default" style:data-style-name="N100">
      <style:table-cell-properties fo:background-color="#a9d08e"/>
    </style:style>
    <style:style style:name="ce86" style:family="table-cell" style:parent-style-name="Default" style:data-style-name="N0">
      <style:table-cell-properties fo:background-color="#e2efda"/>
    </style:style>
    <style:style style:name="ce52" style:family="table-cell" style:parent-style-name="Default" style:data-style-name="N0">
      <style:table-cell-properties fo:background-color="#ffffff"/>
    </style:style>
    <style:style style:name="T1" style:family="text">
      <style:text-properties fo:color="#bec0c2" style:font-name="Arial Unicode MS" fo:font-size="10pt"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style:font-style-complex="normal"/>
    </style:style>
    <style:style style:name="T2" style:family="text">
      <style:text-properties fo:color="#000000" style:font-name="Arial Unicode MS" fo:font-size="10pt" fo:font-weight="normal" style:text-underline-style="none" style:text-underline-color="font-color" style:text-line-through-type="none" fo:font-style="italic" style:text-outline="false" fo:text-shadow="none" style:font-name-asian="Arial Unicode MS" style:font-name-complex="Arial Unicode MS"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etting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7" table:number-columns-repeated="1010" table:default-cell-style-name="ce1"/>
        <table:table-column table:style-name="co13" table:default-cell-style-name="ce1"/>
        <table:table-column table:style-name="co14" table:default-cell-style-name="Default"/>
        <table:table-column table:style-name="co14" table:number-columns-repeated="15359" table:default-cell-style-name="ce1"/>
        <table:table-column table:style-name="co3" table:default-cell-style-name="ce1"/>
        <table:table-row table:style-name="ro1">
          <table:table-cell table:style-name="ce2" office:value-type="string" calcext:value-type="string">
            <text:p>name</text:p>
          </table:table-cell>
          <table:table-cell table:style-name="ce2" office:value-type="string" calcext:value-type="string">
            <text:p>display</text:p>
          </table:table-cell>
          <table:table-cell table:style-name="ce2" office:value-type="string" calcext:value-type="string">
            <text:p>type</text:p>
          </table:table-cell>
          <table:table-cell table:style-name="ce2" office:value-type="string" calcext:value-type="string">
            <text:p>tooltip</text:p>
          </table:table-cell>
          <table:table-cell table:style-name="ce2" office:value-type="string" calcext:value-type="string">
            <text:p>depends</text:p>
          </table:table-cell>
          <table:table-cell table:style-name="ce2" office:value-type="string" calcext:value-type="string">
            <text:p>options</text:p>
          </table:table-cell>
          <table:table-cell table:style-name="ce2" office:value-type="string" calcext:value-type="string">
            <text:p>default</text:p>
          </table:table-cell>
          <table:table-cell table:style-name="ce2" office:value-type="string" calcext:value-type="string">
            <text:p>minor</text:p>
          </table:table-cell>
          <table:table-cell table:style-name="ce2" office:value-type="string" calcext:value-type="string">
            <text:p>major</text:p>
          </table:table-cell>
          <table:table-cell table:style-name="ce2" office:value-type="string" calcext:value-type="string">
            <text:p>namespace</text:p>
          </table:table-cell>
          <table:table-cell table:style-name="ce2" office:value-type="string" calcext:value-type="string">
            <text:p>symbol</text:p>
          </table:table-cell>
          <table:table-cell table:style-name="ce2" office:value-type="string" calcext:value-type="string">
            <text:p>local</text:p>
          </table:table-cell>
          <table:table-cell table:style-name="ce2"/>
          <table:table-cell table:number-columns-repeated="16371"/>
        </table:table-row>
        <table:table-row table:style-name="ro1">
          <table:table-cell table:style-name="ce4" office:value-type="string" calcext:value-type="string">
            <text:p>syntax</text:p>
          </table:table-cell>
          <table:table-cell table:style-name="ce4" office:value-type="string" calcext:value-type="string">
            <text:p>Syntax</text:p>
          </table:table-cell>
          <table:table-cell table:style-name="ce4" office:value-type="string" calcext:value-type="string">
            <text:p>enumeration</text:p>
          </table:table-cell>
          <table:table-cell table:style-name="ce4" office:value-type="string" calcext:value-type="string">
            <text:p>Declares the syntax of the G-code (mm or in, comments () or ; etc</text:p>
          </table:table-cell>
          <table:table-cell table:style-name="ce4"/>
          <table:table-cell table:style-name="ce4" office:value-type="string" calcext:value-type="string">
            <text:p>Beam, Cincinnati, Common, Dmg Dmu, GKN, Gudel, Haas Inch, Haas Metric, Haas Metric No Comments, Hurco,Ingersoll,Marlin,Marlin Pellet,Mazak,MVP,RomiFanuc,RPBF,Siemens,SkyBaam,Thermwood,Wolf,RepRap,Mach4,AeroBasic,Meld,ORNL,Okuma,Tormach,AML3D,KraussMaffei,Sandia,5AxisMarlin,Meltio,Adamantine,ORNL Metric</text:p>
          </table:table-cell>
          <table:table-cell table:style-name="ce5"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2]; &quot;::&quot;; [.H2]));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2])); &quot; &quot;; &quot;&quot;); &quot;/&quot;; &quot;&quot;); &quot;-&quot;; &quot;&quot;)" office:value-type="string" office:string-value="kSyntax" calcext:value-type="string">
            <text:p>kSyntax</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machine_type</text:p>
          </table:table-cell>
          <table:table-cell table:style-name="ce4" office:value-type="string" calcext:value-type="string">
            <text:p>Machine Type</text:p>
          </table:table-cell>
          <table:table-cell table:style-name="ce4" office:value-type="string" calcext:value-type="string">
            <text:p>enumeration</text:p>
          </table:table-cell>
          <table:table-cell table:style-name="ce4" office:value-type="string" calcext:value-type="string">
            <text:p>What type of machine</text:p>
          </table:table-cell>
          <table:table-cell table:style-name="ce4"/>
          <table:table-cell table:style-name="ce4" office:value-type="string" calcext:value-type="string">
            <text:p>Pellet,Filament,Wire_Arc,Laser_Wire,Concrete,Thermoset</text:p>
          </table:table-cell>
          <table:table-cell table:style-name="ce5"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3]; &quot;::&quot;; [.H3]));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3])); &quot; &quot;; &quot;&quot;); &quot;/&quot;; &quot;&quot;); &quot;-&quot;; &quot;&quot;)" office:value-type="string" office:string-value="kMachineType" calcext:value-type="string">
            <text:p>kMachineType</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force_G1</text:p>
          </table:table-cell>
          <table:table-cell table:style-name="ce4" office:value-type="string" calcext:value-type="string">
            <text:p>Force G1 Travels</text:p>
          </table:table-cell>
          <table:table-cell table:style-name="ce4" office:value-type="string" calcext:value-type="string">
            <text:p>boolean</text:p>
          </table:table-cell>
          <table:table-cell table:style-name="ce4" office:value-type="string" calcext:value-type="string">
            <text:p>Forces travel moves to use G1 rather than G0</text:p>
          </table:table-cell>
          <table:table-cell table:style-name="ce4" office:value-type="string" calcext:value-type="string">
            <text:p>{"OR": [{"syntax": 1}, {"syntax": 10}]}</text:p>
          </table:table-cell>
          <table:table-cell table:style-name="ce4"/>
          <table:table-cell table:style-name="ce5" office:value-type="string" calcext:value-type="string">
            <text:p>false</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4]; &quot;::&quot;; [.H4])); &quot; &quot;; &quot;&quot;); &quot;/&quot;; &quot;&quot;); &quot;-&quot;; &quot;&quot;)" office:value-type="string" office:string-value="Printer::MachineSetup" calcext:value-type="string">
            <text:p>Printer::MachineSetup</text:p>
          </table:table-cell>
          <table:table-cell table:style-name="ce4" office:value-type="string" calcext:value-type="string">
            <text:p>kForceG1</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supports_G2_3</text:p>
          </table:table-cell>
          <table:table-cell table:style-name="ce4" office:value-type="string" calcext:value-type="string">
            <text:p>Supports G2/G3</text:p>
          </table:table-cell>
          <table:table-cell table:style-name="ce4" office:value-type="string" calcext:value-type="string">
            <text:p>boolean</text:p>
          </table:table-cell>
          <table:table-cell table:style-name="ce4" office:value-type="string" calcext:value-type="string">
            <text:p>If selected, machine will use G2/G3 for spiral lift commands. <text:s/>Otherwise, the spiral will be comprised of G1s.</text:p>
          </table:table-cell>
          <table:table-cell table:style-name="ce4" table:number-columns-repeated="2"/>
          <table:table-cell table:style-name="ce5" office:value-type="string" calcext:value-type="string">
            <text:p>false</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5]; &quot;::&quot;; [.H5]));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5])); &quot; &quot;; &quot;&quot;); &quot;/&quot;; &quot;&quot;); &quot;-&quot;; &quot;&quot;)" office:value-type="string" office:string-value="kSupportsG2G3" calcext:value-type="string">
            <text:p>kSupportsG2G3</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tool_number</text:p>
          </table:table-cell>
          <table:table-cell table:style-name="ce4" office:value-type="string" calcext:value-type="string">
            <text:p>Tool Number</text:p>
          </table:table-cell>
          <table:table-cell table:style-name="ce4" office:value-type="string" calcext:value-type="string">
            <text:p>number</text:p>
          </table:table-cell>
          <table:table-cell table:style-name="ce4" office:value-type="string" calcext:value-type="string">
            <text:p>Sets the tool number for the primary extruder.</text:p>
          </table:table-cell>
          <table:table-cell table:style-name="ce4" table:number-columns-repeated="2"/>
          <table:table-cell table:style-name="ce6"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6]; &quot;::&quot;; [.H6])); &quot; &quot;; &quot;&quot;); &quot;/&quot;; &quot;&quot;); &quot;-&quot;; &quot;&quot;)" office:value-type="string" office:string-value="Printer::MachineSetup" calcext:value-type="string">
            <text:p>Printer::MachineSetup</text:p>
          </table:table-cell>
          <table:table-cell table:style-name="ce4" office:value-type="string" calcext:value-type="string">
            <text:p>kToolNumber</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axis_a</text:p>
          </table:table-cell>
          <table:table-cell table:style-name="ce4" office:value-type="string" calcext:value-type="string">
            <text:p>Axis A</text:p>
          </table:table-cell>
          <table:table-cell table:style-name="ce4" office:value-type="string" calcext:value-type="string">
            <text:p>angle</text:p>
          </table:table-cell>
          <table:table-cell table:style-name="ce4" office:value-type="string" calcext:value-type="string">
            <text:p>Sets the printing angle for the A axis</text:p>
          </table:table-cell>
          <table:table-cell table:style-name="ce4" office:value-type="string" calcext:value-type="string">
            <text:p>{"OR": [{"syntax": 4}, {"OR": [{"syntax": 31}, {"OR": [{"syntax": 34},{"syntax": 25}]}]}]}</text:p>
          </table:table-cell>
          <table:table-cell table:style-name="ce4"/>
          <table:table-cell table:style-name="ce6"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7]; &quot;::&quot;; [.H7]));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7])); &quot; &quot;; &quot;&quot;); &quot;/&quot;; &quot;&quot;); &quot;-&quot;; &quot;&quot;)" office:value-type="string" office:string-value="kAxisA" calcext:value-type="string">
            <text:p>kAxisA</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axis_b</text:p>
          </table:table-cell>
          <table:table-cell table:style-name="ce4" office:value-type="string" calcext:value-type="string">
            <text:p>Axis B</text:p>
          </table:table-cell>
          <table:table-cell table:style-name="ce4" office:value-type="string" calcext:value-type="string">
            <text:p>angle</text:p>
          </table:table-cell>
          <table:table-cell table:style-name="ce4" office:value-type="string" calcext:value-type="string">
            <text:p>Sets the printing angle for the B axis</text:p>
          </table:table-cell>
          <table:table-cell table:style-name="ce4" office:value-type="string" calcext:value-type="string">
            <text:p>{"OR": [{"syntax": 4}, {"OR": [{"syntax": 31}, {"OR": [{"syntax": 34},{"syntax": 25}]}]}]}</text:p>
          </table:table-cell>
          <table:table-cell table:style-name="ce4"/>
          <table:table-cell table:style-name="ce6"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8]; &quot;::&quot;; [.H8]));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8])); &quot; &quot;; &quot;&quot;); &quot;/&quot;; &quot;&quot;); &quot;-&quot;; &quot;&quot;)" office:value-type="string" office:string-value="kAxisB" calcext:value-type="string">
            <text:p>kAxisB</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axis_c</text:p>
          </table:table-cell>
          <table:table-cell table:style-name="ce4" office:value-type="string" calcext:value-type="string">
            <text:p>Axis C</text:p>
          </table:table-cell>
          <table:table-cell table:style-name="ce4" office:value-type="string" calcext:value-type="string">
            <text:p>angle</text:p>
          </table:table-cell>
          <table:table-cell table:style-name="ce4" office:value-type="string" calcext:value-type="string">
            <text:p>Sets the printing angle for the C axis</text:p>
          </table:table-cell>
          <table:table-cell table:style-name="ce4" office:value-type="string" calcext:value-type="string">
            <text:p>{"OR": [{"syntax": 4}, {"OR": [{"syntax": 31}, {"OR": [{"syntax": 34},{"syntax": 25}]}]}]}</text:p>
          </table:table-cell>
          <table:table-cell table:style-name="ce4"/>
          <table:table-cell table:style-name="ce6"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9]; &quot;::&quot;; [.H9]));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9])); &quot; &quot;; &quot;&quot;); &quot;/&quot;; &quot;&quot;); &quot;-&quot;; &quot;&quot;)" office:value-type="string" office:string-value="kAxisC" calcext:value-type="string">
            <text:p>kAxisC</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tool_coordinate</text:p>
          </table:table-cell>
          <table:table-cell table:style-name="ce4" office:value-type="string" calcext:value-type="string">
            <text:p>Tool Coordinate</text:p>
          </table:table-cell>
          <table:table-cell table:style-name="ce4" office:value-type="string" calcext:value-type="string">
            <text:p>number</text:p>
          </table:table-cell>
          <table:table-cell table:style-name="ce4" office:value-type="string" calcext:value-type="string">
            <text:p>Sets the tool coordinate - used by GKN</text:p>
          </table:table-cell>
          <table:table-cell table:style-name="ce4" office:value-type="string" calcext:value-type="string">
            <text:p>{"syntax": 4}</text:p>
          </table:table-cell>
          <table:table-cell table:style-name="ce4"/>
          <table:table-cell table:style-name="ce6"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10]; &quot;::&quot;; [.H10]));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10])); &quot; &quot;; &quot;&quot;); &quot;/&quot;; &quot;&quot;); &quot;-&quot;; &quot;&quot;)" office:value-type="string" office:string-value="kToolCoordinate" calcext:value-type="string">
            <text:p>kToolCoordinate</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base_coordinate</text:p>
          </table:table-cell>
          <table:table-cell table:style-name="ce4" office:value-type="string" calcext:value-type="string">
            <text:p>Base Coordinate</text:p>
          </table:table-cell>
          <table:table-cell table:style-name="ce4" office:value-type="string" calcext:value-type="string">
            <text:p>number</text:p>
          </table:table-cell>
          <table:table-cell table:style-name="ce4" office:value-type="string" calcext:value-type="string">
            <text:p>Sets the base coordinate - used by GKN</text:p>
          </table:table-cell>
          <table:table-cell table:style-name="ce4" office:value-type="string" calcext:value-type="string">
            <text:p>{"syntax": 4}</text:p>
          </table:table-cell>
          <table:table-cell table:style-name="ce4"/>
          <table:table-cell table:style-name="ce6" office:value-type="float" office:value="0" calcext:value-type="float">
            <text:p>0</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11]; &quot;::&quot;; [.H11]));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11])); &quot; &quot;; &quot;&quot;); &quot;/&quot;; &quot;&quot;); &quot;-&quot;; &quot;&quot;)" office:value-type="string" office:string-value="kBaseCoordinate" calcext:value-type="string">
            <text:p>kBaseCoordinate</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supports_E1</text:p>
          </table:table-cell>
          <table:table-cell table:style-name="ce4" office:value-type="string" calcext:value-type="string">
            <text:p>Supports E1</text:p>
          </table:table-cell>
          <table:table-cell table:style-name="ce4" office:value-type="string" calcext:value-type="string">
            <text:p>boolean</text:p>
          </table:table-cell>
          <table:table-cell table:style-name="ce4" office:value-type="string" calcext:value-type="string">
            <text:p>If selected, machine will use E1 commands for table tilt</text:p>
          </table:table-cell>
          <table:table-cell table:style-name="ce4" office:value-type="string" calcext:value-type="string">
            <text:p>{"syntax": 4}</text:p>
          </table:table-cell>
          <table:table-cell table:style-name="ce4"/>
          <table:table-cell table:style-name="ce5" office:value-type="string" calcext:value-type="string">
            <text:p>false</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12]; &quot;::&quot;; [.H12]));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12])); &quot; &quot;; &quot;&quot;); &quot;/&quot;; &quot;&quot;); &quot;-&quot;; &quot;&quot;)" office:value-type="string" office:string-value="kSupportsE1" calcext:value-type="string">
            <text:p>kSupportsE1</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supports_E2</text:p>
          </table:table-cell>
          <table:table-cell table:style-name="ce4" office:value-type="string" calcext:value-type="string">
            <text:p>Supports E2</text:p>
          </table:table-cell>
          <table:table-cell table:style-name="ce4" office:value-type="string" calcext:value-type="string">
            <text:p>boolean</text:p>
          </table:table-cell>
          <table:table-cell table:style-name="ce4" office:value-type="string" calcext:value-type="string">
            <text:p>If selected, machine will use E1 commands for table rotation</text:p>
          </table:table-cell>
          <table:table-cell table:style-name="ce4" office:value-type="string" calcext:value-type="string">
            <text:p>{"syntax": 4}</text:p>
          </table:table-cell>
          <table:table-cell table:style-name="ce4"/>
          <table:table-cell table:style-name="ce5" office:value-type="string" calcext:value-type="string">
            <text:p>false</text:p>
          </table:table-cell>
          <table:table-cell table:style-name="ce4" office:value-type="string" calcext:value-type="string">
            <text:p>Machine Setup</text:p>
          </table:table-cell>
          <table:table-cell table:style-name="ce4" office:value-type="string" calcext:value-type="string">
            <text:p>Printer</text:p>
          </table:table-cell>
          <table:table-cell table:style-name="ce4" table:formula="of:=SUBSTITUTE(SUBSTITUTE(SUBSTITUTE((COM.MICROSOFT.CONCAT([.I13]; &quot;::&quot;; [.H13])); &quot; &quot;; &quot;&quot;); &quot;/&quot;; &quot;&quot;); &quot;-&quot;; &quot;&quot;)" office:value-type="string" office:string-value="Printer::MachineSetup" calcext:value-type="string">
            <text:p>Printer::MachineSetup</text:p>
          </table:table-cell>
          <table:table-cell table:style-name="ce4" table:formula="of:=SUBSTITUTE(SUBSTITUTE(SUBSTITUTE((COM.MICROSOFT.CONCAT(&quot;k&quot;; [.B13])); &quot; &quot;; &quot;&quot;); &quot;/&quot;; &quot;&quot;); &quot;-&quot;; &quot;&quot;)" office:value-type="string" office:string-value="kSupportsE2" calcext:value-type="string">
            <text:p>kSupportsE2</text:p>
          </table:table-cell>
          <table:table-cell table:style-name="ce4" office:value-type="string" calcext:value-type="string">
            <text:p>false</text:p>
          </table:table-cell>
          <table:table-cell table:number-columns-repeated="16372"/>
        </table:table-row>
        <table:table-row table:style-name="ro1">
          <table:table-cell table:style-name="ce7" office:value-type="string" calcext:value-type="string">
            <text:p>build_volume_type</text:p>
          </table:table-cell>
          <table:table-cell table:style-name="ce7" office:value-type="string" calcext:value-type="string">
            <text:p>Build Volume Type</text:p>
          </table:table-cell>
          <table:table-cell table:style-name="ce7" office:value-type="string" calcext:value-type="string">
            <text:p>enumeration</text:p>
          </table:table-cell>
          <table:table-cell table:style-name="ce7" office:value-type="string" calcext:value-type="string">
            <text:p>Sets the general build volume type</text:p>
          </table:table-cell>
          <table:table-cell table:style-name="ce7"/>
          <table:table-cell table:style-name="ce7" office:value-type="string" calcext:value-type="string">
            <text:p>Rectangular, Cylindrical, Toroidal</text:p>
          </table:table-cell>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14]; &quot;::&quot;; [.H14]));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14])); &quot; &quot;; &quot;&quot;); &quot;/&quot;; &quot;&quot;); &quot;-&quot;; &quot;&quot;)" office:value-type="string" office:string-value="kBuildVolumeType" calcext:value-type="string">
            <text:p>kBuildVolumeType</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inimum_x</text:p>
          </table:table-cell>
          <table:table-cell table:style-name="ce7" office:value-type="string" calcext:value-type="string">
            <text:p>Minimum X</text:p>
          </table:table-cell>
          <table:table-cell table:style-name="ce7" office:value-type="string" calcext:value-type="string">
            <text:p>location</text:p>
          </table:table-cell>
          <table:table-cell table:style-name="ce7" office:value-type="string" calcext:value-type="string">
            <text:p>Minimum X axis value</text:p>
          </table:table-cell>
          <table:table-cell table:style-name="ce7" office:value-type="string" calcext:value-type="string">
            <text:p>{"build_volume_type": 0}</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15]; &quot;::&quot;; [.H15]));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15])); &quot; &quot;; &quot;&quot;); &quot;/&quot;; &quot;&quot;); &quot;-&quot;; &quot;&quot;)" office:value-type="string" office:string-value="kMinimumX" calcext:value-type="string">
            <text:p>kMinimumX</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aximum_x</text:p>
          </table:table-cell>
          <table:table-cell table:style-name="ce7" office:value-type="string" calcext:value-type="string">
            <text:p>Maximum X</text:p>
          </table:table-cell>
          <table:table-cell table:style-name="ce7" office:value-type="string" calcext:value-type="string">
            <text:p>location</text:p>
          </table:table-cell>
          <table:table-cell table:style-name="ce7" office:value-type="string" calcext:value-type="string">
            <text:p>Maximum X axis value</text:p>
          </table:table-cell>
          <table:table-cell table:style-name="ce7" office:value-type="string" calcext:value-type="string">
            <text:p>{"build_volume_type": 0}</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16]; &quot;::&quot;; [.H16]));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16])); &quot; &quot;; &quot;&quot;); &quot;/&quot;; &quot;&quot;); &quot;-&quot;; &quot;&quot;)" office:value-type="string" office:string-value="kMaximumX" calcext:value-type="string">
            <text:p>kMaximumX</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inimum_y</text:p>
          </table:table-cell>
          <table:table-cell table:style-name="ce7" office:value-type="string" calcext:value-type="string">
            <text:p>Minimum Y</text:p>
          </table:table-cell>
          <table:table-cell table:style-name="ce7" office:value-type="string" calcext:value-type="string">
            <text:p>location</text:p>
          </table:table-cell>
          <table:table-cell table:style-name="ce7" office:value-type="string" calcext:value-type="string">
            <text:p>Minimum Y axis value</text:p>
          </table:table-cell>
          <table:table-cell table:style-name="ce7" office:value-type="string" calcext:value-type="string">
            <text:p>{"build_volume_type": 0}</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17]; &quot;::&quot;; [.H17]));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17])); &quot; &quot;; &quot;&quot;); &quot;/&quot;; &quot;&quot;); &quot;-&quot;; &quot;&quot;)" office:value-type="string" office:string-value="kMinimumY" calcext:value-type="string">
            <text:p>kMinimumY</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aximum_y</text:p>
          </table:table-cell>
          <table:table-cell table:style-name="ce7" office:value-type="string" calcext:value-type="string">
            <text:p>Maximum Y</text:p>
          </table:table-cell>
          <table:table-cell table:style-name="ce7" office:value-type="string" calcext:value-type="string">
            <text:p>location</text:p>
          </table:table-cell>
          <table:table-cell table:style-name="ce7" office:value-type="string" calcext:value-type="string">
            <text:p>Maximum Y axis value</text:p>
          </table:table-cell>
          <table:table-cell table:style-name="ce7" office:value-type="string" calcext:value-type="string">
            <text:p>{"build_volume_type": 0}</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18]; &quot;::&quot;; [.H18]));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18])); &quot; &quot;; &quot;&quot;); &quot;/&quot;; &quot;&quot;); &quot;-&quot;; &quot;&quot;)" office:value-type="string" office:string-value="kMaximumY" calcext:value-type="string">
            <text:p>kMaximumY</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inimum_z</text:p>
          </table:table-cell>
          <table:table-cell table:style-name="ce7" office:value-type="string" calcext:value-type="string">
            <text:p>Minimum Z</text:p>
          </table:table-cell>
          <table:table-cell table:style-name="ce7" office:value-type="string" calcext:value-type="string">
            <text:p>location</text:p>
          </table:table-cell>
          <table:table-cell table:style-name="ce7" office:value-type="string" calcext:value-type="string">
            <text:p>Minimum Z axis value</text:p>
          </table:table-cell>
          <table:table-cell table:style-name="ce7" table:number-columns-repeated="2"/>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19]; &quot;::&quot;; [.H19]));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19])); &quot; &quot;; &quot;&quot;); &quot;/&quot;; &quot;&quot;); &quot;-&quot;; &quot;&quot;)" office:value-type="string" office:string-value="kMinimumZ" calcext:value-type="string">
            <text:p>kMinimumZ</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aximum_z</text:p>
          </table:table-cell>
          <table:table-cell table:style-name="ce7" office:value-type="string" calcext:value-type="string">
            <text:p>Maximum Z</text:p>
          </table:table-cell>
          <table:table-cell table:style-name="ce7" office:value-type="string" calcext:value-type="string">
            <text:p>location</text:p>
          </table:table-cell>
          <table:table-cell table:style-name="ce7" office:value-type="string" calcext:value-type="string">
            <text:p>Maximum Z axis value</text:p>
          </table:table-cell>
          <table:table-cell table:style-name="ce7" table:number-columns-repeated="2"/>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0]; &quot;::&quot;; [.H20]));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0])); &quot; &quot;; &quot;&quot;); &quot;/&quot;; &quot;&quot;); &quot;-&quot;; &quot;&quot;)" office:value-type="string" office:string-value="kMaximumZ" calcext:value-type="string">
            <text:p>kMaximumZ</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inner_radius</text:p>
          </table:table-cell>
          <table:table-cell table:style-name="ce7" office:value-type="string" calcext:value-type="string">
            <text:p>Inner Radius</text:p>
          </table:table-cell>
          <table:table-cell table:style-name="ce7" office:value-type="string" calcext:value-type="string">
            <text:p>location</text:p>
          </table:table-cell>
          <table:table-cell table:style-name="ce7" office:value-type="string" calcext:value-type="string">
            <text:p>Inner radius value</text:p>
          </table:table-cell>
          <table:table-cell table:style-name="ce7" office:value-type="string" calcext:value-type="string">
            <text:p>{"build_volume_type": 2}</text:p>
          </table:table-cell>
          <table:table-cell table:style-name="ce7"/>
          <table:table-cell table:style-name="ce9" office:value-type="float" office:value="100000" calcext:value-type="float">
            <text:p>10000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1]; &quot;::&quot;; [.H21]));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1])); &quot; &quot;; &quot;&quot;); &quot;/&quot;; &quot;&quot;); &quot;-&quot;; &quot;&quot;)" office:value-type="string" office:string-value="kInnerRadius" calcext:value-type="string">
            <text:p>kInnerRadius</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outer_radius</text:p>
          </table:table-cell>
          <table:table-cell table:style-name="ce7" office:value-type="string" calcext:value-type="string">
            <text:p>Outer Radius</text:p>
          </table:table-cell>
          <table:table-cell table:style-name="ce7" office:value-type="string" calcext:value-type="string">
            <text:p>location</text:p>
          </table:table-cell>
          <table:table-cell table:style-name="ce7" office:value-type="string" calcext:value-type="string">
            <text:p>Outer radius value</text:p>
          </table:table-cell>
          <table:table-cell table:style-name="ce7" office:value-type="string" calcext:value-type="string">
            <text:p>{"OR": [{"build_volume_type": 1}, {"build_volume_type": 2}]}</text:p>
          </table:table-cell>
          <table:table-cell table:style-name="ce7"/>
          <table:table-cell table:style-name="ce9" office:value-type="float" office:value="1000000" calcext:value-type="float">
            <text:p>100000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2]; &quot;::&quot;; [.H22]));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2])); &quot; &quot;; &quot;&quot;); &quot;/&quot;; &quot;&quot;); &quot;-&quot;; &quot;&quot;)" office:value-type="string" office:string-value="kOuterRadius" calcext:value-type="string">
            <text:p>kOuterRadius</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x_offset</text:p>
          </table:table-cell>
          <table:table-cell table:style-name="ce7" office:value-type="string" calcext:value-type="string">
            <text:p>X Offset</text:p>
          </table:table-cell>
          <table:table-cell table:style-name="ce7" office:value-type="string" calcext:value-type="string">
            <text:p>location</text:p>
          </table:table-cell>
          <table:table-cell table:style-name="ce7" office:value-type="string" calcext:value-type="string">
            <text:p>Offset X position of origin from the minimum X axis value</text:p>
          </table:table-cell>
          <table:table-cell table:style-name="ce7" table:number-columns-repeated="2"/>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3]; &quot;::&quot;; [.H23]));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3])); &quot; &quot;; &quot;&quot;); &quot;/&quot;; &quot;&quot;); &quot;-&quot;; &quot;&quot;)" office:value-type="string" office:string-value="kXOffset" calcext:value-type="string">
            <text:p>kXOffset</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y_offset</text:p>
          </table:table-cell>
          <table:table-cell table:style-name="ce7" office:value-type="string" calcext:value-type="string">
            <text:p>Y Offset</text:p>
          </table:table-cell>
          <table:table-cell table:style-name="ce7" office:value-type="string" calcext:value-type="string">
            <text:p>location</text:p>
          </table:table-cell>
          <table:table-cell table:style-name="ce7" office:value-type="string" calcext:value-type="string">
            <text:p>Offset Y position of origin from the minimum Y axis value</text:p>
          </table:table-cell>
          <table:table-cell table:style-name="ce7" table:number-columns-repeated="2"/>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4]; &quot;::&quot;; [.H24]));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4])); &quot; &quot;; &quot;&quot;); &quot;/&quot;; &quot;&quot;); &quot;-&quot;; &quot;&quot;)" office:value-type="string" office:string-value="kYOffset" calcext:value-type="string">
            <text:p>kYOffset</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z_offset</text:p>
          </table:table-cell>
          <table:table-cell table:style-name="ce7" office:value-type="string" calcext:value-type="string">
            <text:p>Z Offset</text:p>
          </table:table-cell>
          <table:table-cell table:style-name="ce7" office:value-type="string" calcext:value-type="string">
            <text:p>location</text:p>
          </table:table-cell>
          <table:table-cell table:style-name="ce7" office:value-type="string" calcext:value-type="string">
            <text:p>Height of the Z axis where the nozzle touches the build surface (table at maximum value)</text:p>
          </table:table-cell>
          <table:table-cell table:style-name="ce7" table:number-columns-repeated="2"/>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5]; &quot;::&quot;; [.H25]));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5])); &quot; &quot;; &quot;&quot;); &quot;/&quot;; &quot;&quot;); &quot;-&quot;; &quot;&quot;)" office:value-type="string" office:string-value="kZOffset" calcext:value-type="string">
            <text:p>kZOffset</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variable_for_z</text:p>
          </table:table-cell>
          <table:table-cell table:style-name="ce7" office:value-type="string" calcext:value-type="string">
            <text:p>Use Variable for Z Position</text:p>
          </table:table-cell>
          <table:table-cell table:style-name="ce7" office:value-type="string" calcext:value-type="string">
            <text:p>boolean</text:p>
          </table:table-cell>
          <table:table-cell table:style-name="ce7" office:value-type="string" calcext:value-type="string">
            <text:p>If selected, a variable, #200, is issued in place of the Z offset. Z motions are output as mathematical operations on the variable.</text:p>
          </table:table-cell>
          <table:table-cell table:style-name="ce7" office:value-type="string" calcext:value-type="string">
            <text:p>{"syntax": 1}</text:p>
          </table:table-cell>
          <table:table-cell table:style-name="ce7"/>
          <table:table-cell table:style-name="ce8" office:value-type="string" calcext:value-type="string">
            <text:p>false</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6]; &quot;::&quot;; [.H26]));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6])); &quot; &quot;; &quot;&quot;); &quot;/&quot;; &quot;&quot;); &quot;-&quot;; &quot;&quot;)" office:value-type="string" office:string-value="kUseVariableforZPosition" calcext:value-type="string">
            <text:p>kUseVariableforZPosition</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enable_w_axis</text:p>
          </table:table-cell>
          <table:table-cell table:style-name="ce7" office:value-type="string" calcext:value-type="string">
            <text:p>Enable W Axis</text:p>
          </table:table-cell>
          <table:table-cell table:style-name="ce7" office:value-type="string" calcext:value-type="string">
            <text:p>boolean</text:p>
          </table:table-cell>
          <table:table-cell table:style-name="ce7" office:value-type="string" calcext:value-type="string">
            <text:p>If selected, W axis will be enabled for Z motion</text:p>
          </table:table-cell>
          <table:table-cell table:style-name="ce7" office:value-type="string" calcext:value-type="string">
            <text:p>{"syntax": 1}</text:p>
          </table:table-cell>
          <table:table-cell table:style-name="ce7"/>
          <table:table-cell table:style-name="ce8" office:value-type="string" calcext:value-type="string">
            <text:p>false</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7]; &quot;::&quot;; [.H27]));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7])); &quot; &quot;; &quot;&quot;); &quot;/&quot;; &quot;&quot;); &quot;-&quot;; &quot;&quot;)" office:value-type="string" office:string-value="kEnableWAxis" calcext:value-type="string">
            <text:p>kEnableWAxis</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inimum_w</text:p>
          </table:table-cell>
          <table:table-cell table:style-name="ce7" office:value-type="string" calcext:value-type="string">
            <text:p>Minimum W</text:p>
          </table:table-cell>
          <table:table-cell table:style-name="ce7" office:value-type="string" calcext:value-type="string">
            <text:p>location</text:p>
          </table:table-cell>
          <table:table-cell table:style-name="ce7" office:value-type="string" calcext:value-type="string">
            <text:p>Minimum W axis value (enter 0 to disable)</text:p>
          </table:table-cell>
          <table:table-cell table:style-name="ce7" office:value-type="string" calcext:value-type="string">
            <text:p>{"enable_w_axis": true}</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8]; &quot;::&quot;; [.H28]));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8])); &quot; &quot;; &quot;&quot;); &quot;/&quot;; &quot;&quot;); &quot;-&quot;; &quot;&quot;)" office:value-type="string" office:string-value="kMinimumW" calcext:value-type="string">
            <text:p>kMinimumW</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maximum_w</text:p>
          </table:table-cell>
          <table:table-cell table:style-name="ce7" office:value-type="string" calcext:value-type="string">
            <text:p>Maximum W</text:p>
          </table:table-cell>
          <table:table-cell table:style-name="ce7" office:value-type="string" calcext:value-type="string">
            <text:p>location</text:p>
          </table:table-cell>
          <table:table-cell table:style-name="ce7" office:value-type="string" calcext:value-type="string">
            <text:p>Minimum W axis value (enter 0 to disable)</text:p>
          </table:table-cell>
          <table:table-cell table:style-name="ce7" office:value-type="string" calcext:value-type="string">
            <text:p>{"enable_w_axis": true}</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29]; &quot;::&quot;; [.H29]));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29])); &quot; &quot;; &quot;&quot;); &quot;/&quot;; &quot;&quot;); &quot;-&quot;; &quot;&quot;)" office:value-type="string" office:string-value="kMaximumW" calcext:value-type="string">
            <text:p>kMaximumW</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initial_w</text:p>
          </table:table-cell>
          <table:table-cell table:style-name="ce7" office:value-type="string" calcext:value-type="string">
            <text:p>Initial W</text:p>
          </table:table-cell>
          <table:table-cell table:style-name="ce7" office:value-type="string" calcext:value-type="string">
            <text:p>location</text:p>
          </table:table-cell>
          <table:table-cell table:style-name="ce7" office:value-type="string" calcext:value-type="string">
            <text:p>Initial W position when printing in Z only mode</text:p>
          </table:table-cell>
          <table:table-cell table:style-name="ce7" office:value-type="string" calcext:value-type="string">
            <text:p>{"AND": [{"enable_w_axis": true}, {"layer_change": 0}]}</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0]; &quot;::&quot;; [.H30]));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0])); &quot; &quot;; &quot;&quot;); &quot;/&quot;; &quot;&quot;); &quot;-&quot;; &quot;&quot;)" office:value-type="string" office:string-value="kInitialW" calcext:value-type="string">
            <text:p>kInitialW</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layer_change</text:p>
          </table:table-cell>
          <table:table-cell table:style-name="ce7" office:value-type="string" calcext:value-type="string">
            <text:p>Layer Change</text:p>
          </table:table-cell>
          <table:table-cell table:style-name="ce7" office:value-type="string" calcext:value-type="string">
            <text:p>enumeration</text:p>
          </table:table-cell>
          <table:table-cell table:style-name="ce7" office:value-type="string" calcext:value-type="string">
            <text:p>What type of Z axis movement is used to change layers</text:p>
          </table:table-cell>
          <table:table-cell table:style-name="ce7" office:value-type="string" calcext:value-type="string">
            <text:p>{"syntax": 1}</text:p>
          </table:table-cell>
          <table:table-cell table:style-name="ce7" office:value-type="string" calcext:value-type="string">
            <text:p>Z_ONLY, W_ONLY, BOTH_Z_AND_W</text:p>
          </table:table-cell>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1]; &quot;::&quot;; [.H31]));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1])); &quot; &quot;; &quot;&quot;); &quot;/&quot;; &quot;&quot;); &quot;-&quot;; &quot;&quot;)" office:value-type="string" office:string-value="kLayerChange" calcext:value-type="string">
            <text:p>kLayerChange</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doffing</text:p>
          </table:table-cell>
          <table:table-cell table:style-name="ce7" office:value-type="string" calcext:value-type="string">
            <text:p>Use Doffing Station</text:p>
          </table:table-cell>
          <table:table-cell table:style-name="ce7" office:value-type="string" calcext:value-type="string">
            <text:p>boolean</text:p>
          </table:table-cell>
          <table:table-cell table:style-name="ce7" office:value-type="string" calcext:value-type="string">
            <text:p>If selected, W Table will lower to a specific height at the end of print</text:p>
          </table:table-cell>
          <table:table-cell table:style-name="ce7" office:value-type="string" calcext:value-type="string">
            <text:p>{"syntax": 1}</text:p>
          </table:table-cell>
          <table:table-cell table:style-name="ce7"/>
          <table:table-cell table:style-name="ce8" office:value-type="string" calcext:value-type="string">
            <text:p>false</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2]; &quot;::&quot;; [.H32]));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2])); &quot; &quot;; &quot;&quot;); &quot;/&quot;; &quot;&quot;); &quot;-&quot;; &quot;&quot;)" office:value-type="string" office:string-value="kUseDoffingStation" calcext:value-type="string">
            <text:p>kUseDoffingStation</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doffing_location</text:p>
          </table:table-cell>
          <table:table-cell table:style-name="ce7" office:value-type="string" calcext:value-type="string">
            <text:p>Doffing Location</text:p>
          </table:table-cell>
          <table:table-cell table:style-name="ce7" office:value-type="string" calcext:value-type="string">
            <text:p>location</text:p>
          </table:table-cell>
          <table:table-cell table:style-name="ce7" office:value-type="string" calcext:value-type="string">
            <text:p>Height for the W Table when doffing</text:p>
          </table:table-cell>
          <table:table-cell table:style-name="ce7" office:value-type="string" calcext:value-type="string">
            <text:p>{"AND": [{"syntax":1}, {"doffing":true}]}</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3]; &quot;::&quot;; [.H33]));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3])); &quot; &quot;; &quot;&quot;); &quot;/&quot;; &quot;&quot;); &quot;-&quot;; &quot;&quot;)" office:value-type="string" office:string-value="kDoffingLocation" calcext:value-type="string">
            <text:p>kDoffingLocation</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purge_x</text:p>
          </table:table-cell>
          <table:table-cell table:style-name="ce7" office:value-type="string" calcext:value-type="string">
            <text:p>Purge X Location</text:p>
          </table:table-cell>
          <table:table-cell table:style-name="ce7" office:value-type="string" calcext:value-type="string">
            <text:p>location</text:p>
          </table:table-cell>
          <table:table-cell table:style-name="ce7" office:value-type="string" calcext:value-type="string">
            <text:p>X location for the purge routine</text:p>
          </table:table-cell>
          <table:table-cell table:style-name="ce7" office:value-type="string" calcext:value-type="string">
            <text:p>{"syntax": 11}</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4]; &quot;::&quot;; [.H34]));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4])); &quot; &quot;; &quot;&quot;); &quot;/&quot;; &quot;&quot;); &quot;-&quot;; &quot;&quot;)" office:value-type="string" office:string-value="kPurgeXLocation" calcext:value-type="string">
            <text:p>kPurgeXLocation</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purge_y</text:p>
          </table:table-cell>
          <table:table-cell table:style-name="ce7" office:value-type="string" calcext:value-type="string">
            <text:p>Purge Y Location</text:p>
          </table:table-cell>
          <table:table-cell table:style-name="ce7" office:value-type="string" calcext:value-type="string">
            <text:p>location</text:p>
          </table:table-cell>
          <table:table-cell table:style-name="ce7" office:value-type="string" calcext:value-type="string">
            <text:p>Y location for the purge routine</text:p>
          </table:table-cell>
          <table:table-cell table:style-name="ce7" office:value-type="string" calcext:value-type="string">
            <text:p>{"syntax": 11}</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5]; &quot;::&quot;; [.H35]));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5])); &quot; &quot;; &quot;&quot;); &quot;/&quot;; &quot;&quot;); &quot;-&quot;; &quot;&quot;)" office:value-type="string" office:string-value="kPurgeYLocation" calcext:value-type="string">
            <text:p>kPurgeYLocation</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purge_z</text:p>
          </table:table-cell>
          <table:table-cell table:style-name="ce7" office:value-type="string" calcext:value-type="string">
            <text:p>Purge Z Location</text:p>
          </table:table-cell>
          <table:table-cell table:style-name="ce7" office:value-type="string" calcext:value-type="string">
            <text:p>location</text:p>
          </table:table-cell>
          <table:table-cell table:style-name="ce7" office:value-type="string" calcext:value-type="string">
            <text:p>Z location for the purge routine</text:p>
          </table:table-cell>
          <table:table-cell table:style-name="ce7" office:value-type="string" calcext:value-type="string">
            <text:p>{"syntax": 11}</text:p>
          </table:table-cell>
          <table:table-cell table:style-name="ce7"/>
          <table:table-cell table:style-name="ce8"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6]; &quot;::&quot;; [.H36]));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6])); &quot; &quot;; &quot;&quot;); &quot;/&quot;; &quot;&quot;); &quot;-&quot;; &quot;&quot;)" office:value-type="string" office:string-value="kPurgeZLocation" calcext:value-type="string">
            <text:p>kPurgeZLocation</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enable_grid_x</text:p>
          </table:table-cell>
          <table:table-cell table:style-name="ce7" office:value-type="string" calcext:value-type="string">
            <text:p>Enable Grid X</text:p>
          </table:table-cell>
          <table:table-cell table:style-name="ce7" office:value-type="string" calcext:value-type="string">
            <text:p>boolean</text:p>
          </table:table-cell>
          <table:table-cell table:style-name="ce7" office:value-type="string" calcext:value-type="string">
            <text:p>Enable grid rendering on the floor of build volume on x axis (vertical bars)</text:p>
          </table:table-cell>
          <table:table-cell table:style-name="ce7" table:number-columns-repeated="2"/>
          <table:table-cell table:style-name="ce8" office:value-type="string" calcext:value-type="string">
            <text:p>false</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7]; &quot;::&quot;; [.H37]));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7])); &quot; &quot;; &quot;&quot;); &quot;/&quot;; &quot;&quot;); &quot;-&quot;; &quot;&quot;)" office:value-type="string" office:string-value="kEnableGridX" calcext:value-type="string">
            <text:p>kEnableGridX</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grid_x_distance</text:p>
          </table:table-cell>
          <table:table-cell table:style-name="ce7" office:value-type="string" calcext:value-type="string">
            <text:p>Grid X Distance</text:p>
          </table:table-cell>
          <table:table-cell table:style-name="ce7" office:value-type="string" calcext:value-type="string">
            <text:p>distance</text:p>
          </table:table-cell>
          <table:table-cell table:style-name="ce7" office:value-type="string" calcext:value-type="string">
            <text:p>Distance between x grid ticks (vertical bars)</text:p>
          </table:table-cell>
          <table:table-cell table:style-name="ce7" office:value-type="string" calcext:value-type="string">
            <text:p>{"enable_grid_x": true}</text:p>
          </table:table-cell>
          <table:table-cell table:style-name="ce7"/>
          <table:table-cell table:style-name="ce9"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8]; &quot;::&quot;; [.H38]));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8])); &quot; &quot;; &quot;&quot;); &quot;/&quot;; &quot;&quot;); &quot;-&quot;; &quot;&quot;)" office:value-type="string" office:string-value="kGridXDistance" calcext:value-type="string">
            <text:p>kGridXDistance</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grid_x_offset</text:p>
          </table:table-cell>
          <table:table-cell table:style-name="ce7" office:value-type="string" calcext:value-type="string">
            <text:p>Grid X Offset Distance</text:p>
          </table:table-cell>
          <table:table-cell table:style-name="ce7" office:value-type="string" calcext:value-type="string">
            <text:p>distance</text:p>
          </table:table-cell>
          <table:table-cell table:style-name="ce7" office:value-type="string" calcext:value-type="string">
            <text:p>Offset distance for location of first X grid line</text:p>
          </table:table-cell>
          <table:table-cell table:style-name="ce7" office:value-type="string" calcext:value-type="string">
            <text:p>{"enable_grid_x": true}</text:p>
          </table:table-cell>
          <table:table-cell table:style-name="ce7"/>
          <table:table-cell table:style-name="ce9"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39]; &quot;::&quot;; [.H39]));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39])); &quot; &quot;; &quot;&quot;); &quot;/&quot;; &quot;&quot;); &quot;-&quot;; &quot;&quot;)" office:value-type="string" office:string-value="kGridXOffsetDistance" calcext:value-type="string">
            <text:p>kGridXOffsetDistance</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enable_grid_y</text:p>
          </table:table-cell>
          <table:table-cell table:style-name="ce7" office:value-type="string" calcext:value-type="string">
            <text:p>Enable Grid Y</text:p>
          </table:table-cell>
          <table:table-cell table:style-name="ce7" office:value-type="string" calcext:value-type="string">
            <text:p>boolean</text:p>
          </table:table-cell>
          <table:table-cell table:style-name="ce7" office:value-type="string" calcext:value-type="string">
            <text:p>Enable grid rendering on the floor of build volume on y axis (horizontal bars)</text:p>
          </table:table-cell>
          <table:table-cell table:style-name="ce7" table:number-columns-repeated="2"/>
          <table:table-cell table:style-name="ce8" office:value-type="string" calcext:value-type="string">
            <text:p>false</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40]; &quot;::&quot;; [.H40]));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40])); &quot; &quot;; &quot;&quot;); &quot;/&quot;; &quot;&quot;); &quot;-&quot;; &quot;&quot;)" office:value-type="string" office:string-value="kEnableGridY" calcext:value-type="string">
            <text:p>kEnableGridY</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grid_y_distance</text:p>
          </table:table-cell>
          <table:table-cell table:style-name="ce7" office:value-type="string" calcext:value-type="string">
            <text:p>Grid Y Distance</text:p>
          </table:table-cell>
          <table:table-cell table:style-name="ce7" office:value-type="string" calcext:value-type="string">
            <text:p>distance</text:p>
          </table:table-cell>
          <table:table-cell table:style-name="ce7" office:value-type="string" calcext:value-type="string">
            <text:p>Distance between y grid ticks (horizontal bars)</text:p>
          </table:table-cell>
          <table:table-cell table:style-name="ce7" office:value-type="string" calcext:value-type="string">
            <text:p>{"enable_grid_y": true}</text:p>
          </table:table-cell>
          <table:table-cell table:style-name="ce7"/>
          <table:table-cell table:style-name="ce9"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41]; &quot;::&quot;; [.H41]));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41])); &quot; &quot;; &quot;&quot;); &quot;/&quot;; &quot;&quot;); &quot;-&quot;; &quot;&quot;)" office:value-type="string" office:string-value="kGridYDistance" calcext:value-type="string">
            <text:p>kGridYDistance</text:p>
          </table:table-cell>
          <table:table-cell table:style-name="ce7" office:value-type="string" calcext:value-type="string">
            <text:p>false</text:p>
          </table:table-cell>
          <table:table-cell table:number-columns-repeated="16372"/>
        </table:table-row>
        <table:table-row table:style-name="ro1">
          <table:table-cell table:style-name="ce7" office:value-type="string" calcext:value-type="string">
            <text:p>grid_y_offset</text:p>
          </table:table-cell>
          <table:table-cell table:style-name="ce7" office:value-type="string" calcext:value-type="string">
            <text:p>Grid Y Offset Distance</text:p>
          </table:table-cell>
          <table:table-cell table:style-name="ce7" office:value-type="string" calcext:value-type="string">
            <text:p>distance</text:p>
          </table:table-cell>
          <table:table-cell table:style-name="ce7" office:value-type="string" calcext:value-type="string">
            <text:p>Offset distance for location of first Y grid line</text:p>
          </table:table-cell>
          <table:table-cell table:style-name="ce7" office:value-type="string" calcext:value-type="string">
            <text:p>{"enable_grid_y": true}</text:p>
          </table:table-cell>
          <table:table-cell table:style-name="ce7"/>
          <table:table-cell table:style-name="ce9" office:value-type="float" office:value="0" calcext:value-type="float">
            <text:p>0</text:p>
          </table:table-cell>
          <table:table-cell table:style-name="ce7" office:value-type="string" calcext:value-type="string">
            <text:p>Dimensions</text:p>
          </table:table-cell>
          <table:table-cell table:style-name="ce7" office:value-type="string" calcext:value-type="string">
            <text:p>Printer</text:p>
          </table:table-cell>
          <table:table-cell table:style-name="ce7" table:formula="of:=SUBSTITUTE(SUBSTITUTE(SUBSTITUTE((COM.MICROSOFT.CONCAT([.I42]; &quot;::&quot;; [.H42])); &quot; &quot;; &quot;&quot;); &quot;/&quot;; &quot;&quot;); &quot;-&quot;; &quot;&quot;)" office:value-type="string" office:string-value="Printer::Dimensions" calcext:value-type="string">
            <text:p>Printer::Dimensions</text:p>
          </table:table-cell>
          <table:table-cell table:style-name="ce7" table:formula="of:=SUBSTITUTE(SUBSTITUTE(SUBSTITUTE((COM.MICROSOFT.CONCAT(&quot;k&quot;; [.B42])); &quot; &quot;; &quot;&quot;); &quot;/&quot;; &quot;&quot;); &quot;-&quot;; &quot;&quot;)" office:value-type="string" office:string-value="kGridYOffsetDistance" calcext:value-type="string">
            <text:p>kGridYOffsetDistance</text:p>
          </table:table-cell>
          <table:table-cell table:style-name="ce7" office:value-type="string" calcext:value-type="string">
            <text:p>false</text:p>
          </table:table-cell>
          <table:table-cell table:number-columns-repeated="16372"/>
        </table:table-row>
        <table:table-row table:style-name="ro1">
          <table:table-cell table:style-name="ce10" office:value-type="string" calcext:value-type="string">
            <text:p>enable_tamper</text:p>
          </table:table-cell>
          <table:table-cell table:style-name="ce10" office:value-type="string" calcext:value-type="string">
            <text:p>Enable Tamper</text:p>
          </table:table-cell>
          <table:table-cell table:style-name="ce10" office:value-type="string" calcext:value-type="string">
            <text:p>boolean</text:p>
          </table:table-cell>
          <table:table-cell table:style-name="ce10" office:value-type="string" calcext:value-type="string">
            <text:p>If selected, will turn tamper on during all extrude moves</text:p>
          </table:table-cell>
          <table:table-cell table:style-name="ce10" office:value-type="string" calcext:value-type="string">
            <text:p>{"syntax": 1}</text:p>
          </table:table-cell>
          <table:table-cell table:style-name="ce10"/>
          <table:table-cell table:style-name="ce11" office:value-type="string" calcext:value-type="string">
            <text:p>false</text:p>
          </table:table-cell>
          <table:table-cell table:style-name="ce10" office:value-type="string" calcext:value-type="string">
            <text:p>Auxiliary</text:p>
          </table:table-cell>
          <table:table-cell table:style-name="ce10" office:value-type="string" calcext:value-type="string">
            <text:p>Printer</text:p>
          </table:table-cell>
          <table:table-cell table:style-name="ce10" table:formula="of:=SUBSTITUTE(SUBSTITUTE(SUBSTITUTE((COM.MICROSOFT.CONCAT([.I43]; &quot;::&quot;; [.H43])); &quot; &quot;; &quot;&quot;); &quot;/&quot;; &quot;&quot;); &quot;-&quot;; &quot;&quot;)" office:value-type="string" office:string-value="Printer::Auxiliary" calcext:value-type="string">
            <text:p>Printer::Auxiliary</text:p>
          </table:table-cell>
          <table:table-cell table:style-name="ce10" table:formula="of:=SUBSTITUTE(SUBSTITUTE(SUBSTITUTE((COM.MICROSOFT.CONCAT(&quot;k&quot;; [.B43])); &quot; &quot;; &quot;&quot;); &quot;/&quot;; &quot;&quot;); &quot;-&quot;; &quot;&quot;)" office:value-type="string" office:string-value="kEnableTamper" calcext:value-type="string">
            <text:p>kEnableTamper</text:p>
          </table:table-cell>
          <table:table-cell table:style-name="ce10" office:value-type="string" calcext:value-type="string">
            <text:p>false</text:p>
          </table:table-cell>
          <table:table-cell table:number-columns-repeated="16372"/>
        </table:table-row>
        <table:table-row table:style-name="ro1">
          <table:table-cell table:style-name="ce10" office:value-type="string" calcext:value-type="string">
            <text:p>tamper_voltage</text:p>
          </table:table-cell>
          <table:table-cell table:style-name="ce10" office:value-type="string" calcext:value-type="string">
            <text:p>Tamper Voltage</text:p>
          </table:table-cell>
          <table:table-cell table:style-name="ce10" office:value-type="string" calcext:value-type="string">
            <text:p>voltage</text:p>
          </table:table-cell>
          <table:table-cell table:style-name="ce10" office:value-type="string" calcext:value-type="string">
            <text:p>Voltage sent to the tamper to control it's speed</text:p>
          </table:table-cell>
          <table:table-cell table:style-name="ce10" office:value-type="string" calcext:value-type="string">
            <text:p>{"enable_tamper":true}</text:p>
          </table:table-cell>
          <table:table-cell table:style-name="ce10"/>
          <table:table-cell table:style-name="ce11" office:value-type="float" office:value="0" calcext:value-type="float">
            <text:p>0</text:p>
          </table:table-cell>
          <table:table-cell table:style-name="ce10" office:value-type="string" calcext:value-type="string">
            <text:p>Auxiliary</text:p>
          </table:table-cell>
          <table:table-cell table:style-name="ce10" office:value-type="string" calcext:value-type="string">
            <text:p>Printer</text:p>
          </table:table-cell>
          <table:table-cell table:style-name="ce10" table:formula="of:=SUBSTITUTE(SUBSTITUTE(SUBSTITUTE((COM.MICROSOFT.CONCAT([.I44]; &quot;::&quot;; [.H44])); &quot; &quot;; &quot;&quot;); &quot;/&quot;; &quot;&quot;); &quot;-&quot;; &quot;&quot;)" office:value-type="string" office:string-value="Printer::Auxiliary" calcext:value-type="string">
            <text:p>Printer::Auxiliary</text:p>
          </table:table-cell>
          <table:table-cell table:style-name="ce10" table:formula="of:=SUBSTITUTE(SUBSTITUTE(SUBSTITUTE((COM.MICROSOFT.CONCAT(&quot;k&quot;; [.B44])); &quot; &quot;; &quot;&quot;); &quot;/&quot;; &quot;&quot;); &quot;-&quot;; &quot;&quot;)" office:value-type="string" office:string-value="kTamperVoltage" calcext:value-type="string">
            <text:p>kTamperVoltage</text:p>
          </table:table-cell>
          <table:table-cell table:style-name="ce10" office:value-type="string" calcext:value-type="string">
            <text:p>false</text:p>
          </table:table-cell>
          <table:table-cell table:number-columns-repeated="16372"/>
        </table:table-row>
        <table:table-row table:style-name="ro1">
          <table:table-cell table:style-name="ce10" office:value-type="string" calcext:value-type="string">
            <text:p>gkn_laser_power</text:p>
          </table:table-cell>
          <table:table-cell table:style-name="ce10" office:value-type="string" calcext:value-type="string">
            <text:p>GKN Laser Power</text:p>
          </table:table-cell>
          <table:table-cell table:style-name="ce10" office:value-type="string" calcext:value-type="string">
            <text:p>voltage</text:p>
          </table:table-cell>
          <table:table-cell table:style-name="ce10" office:value-type="string" calcext:value-type="string">
            <text:p>Laser power for GKN syntax</text:p>
          </table:table-cell>
          <table:table-cell table:style-name="ce10" office:value-type="string" calcext:value-type="string">
            <text:p>{"syntax": 4}</text:p>
          </table:table-cell>
          <table:table-cell table:style-name="ce10"/>
          <table:table-cell table:style-name="ce12" office:value-type="float" office:value="0" calcext:value-type="float">
            <text:p>0</text:p>
          </table:table-cell>
          <table:table-cell table:style-name="ce10" office:value-type="string" calcext:value-type="string">
            <text:p>Auxiliary</text:p>
          </table:table-cell>
          <table:table-cell table:style-name="ce10" office:value-type="string" calcext:value-type="string">
            <text:p>Printer</text:p>
          </table:table-cell>
          <table:table-cell table:style-name="ce10" table:formula="of:=SUBSTITUTE(SUBSTITUTE(SUBSTITUTE((COM.MICROSOFT.CONCAT([.I45]; &quot;::&quot;; [.H45])); &quot; &quot;; &quot;&quot;); &quot;/&quot;; &quot;&quot;); &quot;-&quot;; &quot;&quot;)" office:value-type="string" office:string-value="Printer::Auxiliary" calcext:value-type="string">
            <text:p>Printer::Auxiliary</text:p>
          </table:table-cell>
          <table:table-cell table:style-name="ce10" table:formula="of:=SUBSTITUTE(SUBSTITUTE(SUBSTITUTE((COM.MICROSOFT.CONCAT(&quot;k&quot;; [.B45])); &quot; &quot;; &quot;&quot;); &quot;/&quot;; &quot;&quot;); &quot;-&quot;; &quot;&quot;)" office:value-type="string" office:string-value="kGKNLaserPower" calcext:value-type="string">
            <text:p>kGKNLaserPower</text:p>
          </table:table-cell>
          <table:table-cell table:style-name="ce10" office:value-type="string" calcext:value-type="string">
            <text:p>false</text:p>
          </table:table-cell>
          <table:table-cell table:number-columns-repeated="16372"/>
        </table:table-row>
        <table:table-row table:style-name="ro1">
          <table:table-cell table:style-name="ce10" office:value-type="string" calcext:value-type="string">
            <text:p>gkn_wire_speed</text:p>
          </table:table-cell>
          <table:table-cell table:style-name="ce10" office:value-type="string" calcext:value-type="string">
            <text:p>GKN Wire Speed</text:p>
          </table:table-cell>
          <table:table-cell table:style-name="ce10" office:value-type="string" calcext:value-type="string">
            <text:p>voltage</text:p>
          </table:table-cell>
          <table:table-cell table:style-name="ce10" office:value-type="string" calcext:value-type="string">
            <text:p>Wire feeder speed for GKN syntax</text:p>
          </table:table-cell>
          <table:table-cell table:style-name="ce10" office:value-type="string" calcext:value-type="string">
            <text:p>{"syntax": 4}</text:p>
          </table:table-cell>
          <table:table-cell table:style-name="ce10"/>
          <table:table-cell table:style-name="ce12" office:value-type="float" office:value="0" calcext:value-type="float">
            <text:p>0</text:p>
          </table:table-cell>
          <table:table-cell table:style-name="ce10" office:value-type="string" calcext:value-type="string">
            <text:p>Auxiliary</text:p>
          </table:table-cell>
          <table:table-cell table:style-name="ce10" office:value-type="string" calcext:value-type="string">
            <text:p>Printer</text:p>
          </table:table-cell>
          <table:table-cell table:style-name="ce10" table:formula="of:=SUBSTITUTE(SUBSTITUTE(SUBSTITUTE((COM.MICROSOFT.CONCAT([.I46]; &quot;::&quot;; [.H46])); &quot; &quot;; &quot;&quot;); &quot;/&quot;; &quot;&quot;); &quot;-&quot;; &quot;&quot;)" office:value-type="string" office:string-value="Printer::Auxiliary" calcext:value-type="string">
            <text:p>Printer::Auxiliary</text:p>
          </table:table-cell>
          <table:table-cell table:style-name="ce10" table:formula="of:=SUBSTITUTE(SUBSTITUTE(SUBSTITUTE((COM.MICROSOFT.CONCAT(&quot;k&quot;; [.B46])); &quot; &quot;; &quot;&quot;); &quot;/&quot;; &quot;&quot;); &quot;-&quot;; &quot;&quot;)" office:value-type="string" office:string-value="kGKNWireSpeed" calcext:value-type="string">
            <text:p>kGKNWireSpeed</text:p>
          </table:table-cell>
          <table:table-cell table:style-name="ce10" office:value-type="string" calcext:value-type="string">
            <text:p>false</text:p>
          </table:table-cell>
          <table:table-cell table:number-columns-repeated="16372"/>
        </table:table-row>
        <table:table-row table:style-name="ro1">
          <table:table-cell table:style-name="ce10" office:value-type="string" calcext:value-type="string">
            <text:p>gkn_melt_pool</text:p>
          </table:table-cell>
          <table:table-cell table:style-name="ce10" office:value-type="string" calcext:value-type="string">
            <text:p>GKN Melt Pool Override</text:p>
          </table:table-cell>
          <table:table-cell table:style-name="ce10" office:value-type="string" calcext:value-type="string">
            <text:p>percentage</text:p>
          </table:table-cell>
          <table:table-cell table:style-name="ce10" office:value-type="string" calcext:value-type="string">
            <text:p>Percentage change to melt pool size</text:p>
          </table:table-cell>
          <table:table-cell table:style-name="ce10" office:value-type="string" calcext:value-type="string">
            <text:p>{"syntax": 4}</text:p>
          </table:table-cell>
          <table:table-cell table:style-name="ce10"/>
          <table:table-cell table:style-name="ce12" office:value-type="float" office:value="100" calcext:value-type="float">
            <text:p>100</text:p>
          </table:table-cell>
          <table:table-cell table:style-name="ce10" office:value-type="string" calcext:value-type="string">
            <text:p>Auxiliary</text:p>
          </table:table-cell>
          <table:table-cell table:style-name="ce10" office:value-type="string" calcext:value-type="string">
            <text:p>Printer</text:p>
          </table:table-cell>
          <table:table-cell table:style-name="ce10" table:formula="of:=SUBSTITUTE(SUBSTITUTE(SUBSTITUTE((COM.MICROSOFT.CONCAT([.I47]; &quot;::&quot;; [.H47])); &quot; &quot;; &quot;&quot;); &quot;/&quot;; &quot;&quot;); &quot;-&quot;; &quot;&quot;)" office:value-type="string" office:string-value="Printer::Auxiliary" calcext:value-type="string">
            <text:p>Printer::Auxiliary</text:p>
          </table:table-cell>
          <table:table-cell table:style-name="ce10" table:formula="of:=SUBSTITUTE(SUBSTITUTE(SUBSTITUTE((COM.MICROSOFT.CONCAT(&quot;k&quot;; [.B47])); &quot; &quot;; &quot;&quot;); &quot;/&quot;; &quot;&quot;); &quot;-&quot;; &quot;&quot;)" office:value-type="string" office:string-value="kGKNMeltPoolOverride" calcext:value-type="string">
            <text:p>kGKNMeltPoolOverride</text:p>
          </table:table-cell>
          <table:table-cell table:style-name="ce10" office:value-type="string" calcext:value-type="string">
            <text:p>false</text:p>
          </table:table-cell>
          <table:table-cell table:number-columns-repeated="16372"/>
        </table:table-row>
        <table:table-row table:style-name="ro1">
          <table:table-cell table:style-name="ce13" office:value-type="string" calcext:value-type="string">
            <text:p>min_xy_speed</text:p>
          </table:table-cell>
          <table:table-cell table:style-name="ce13" office:value-type="string" calcext:value-type="string">
            <text:p>Minimum XY Speed</text:p>
          </table:table-cell>
          <table:table-cell table:style-name="ce13" office:value-type="string" calcext:value-type="string">
            <text:p>speed</text:p>
          </table:table-cell>
          <table:table-cell table:style-name="ce13" office:value-type="string" calcext:value-type="string">
            <text:p>Minimum XY speed of the machine</text:p>
          </table:table-cell>
          <table:table-cell table:style-name="ce13" table:number-columns-repeated="2"/>
          <table:table-cell table:style-name="ce14"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48]; &quot;::&quot;; [.H48]));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48])); &quot; &quot;; &quot;&quot;); &quot;/&quot;; &quot;&quot;); &quot;-&quot;; &quot;&quot;)" office:value-type="string" office:string-value="kMinimumXYSpeed" calcext:value-type="string">
            <text:p>kMinimumXYSpeed</text:p>
          </table:table-cell>
          <table:table-cell table:style-name="ce13" office:value-type="string" calcext:value-type="string">
            <text:p>false</text:p>
          </table:table-cell>
          <table:table-cell table:number-columns-repeated="16372"/>
        </table:table-row>
        <table:table-row table:style-name="ro1">
          <table:table-cell table:style-name="ce13" office:value-type="string" calcext:value-type="string">
            <text:p>max_xy_speed</text:p>
          </table:table-cell>
          <table:table-cell table:style-name="ce13" office:value-type="string" calcext:value-type="string">
            <text:p>Maximum XY Speed</text:p>
          </table:table-cell>
          <table:table-cell table:style-name="ce13" office:value-type="string" calcext:value-type="string">
            <text:p>speed</text:p>
          </table:table-cell>
          <table:table-cell table:style-name="ce13" office:value-type="string" calcext:value-type="string">
            <text:p>Maximum XY speed of the machine</text:p>
          </table:table-cell>
          <table:table-cell table:style-name="ce13" table:number-columns-repeated="2"/>
          <table:table-cell table:style-name="ce14"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49]; &quot;::&quot;; [.H49]));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49])); &quot; &quot;; &quot;&quot;); &quot;/&quot;; &quot;&quot;); &quot;-&quot;; &quot;&quot;)" office:value-type="string" office:string-value="kMaximumXYSpeed" calcext:value-type="string">
            <text:p>kMaximumXYSpeed</text:p>
          </table:table-cell>
          <table:table-cell table:style-name="ce13" office:value-type="string" calcext:value-type="string">
            <text:p>false</text:p>
          </table:table-cell>
          <table:table-cell table:number-columns-repeated="16372"/>
        </table:table-row>
        <table:table-row table:style-name="ro1">
          <table:table-cell table:style-name="ce13" office:value-type="string" calcext:value-type="string">
            <text:p>min_extruder_speed</text:p>
          </table:table-cell>
          <table:table-cell table:style-name="ce13" office:value-type="string" calcext:value-type="string">
            <text:p>Minimum Extruder Speed</text:p>
          </table:table-cell>
          <table:table-cell table:style-name="ce13" office:value-type="string" calcext:value-type="string">
            <text:p>rpm</text:p>
          </table:table-cell>
          <table:table-cell table:style-name="ce13" office:value-type="string" calcext:value-type="string">
            <text:p>Minimum speed of the extruder</text:p>
          </table:table-cell>
          <table:table-cell table:style-name="ce13" table:number-columns-repeated="2"/>
          <table:table-cell table:style-name="ce14"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50]; &quot;::&quot;; [.H50]));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50])); &quot; &quot;; &quot;&quot;); &quot;/&quot;; &quot;&quot;); &quot;-&quot;; &quot;&quot;)" office:value-type="string" office:string-value="kMinimumExtruderSpeed" calcext:value-type="string">
            <text:p>kMinimumExtruderSpeed</text:p>
          </table:table-cell>
          <table:table-cell table:style-name="ce13" office:value-type="string" calcext:value-type="string">
            <text:p>false</text:p>
          </table:table-cell>
          <table:table-cell table:number-columns-repeated="1011"/>
          <table:table-cell table:style-name="ce1"/>
          <table:table-cell table:number-columns-repeated="15360"/>
        </table:table-row>
        <table:table-row table:style-name="ro1">
          <table:table-cell table:style-name="ce13" office:value-type="string" calcext:value-type="string">
            <text:p>max_extruder_speed</text:p>
          </table:table-cell>
          <table:table-cell table:style-name="ce13" office:value-type="string" calcext:value-type="string">
            <text:p>Maximum Extruder Speed</text:p>
          </table:table-cell>
          <table:table-cell table:style-name="ce13" office:value-type="string" calcext:value-type="string">
            <text:p>rpm</text:p>
          </table:table-cell>
          <table:table-cell table:style-name="ce13" office:value-type="string" calcext:value-type="string">
            <text:p>Maximum speed of the extruder</text:p>
          </table:table-cell>
          <table:table-cell table:style-name="ce13" table:number-columns-repeated="2"/>
          <table:table-cell table:style-name="ce14"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51]; &quot;::&quot;; [.H51]));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51])); &quot; &quot;; &quot;&quot;); &quot;/&quot;; &quot;&quot;); &quot;-&quot;; &quot;&quot;)" office:value-type="string" office:string-value="kMaximumExtruderSpeed" calcext:value-type="string">
            <text:p>kMaximumExtruderSpeed</text:p>
          </table:table-cell>
          <table:table-cell table:style-name="ce13" office:value-type="string" calcext:value-type="string">
            <text:p>false</text:p>
          </table:table-cell>
          <table:table-cell table:number-columns-repeated="16372"/>
        </table:table-row>
        <table:table-row table:style-name="ro1">
          <table:table-cell table:style-name="ce13" office:value-type="string" calcext:value-type="string">
            <text:p>w_table_speed</text:p>
          </table:table-cell>
          <table:table-cell table:style-name="ce13" office:value-type="string" calcext:value-type="string">
            <text:p>W Table Speed</text:p>
          </table:table-cell>
          <table:table-cell table:style-name="ce13" office:value-type="string" calcext:value-type="string">
            <text:p>speed</text:p>
          </table:table-cell>
          <table:table-cell table:style-name="ce13" office:value-type="string" calcext:value-type="string">
            <text:p>Speed to move the table</text:p>
          </table:table-cell>
          <table:table-cell table:style-name="ce13" office:value-type="string" calcext:value-type="string">
            <text:p>{"enable_w_axis": true}</text:p>
          </table:table-cell>
          <table:table-cell table:style-name="ce13"/>
          <table:table-cell table:style-name="ce14"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52]; &quot;::&quot;; [.H52]));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52])); &quot; &quot;; &quot;&quot;); &quot;/&quot;; &quot;&quot;); &quot;-&quot;; &quot;&quot;)" office:value-type="string" office:string-value="kWTableSpeed" calcext:value-type="string">
            <text:p>kWTableSpeed</text:p>
          </table:table-cell>
          <table:table-cell table:style-name="ce13" office:value-type="string" calcext:value-type="string">
            <text:p>false</text:p>
          </table:table-cell>
          <table:table-cell table:number-columns-repeated="16372"/>
        </table:table-row>
        <table:table-row table:style-name="ro1">
          <table:table-cell table:style-name="ce13" office:value-type="string" calcext:value-type="string">
            <text:p>z_speed</text:p>
          </table:table-cell>
          <table:table-cell table:style-name="ce13" office:value-type="string" calcext:value-type="string">
            <text:p>Z Speed</text:p>
          </table:table-cell>
          <table:table-cell table:style-name="ce13" office:value-type="string" calcext:value-type="string">
            <text:p>speed</text:p>
          </table:table-cell>
          <table:table-cell table:style-name="ce13" office:value-type="string" calcext:value-type="string">
            <text:p>Speed for Z axis moves</text:p>
          </table:table-cell>
          <table:table-cell table:style-name="ce13" table:number-columns-repeated="2"/>
          <table:table-cell table:style-name="ce14"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53]; &quot;::&quot;; [.H53]));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53])); &quot; &quot;; &quot;&quot;); &quot;/&quot;; &quot;&quot;); &quot;-&quot;; &quot;&quot;)" office:value-type="string" office:string-value="kZSpeed" calcext:value-type="string">
            <text:p>kZSpeed</text:p>
          </table:table-cell>
          <table:table-cell table:style-name="ce13" office:value-type="string" calcext:value-type="string">
            <text:p>false</text:p>
          </table:table-cell>
          <table:table-cell table:number-columns-repeated="16372"/>
        </table:table-row>
        <table:table-row table:style-name="ro1">
          <table:table-cell table:style-name="ce13" office:value-type="string" calcext:value-type="string">
            <text:p>gkn_print_speed</text:p>
          </table:table-cell>
          <table:table-cell table:style-name="ce13" office:value-type="string" calcext:value-type="string">
            <text:p>GKN Print Speed</text:p>
          </table:table-cell>
          <table:table-cell table:style-name="ce13" office:value-type="string" calcext:value-type="string">
            <text:p>speed</text:p>
          </table:table-cell>
          <table:table-cell table:style-name="ce13" office:value-type="string" calcext:value-type="string">
            <text:p>Movement speed for all print moves on GKN syntax</text:p>
          </table:table-cell>
          <table:table-cell table:style-name="ce13" office:value-type="string" calcext:value-type="string">
            <text:p>{"syntax": 4}</text:p>
          </table:table-cell>
          <table:table-cell table:style-name="ce13"/>
          <table:table-cell table:style-name="ce15" office:value-type="float" office:value="0" calcext:value-type="float">
            <text:p>0</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54]; &quot;::&quot;; [.H54]));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54])); &quot; &quot;; &quot;&quot;); &quot;/&quot;; &quot;&quot;); &quot;-&quot;; &quot;&quot;)" office:value-type="string" office:string-value="kGKNPrintSpeed" calcext:value-type="string">
            <text:p>kGKNPrintSpeed</text:p>
          </table:table-cell>
          <table:table-cell table:style-name="ce13" office:value-type="string" calcext:value-type="string">
            <text:p>false</text:p>
          </table:table-cell>
          <table:table-cell table:number-columns-repeated="16372"/>
        </table:table-row>
        <table:table-row table:style-name="ro1">
          <table:table-cell table:style-name="ce13" office:value-type="string" calcext:value-type="string">
            <text:p>extruder_gear_ratio</text:p>
          </table:table-cell>
          <table:table-cell table:style-name="ce13" office:value-type="string" calcext:value-type="string">
            <text:p>Extruder Gear Ratio</text:p>
          </table:table-cell>
          <table:table-cell table:style-name="ce13" office:value-type="string" calcext:value-type="string">
            <text:p>unitless_float</text:p>
          </table:table-cell>
          <table:table-cell table:style-name="ce13" office:value-type="string" calcext:value-type="string">
            <text:p>Sets the gear ratio for the extruder. This number is multiplied by any output RPM i.e. a Perimeter RPM of 100 and Gear Ratio of 7 would output 700RPM to the G-Code</text:p>
          </table:table-cell>
          <table:table-cell table:style-name="ce13" office:value-type="string" calcext:value-type="string">
            <text:p>{"machine_type": 0}</text:p>
          </table:table-cell>
          <table:table-cell table:style-name="ce13"/>
          <table:table-cell table:style-name="ce15" office:value-type="float" office:value="1" calcext:value-type="float">
            <text:p>1</text:p>
          </table:table-cell>
          <table:table-cell table:style-name="ce13" office:value-type="string" calcext:value-type="string">
            <text:p>Machine Speeds</text:p>
          </table:table-cell>
          <table:table-cell table:style-name="ce13" office:value-type="string" calcext:value-type="string">
            <text:p>Printer</text:p>
          </table:table-cell>
          <table:table-cell table:style-name="ce13" table:formula="of:=SUBSTITUTE(SUBSTITUTE(SUBSTITUTE((COM.MICROSOFT.CONCAT([.I55]; &quot;::&quot;; [.H55])); &quot; &quot;; &quot;&quot;); &quot;/&quot;; &quot;&quot;); &quot;-&quot;; &quot;&quot;)" office:value-type="string" office:string-value="Printer::MachineSpeeds" calcext:value-type="string">
            <text:p>Printer::MachineSpeeds</text:p>
          </table:table-cell>
          <table:table-cell table:style-name="ce13" table:formula="of:=SUBSTITUTE(SUBSTITUTE(SUBSTITUTE((COM.MICROSOFT.CONCAT(&quot;k&quot;; [.B55])); &quot; &quot;; &quot;&quot;); &quot;/&quot;; &quot;&quot;); &quot;-&quot;; &quot;&quot;)" office:value-type="string" office:string-value="kExtruderGearRatio" calcext:value-type="string">
            <text:p>kExtruderGearRatio</text:p>
          </table:table-cell>
          <table:table-cell table:style-name="ce13" office:value-type="string" calcext:value-type="string">
            <text:p>false</text:p>
          </table:table-cell>
          <table:table-cell table:number-columns-repeated="16372"/>
        </table:table-row>
        <table:table-row table:style-name="ro1">
          <table:table-cell table:style-name="ce16" office:value-type="string" calcext:value-type="string">
            <text:p>enable_dynamic_acceleration</text:p>
          </table:table-cell>
          <table:table-cell table:style-name="ce16" office:value-type="string" calcext:value-type="string">
            <text:p>Enable Dynamic Acceleration</text:p>
          </table:table-cell>
          <table:table-cell table:style-name="ce16" office:value-type="string" calcext:value-type="string">
            <text:p>boolean</text:p>
          </table:table-cell>
          <table:table-cell table:style-name="ce16" office:value-type="string" calcext:value-type="string">
            <text:p>If selected, machine acceleration will be changed throughout the G-Code</text:p>
          </table:table-cell>
          <table:table-cell table:style-name="ce16" office:value-type="string" calcext:value-type="string">
            <text:p>{"OR": [{"syntax":1}, {"syntax":11}]}</text:p>
          </table:table-cell>
          <table:table-cell table:style-name="ce16"/>
          <table:table-cell table:style-name="ce17" office:value-type="string" calcext:value-type="string">
            <text:p>false</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56]; &quot;::&quot;; [.H56]));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56])); &quot; &quot;; &quot;&quot;); &quot;/&quot;; &quot;&quot;); &quot;-&quot;; &quot;&quot;)" office:value-type="string" office:string-value="kEnableDynamicAcceleration" calcext:value-type="string">
            <text:p>kEnableDynamic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default_acceleration</text:p>
          </table:table-cell>
          <table:table-cell table:style-name="ce16" office:value-type="string" calcext:value-type="string">
            <text:p>Default Acceleration</text:p>
          </table:table-cell>
          <table:table-cell table:style-name="ce16" office:value-type="string" calcext:value-type="string">
            <text:p>accel</text:p>
          </table:table-cell>
          <table:table-cell table:style-name="ce16" office:value-type="string" calcext:value-type="string">
            <text:p>Default acceleration value</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57]; &quot;::&quot;; [.H57]));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57])); &quot; &quot;; &quot;&quot;); &quot;/&quot;; &quot;&quot;); &quot;-&quot;; &quot;&quot;)" office:value-type="string" office:string-value="kDefaultAcceleration" calcext:value-type="string">
            <text:p>kDefault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perimeter_acceleration</text:p>
          </table:table-cell>
          <table:table-cell table:style-name="ce16" office:value-type="string" calcext:value-type="string">
            <text:p>Perimeter Acceleration</text:p>
          </table:table-cell>
          <table:table-cell table:style-name="ce16" office:value-type="string" calcext:value-type="string">
            <text:p>accel</text:p>
          </table:table-cell>
          <table:table-cell table:style-name="ce16" office:value-type="string" calcext:value-type="string">
            <text:p>Acceleration value for perimeters</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58]; &quot;::&quot;; [.H58]));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58])); &quot; &quot;; &quot;&quot;); &quot;/&quot;; &quot;&quot;); &quot;-&quot;; &quot;&quot;)" office:value-type="string" office:string-value="kPerimeterAcceleration" calcext:value-type="string">
            <text:p>kPerimeter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inset_acceleration</text:p>
          </table:table-cell>
          <table:table-cell table:style-name="ce16" office:value-type="string" calcext:value-type="string">
            <text:p>Inset Acceleration</text:p>
          </table:table-cell>
          <table:table-cell table:style-name="ce16" office:value-type="string" calcext:value-type="string">
            <text:p>accel</text:p>
          </table:table-cell>
          <table:table-cell table:style-name="ce16" office:value-type="string" calcext:value-type="string">
            <text:p>Acceleration value for inset</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59]; &quot;::&quot;; [.H59]));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59])); &quot; &quot;; &quot;&quot;); &quot;/&quot;; &quot;&quot;); &quot;-&quot;; &quot;&quot;)" office:value-type="string" office:string-value="kInsetAcceleration" calcext:value-type="string">
            <text:p>kInset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skin_acceleration</text:p>
          </table:table-cell>
          <table:table-cell table:style-name="ce16" office:value-type="string" calcext:value-type="string">
            <text:p>Skin Acceleration</text:p>
          </table:table-cell>
          <table:table-cell table:style-name="ce16" office:value-type="string" calcext:value-type="string">
            <text:p>accel</text:p>
          </table:table-cell>
          <table:table-cell table:style-name="ce16" office:value-type="string" calcext:value-type="string">
            <text:p>Acceleration value for skin</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60]; &quot;::&quot;; [.H60]));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60])); &quot; &quot;; &quot;&quot;); &quot;/&quot;; &quot;&quot;); &quot;-&quot;; &quot;&quot;)" office:value-type="string" office:string-value="kSkinAcceleration" calcext:value-type="string">
            <text:p>kSkin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infill_acceleration</text:p>
          </table:table-cell>
          <table:table-cell table:style-name="ce16" office:value-type="string" calcext:value-type="string">
            <text:p>Infill Acceleration</text:p>
          </table:table-cell>
          <table:table-cell table:style-name="ce16" office:value-type="string" calcext:value-type="string">
            <text:p>accel</text:p>
          </table:table-cell>
          <table:table-cell table:style-name="ce16" office:value-type="string" calcext:value-type="string">
            <text:p>Acceleration value for infill</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61]; &quot;::&quot;; [.H61]));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61])); &quot; &quot;; &quot;&quot;); &quot;/&quot;; &quot;&quot;); &quot;-&quot;; &quot;&quot;)" office:value-type="string" office:string-value="kInfillAcceleration" calcext:value-type="string">
            <text:p>kInfill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skeleton_acceleration</text:p>
          </table:table-cell>
          <table:table-cell table:style-name="ce16" office:value-type="string" calcext:value-type="string">
            <text:p>Skeleton Acceleration</text:p>
          </table:table-cell>
          <table:table-cell table:style-name="ce16" office:value-type="string" calcext:value-type="string">
            <text:p>accel</text:p>
          </table:table-cell>
          <table:table-cell table:style-name="ce16" office:value-type="string" calcext:value-type="string">
            <text:p>Acceleration value for skeletons</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62]; &quot;::&quot;; [.H62]));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62])); &quot; &quot;; &quot;&quot;); &quot;/&quot;; &quot;&quot;); &quot;-&quot;; &quot;&quot;)" office:value-type="string" office:string-value="kSkeletonAcceleration" calcext:value-type="string">
            <text:p>kSkeletonAcceleration</text:p>
          </table:table-cell>
          <table:table-cell table:style-name="ce16" office:value-type="string" calcext:value-type="string">
            <text:p>false</text:p>
          </table:table-cell>
          <table:table-cell table:number-columns-repeated="16372"/>
        </table:table-row>
        <table:table-row table:style-name="ro1">
          <table:table-cell table:style-name="ce16" office:value-type="string" calcext:value-type="string">
            <text:p>support_acceleration</text:p>
          </table:table-cell>
          <table:table-cell table:style-name="ce16" office:value-type="string" calcext:value-type="string">
            <text:p>Support Acceleration</text:p>
          </table:table-cell>
          <table:table-cell table:style-name="ce16" office:value-type="string" calcext:value-type="string">
            <text:p>accel</text:p>
          </table:table-cell>
          <table:table-cell table:style-name="ce16" office:value-type="string" calcext:value-type="string">
            <text:p>Acceleration value for support</text:p>
          </table:table-cell>
          <table:table-cell table:style-name="ce16" office:value-type="string" calcext:value-type="string">
            <text:p>{"enable_dynamic_acceleration":true}</text:p>
          </table:table-cell>
          <table:table-cell table:style-name="ce16"/>
          <table:table-cell table:style-name="ce17" office:value-type="float" office:value="0" calcext:value-type="float">
            <text:p>0</text:p>
          </table:table-cell>
          <table:table-cell table:style-name="ce16" office:value-type="string" calcext:value-type="string">
            <text:p>Acceleration</text:p>
          </table:table-cell>
          <table:table-cell table:style-name="ce16" office:value-type="string" calcext:value-type="string">
            <text:p>Printer</text:p>
          </table:table-cell>
          <table:table-cell table:style-name="ce16" table:formula="of:=SUBSTITUTE(SUBSTITUTE(SUBSTITUTE((COM.MICROSOFT.CONCAT([.I63]; &quot;::&quot;; [.H63])); &quot; &quot;; &quot;&quot;); &quot;/&quot;; &quot;&quot;); &quot;-&quot;; &quot;&quot;)" office:value-type="string" office:string-value="Printer::Acceleration" calcext:value-type="string">
            <text:p>Printer::Acceleration</text:p>
          </table:table-cell>
          <table:table-cell table:style-name="ce16" table:formula="of:=SUBSTITUTE(SUBSTITUTE(SUBSTITUTE((COM.MICROSOFT.CONCAT(&quot;k&quot;; [.B63])); &quot; &quot;; &quot;&quot;); &quot;/&quot;; &quot;&quot;); &quot;-&quot;; &quot;&quot;)" office:value-type="string" office:string-value="kSupportAcceleration" calcext:value-type="string">
            <text:p>kSupportAcceleration</text:p>
          </table:table-cell>
          <table:table-cell table:style-name="ce16" office:value-type="string" calcext:value-type="string">
            <text:p>false</text:p>
          </table:table-cell>
          <table:table-cell table:number-columns-repeated="16372"/>
        </table:table-row>
        <table:table-row table:style-name="ro1">
          <table:table-cell table:style-name="ce18" office:value-type="string" calcext:value-type="string">
            <text:p>enable_default_startup_code</text:p>
          </table:table-cell>
          <table:table-cell table:style-name="ce18" office:value-type="string" calcext:value-type="string">
            <text:p>Use Default Startup G-Code</text:p>
          </table:table-cell>
          <table:table-cell table:style-name="ce18" office:value-type="string" calcext:value-type="string">
            <text:p>boolean</text:p>
          </table:table-cell>
          <table:table-cell table:style-name="ce18" office:value-type="string" calcext:value-type="string">
            <text:p>If selected, default G-Code will be added to the header of the print. See the user's manual for what is included for each syntax.</text:p>
          </table:table-cell>
          <table:table-cell table:style-name="ce18" table:number-columns-repeated="2"/>
          <table:table-cell table:style-name="ce19" office:value-type="string" calcext:value-type="string">
            <text:p>false</text:p>
          </table:table-cell>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64]; &quot;::&quot;; [.H64])); &quot; &quot;; &quot;&quot;); &quot;/&quot;; &quot;&quot;); &quot;-&quot;; &quot;&quot;)" office:value-type="string" office:string-value="Printer::GCode" calcext:value-type="string">
            <text:p>Printer::GCode</text:p>
          </table:table-cell>
          <table:table-cell table:style-name="ce18" table:formula="of:=SUBSTITUTE(SUBSTITUTE(SUBSTITUTE((COM.MICROSOFT.CONCAT(&quot;k&quot;; [.B64])); &quot; &quot;; &quot;&quot;); &quot;/&quot;; &quot;&quot;); &quot;-&quot;; &quot;&quot;)" office:value-type="string" office:string-value="kUseDefaultStartupGCode" calcext:value-type="string">
            <text:p>kUseDefaultStartupGCode</text:p>
          </table:table-cell>
          <table:table-cell table:style-name="ce18" office:value-type="string" calcext:value-type="string">
            <text:p>false</text:p>
          </table:table-cell>
          <table:table-cell table:number-columns-repeated="16372"/>
        </table:table-row>
        <table:table-row table:style-name="ro1">
          <table:table-cell table:style-name="ce18" office:value-type="string" calcext:value-type="string">
            <text:p>enable_material_load</text:p>
          </table:table-cell>
          <table:table-cell table:style-name="ce18" office:value-type="string" calcext:value-type="string">
            <text:p>Material Load</text:p>
          </table:table-cell>
          <table:table-cell table:style-name="ce18" office:value-type="string" calcext:value-type="string">
            <text:p>boolean</text:p>
          </table:table-cell>
          <table:table-cell table:style-name="ce18" office:value-type="string" calcext:value-type="string">
            <text:p>If selected, material loading/purging commands will be added to the header of the G-Code</text:p>
          </table:table-cell>
          <table:table-cell table:style-name="ce18" office:value-type="string" calcext:value-type="string">
            <text:p>{"syntax": 1}</text:p>
          </table:table-cell>
          <table:table-cell table:style-name="ce18"/>
          <table:table-cell table:style-name="ce19" office:value-type="string" calcext:value-type="string">
            <text:p>false</text:p>
          </table:table-cell>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65]; &quot;::&quot;; [.H65])); &quot; &quot;; &quot;&quot;); &quot;/&quot;; &quot;&quot;); &quot;-&quot;; &quot;&quot;)" office:value-type="string" office:string-value="Printer::GCode" calcext:value-type="string">
            <text:p>Printer::GCode</text:p>
          </table:table-cell>
          <table:table-cell table:style-name="ce18" table:formula="of:=SUBSTITUTE(SUBSTITUTE(SUBSTITUTE((COM.MICROSOFT.CONCAT(&quot;k&quot;; [.B65])); &quot; &quot;; &quot;&quot;); &quot;/&quot;; &quot;&quot;); &quot;-&quot;; &quot;&quot;)" office:value-type="string" office:string-value="kMaterialLoad" calcext:value-type="string">
            <text:p>kMaterialLoad</text:p>
          </table:table-cell>
          <table:table-cell table:style-name="ce18" office:value-type="string" calcext:value-type="string">
            <text:p>false</text:p>
          </table:table-cell>
          <table:table-cell table:number-columns-repeated="16372"/>
        </table:table-row>
        <table:table-row table:style-name="ro1">
          <table:table-cell table:style-name="ce18" office:value-type="string" calcext:value-type="string">
            <text:p>enable_wait_for_user</text:p>
          </table:table-cell>
          <table:table-cell table:style-name="ce18" office:value-type="string" calcext:value-type="string">
            <text:p>Wait For User</text:p>
          </table:table-cell>
          <table:table-cell table:style-name="ce18" office:value-type="string" calcext:value-type="string">
            <text:p>boolean</text:p>
          </table:table-cell>
          <table:table-cell table:style-name="ce18" office:value-type="string" calcext:value-type="string">
            <text:p>If selected, M0 wait for user commands are added at the end of the header for the operator to initiate the print</text:p>
          </table:table-cell>
          <table:table-cell table:style-name="ce18" office:value-type="string" calcext:value-type="string">
            <text:p>{"syntax": 1}</text:p>
          </table:table-cell>
          <table:table-cell table:style-name="ce18"/>
          <table:table-cell table:style-name="ce19" office:value-type="string" calcext:value-type="string">
            <text:p>false</text:p>
          </table:table-cell>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66]; &quot;::&quot;; [.H66])); &quot; &quot;; &quot;&quot;); &quot;/&quot;; &quot;&quot;); &quot;-&quot;; &quot;&quot;)" office:value-type="string" office:string-value="Printer::GCode" calcext:value-type="string">
            <text:p>Printer::GCode</text:p>
          </table:table-cell>
          <table:table-cell table:style-name="ce18" table:formula="of:=SUBSTITUTE(SUBSTITUTE(SUBSTITUTE((COM.MICROSOFT.CONCAT(&quot;k&quot;; [.B66])); &quot; &quot;; &quot;&quot;); &quot;/&quot;; &quot;&quot;); &quot;-&quot;; &quot;&quot;)" office:value-type="string" office:string-value="kWaitForUser" calcext:value-type="string">
            <text:p>kWaitForUser</text:p>
          </table:table-cell>
          <table:table-cell table:style-name="ce18" office:value-type="string" calcext:value-type="string">
            <text:p>false</text:p>
          </table:table-cell>
          <table:table-cell table:number-columns-repeated="16372"/>
        </table:table-row>
        <table:table-row table:style-name="ro1">
          <table:table-cell table:style-name="ce18" office:value-type="string" calcext:value-type="string">
            <text:p>enable_bounding_box</text:p>
          </table:table-cell>
          <table:table-cell table:style-name="ce18" office:value-type="string" calcext:value-type="string">
            <text:p>Demo Bounding Box</text:p>
          </table:table-cell>
          <table:table-cell table:style-name="ce18" office:value-type="string" calcext:value-type="string">
            <text:p>boolean</text:p>
          </table:table-cell>
          <table:table-cell table:style-name="ce18" office:value-type="string" calcext:value-type="string">
            <text:p>If selected, will trace a perimeter bounding box around the max X/Y coordinates of the object before starting the print</text:p>
          </table:table-cell>
          <table:table-cell table:style-name="ce18" table:number-columns-repeated="2"/>
          <table:table-cell table:style-name="ce19" office:value-type="string" calcext:value-type="string">
            <text:p>false</text:p>
          </table:table-cell>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67]; &quot;::&quot;; [.H67])); &quot; &quot;; &quot;&quot;); &quot;/&quot;; &quot;&quot;); &quot;-&quot;; &quot;&quot;)" office:value-type="string" office:string-value="Printer::GCode" calcext:value-type="string">
            <text:p>Printer::GCode</text:p>
          </table:table-cell>
          <table:table-cell table:style-name="ce18" table:formula="of:=SUBSTITUTE(SUBSTITUTE(SUBSTITUTE((COM.MICROSOFT.CONCAT(&quot;k&quot;; [.B67])); &quot; &quot;; &quot;&quot;); &quot;/&quot;; &quot;&quot;); &quot;-&quot;; &quot;&quot;)" office:value-type="string" office:string-value="kDemoBoundingBox" calcext:value-type="string">
            <text:p>kDemoBoundingBox</text:p>
          </table:table-cell>
          <table:table-cell table:style-name="ce18" office:value-type="string" calcext:value-type="string">
            <text:p>false</text:p>
          </table:table-cell>
          <table:table-cell table:number-columns-repeated="16372"/>
        </table:table-row>
        <table:table-row table:style-name="ro1">
          <table:table-cell table:style-name="ce18" office:value-type="string" calcext:value-type="string">
            <text:p>enable_settings_footer</text:p>
          </table:table-cell>
          <table:table-cell table:style-name="ce18" office:value-type="string" calcext:value-type="string">
            <text:p>Settings Footer</text:p>
          </table:table-cell>
          <table:table-cell table:style-name="ce18" office:value-type="string" calcext:value-type="string">
            <text:p>boolean</text:p>
          </table:table-cell>
          <table:table-cell table:style-name="ce18" office:value-type="string" calcext:value-type="string">
            <text:p>If selected, will write all settings values at the end of the g-code file as comments.</text:p>
          </table:table-cell>
          <table:table-cell table:style-name="ce18" table:number-columns-repeated="2"/>
          <table:table-cell table:style-name="ce19" office:value-type="string" calcext:value-type="string">
            <text:p>true</text:p>
          </table:table-cell>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68]; &quot;::&quot;; [.H68])); &quot; &quot;; &quot;&quot;); &quot;/&quot;; &quot;&quot;); &quot;-&quot;; &quot;&quot;)" office:value-type="string" office:string-value="Printer::GCode" calcext:value-type="string">
            <text:p>Printer::GCode</text:p>
          </table:table-cell>
          <table:table-cell table:style-name="ce18" table:formula="of:=SUBSTITUTE(SUBSTITUTE(SUBSTITUTE((COM.MICROSOFT.CONCAT(&quot;k&quot;; [.B68])); &quot; &quot;; &quot;&quot;); &quot;/&quot;; &quot;&quot;); &quot;-&quot;; &quot;&quot;)" office:value-type="string" office:string-value="kSettingsFooter" calcext:value-type="string">
            <text:p>kSettingsFooter</text:p>
          </table:table-cell>
          <table:table-cell table:style-name="ce20" office:value-type="string" calcext:value-type="string">
            <text:p>false</text:p>
          </table:table-cell>
          <table:table-cell table:number-columns-repeated="16372"/>
        </table:table-row>
        <table:table-row table:style-name="ro1">
          <table:table-cell table:style-name="ce18" office:value-type="string" calcext:value-type="string">
            <text:p>start_code</text:p>
          </table:table-cell>
          <table:table-cell table:style-name="ce18" office:value-type="string" calcext:value-type="string">
            <text:p>Start Code</text:p>
          </table:table-cell>
          <table:table-cell table:style-name="ce18" office:value-type="string" calcext:value-type="string">
            <text:p>multiline_text</text:p>
          </table:table-cell>
          <table:table-cell table:style-name="ce18" office:value-type="string" calcext:value-type="string">
            <text:p>Input G-Code to be executed before the start of the print</text:p>
          </table:table-cell>
          <table:table-cell table:style-name="ce18" table:number-columns-repeated="2"/>
          <table:table-cell table:style-name="ce19"/>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69]; &quot;::&quot;; [.H69])); &quot; &quot;; &quot;&quot;); &quot;/&quot;; &quot;&quot;); &quot;-&quot;; &quot;&quot;)" office:value-type="string" office:string-value="Printer::GCode" calcext:value-type="string">
            <text:p>Printer::GCode</text:p>
          </table:table-cell>
          <table:table-cell table:style-name="ce18" table:formula="of:=SUBSTITUTE(SUBSTITUTE(SUBSTITUTE((COM.MICROSOFT.CONCAT(&quot;k&quot;; [.B69])); &quot; &quot;; &quot;&quot;); &quot;/&quot;; &quot;&quot;); &quot;-&quot;; &quot;&quot;)" office:value-type="string" office:string-value="kStartCode" calcext:value-type="string">
            <text:p>kStartCode</text:p>
          </table:table-cell>
          <table:table-cell table:style-name="ce18" office:value-type="string" calcext:value-type="string">
            <text:p>false</text:p>
          </table:table-cell>
          <table:table-cell table:number-columns-repeated="16372"/>
        </table:table-row>
        <table:table-row table:style-name="ro1">
          <table:table-cell table:style-name="ce18" office:value-type="string" calcext:value-type="string">
            <text:p>layer_change_code</text:p>
          </table:table-cell>
          <table:table-cell table:style-name="ce18" office:value-type="string" calcext:value-type="string">
            <text:p>Layer Change Code</text:p>
          </table:table-cell>
          <table:table-cell table:style-name="ce18" office:value-type="string" calcext:value-type="string">
            <text:p>multiline_text</text:p>
          </table:table-cell>
          <table:table-cell table:style-name="ce18" office:value-type="string" calcext:value-type="string">
            <text:p>Input G-Code to be executed at each layer change</text:p>
          </table:table-cell>
          <table:table-cell table:style-name="ce18" table:number-columns-repeated="2"/>
          <table:table-cell table:style-name="ce19"/>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70]; &quot;::&quot;; [.H70])); &quot; &quot;; &quot;&quot;); &quot;/&quot;; &quot;&quot;); &quot;-&quot;; &quot;&quot;)" office:value-type="string" office:string-value="Printer::GCode" calcext:value-type="string">
            <text:p>Printer::GCode</text:p>
          </table:table-cell>
          <table:table-cell table:style-name="ce18" table:formula="of:=SUBSTITUTE(SUBSTITUTE(SUBSTITUTE((COM.MICROSOFT.CONCAT(&quot;k&quot;; [.B70])); &quot; &quot;; &quot;&quot;); &quot;/&quot;; &quot;&quot;); &quot;-&quot;; &quot;&quot;)" office:value-type="string" office:string-value="kLayerChangeCode" calcext:value-type="string">
            <text:p>kLayerChangeCode</text:p>
          </table:table-cell>
          <table:table-cell table:style-name="ce18" office:value-type="string" calcext:value-type="string">
            <text:p>false</text:p>
          </table:table-cell>
          <table:table-cell table:number-columns-repeated="16372"/>
        </table:table-row>
        <table:table-row table:style-name="ro1">
          <table:table-cell table:style-name="ce18" office:value-type="string" calcext:value-type="string">
            <text:p>end_code</text:p>
          </table:table-cell>
          <table:table-cell table:style-name="ce18" office:value-type="string" calcext:value-type="string">
            <text:p>End Code</text:p>
          </table:table-cell>
          <table:table-cell table:style-name="ce18" office:value-type="string" calcext:value-type="string">
            <text:p>multiline_text</text:p>
          </table:table-cell>
          <table:table-cell table:style-name="ce18" office:value-type="string" calcext:value-type="string">
            <text:p>Input G-Code to be executed after the end of the print</text:p>
          </table:table-cell>
          <table:table-cell table:style-name="ce18" table:number-columns-repeated="2"/>
          <table:table-cell table:style-name="ce19"/>
          <table:table-cell table:style-name="ce18" office:value-type="string" calcext:value-type="string">
            <text:p>G-Code</text:p>
          </table:table-cell>
          <table:table-cell table:style-name="ce18" office:value-type="string" calcext:value-type="string">
            <text:p>Printer</text:p>
          </table:table-cell>
          <table:table-cell table:style-name="ce18" table:formula="of:=SUBSTITUTE(SUBSTITUTE(SUBSTITUTE((COM.MICROSOFT.CONCAT([.I71]; &quot;::&quot;; [.H71])); &quot; &quot;; &quot;&quot;); &quot;/&quot;; &quot;&quot;); &quot;-&quot;; &quot;&quot;)" office:value-type="string" office:string-value="Printer::GCode" calcext:value-type="string">
            <text:p>Printer::GCode</text:p>
          </table:table-cell>
          <table:table-cell table:style-name="ce18" table:formula="of:=SUBSTITUTE(SUBSTITUTE(SUBSTITUTE((COM.MICROSOFT.CONCAT(&quot;k&quot;; [.B71])); &quot; &quot;; &quot;&quot;); &quot;/&quot;; &quot;&quot;); &quot;-&quot;; &quot;&quot;)" office:value-type="string" office:string-value="kEndCode" calcext:value-type="string">
            <text:p>kEndCode</text:p>
          </table:table-cell>
          <table:table-cell table:style-name="ce18" office:value-type="string" calcext:value-type="string">
            <text:p>false</text:p>
          </table:table-cell>
          <table:table-cell table:number-columns-repeated="16372"/>
        </table:table-row>
        <table:table-row table:style-name="ro1">
          <table:table-cell table:style-name="ce21" office:value-type="string" calcext:value-type="string">
            <text:p>printing_material</text:p>
          </table:table-cell>
          <table:table-cell table:style-name="ce21" office:value-type="string" calcext:value-type="string">
            <text:p>Printing Material</text:p>
          </table:table-cell>
          <table:table-cell table:style-name="ce21" office:value-type="string" calcext:value-type="string">
            <text:p>enumeration</text:p>
          </table:table-cell>
          <table:table-cell table:style-name="ce21" office:value-type="string" calcext:value-type="string">
            <text:p>Material type used to calculate approximate weight </text:p>
          </table:table-cell>
          <table:table-cell table:style-name="ce21"/>
          <table:table-cell table:style-name="ce21" office:value-type="string" calcext:value-type="string">
            <text:p>ABS20CF,ABS,PPS,PPS50CF,PPSU,PPSU25CF,PESU,PESU25CF,PLA,Concrete,Other</text:p>
          </table:table-cell>
          <table:table-cell table:style-name="ce22" office:value-type="float" office:value="0" calcext:value-type="float">
            <text:p>0</text:p>
          </table:table-cell>
          <table:table-cell table:style-name="ce21" office:value-type="string" calcext:value-type="string">
            <text:p>Density</text:p>
          </table:table-cell>
          <table:table-cell table:style-name="ce21" office:value-type="string" calcext:value-type="string">
            <text:p>Material</text:p>
          </table:table-cell>
          <table:table-cell table:style-name="ce21" table:formula="of:=SUBSTITUTE(SUBSTITUTE(SUBSTITUTE((COM.MICROSOFT.CONCAT([.I72]; &quot;::&quot;; [.H72])); &quot; &quot;; &quot;&quot;); &quot;/&quot;; &quot;&quot;); &quot;-&quot;; &quot;&quot;)" office:value-type="string" office:string-value="Material::Density" calcext:value-type="string">
            <text:p>Material::Density</text:p>
          </table:table-cell>
          <table:table-cell table:style-name="ce21" table:formula="of:=SUBSTITUTE(SUBSTITUTE(SUBSTITUTE((COM.MICROSOFT.CONCAT(&quot;k&quot;; [.B72])); &quot; &quot;; &quot;&quot;); &quot;/&quot;; &quot;&quot;); &quot;-&quot;; &quot;&quot;)" office:value-type="string" office:string-value="kPrintingMaterial" calcext:value-type="string">
            <text:p>kPrintingMaterial</text:p>
          </table:table-cell>
          <table:table-cell table:style-name="ce21" office:value-type="string" calcext:value-type="string">
            <text:p>false</text:p>
          </table:table-cell>
          <table:table-cell table:number-columns-repeated="16372"/>
        </table:table-row>
        <table:table-row table:style-name="ro1">
          <table:table-cell table:style-name="ce21" office:value-type="string" calcext:value-type="string">
            <text:p>other_density</text:p>
          </table:table-cell>
          <table:table-cell table:style-name="ce21" office:value-type="string" calcext:value-type="string">
            <text:p>Other Density</text:p>
          </table:table-cell>
          <table:table-cell table:style-name="ce21" office:value-type="string" calcext:value-type="string">
            <text:p>density</text:p>
          </table:table-cell>
          <table:table-cell table:style-name="ce21" office:value-type="string" calcext:value-type="string">
            <text:p>Density of material being used to print</text:p>
          </table:table-cell>
          <table:table-cell table:style-name="ce21" office:value-type="string" calcext:value-type="string">
            <text:p>{"printing_material":10}</text:p>
          </table:table-cell>
          <table:table-cell table:style-name="ce21"/>
          <table:table-cell table:style-name="ce22" office:value-type="float" office:value="0" calcext:value-type="float">
            <text:p>0</text:p>
          </table:table-cell>
          <table:table-cell table:style-name="ce21" office:value-type="string" calcext:value-type="string">
            <text:p>Density</text:p>
          </table:table-cell>
          <table:table-cell table:style-name="ce21" office:value-type="string" calcext:value-type="string">
            <text:p>Material</text:p>
          </table:table-cell>
          <table:table-cell table:style-name="ce21" table:formula="of:=SUBSTITUTE(SUBSTITUTE(SUBSTITUTE((COM.MICROSOFT.CONCAT([.I73]; &quot;::&quot;; [.H73])); &quot; &quot;; &quot;&quot;); &quot;/&quot;; &quot;&quot;); &quot;-&quot;; &quot;&quot;)" office:value-type="string" office:string-value="Material::Density" calcext:value-type="string">
            <text:p>Material::Density</text:p>
          </table:table-cell>
          <table:table-cell table:style-name="ce21" table:formula="of:=SUBSTITUTE(SUBSTITUTE(SUBSTITUTE((COM.MICROSOFT.CONCAT(&quot;k&quot;; [.B73])); &quot; &quot;; &quot;&quot;); &quot;/&quot;; &quot;&quot;); &quot;-&quot;; &quot;&quot;)" office:value-type="string" office:string-value="kOtherDensity" calcext:value-type="string">
            <text:p>kOtherDensity</text:p>
          </table:table-cell>
          <table:table-cell table:style-name="ce21" office:value-type="string" calcext:value-type="string">
            <text:p>false</text:p>
          </table:table-cell>
          <table:table-cell table:number-columns-repeated="16372"/>
        </table:table-row>
        <table:table-row table:style-name="ro1">
          <table:table-cell table:style-name="ce23" office:value-type="string" calcext:value-type="string">
            <text:p>perimeter_start-up</text:p>
          </table:table-cell>
          <table:table-cell table:style-name="ce23" office:value-type="string" calcext:value-type="string">
            <text:p>Enable Perimeter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 perimeter path</text:p>
          </table:table-cell>
          <table:table-cell table:style-name="ce23" office:value-type="string" calcext:value-type="string">
            <text:p>{"perimeter":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4]; &quot;::&quot;; [.H7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4])); &quot; &quot;; &quot;&quot;); &quot;/&quot;; &quot;&quot;); &quot;-&quot;; &quot;&quot;)" office:value-type="string" office:string-value="kEnablePerimeterStartUp" calcext:value-type="string">
            <text:p>kEnablePerimeterStart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perimeter_start-up_distance</text:p>
          </table:table-cell>
          <table:table-cell table:style-name="ce23" office:value-type="string" calcext:value-type="string">
            <text:p>Perimeter Start-Up Distance</text:p>
          </table:table-cell>
          <table:table-cell table:style-name="ce23" office:value-type="string" calcext:value-type="string">
            <text:p>distance</text:p>
          </table:table-cell>
          <table:table-cell table:style-name="ce23" office:value-type="string" calcext:value-type="string">
            <text:p>Distance for the perimeter start-up move</text:p>
          </table:table-cell>
          <table:table-cell table:style-name="ce23" office:value-type="string" calcext:value-type="string">
            <text:p>{"AND": [{"perimeter": true}, {"perimeter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5]; &quot;::&quot;; [.H75]));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5])); &quot; &quot;; &quot;&quot;); &quot;/&quot;; &quot;&quot;); &quot;-&quot;; &quot;&quot;)" office:value-type="string" office:string-value="kPerimeterStartUpDistance" calcext:value-type="string">
            <text:p>kPerimeterStartUpDistance</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perimeter_start-up_speed</text:p>
          </table:table-cell>
          <table:table-cell table:style-name="ce23" office:value-type="string" calcext:value-type="string">
            <text:p>Perimeter Start-Up Speed</text:p>
          </table:table-cell>
          <table:table-cell table:style-name="ce23" office:value-type="string" calcext:value-type="string">
            <text:p>speed</text:p>
          </table:table-cell>
          <table:table-cell table:style-name="ce23" office:value-type="string" calcext:value-type="string">
            <text:p>Speed for the perimeter start-up move</text:p>
          </table:table-cell>
          <table:table-cell table:style-name="ce23" office:value-type="string" calcext:value-type="string">
            <text:p>{"AND": [{"perimeter": true}, {"perimeter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6]; &quot;::&quot;; [.H76]));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6])); &quot; &quot;; &quot;&quot;); &quot;/&quot;; &quot;&quot;); &quot;-&quot;; &quot;&quot;)" office:value-type="string" office:string-value="kPerimeterStartUpSpeed" calcext:value-type="string">
            <text:p>kPerimeterStartUp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perimeter_start-up_extruder_speed</text:p>
          </table:table-cell>
          <table:table-cell table:style-name="ce23" office:value-type="string" calcext:value-type="string">
            <text:p>Perimeter Start-Up Extruder Speed</text:p>
          </table:table-cell>
          <table:table-cell table:style-name="ce23" office:value-type="string" calcext:value-type="string">
            <text:p>rpm</text:p>
          </table:table-cell>
          <table:table-cell table:style-name="ce23" office:value-type="string" calcext:value-type="string">
            <text:p>Extruder Speed for the perimeter start-up move</text:p>
          </table:table-cell>
          <table:table-cell table:style-name="ce23" office:value-type="string" calcext:value-type="string">
            <text:p>{"AND": [{"perimeter": true}, {"AND": [{"perimeter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7]; &quot;::&quot;; [.H77]));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7])); &quot; &quot;; &quot;&quot;); &quot;/&quot;; &quot;&quot;); &quot;-&quot;; &quot;&quot;)" office:value-type="string" office:string-value="kPerimeterStartUpExtruderSpeed" calcext:value-type="string">
            <text:p>kPerimeterStartUpExtruder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perimeter_start-up_ramp-up</text:p>
          </table:table-cell>
          <table:table-cell table:style-name="ce23" office:value-type="string" calcext:value-type="string">
            <text:p>Enable Perimeter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Perimeter Start-Up Extruder Speed to the Perimeter Speed using short segments of increasing RPM</text:p>
          </table:table-cell>
          <table:table-cell table:style-name="ce23" office:value-type="string" calcext:value-type="string">
            <text:p>{"AND": [{"perimeter": true}, {"perimeter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8]; &quot;::&quot;; [.H78]));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8])); &quot; &quot;; &quot;&quot;); &quot;/&quot;; &quot;&quot;); &quot;-&quot;; &quot;&quot;)" office:value-type="string" office:string-value="kEnablePerimeterStartUpRampUp" calcext:value-type="string">
            <text:p>kEnablePerimeterStartUpRamp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perimeter_start-up_steps</text:p>
          </table:table-cell>
          <table:table-cell table:style-name="ce23" office:value-type="string" calcext:value-type="string">
            <text:p>Perimeter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perimeter start-up paths</text:p>
          </table:table-cell>
          <table:table-cell table:style-name="ce23" office:value-type="string" calcext:value-type="string">
            <text:p>{"AND": [{"perimeter": true}, {"AND": [{"perimeter_start-up_ramp-up": true}, {"perimeter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9]; &quot;::&quot;; [.H79]));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9])); &quot; &quot;; &quot;&quot;); &quot;/&quot;; &quot;&quot;); &quot;-&quot;; &quot;&quot;)" office:value-type="string" office:string-value="kPerimeterStartUpRampUpSteps" calcext:value-type="string">
            <text:p>kPerimeterStartUpRampUpSteps</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set_start-up</text:p>
          </table:table-cell>
          <table:table-cell table:style-name="ce23" office:value-type="string" calcext:value-type="string">
            <text:p>Enable Inset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n inset path</text:p>
          </table:table-cell>
          <table:table-cell table:style-name="ce23" office:value-type="string" calcext:value-type="string">
            <text:p>{"inset":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0]; &quot;::&quot;; [.H8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0])); &quot; &quot;; &quot;&quot;); &quot;/&quot;; &quot;&quot;); &quot;-&quot;; &quot;&quot;)" office:value-type="string" office:string-value="kEnableInsetStartUp" calcext:value-type="string">
            <text:p>kEnableInsetStart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set_start-up_distance</text:p>
          </table:table-cell>
          <table:table-cell table:style-name="ce23" office:value-type="string" calcext:value-type="string">
            <text:p>Inset Start-Up Distance</text:p>
          </table:table-cell>
          <table:table-cell table:style-name="ce23" office:value-type="string" calcext:value-type="string">
            <text:p>distance</text:p>
          </table:table-cell>
          <table:table-cell table:style-name="ce23" office:value-type="string" calcext:value-type="string">
            <text:p>Distance for the inset start-up move</text:p>
          </table:table-cell>
          <table:table-cell table:style-name="ce23" office:value-type="string" calcext:value-type="string">
            <text:p>{"AND": [{"inset": true}, {"inset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1]; &quot;::&quot;; [.H81]));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1])); &quot; &quot;; &quot;&quot;); &quot;/&quot;; &quot;&quot;); &quot;-&quot;; &quot;&quot;)" office:value-type="string" office:string-value="kInsetStartUpDistance" calcext:value-type="string">
            <text:p>kInsetStartUpDistance</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set_start-up_speed</text:p>
          </table:table-cell>
          <table:table-cell table:style-name="ce23" office:value-type="string" calcext:value-type="string">
            <text:p>Inset Start-Up Speed</text:p>
          </table:table-cell>
          <table:table-cell table:style-name="ce23" office:value-type="string" calcext:value-type="string">
            <text:p>speed</text:p>
          </table:table-cell>
          <table:table-cell table:style-name="ce23" office:value-type="string" calcext:value-type="string">
            <text:p>Speed for the inset start-up move</text:p>
          </table:table-cell>
          <table:table-cell table:style-name="ce23" office:value-type="string" calcext:value-type="string">
            <text:p>{"AND": [{"inset": true}, {"inset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2]; &quot;::&quot;; [.H82]));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2])); &quot; &quot;; &quot;&quot;); &quot;/&quot;; &quot;&quot;); &quot;-&quot;; &quot;&quot;)" office:value-type="string" office:string-value="kInsetStartUpSpeed" calcext:value-type="string">
            <text:p>kInsetStartUp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set_start-up_extruder_speed</text:p>
          </table:table-cell>
          <table:table-cell table:style-name="ce23" office:value-type="string" calcext:value-type="string">
            <text:p>Inset Start-Up Extruder Speed</text:p>
          </table:table-cell>
          <table:table-cell table:style-name="ce23" office:value-type="string" calcext:value-type="string">
            <text:p>rpm</text:p>
          </table:table-cell>
          <table:table-cell table:style-name="ce23" office:value-type="string" calcext:value-type="string">
            <text:p>Extruder Speed for the inset start-up move</text:p>
          </table:table-cell>
          <table:table-cell table:style-name="ce23" office:value-type="string" calcext:value-type="string">
            <text:p>{"AND": [{"inset": true}, {"AND": [{"inset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3]; &quot;::&quot;; [.H83]));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3])); &quot; &quot;; &quot;&quot;); &quot;/&quot;; &quot;&quot;); &quot;-&quot;; &quot;&quot;)" office:value-type="string" office:string-value="kInsetStartUpExtruderSpeed" calcext:value-type="string">
            <text:p>kInsetStartUpExtruder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set_start-up_ramp-up</text:p>
          </table:table-cell>
          <table:table-cell table:style-name="ce23" office:value-type="string" calcext:value-type="string">
            <text:p>Enable Inset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Inset Start-Up Extruder Speed to the Inset Speed using short segments of increasing RPM</text:p>
          </table:table-cell>
          <table:table-cell table:style-name="ce23" office:value-type="string" calcext:value-type="string">
            <text:p>{"AND": [{"inset": true}, {"inset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4]; &quot;::&quot;; [.H8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4])); &quot; &quot;; &quot;&quot;); &quot;/&quot;; &quot;&quot;); &quot;-&quot;; &quot;&quot;)" office:value-type="string" office:string-value="kEnableInsetStartUpRampUp" calcext:value-type="string">
            <text:p>kEnableInsetStartUpRamp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set_start-up_steps</text:p>
          </table:table-cell>
          <table:table-cell table:style-name="ce23" office:value-type="string" calcext:value-type="string">
            <text:p>Inset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inset start-up paths</text:p>
          </table:table-cell>
          <table:table-cell table:style-name="ce23" office:value-type="string" calcext:value-type="string">
            <text:p>{"AND": [{"inset": true}, {"AND": [{"inset_start-up_ramp-up": true}, {"inset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5]; &quot;::&quot;; [.H85]));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5])); &quot; &quot;; &quot;&quot;); &quot;/&quot;; &quot;&quot;); &quot;-&quot;; &quot;&quot;)" office:value-type="string" office:string-value="kInsetStartUpRampUpSteps" calcext:value-type="string">
            <text:p>kInsetStartUpRampUpSteps</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in_start-up</text:p>
          </table:table-cell>
          <table:table-cell table:style-name="ce23" office:value-type="string" calcext:value-type="string">
            <text:p>Enable Skin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 skin path</text:p>
          </table:table-cell>
          <table:table-cell table:style-name="ce23" office:value-type="string" calcext:value-type="string">
            <text:p>{"skin":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6]; &quot;::&quot;; [.H86]));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6])); &quot; &quot;; &quot;&quot;); &quot;/&quot;; &quot;&quot;); &quot;-&quot;; &quot;&quot;)" office:value-type="string" office:string-value="kEnableSkinStartUp" calcext:value-type="string">
            <text:p>kEnableSkinStart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in_start-up_distance</text:p>
          </table:table-cell>
          <table:table-cell table:style-name="ce23" office:value-type="string" calcext:value-type="string">
            <text:p>Skin Start-Up Distance</text:p>
          </table:table-cell>
          <table:table-cell table:style-name="ce23" office:value-type="string" calcext:value-type="string">
            <text:p>distance</text:p>
          </table:table-cell>
          <table:table-cell table:style-name="ce23" office:value-type="string" calcext:value-type="string">
            <text:p>Distance for the skin start-up move</text:p>
          </table:table-cell>
          <table:table-cell table:style-name="ce23" office:value-type="string" calcext:value-type="string">
            <text:p>{"AND": [{"skin": true}, {"ski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7]; &quot;::&quot;; [.H87]));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7])); &quot; &quot;; &quot;&quot;); &quot;/&quot;; &quot;&quot;); &quot;-&quot;; &quot;&quot;)" office:value-type="string" office:string-value="kSkinStartUpDistance" calcext:value-type="string">
            <text:p>kSkinStartUpDistance</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in_start-up_speed</text:p>
          </table:table-cell>
          <table:table-cell table:style-name="ce23" office:value-type="string" calcext:value-type="string">
            <text:p>Skin Start-Up Speed</text:p>
          </table:table-cell>
          <table:table-cell table:style-name="ce23" office:value-type="string" calcext:value-type="string">
            <text:p>speed</text:p>
          </table:table-cell>
          <table:table-cell table:style-name="ce23" office:value-type="string" calcext:value-type="string">
            <text:p>Speed for the skin start-up move</text:p>
          </table:table-cell>
          <table:table-cell table:style-name="ce23" office:value-type="string" calcext:value-type="string">
            <text:p>{"AND": [{"skin": true}, {"ski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8]; &quot;::&quot;; [.H88]));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8])); &quot; &quot;; &quot;&quot;); &quot;/&quot;; &quot;&quot;); &quot;-&quot;; &quot;&quot;)" office:value-type="string" office:string-value="kSkinStartUpSpeed" calcext:value-type="string">
            <text:p>kSkinStartUp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in_start-up_extruder_speed</text:p>
          </table:table-cell>
          <table:table-cell table:style-name="ce23" office:value-type="string" calcext:value-type="string">
            <text:p>Skin Start-Up Extruder Speed</text:p>
          </table:table-cell>
          <table:table-cell table:style-name="ce23" office:value-type="string" calcext:value-type="string">
            <text:p>rpm</text:p>
          </table:table-cell>
          <table:table-cell table:style-name="ce23" office:value-type="string" calcext:value-type="string">
            <text:p>Extruder Speed for the skin start-up move</text:p>
          </table:table-cell>
          <table:table-cell table:style-name="ce23" office:value-type="string" calcext:value-type="string">
            <text:p>{"AND": [{"skin": true}, {"AND": [{"skin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9]; &quot;::&quot;; [.H89]));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9])); &quot; &quot;; &quot;&quot;); &quot;/&quot;; &quot;&quot;); &quot;-&quot;; &quot;&quot;)" office:value-type="string" office:string-value="kSkinStartUpExtruderSpeed" calcext:value-type="string">
            <text:p>kSkinStartUpExtruder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in_start-up_ramp-up</text:p>
          </table:table-cell>
          <table:table-cell table:style-name="ce23" office:value-type="string" calcext:value-type="string">
            <text:p>Enable Skin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Skin Start-Up Extruder Speed to the Skin Speed using short segments of increasing RPM</text:p>
          </table:table-cell>
          <table:table-cell table:style-name="ce23" office:value-type="string" calcext:value-type="string">
            <text:p>{"AND": [{"skin": true}, {"skin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0]; &quot;::&quot;; [.H9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0])); &quot; &quot;; &quot;&quot;); &quot;/&quot;; &quot;&quot;); &quot;-&quot;; &quot;&quot;)" office:value-type="string" office:string-value="kEnableSkinStartUpRampUp" calcext:value-type="string">
            <text:p>kEnableSkinStartUpRamp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in_start-up_steps</text:p>
          </table:table-cell>
          <table:table-cell table:style-name="ce23" office:value-type="string" calcext:value-type="string">
            <text:p>Skin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skin start-up paths</text:p>
          </table:table-cell>
          <table:table-cell table:style-name="ce23" office:value-type="string" calcext:value-type="string">
            <text:p>{"AND": [{"skin": true}, {"AND": [{"skin_start-up_ramp-up": true}, {"skin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1]; &quot;::&quot;; [.H91]));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1])); &quot; &quot;; &quot;&quot;); &quot;/&quot;; &quot;&quot;); &quot;-&quot;; &quot;&quot;)" office:value-type="string" office:string-value="kSkinStartUpRampUpSteps" calcext:value-type="string">
            <text:p>kSkinStartUpRampUpSteps</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fill_start-up</text:p>
          </table:table-cell>
          <table:table-cell table:style-name="ce23" office:value-type="string" calcext:value-type="string">
            <text:p>Enable Infill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n infill path</text:p>
          </table:table-cell>
          <table:table-cell table:style-name="ce23" office:value-type="string" calcext:value-type="string">
            <text:p>{"infill":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2]; &quot;::&quot;; [.H92]));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2])); &quot; &quot;; &quot;&quot;); &quot;/&quot;; &quot;&quot;); &quot;-&quot;; &quot;&quot;)" office:value-type="string" office:string-value="kEnableInfillStartUp" calcext:value-type="string">
            <text:p>kEnableInfillStart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fill_start-up_distance</text:p>
          </table:table-cell>
          <table:table-cell table:style-name="ce23" office:value-type="string" calcext:value-type="string">
            <text:p>Infill Start-Up Distance</text:p>
          </table:table-cell>
          <table:table-cell table:style-name="ce23" office:value-type="string" calcext:value-type="string">
            <text:p>distance</text:p>
          </table:table-cell>
          <table:table-cell table:style-name="ce23" office:value-type="string" calcext:value-type="string">
            <text:p>Distance for the infill start-up move</text:p>
          </table:table-cell>
          <table:table-cell table:style-name="ce23" office:value-type="string" calcext:value-type="string">
            <text:p>{"AND": [{"infill": true}, {"infill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3]; &quot;::&quot;; [.H93]));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3])); &quot; &quot;; &quot;&quot;); &quot;/&quot;; &quot;&quot;); &quot;-&quot;; &quot;&quot;)" office:value-type="string" office:string-value="kInfillStartUpDistance" calcext:value-type="string">
            <text:p>kInfillStartUpDistance</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fill_start-up_speed</text:p>
          </table:table-cell>
          <table:table-cell table:style-name="ce23" office:value-type="string" calcext:value-type="string">
            <text:p>Infill Start-Up Speed</text:p>
          </table:table-cell>
          <table:table-cell table:style-name="ce23" office:value-type="string" calcext:value-type="string">
            <text:p>speed</text:p>
          </table:table-cell>
          <table:table-cell table:style-name="ce23" office:value-type="string" calcext:value-type="string">
            <text:p>Speed for the infill start-up move</text:p>
          </table:table-cell>
          <table:table-cell table:style-name="ce23" office:value-type="string" calcext:value-type="string">
            <text:p>{"AND": [{"infill": true}, {"infill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4]; &quot;::&quot;; [.H9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4])); &quot; &quot;; &quot;&quot;); &quot;/&quot;; &quot;&quot;); &quot;-&quot;; &quot;&quot;)" office:value-type="string" office:string-value="kInfillStartUpSpeed" calcext:value-type="string">
            <text:p>kInfillStartUp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fill_start-up_extruder_speed</text:p>
          </table:table-cell>
          <table:table-cell table:style-name="ce23" office:value-type="string" calcext:value-type="string">
            <text:p>Infill Start-Up Extruder Speed</text:p>
          </table:table-cell>
          <table:table-cell table:style-name="ce23" office:value-type="string" calcext:value-type="string">
            <text:p>rpm</text:p>
          </table:table-cell>
          <table:table-cell table:style-name="ce23" office:value-type="string" calcext:value-type="string">
            <text:p>Extruder Speed for the infill start-up move</text:p>
          </table:table-cell>
          <table:table-cell table:style-name="ce23" office:value-type="string" calcext:value-type="string">
            <text:p>{"AND": [{"infill": true}, {"AND": [{"infill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5]; &quot;::&quot;; [.H95]));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5])); &quot; &quot;; &quot;&quot;); &quot;/&quot;; &quot;&quot;); &quot;-&quot;; &quot;&quot;)" office:value-type="string" office:string-value="kInfillStartUpExtruderSpeed" calcext:value-type="string">
            <text:p>kInfillStartUpExtruder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fill_start-up_ramp-up</text:p>
          </table:table-cell>
          <table:table-cell table:style-name="ce23" office:value-type="string" calcext:value-type="string">
            <text:p>Enable Infill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Infill Start-Up Extruder Speed to the Infill Speed using short segments of increasing RPM</text:p>
          </table:table-cell>
          <table:table-cell table:style-name="ce23" office:value-type="string" calcext:value-type="string">
            <text:p>{"AND": [{"infill": true}, {"infill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6]; &quot;::&quot;; [.H96]));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6])); &quot; &quot;; &quot;&quot;); &quot;/&quot;; &quot;&quot;); &quot;-&quot;; &quot;&quot;)" office:value-type="string" office:string-value="kEnableInfillStartUpRampUp" calcext:value-type="string">
            <text:p>kEnableInfillStartUpRamp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infill_start-up_steps</text:p>
          </table:table-cell>
          <table:table-cell table:style-name="ce23" office:value-type="string" calcext:value-type="string">
            <text:p>Infill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infill start-up paths</text:p>
          </table:table-cell>
          <table:table-cell table:style-name="ce23" office:value-type="string" calcext:value-type="string">
            <text:p>{"AND": [{"infill": true}, {"AND": [{"infill_start-up_ramp-up": true}, {"infill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7]; &quot;::&quot;; [.H97]));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7])); &quot; &quot;; &quot;&quot;); &quot;/&quot;; &quot;&quot;); &quot;-&quot;; &quot;&quot;)" office:value-type="string" office:string-value="kInfillStartUpRampUpSteps" calcext:value-type="string">
            <text:p>kInfillStartUpRampUpSteps</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eleton_start-up</text:p>
          </table:table-cell>
          <table:table-cell table:style-name="ce23" office:value-type="string" calcext:value-type="string">
            <text:p>Enable Skeleton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 skeleton path</text:p>
          </table:table-cell>
          <table:table-cell table:style-name="ce23" office:value-type="string" calcext:value-type="string">
            <text:p>{"skeleton":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8]; &quot;::&quot;; [.H98]));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8])); &quot; &quot;; &quot;&quot;); &quot;/&quot;; &quot;&quot;); &quot;-&quot;; &quot;&quot;)" office:value-type="string" office:string-value="kEnableSkeletonStartUp" calcext:value-type="string">
            <text:p>kEnableSkeletonStart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eleton_start-up_distance</text:p>
          </table:table-cell>
          <table:table-cell table:style-name="ce23" office:value-type="string" calcext:value-type="string">
            <text:p>Skeleton Start-Up Distance</text:p>
          </table:table-cell>
          <table:table-cell table:style-name="ce23" office:value-type="string" calcext:value-type="string">
            <text:p>distance</text:p>
          </table:table-cell>
          <table:table-cell table:style-name="ce23" office:value-type="string" calcext:value-type="string">
            <text:p>Distance for the skeleton start-up move</text:p>
          </table:table-cell>
          <table:table-cell table:style-name="ce23" office:value-type="string" calcext:value-type="string">
            <text:p>{"AND": [{"skeleton": true}, {"skeleto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9]; &quot;::&quot;; [.H99]));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9])); &quot; &quot;; &quot;&quot;); &quot;/&quot;; &quot;&quot;); &quot;-&quot;; &quot;&quot;)" office:value-type="string" office:string-value="kSkeletonStartUpDistance" calcext:value-type="string">
            <text:p>kSkeletonStartUpDistance</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eleton_start-up_speed</text:p>
          </table:table-cell>
          <table:table-cell table:style-name="ce23" office:value-type="string" calcext:value-type="string">
            <text:p>Skeleton Start-Up Speed</text:p>
          </table:table-cell>
          <table:table-cell table:style-name="ce23" office:value-type="string" calcext:value-type="string">
            <text:p>speed</text:p>
          </table:table-cell>
          <table:table-cell table:style-name="ce23" office:value-type="string" calcext:value-type="string">
            <text:p>Speed for the skeleton start-up move</text:p>
          </table:table-cell>
          <table:table-cell table:style-name="ce23" office:value-type="string" calcext:value-type="string">
            <text:p>{"AND": [{"skeleton": true}, {"skeleto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100]; &quot;::&quot;; [.H10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100])); &quot; &quot;; &quot;&quot;); &quot;/&quot;; &quot;&quot;); &quot;-&quot;; &quot;&quot;)" office:value-type="string" office:string-value="kSkeletonStartUpSpeed" calcext:value-type="string">
            <text:p>kSkeletonStartUp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eleton_start-up_extruder_speed</text:p>
          </table:table-cell>
          <table:table-cell table:style-name="ce23" office:value-type="string" calcext:value-type="string">
            <text:p>Skeleton Start-Up Extruder Speed</text:p>
          </table:table-cell>
          <table:table-cell table:style-name="ce23" office:value-type="string" calcext:value-type="string">
            <text:p>rpm</text:p>
          </table:table-cell>
          <table:table-cell table:style-name="ce23" office:value-type="string" calcext:value-type="string">
            <text:p>Extruder Speed for the skeleton start-up move</text:p>
          </table:table-cell>
          <table:table-cell table:style-name="ce23" office:value-type="string" calcext:value-type="string">
            <text:p>{"AND": [{"skeleton": true}, {"AND": [{"skeleton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101]; &quot;::&quot;; [.H101]));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101])); &quot; &quot;; &quot;&quot;); &quot;/&quot;; &quot;&quot;); &quot;-&quot;; &quot;&quot;)" office:value-type="string" office:string-value="kSkeletonStartUpExtruderSpeed" calcext:value-type="string">
            <text:p>kSkeletonStartUpExtruderSpeed</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eleton_start-up_ramp-up</text:p>
          </table:table-cell>
          <table:table-cell table:style-name="ce23" office:value-type="string" calcext:value-type="string">
            <text:p>Enable Skeleton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Skeleton Start-Up Extruder Speed to the Skeleton Speed using short segments of increasing RPM</text:p>
          </table:table-cell>
          <table:table-cell table:style-name="ce23" office:value-type="string" calcext:value-type="string">
            <text:p>{"AND": [{"skeleton": true}, {"skeleton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102]; &quot;::&quot;; [.H102]));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102])); &quot; &quot;; &quot;&quot;); &quot;/&quot;; &quot;&quot;); &quot;-&quot;; &quot;&quot;)" office:value-type="string" office:string-value="kEnableSkeletonStartUpRampUp" calcext:value-type="string">
            <text:p>kEnableSkeletonStartUpRampUp</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keleton_start-up_steps</text:p>
          </table:table-cell>
          <table:table-cell table:style-name="ce23" office:value-type="string" calcext:value-type="string">
            <text:p>Skeleton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skeleton start-up paths</text:p>
          </table:table-cell>
          <table:table-cell table:style-name="ce23" office:value-type="string" calcext:value-type="string">
            <text:p>{"AND": [{"skeleton": true}, {"AND": [{"skeleton_start-up_ramp-up": true}, {"skeleton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103]; &quot;::&quot;; [.H103]));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103])); &quot; &quot;; &quot;&quot;); &quot;/&quot;; &quot;&quot;); &quot;-&quot;; &quot;&quot;)" office:value-type="string" office:string-value="kSkeletonStartUpRampUpSteps" calcext:value-type="string">
            <text:p>kSkeletonStartUpRampUpSteps</text:p>
          </table:table-cell>
          <table:table-cell table:style-name="ce23" office:value-type="string" calcext:value-type="string">
            <text:p>true</text:p>
          </table:table-cell>
          <table:table-cell table:number-columns-repeated="16372"/>
        </table:table-row>
        <table:table-row table:style-name="ro1">
          <table:table-cell table:style-name="ce23" office:value-type="string" calcext:value-type="string">
            <text:p>start-up_area_modifier</text:p>
          </table:table-cell>
          <table:table-cell table:style-name="ce23" office:value-type="string" calcext:value-type="string">
            <text:p>Start-Up Bead Area Modifier</text:p>
          </table:table-cell>
          <table:table-cell table:style-name="ce23" office:value-type="string" calcext:value-type="string">
            <text:p>percentage</text:p>
          </table:table-cell>
          <table:table-cell table:style-name="ce23" office:value-type="string" calcext:value-type="string">
            <text:p>Percent multiplier for bead area of start-up paths</text:p>
          </table:table-cell>
          <table:table-cell table:style-name="ce23" office:value-type="string" calcext:value-type="string">
            <text:p>{"AND": [{"enable_width_height": true}, {"OR": [{"perimeter_start-up": true}, {"OR": [{"inset_start-up": true}, {"OR": [{"skin_start-up": true}, {"OR": [{"infill_start-up": true}, {"skeleton_start-up": true}]}]}]}]}]}</text:p>
          </table:table-cell>
          <table:table-cell table:style-name="ce23"/>
          <table:table-cell table:style-name="ce25" office:value-type="float" office:value="100" calcext:value-type="float">
            <text:p>10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104]; &quot;::&quot;; [.H10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104])); &quot; &quot;; &quot;&quot;); &quot;/&quot;; &quot;&quot;); &quot;-&quot;; &quot;&quot;)" office:value-type="string" office:string-value="kStartUpBeadAreaModifier" calcext:value-type="string">
            <text:p>kStartUpBeadAreaModifier</text:p>
          </table:table-cell>
          <table:table-cell table:style-name="ce23" office:value-type="string" calcext:value-type="string">
            <text:p>true</text:p>
          </table:table-cell>
          <table:table-cell table:number-columns-repeated="16372"/>
        </table:table-row>
        <table:table-row table:style-name="ro1">
          <table:table-cell table:style-name="ce10" office:value-type="string" calcext:value-type="string">
            <text:p>perimeter_slow_down</text:p>
          </table:table-cell>
          <table:table-cell table:style-name="ce10" office:value-type="string" calcext:value-type="string">
            <text:p>Enable Perimeter Slow Down</text:p>
          </table:table-cell>
          <table:table-cell table:style-name="ce10" office:value-type="string" calcext:value-type="string">
            <text:p>boolean</text:p>
          </table:table-cell>
          <table:table-cell table:style-name="ce10" office:value-type="string" calcext:value-type="string">
            <text:p>If selected, will move at a slower speed for a certain distance at the end of a perimeter path</text:p>
          </table:table-cell>
          <table:table-cell table:style-name="ce10" office:value-type="string" calcext:value-type="string">
            <text:p>{"perimeter":true}</text:p>
          </table:table-cell>
          <table:table-cell table:style-name="ce10"/>
          <table:table-cell table:style-name="ce11" office:value-type="string" calcext:value-type="string">
            <text:p>false</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05]; &quot;::&quot;; [.H105]));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05])); &quot; &quot;; &quot;&quot;); &quot;/&quot;; &quot;&quot;); &quot;-&quot;; &quot;&quot;)" office:value-type="string" office:string-value="kEnablePerimeterSlowDown" calcext:value-type="string">
            <text:p>kEnablePerimeterSlowDown</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perimeter_slow_down_distance</text:p>
          </table:table-cell>
          <table:table-cell table:style-name="ce10" office:value-type="string" calcext:value-type="string">
            <text:p>Perimeter Slow Down Distance</text:p>
          </table:table-cell>
          <table:table-cell table:style-name="ce10" office:value-type="string" calcext:value-type="string">
            <text:p>distance</text:p>
          </table:table-cell>
          <table:table-cell table:style-name="ce10" office:value-type="string" calcext:value-type="string">
            <text:p>Distance for the perimeter slow down move</text:p>
          </table:table-cell>
          <table:table-cell table:style-name="ce10" office:value-type="string" calcext:value-type="string">
            <text:p>{"AND": [{"perimeter": true}, {"perimeter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06]; &quot;::&quot;; [.H106]));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06])); &quot; &quot;; &quot;&quot;); &quot;/&quot;; &quot;&quot;); &quot;-&quot;; &quot;&quot;)" office:value-type="string" office:string-value="kPerimeterSlowDownDistance" calcext:value-type="string">
            <text:p>kPerimeterSlowDown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perimeter_slow_down_lift_distance</text:p>
          </table:table-cell>
          <table:table-cell table:style-name="ce10" office:value-type="string" calcext:value-type="string">
            <text:p>Perimeter Slow Down Lift Distance</text:p>
          </table:table-cell>
          <table:table-cell table:style-name="ce10" office:value-type="string" calcext:value-type="string">
            <text:p>distance</text:p>
          </table:table-cell>
          <table:table-cell table:style-name="ce10" office:value-type="string" calcext:value-type="string">
            <text:p>Distance to lift during the perimeter slow down move</text:p>
          </table:table-cell>
          <table:table-cell table:style-name="ce10" office:value-type="string" calcext:value-type="string">
            <text:p>{"AND": [{"perimeter": true}, {"perimeter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07]; &quot;::&quot;; [.H107]));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07])); &quot; &quot;; &quot;&quot;); &quot;/&quot;; &quot;&quot;); &quot;-&quot;; &quot;&quot;)" office:value-type="string" office:string-value="kPerimeterSlowDownLiftDistance" calcext:value-type="string">
            <text:p>kPerimeterSlowDownLift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perimeter_slow_down_speed</text:p>
          </table:table-cell>
          <table:table-cell table:style-name="ce10" office:value-type="string" calcext:value-type="string">
            <text:p>Perimeter Slow Down Speed</text:p>
          </table:table-cell>
          <table:table-cell table:style-name="ce10" office:value-type="string" calcext:value-type="string">
            <text:p>speed</text:p>
          </table:table-cell>
          <table:table-cell table:style-name="ce10" office:value-type="string" calcext:value-type="string">
            <text:p>Speed for the perimeter slow down move</text:p>
          </table:table-cell>
          <table:table-cell table:style-name="ce10" office:value-type="string" calcext:value-type="string">
            <text:p>{"AND": [{"perimeter": true}, {"perimeter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08]; &quot;::&quot;; [.H108]));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08])); &quot; &quot;; &quot;&quot;); &quot;/&quot;; &quot;&quot;); &quot;-&quot;; &quot;&quot;)" office:value-type="string" office:string-value="kPerimeterSlowDownSpeed" calcext:value-type="string">
            <text:p>kPerimeterSlowDown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perimeter_slow_down_extruder_speed</text:p>
          </table:table-cell>
          <table:table-cell table:style-name="ce10" office:value-type="string" calcext:value-type="string">
            <text:p>Perimeter Slow Down Extruder Speed</text:p>
          </table:table-cell>
          <table:table-cell table:style-name="ce10" office:value-type="string" calcext:value-type="string">
            <text:p>rpm</text:p>
          </table:table-cell>
          <table:table-cell table:style-name="ce10" office:value-type="string" calcext:value-type="string">
            <text:p>Extruder Speed for the perimeter slow down move</text:p>
          </table:table-cell>
          <table:table-cell table:style-name="ce10" office:value-type="string" calcext:value-type="string">
            <text:p>{"AND": [{"perimeter": true}, {"AND": [{"perimeter_slow_down":true}, {"enable_width_height": fals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09]; &quot;::&quot;; [.H109]));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09])); &quot; &quot;; &quot;&quot;); &quot;/&quot;; &quot;&quot;); &quot;-&quot;; &quot;&quot;)" office:value-type="string" office:string-value="kPerimeterSlowDownExtruderSpeed" calcext:value-type="string">
            <text:p>kPerimeterSlowDownExtruder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perimeter_slow_down_extruder_off_distance</text:p>
          </table:table-cell>
          <table:table-cell table:style-name="ce10" office:value-type="string" calcext:value-type="string">
            <text:p>Perimeter Slow Down Extruder Cutoff Distance</text:p>
          </table:table-cell>
          <table:table-cell table:style-name="ce10" office:value-type="string" calcext:value-type="string">
            <text:p>distance</text:p>
          </table:table-cell>
          <table:table-cell table:style-name="ce10" office:value-type="string" calcext:value-type="string">
            <text:p>Distance from the end of the perimeter slow down move to turn the extruder off</text:p>
          </table:table-cell>
          <table:table-cell table:style-name="ce10" office:value-type="string" calcext:value-type="string">
            <text:p>{"AND": [{"perimeter": true}, {"perimeter_slow_down":true}]}</text:p>
          </table:table-cell>
          <table:table-cell table:style-name="ce10"/>
          <table:table-cell table:style-name="ce12"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0]; &quot;::&quot;; [.H110]));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0])); &quot; &quot;; &quot;&quot;); &quot;/&quot;; &quot;&quot;); &quot;-&quot;; &quot;&quot;)" office:value-type="string" office:string-value="kPerimeterSlowDownExtruderCutoffDistance" calcext:value-type="string">
            <text:p>kPerimeterSlowDownExtruderCutoff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slow_down</text:p>
          </table:table-cell>
          <table:table-cell table:style-name="ce10" office:value-type="string" calcext:value-type="string">
            <text:p>Enable Inset Slow Down</text:p>
          </table:table-cell>
          <table:table-cell table:style-name="ce10" office:value-type="string" calcext:value-type="string">
            <text:p>boolean</text:p>
          </table:table-cell>
          <table:table-cell table:style-name="ce10" office:value-type="string" calcext:value-type="string">
            <text:p>If selected, will move at a slower speed for a certain distance at the end of an inset path</text:p>
          </table:table-cell>
          <table:table-cell table:style-name="ce10" office:value-type="string" calcext:value-type="string">
            <text:p>{"inset":true}</text:p>
          </table:table-cell>
          <table:table-cell table:style-name="ce10"/>
          <table:table-cell table:style-name="ce11" office:value-type="string" calcext:value-type="string">
            <text:p>false</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1]; &quot;::&quot;; [.H111]));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1])); &quot; &quot;; &quot;&quot;); &quot;/&quot;; &quot;&quot;); &quot;-&quot;; &quot;&quot;)" office:value-type="string" office:string-value="kEnableInsetSlowDown" calcext:value-type="string">
            <text:p>kEnableInsetSlowDown</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slow_down_distance</text:p>
          </table:table-cell>
          <table:table-cell table:style-name="ce10" office:value-type="string" calcext:value-type="string">
            <text:p>Inset Slow Down Distance</text:p>
          </table:table-cell>
          <table:table-cell table:style-name="ce10" office:value-type="string" calcext:value-type="string">
            <text:p>distance</text:p>
          </table:table-cell>
          <table:table-cell table:style-name="ce10" office:value-type="string" calcext:value-type="string">
            <text:p>Distance for the inset slow down move</text:p>
          </table:table-cell>
          <table:table-cell table:style-name="ce10" office:value-type="string" calcext:value-type="string">
            <text:p>{"AND": [{"inset": true}, {"inset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2]; &quot;::&quot;; [.H112]));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2])); &quot; &quot;; &quot;&quot;); &quot;/&quot;; &quot;&quot;); &quot;-&quot;; &quot;&quot;)" office:value-type="string" office:string-value="kInsetSlowDownDistance" calcext:value-type="string">
            <text:p>kInsetSlowDown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slow_down_lift_distance</text:p>
          </table:table-cell>
          <table:table-cell table:style-name="ce10" office:value-type="string" calcext:value-type="string">
            <text:p>Inset Slow Down Lift Distance</text:p>
          </table:table-cell>
          <table:table-cell table:style-name="ce10" office:value-type="string" calcext:value-type="string">
            <text:p>distance</text:p>
          </table:table-cell>
          <table:table-cell table:style-name="ce10" office:value-type="string" calcext:value-type="string">
            <text:p>Distance to lift during the inset slow down move</text:p>
          </table:table-cell>
          <table:table-cell table:style-name="ce10" office:value-type="string" calcext:value-type="string">
            <text:p>{"AND": [{"inset": true}, {"inset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3]; &quot;::&quot;; [.H113]));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3])); &quot; &quot;; &quot;&quot;); &quot;/&quot;; &quot;&quot;); &quot;-&quot;; &quot;&quot;)" office:value-type="string" office:string-value="kInsetSlowDownLiftDistance" calcext:value-type="string">
            <text:p>kInsetSlowDownLift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slow_down_speed</text:p>
          </table:table-cell>
          <table:table-cell table:style-name="ce10" office:value-type="string" calcext:value-type="string">
            <text:p>Inset Slow Down Speed</text:p>
          </table:table-cell>
          <table:table-cell table:style-name="ce10" office:value-type="string" calcext:value-type="string">
            <text:p>speed</text:p>
          </table:table-cell>
          <table:table-cell table:style-name="ce10" office:value-type="string" calcext:value-type="string">
            <text:p>Speed for the inset slow down move</text:p>
          </table:table-cell>
          <table:table-cell table:style-name="ce10" office:value-type="string" calcext:value-type="string">
            <text:p>{"AND": [{"inset": true}, {"inset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4]; &quot;::&quot;; [.H114]));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4])); &quot; &quot;; &quot;&quot;); &quot;/&quot;; &quot;&quot;); &quot;-&quot;; &quot;&quot;)" office:value-type="string" office:string-value="kInsetSlowDownSpeed" calcext:value-type="string">
            <text:p>kInsetSlowDown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slow_down_extruder_speed</text:p>
          </table:table-cell>
          <table:table-cell table:style-name="ce10" office:value-type="string" calcext:value-type="string">
            <text:p>Inset Slow Down Extruder Speed</text:p>
          </table:table-cell>
          <table:table-cell table:style-name="ce10" office:value-type="string" calcext:value-type="string">
            <text:p>rpm</text:p>
          </table:table-cell>
          <table:table-cell table:style-name="ce10" office:value-type="string" calcext:value-type="string">
            <text:p>Extruder Speed for the inset slow down move</text:p>
          </table:table-cell>
          <table:table-cell table:style-name="ce10" office:value-type="string" calcext:value-type="string">
            <text:p>{"AND": [{"inset": true}, {"AND": [{"inset_slow_down":true}, {"enable_width_height": fals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5]; &quot;::&quot;; [.H115]));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5])); &quot; &quot;; &quot;&quot;); &quot;/&quot;; &quot;&quot;); &quot;-&quot;; &quot;&quot;)" office:value-type="string" office:string-value="kInsetSlowDownExtruderSpeed" calcext:value-type="string">
            <text:p>kInsetSlowDownExtruder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slow_down_extruder_off_distance</text:p>
          </table:table-cell>
          <table:table-cell table:style-name="ce10" office:value-type="string" calcext:value-type="string">
            <text:p>Inset Slow Down Extruder Cutoff Distance</text:p>
          </table:table-cell>
          <table:table-cell table:style-name="ce10" office:value-type="string" calcext:value-type="string">
            <text:p>distance</text:p>
          </table:table-cell>
          <table:table-cell table:style-name="ce10" office:value-type="string" calcext:value-type="string">
            <text:p>Distance from the end of the inset slow down move to turn the extruder off</text:p>
          </table:table-cell>
          <table:table-cell table:style-name="ce10" office:value-type="string" calcext:value-type="string">
            <text:p>{"AND": [{"inset": true}, {"inset_slow_down":true}]}</text:p>
          </table:table-cell>
          <table:table-cell table:style-name="ce10"/>
          <table:table-cell table:style-name="ce12"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6]; &quot;::&quot;; [.H116]));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6])); &quot; &quot;; &quot;&quot;); &quot;/&quot;; &quot;&quot;); &quot;-&quot;; &quot;&quot;)" office:value-type="string" office:string-value="kInsetSlowDownExtruderCutoffDistance" calcext:value-type="string">
            <text:p>kInsetSlowDownExtruderCutoff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in_slow_down</text:p>
          </table:table-cell>
          <table:table-cell table:style-name="ce10" office:value-type="string" calcext:value-type="string">
            <text:p>Enable Skin Slow Down</text:p>
          </table:table-cell>
          <table:table-cell table:style-name="ce10" office:value-type="string" calcext:value-type="string">
            <text:p>boolean</text:p>
          </table:table-cell>
          <table:table-cell table:style-name="ce10" office:value-type="string" calcext:value-type="string">
            <text:p>If selected, will move at a slower speed for a certain distance at the end of a skin path</text:p>
          </table:table-cell>
          <table:table-cell table:style-name="ce10" office:value-type="string" calcext:value-type="string">
            <text:p>{"skin":true}</text:p>
          </table:table-cell>
          <table:table-cell table:style-name="ce10"/>
          <table:table-cell table:style-name="ce11" office:value-type="string" calcext:value-type="string">
            <text:p>false</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7]; &quot;::&quot;; [.H117]));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7])); &quot; &quot;; &quot;&quot;); &quot;/&quot;; &quot;&quot;); &quot;-&quot;; &quot;&quot;)" office:value-type="string" office:string-value="kEnableSkinSlowDown" calcext:value-type="string">
            <text:p>kEnableSkinSlowDown</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in_slow_down_distance</text:p>
          </table:table-cell>
          <table:table-cell table:style-name="ce10" office:value-type="string" calcext:value-type="string">
            <text:p>Skin Slow Down Distance</text:p>
          </table:table-cell>
          <table:table-cell table:style-name="ce10" office:value-type="string" calcext:value-type="string">
            <text:p>distance</text:p>
          </table:table-cell>
          <table:table-cell table:style-name="ce10" office:value-type="string" calcext:value-type="string">
            <text:p>Distance for the skin slow down move</text:p>
          </table:table-cell>
          <table:table-cell table:style-name="ce10" office:value-type="string" calcext:value-type="string">
            <text:p>{"AND": [{"skin": true}, {"skin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8]; &quot;::&quot;; [.H118]));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8])); &quot; &quot;; &quot;&quot;); &quot;/&quot;; &quot;&quot;); &quot;-&quot;; &quot;&quot;)" office:value-type="string" office:string-value="kSkinSlowDownDistance" calcext:value-type="string">
            <text:p>kSkinSlowDown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in_slow_down_lift_distance</text:p>
          </table:table-cell>
          <table:table-cell table:style-name="ce10" office:value-type="string" calcext:value-type="string">
            <text:p>Skin Slow Down Lift Distance</text:p>
          </table:table-cell>
          <table:table-cell table:style-name="ce10" office:value-type="string" calcext:value-type="string">
            <text:p>distance</text:p>
          </table:table-cell>
          <table:table-cell table:style-name="ce10" office:value-type="string" calcext:value-type="string">
            <text:p>Distance to lift during the skin slow down move</text:p>
          </table:table-cell>
          <table:table-cell table:style-name="ce10" office:value-type="string" calcext:value-type="string">
            <text:p>{"AND": [{"skin": true}, {"skin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19]; &quot;::&quot;; [.H119]));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19])); &quot; &quot;; &quot;&quot;); &quot;/&quot;; &quot;&quot;); &quot;-&quot;; &quot;&quot;)" office:value-type="string" office:string-value="kSkinSlowDownLiftDistance" calcext:value-type="string">
            <text:p>kSkinSlowDownLift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in_slow_down_speed</text:p>
          </table:table-cell>
          <table:table-cell table:style-name="ce10" office:value-type="string" calcext:value-type="string">
            <text:p>Skin Slow Down Speed</text:p>
          </table:table-cell>
          <table:table-cell table:style-name="ce10" office:value-type="string" calcext:value-type="string">
            <text:p>speed</text:p>
          </table:table-cell>
          <table:table-cell table:style-name="ce10" office:value-type="string" calcext:value-type="string">
            <text:p>Speed for the skin slow down move</text:p>
          </table:table-cell>
          <table:table-cell table:style-name="ce10" office:value-type="string" calcext:value-type="string">
            <text:p>{"AND": [{"skin": true}, {"skin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0]; &quot;::&quot;; [.H120]));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0])); &quot; &quot;; &quot;&quot;); &quot;/&quot;; &quot;&quot;); &quot;-&quot;; &quot;&quot;)" office:value-type="string" office:string-value="kSkinSlowDownSpeed" calcext:value-type="string">
            <text:p>kSkinSlowDown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in_slow_down_extruder_speed</text:p>
          </table:table-cell>
          <table:table-cell table:style-name="ce10" office:value-type="string" calcext:value-type="string">
            <text:p>Skin Slow Down Extruder Speed</text:p>
          </table:table-cell>
          <table:table-cell table:style-name="ce10" office:value-type="string" calcext:value-type="string">
            <text:p>rpm</text:p>
          </table:table-cell>
          <table:table-cell table:style-name="ce10" office:value-type="string" calcext:value-type="string">
            <text:p>Extruder Speed for the skin slow down move</text:p>
          </table:table-cell>
          <table:table-cell table:style-name="ce10" office:value-type="string" calcext:value-type="string">
            <text:p>{"AND": [{"skin": true}, {"AND": [{"skin_slow_down":true}, {"enable_width_height": fals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1]; &quot;::&quot;; [.H121]));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1])); &quot; &quot;; &quot;&quot;); &quot;/&quot;; &quot;&quot;); &quot;-&quot;; &quot;&quot;)" office:value-type="string" office:string-value="kSkinSlowDownExtruderSpeed" calcext:value-type="string">
            <text:p>kSkinSlowDownExtruder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in_slow_down_extruder_off_distance</text:p>
          </table:table-cell>
          <table:table-cell table:style-name="ce10" office:value-type="string" calcext:value-type="string">
            <text:p>Skin Slow Down Extruder Cutoff Distance</text:p>
          </table:table-cell>
          <table:table-cell table:style-name="ce10" office:value-type="string" calcext:value-type="string">
            <text:p>distance</text:p>
          </table:table-cell>
          <table:table-cell table:style-name="ce10" office:value-type="string" calcext:value-type="string">
            <text:p>Distance from the end of the skin slow down move to turn the extruder off</text:p>
          </table:table-cell>
          <table:table-cell table:style-name="ce10" office:value-type="string" calcext:value-type="string">
            <text:p>{"AND": [{"skin": true}, {"skin_slow_down":true}]}</text:p>
          </table:table-cell>
          <table:table-cell table:style-name="ce10"/>
          <table:table-cell table:style-name="ce12"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2]; &quot;::&quot;; [.H122]));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2])); &quot; &quot;; &quot;&quot;); &quot;/&quot;; &quot;&quot;); &quot;-&quot;; &quot;&quot;)" office:value-type="string" office:string-value="kSkinSlowDownExtruderCutoffDistance" calcext:value-type="string">
            <text:p>kSkinSlowDownExtruderCutoff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fill_slow_down</text:p>
          </table:table-cell>
          <table:table-cell table:style-name="ce10" office:value-type="string" calcext:value-type="string">
            <text:p>Enable Infill Slow Down</text:p>
          </table:table-cell>
          <table:table-cell table:style-name="ce10" office:value-type="string" calcext:value-type="string">
            <text:p>boolean</text:p>
          </table:table-cell>
          <table:table-cell table:style-name="ce10" office:value-type="string" calcext:value-type="string">
            <text:p>If selected, will move at a slower speed for a certain distance at the end of an infill path</text:p>
          </table:table-cell>
          <table:table-cell table:style-name="ce10" office:value-type="string" calcext:value-type="string">
            <text:p>{"infill":true}</text:p>
          </table:table-cell>
          <table:table-cell table:style-name="ce10"/>
          <table:table-cell table:style-name="ce11" office:value-type="string" calcext:value-type="string">
            <text:p>false</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3]; &quot;::&quot;; [.H123]));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3])); &quot; &quot;; &quot;&quot;); &quot;/&quot;; &quot;&quot;); &quot;-&quot;; &quot;&quot;)" office:value-type="string" office:string-value="kEnableInfillSlowDown" calcext:value-type="string">
            <text:p>kEnableInfillSlowDown</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fill_slow_down_distance</text:p>
          </table:table-cell>
          <table:table-cell table:style-name="ce10" office:value-type="string" calcext:value-type="string">
            <text:p>Infill Slow Down Distance</text:p>
          </table:table-cell>
          <table:table-cell table:style-name="ce10" office:value-type="string" calcext:value-type="string">
            <text:p>distance</text:p>
          </table:table-cell>
          <table:table-cell table:style-name="ce10" office:value-type="string" calcext:value-type="string">
            <text:p>Distance for the infill slow down move</text:p>
          </table:table-cell>
          <table:table-cell table:style-name="ce10" office:value-type="string" calcext:value-type="string">
            <text:p>{"AND": [{"infill": true}, {"infill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4]; &quot;::&quot;; [.H124]));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4])); &quot; &quot;; &quot;&quot;); &quot;/&quot;; &quot;&quot;); &quot;-&quot;; &quot;&quot;)" office:value-type="string" office:string-value="kInfillSlowDownDistance" calcext:value-type="string">
            <text:p>kInfillSlowDown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fill_slow_down_lift_distance</text:p>
          </table:table-cell>
          <table:table-cell table:style-name="ce10" office:value-type="string" calcext:value-type="string">
            <text:p>Infill Slow Down Lift Distance</text:p>
          </table:table-cell>
          <table:table-cell table:style-name="ce10" office:value-type="string" calcext:value-type="string">
            <text:p>distance</text:p>
          </table:table-cell>
          <table:table-cell table:style-name="ce10" office:value-type="string" calcext:value-type="string">
            <text:p>Distance to lift during the infill slow down move</text:p>
          </table:table-cell>
          <table:table-cell table:style-name="ce10" office:value-type="string" calcext:value-type="string">
            <text:p>{"AND": [{"infill": true}, {"infill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5]; &quot;::&quot;; [.H125]));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5])); &quot; &quot;; &quot;&quot;); &quot;/&quot;; &quot;&quot;); &quot;-&quot;; &quot;&quot;)" office:value-type="string" office:string-value="kInfillSlowDownLiftDistance" calcext:value-type="string">
            <text:p>kInfillSlowDownLift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fill_slow_down_speed</text:p>
          </table:table-cell>
          <table:table-cell table:style-name="ce10" office:value-type="string" calcext:value-type="string">
            <text:p>Infill Slow Down Speed</text:p>
          </table:table-cell>
          <table:table-cell table:style-name="ce10" office:value-type="string" calcext:value-type="string">
            <text:p>speed</text:p>
          </table:table-cell>
          <table:table-cell table:style-name="ce10" office:value-type="string" calcext:value-type="string">
            <text:p>Speed for the infill slow down move</text:p>
          </table:table-cell>
          <table:table-cell table:style-name="ce10" office:value-type="string" calcext:value-type="string">
            <text:p>{"AND": [{"infill": true}, {"infill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6]; &quot;::&quot;; [.H126]));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6])); &quot; &quot;; &quot;&quot;); &quot;/&quot;; &quot;&quot;); &quot;-&quot;; &quot;&quot;)" office:value-type="string" office:string-value="kInfillSlowDownSpeed" calcext:value-type="string">
            <text:p>kInfillSlowDown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fill_slow_down_extruder_speed</text:p>
          </table:table-cell>
          <table:table-cell table:style-name="ce10" office:value-type="string" calcext:value-type="string">
            <text:p>Infill Slow Down Extruder Speed</text:p>
          </table:table-cell>
          <table:table-cell table:style-name="ce10" office:value-type="string" calcext:value-type="string">
            <text:p>rpm</text:p>
          </table:table-cell>
          <table:table-cell table:style-name="ce10" office:value-type="string" calcext:value-type="string">
            <text:p>Extruder Speed for the infill slow down move</text:p>
          </table:table-cell>
          <table:table-cell table:style-name="ce10" office:value-type="string" calcext:value-type="string">
            <text:p>{"AND": [{"infill": true}, {"AND": [{"infill_slow_down":true}, {"enable_width_height": fals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7]; &quot;::&quot;; [.H127]));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7])); &quot; &quot;; &quot;&quot;); &quot;/&quot;; &quot;&quot;); &quot;-&quot;; &quot;&quot;)" office:value-type="string" office:string-value="kInfillSlowDownExtruderSpeed" calcext:value-type="string">
            <text:p>kInfillSlowDownExtruder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fill_slow_down_extruder_off_distance</text:p>
          </table:table-cell>
          <table:table-cell table:style-name="ce10" office:value-type="string" calcext:value-type="string">
            <text:p>Infill Slow Down Extruder Cutoff Distance</text:p>
          </table:table-cell>
          <table:table-cell table:style-name="ce10" office:value-type="string" calcext:value-type="string">
            <text:p>distance</text:p>
          </table:table-cell>
          <table:table-cell table:style-name="ce10" office:value-type="string" calcext:value-type="string">
            <text:p>Distance from the end of the infill slow down move to turn the extruder off</text:p>
          </table:table-cell>
          <table:table-cell table:style-name="ce10" office:value-type="string" calcext:value-type="string">
            <text:p>{"AND": [{"infill": true}, {"infill_slow_down":true}]}</text:p>
          </table:table-cell>
          <table:table-cell table:style-name="ce10"/>
          <table:table-cell table:style-name="ce12"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8]; &quot;::&quot;; [.H128]));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8])); &quot; &quot;; &quot;&quot;); &quot;/&quot;; &quot;&quot;); &quot;-&quot;; &quot;&quot;)" office:value-type="string" office:string-value="kInfillSlowDownExtruderCutoffDistance" calcext:value-type="string">
            <text:p>kInfillSlowDownExtruderCutoff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eleton_slow_down</text:p>
          </table:table-cell>
          <table:table-cell table:style-name="ce10" office:value-type="string" calcext:value-type="string">
            <text:p>Enable Skeleton Slow Down</text:p>
          </table:table-cell>
          <table:table-cell table:style-name="ce10" office:value-type="string" calcext:value-type="string">
            <text:p>boolean</text:p>
          </table:table-cell>
          <table:table-cell table:style-name="ce10" office:value-type="string" calcext:value-type="string">
            <text:p>If selected, will move at a slower speed for a certain distance at the end of a skeleton path</text:p>
          </table:table-cell>
          <table:table-cell table:style-name="ce10" office:value-type="string" calcext:value-type="string">
            <text:p>{"skeleton":true}</text:p>
          </table:table-cell>
          <table:table-cell table:style-name="ce10"/>
          <table:table-cell table:style-name="ce11" office:value-type="string" calcext:value-type="string">
            <text:p>false</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29]; &quot;::&quot;; [.H129]));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29])); &quot; &quot;; &quot;&quot;); &quot;/&quot;; &quot;&quot;); &quot;-&quot;; &quot;&quot;)" office:value-type="string" office:string-value="kEnableSkeletonSlowDown" calcext:value-type="string">
            <text:p>kEnableSkeletonSlowDown</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eleton_slow_down_distance</text:p>
          </table:table-cell>
          <table:table-cell table:style-name="ce10" office:value-type="string" calcext:value-type="string">
            <text:p>Skeleton Slow Down Distance</text:p>
          </table:table-cell>
          <table:table-cell table:style-name="ce10" office:value-type="string" calcext:value-type="string">
            <text:p>distance</text:p>
          </table:table-cell>
          <table:table-cell table:style-name="ce10" office:value-type="string" calcext:value-type="string">
            <text:p>Distance for the skeleton slow down move</text:p>
          </table:table-cell>
          <table:table-cell table:style-name="ce10" office:value-type="string" calcext:value-type="string">
            <text:p>{"AND": [{"skeleton": true}, {"skeleton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30]; &quot;::&quot;; [.H130]));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30])); &quot; &quot;; &quot;&quot;); &quot;/&quot;; &quot;&quot;); &quot;-&quot;; &quot;&quot;)" office:value-type="string" office:string-value="kSkeletonSlowDownDistance" calcext:value-type="string">
            <text:p>kSkeletonSlowDown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eleton_slow_down_lift_distance</text:p>
          </table:table-cell>
          <table:table-cell table:style-name="ce10" office:value-type="string" calcext:value-type="string">
            <text:p>Skeleton Slow Down Lift Distance</text:p>
          </table:table-cell>
          <table:table-cell table:style-name="ce10" office:value-type="string" calcext:value-type="string">
            <text:p>distance</text:p>
          </table:table-cell>
          <table:table-cell table:style-name="ce10" office:value-type="string" calcext:value-type="string">
            <text:p>Distance to lift during the skeleton slow down move</text:p>
          </table:table-cell>
          <table:table-cell table:style-name="ce10" office:value-type="string" calcext:value-type="string">
            <text:p>{"AND": [{"skeleton": true}, {"skeleton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31]; &quot;::&quot;; [.H131]));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31])); &quot; &quot;; &quot;&quot;); &quot;/&quot;; &quot;&quot;); &quot;-&quot;; &quot;&quot;)" office:value-type="string" office:string-value="kSkeletonSlowDownLiftDistance" calcext:value-type="string">
            <text:p>kSkeletonSlowDownLift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eleton_slow_down_speed</text:p>
          </table:table-cell>
          <table:table-cell table:style-name="ce10" office:value-type="string" calcext:value-type="string">
            <text:p>Skeleton Slow Down Speed</text:p>
          </table:table-cell>
          <table:table-cell table:style-name="ce10" office:value-type="string" calcext:value-type="string">
            <text:p>speed</text:p>
          </table:table-cell>
          <table:table-cell table:style-name="ce10" office:value-type="string" calcext:value-type="string">
            <text:p>Speed for the skeleton slow down move</text:p>
          </table:table-cell>
          <table:table-cell table:style-name="ce10" office:value-type="string" calcext:value-type="string">
            <text:p>{"AND": [{"skeleton": true}, {"skeleton_slow_down":tru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32]; &quot;::&quot;; [.H132]));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32])); &quot; &quot;; &quot;&quot;); &quot;/&quot;; &quot;&quot;); &quot;-&quot;; &quot;&quot;)" office:value-type="string" office:string-value="kSkeletonSlowDownSpeed" calcext:value-type="string">
            <text:p>kSkeletonSlowDown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eleton_slow_down_extruder_speed</text:p>
          </table:table-cell>
          <table:table-cell table:style-name="ce10" office:value-type="string" calcext:value-type="string">
            <text:p>Skeleton Slow Down Extruder Speed</text:p>
          </table:table-cell>
          <table:table-cell table:style-name="ce10" office:value-type="string" calcext:value-type="string">
            <text:p>rpm</text:p>
          </table:table-cell>
          <table:table-cell table:style-name="ce10" office:value-type="string" calcext:value-type="string">
            <text:p>Extruder Speed for the skeleton slow down move</text:p>
          </table:table-cell>
          <table:table-cell table:style-name="ce10" office:value-type="string" calcext:value-type="string">
            <text:p>{"AND": [{"skeleton": true}, {"AND": [{"skeleton_slow_down":true}, {"enable_width_height": false}]}]}</text:p>
          </table:table-cell>
          <table:table-cell table:style-name="ce10"/>
          <table:table-cell table:style-name="ce11"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33]; &quot;::&quot;; [.H133]));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33])); &quot; &quot;; &quot;&quot;); &quot;/&quot;; &quot;&quot;); &quot;-&quot;; &quot;&quot;)" office:value-type="string" office:string-value="kSkeletonSlowDownExtruderSpeed" calcext:value-type="string">
            <text:p>kSkeletonSlowDownExtruderSpeed</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keleton_slow_down_extruder_off_distance</text:p>
          </table:table-cell>
          <table:table-cell table:style-name="ce10" office:value-type="string" calcext:value-type="string">
            <text:p>Skeleton Slow Down Extruder Cutoff Distance</text:p>
          </table:table-cell>
          <table:table-cell table:style-name="ce10" office:value-type="string" calcext:value-type="string">
            <text:p>distance</text:p>
          </table:table-cell>
          <table:table-cell table:style-name="ce10" office:value-type="string" calcext:value-type="string">
            <text:p>Distance from the end of the skeleton slow down move to turn the extruder off</text:p>
          </table:table-cell>
          <table:table-cell table:style-name="ce10" office:value-type="string" calcext:value-type="string">
            <text:p>{"AND": [{"skeleton": true}, {"skeleton_slow_down":true}]}</text:p>
          </table:table-cell>
          <table:table-cell table:style-name="ce10"/>
          <table:table-cell table:style-name="ce12" office:value-type="float" office:value="0" calcext:value-type="float">
            <text:p>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34]; &quot;::&quot;; [.H134]));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34])); &quot; &quot;; &quot;&quot;); &quot;/&quot;; &quot;&quot;); &quot;-&quot;; &quot;&quot;)" office:value-type="string" office:string-value="kSkeletonSlowDownExtruderCutoffDistance" calcext:value-type="string">
            <text:p>kSkeletonSlowDownExtruderCutoffDistance</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slow_down_area_modifier</text:p>
          </table:table-cell>
          <table:table-cell table:style-name="ce10" office:value-type="string" calcext:value-type="string">
            <text:p>Slow Down Bead Area Modifier</text:p>
          </table:table-cell>
          <table:table-cell table:style-name="ce10" office:value-type="string" calcext:value-type="string">
            <text:p>percentage</text:p>
          </table:table-cell>
          <table:table-cell table:style-name="ce10" office:value-type="string" calcext:value-type="string">
            <text:p>Percent multiplier for bead area of slow down paths</text:p>
          </table:table-cell>
          <table:table-cell table:style-name="ce10" office:value-type="string" calcext:value-type="string">
            <text:p>{"AND": [{"enable_width_height": true}, {"OR": [{"perimeter_slow_down": true}, {"OR": [{"inset_slow_down": true}, {"OR": [{"skin_slow_down": true}, {"OR": [{"infill_slow_down": true}, {"skeleton_slow_down": true}]}]}]}]}]}</text:p>
          </table:table-cell>
          <table:table-cell table:style-name="ce10"/>
          <table:table-cell table:style-name="ce12" office:value-type="float" office:value="100" calcext:value-type="float">
            <text:p>100</text:p>
          </table:table-cell>
          <table:table-cell table:style-name="ce10" office:value-type="string" calcext:value-type="string">
            <text:p>Slow Down</text:p>
          </table:table-cell>
          <table:table-cell table:style-name="ce10" office:value-type="string" calcext:value-type="string">
            <text:p>Material</text:p>
          </table:table-cell>
          <table:table-cell table:style-name="ce10" table:formula="of:=SUBSTITUTE(SUBSTITUTE(SUBSTITUTE((COM.MICROSOFT.CONCAT([.I135]; &quot;::&quot;; [.H135])); &quot; &quot;; &quot;&quot;); &quot;/&quot;; &quot;&quot;); &quot;-&quot;; &quot;&quot;)" office:value-type="string" office:string-value="Material::SlowDown" calcext:value-type="string">
            <text:p>Material::SlowDown</text:p>
          </table:table-cell>
          <table:table-cell table:style-name="ce10" table:formula="of:=SUBSTITUTE(SUBSTITUTE(SUBSTITUTE((COM.MICROSOFT.CONCAT(&quot;k&quot;; [.B135])); &quot; &quot;; &quot;&quot;); &quot;/&quot;; &quot;&quot;); &quot;-&quot;; &quot;&quot;)" office:value-type="string" office:string-value="kSlowDownBeadAreaModifier" calcext:value-type="string">
            <text:p>kSlowDownBeadAreaModifier</text:p>
          </table:table-cell>
          <table:table-cell table:style-name="ce10" office:value-type="string" calcext:value-type="string">
            <text:p>true</text:p>
          </table:table-cell>
          <table:table-cell table:number-columns-repeated="16372"/>
        </table:table-row>
        <table:table-row table:style-name="ro1">
          <table:table-cell table:style-name="ce26" office:value-type="string" calcext:value-type="string">
            <text:p>perimeter_wipe</text:p>
          </table:table-cell>
          <table:table-cell table:style-name="ce26" office:value-type="string" calcext:value-type="string">
            <text:p>Enable Perimeter Tip Wipe</text:p>
          </table:table-cell>
          <table:table-cell table:style-name="ce26" office:value-type="string" calcext:value-type="string">
            <text:p>boolean</text:p>
          </table:table-cell>
          <table:table-cell table:style-name="ce26" office:value-type="string" calcext:value-type="string">
            <text:p>If selected, will do a tip wipe for perimeter moves to prevent material from sticking up</text:p>
          </table:table-cell>
          <table:table-cell table:style-name="ce26" office:value-type="string" calcext:value-type="string">
            <text:p>{"perimeter":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6]; &quot;::&quot;; [.H13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6])); &quot; &quot;; &quot;&quot;); &quot;/&quot;; &quot;&quot;); &quot;-&quot;; &quot;&quot;)" office:value-type="string" office:string-value="kEnablePerimeterTipWipe" calcext:value-type="string">
            <text:p>kEnablePerimeterTipWip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direction</text:p>
          </table:table-cell>
          <table:table-cell table:style-name="ce26" office:value-type="string" calcext:value-type="string">
            <text:p>Perimeter Wipe Direction</text:p>
          </table:table-cell>
          <table:table-cell table:style-name="ce26" office:value-type="string" calcext:value-type="string">
            <text:p>enumeration</text:p>
          </table:table-cell>
          <table:table-cell table:style-name="ce26" office:value-type="string" calcext:value-type="string">
            <text:p>Direction for all perimeter tip wipes. Optimal does forward for closed loops paths\nand reverse for open loop paths</text:p>
          </table:table-cell>
          <table:table-cell table:style-name="ce26" office:value-type="string" calcext:value-type="string">
            <text:p>{"AND": [{"perimeter": true}, {"perimeter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7]; &quot;::&quot;; [.H13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7])); &quot; &quot;; &quot;&quot;); &quot;/&quot;; &quot;&quot;); &quot;-&quot;; &quot;&quot;)" office:value-type="string" office:string-value="kPerimeterWipeDirection" calcext:value-type="string">
            <text:p>kPerimeterWipeDire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distance</text:p>
          </table:table-cell>
          <table:table-cell table:style-name="ce26" office:value-type="string" calcext:value-type="string">
            <text:p>Perimeter Wipe Distance</text:p>
          </table:table-cell>
          <table:table-cell table:style-name="ce26" office:value-type="string" calcext:value-type="string">
            <text:p>distance</text:p>
          </table:table-cell>
          <table:table-cell table:style-name="ce26" office:value-type="string" calcext:value-type="string">
            <text:p>Sets the travel distance for perimeter tip wiping. If using an incrementing wipe, this is the initial distanc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8]; &quot;::&quot;; [.H13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8])); &quot; &quot;; &quot;&quot;); &quot;/&quot;; &quot;&quot;); &quot;-&quot;; &quot;&quot;)" office:value-type="string" office:string-value="kPerimeterWipeDistance" calcext:value-type="string">
            <text:p>kPerimeterWipe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speed</text:p>
          </table:table-cell>
          <table:table-cell table:style-name="ce26" office:value-type="string" calcext:value-type="string">
            <text:p>Perimeter Wipe Speed</text:p>
          </table:table-cell>
          <table:table-cell table:style-name="ce26" office:value-type="string" calcext:value-type="string">
            <text:p>speed</text:p>
          </table:table-cell>
          <table:table-cell table:style-name="ce26" office:value-type="string" calcext:value-type="string">
            <text:p>Sets the speed for the perimeter tip wipe mov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9]; &quot;::&quot;; [.H13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9])); &quot; &quot;; &quot;&quot;); &quot;/&quot;; &quot;&quot;); &quot;-&quot;; &quot;&quot;)" office:value-type="string" office:string-value="kPerimeterWipeSpeed" calcext:value-type="string">
            <text:p>kPerimeterWipe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extruder_speed</text:p>
          </table:table-cell>
          <table:table-cell table:style-name="ce26" office:value-type="string" calcext:value-type="string">
            <text:p>Perimeter Wipe Extruder Speed</text:p>
          </table:table-cell>
          <table:table-cell table:style-name="ce26" office:value-type="string" calcext:value-type="string">
            <text:p>rpm</text:p>
          </table:table-cell>
          <table:table-cell table:style-name="ce26" office:value-type="string" calcext:value-type="string">
            <text:p>Sets the extruder speed for the perimeter tip wipe mov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0]; &quot;::&quot;; [.H14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0])); &quot; &quot;; &quot;&quot;); &quot;/&quot;; &quot;&quot;); &quot;-&quot;; &quot;&quot;)" office:value-type="string" office:string-value="kPerimeterWipeExtruderSpeed" calcext:value-type="string">
            <text:p>kPerimeterWipeExtruder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angle</text:p>
          </table:table-cell>
          <table:table-cell table:style-name="ce26" office:value-type="string" calcext:value-type="string">
            <text:p>Perimeter Wipe Angle</text:p>
          </table:table-cell>
          <table:table-cell table:style-name="ce26" office:value-type="string" calcext:value-type="string">
            <text:p>angle</text:p>
          </table:table-cell>
          <table:table-cell table:style-name="ce26" office:value-type="string" calcext:value-type="string">
            <text:p>Sets the angle of the perimeter tip wipe</text:p>
          </table:table-cell>
          <table:table-cell table:style-name="ce26" office:value-type="string" calcext:value-type="string">
            <text:p>{"AND": [{"perimeter": true}, {"AND": [{"perimeter_wipe": true},{"perimeter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1]; &quot;::&quot;; [.H14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1])); &quot; &quot;; &quot;&quot;); &quot;/&quot;; &quot;&quot;); &quot;-&quot;; &quot;&quot;)" office:value-type="string" office:string-value="kPerimeterWipeAngle" calcext:value-type="string">
            <text:p>kPerimeterWipeAngl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cutoff_distance</text:p>
          </table:table-cell>
          <table:table-cell table:style-name="ce26" office:value-type="string" calcext:value-type="string">
            <text:p>Perimeter Wipe Cutoff Distance</text:p>
          </table:table-cell>
          <table:table-cell table:style-name="ce26" office:value-type="string" calcext:value-type="string">
            <text:p>distance</text:p>
          </table:table-cell>
          <table:table-cell table:style-name="ce26" office:value-type="string" calcext:value-type="string">
            <text:p>Sets the distance from the end of the perimeter tip wipe to turn the extruder off</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2]; &quot;::&quot;; [.H14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2])); &quot; &quot;; &quot;&quot;); &quot;/&quot;; &quot;&quot;); &quot;-&quot;; &quot;&quot;)" office:value-type="string" office:string-value="kPerimeterWipeCutoffDistance" calcext:value-type="string">
            <text:p>kPerimeterWipeCutoff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perimeter_wipe_lift_height</text:p>
          </table:table-cell>
          <table:table-cell table:style-name="ce26" office:value-type="string" calcext:value-type="string">
            <text:p>Perimeter Wipe Lift Height</text:p>
          </table:table-cell>
          <table:table-cell table:style-name="ce26" office:value-type="string" calcext:value-type="string">
            <text:p>distance</text:p>
          </table:table-cell>
          <table:table-cell table:style-name="ce26" office:value-type="string" calcext:value-type="string">
            <text:p>Sets the distance to lift during the perimeter tip wipe mov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3]; &quot;::&quot;; [.H14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3])); &quot; &quot;; &quot;&quot;); &quot;/&quot;; &quot;&quot;); &quot;-&quot;; &quot;&quot;)" office:value-type="string" office:string-value="kPerimeterWipeLiftHeight" calcext:value-type="string">
            <text:p>kPerimeterWipeLiftHeight</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text:p>
          </table:table-cell>
          <table:table-cell table:style-name="ce26" office:value-type="string" calcext:value-type="string">
            <text:p>Enable Inset Tip Wipe</text:p>
          </table:table-cell>
          <table:table-cell table:style-name="ce26" office:value-type="string" calcext:value-type="string">
            <text:p>boolean</text:p>
          </table:table-cell>
          <table:table-cell table:style-name="ce26" office:value-type="string" calcext:value-type="string">
            <text:p>If selected, will do a tip wipe for inset moves to prevent material from sticking up</text:p>
          </table:table-cell>
          <table:table-cell table:style-name="ce26" office:value-type="string" calcext:value-type="string">
            <text:p>{"inset":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4]; &quot;::&quot;; [.H14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4])); &quot; &quot;; &quot;&quot;); &quot;/&quot;; &quot;&quot;); &quot;-&quot;; &quot;&quot;)" office:value-type="string" office:string-value="kEnableInsetTipWipe" calcext:value-type="string">
            <text:p>kEnableInsetTipWip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direction</text:p>
          </table:table-cell>
          <table:table-cell table:style-name="ce26" office:value-type="string" calcext:value-type="string">
            <text:p>Inset Wipe Direction</text:p>
          </table:table-cell>
          <table:table-cell table:style-name="ce26" office:value-type="string" calcext:value-type="string">
            <text:p>enumeration</text:p>
          </table:table-cell>
          <table:table-cell table:style-name="ce26" office:value-type="string" calcext:value-type="string">
            <text:p>Direction for all inset tip wipes. Optimal does forward for closed loops paths\nand reverse for open loop paths</text:p>
          </table:table-cell>
          <table:table-cell table:style-name="ce26" office:value-type="string" calcext:value-type="string">
            <text:p>{"AND": [{"inset": true}, {"inset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5]; &quot;::&quot;; [.H14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5])); &quot; &quot;; &quot;&quot;); &quot;/&quot;; &quot;&quot;); &quot;-&quot;; &quot;&quot;)" office:value-type="string" office:string-value="kInsetWipeDirection" calcext:value-type="string">
            <text:p>kInsetWipeDire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distance</text:p>
          </table:table-cell>
          <table:table-cell table:style-name="ce26" office:value-type="string" calcext:value-type="string">
            <text:p>Inset Wipe Distance</text:p>
          </table:table-cell>
          <table:table-cell table:style-name="ce26" office:value-type="string" calcext:value-type="string">
            <text:p>distance</text:p>
          </table:table-cell>
          <table:table-cell table:style-name="ce26" office:value-type="string" calcext:value-type="string">
            <text:p>Sets the travel distance for inset tip wiping. If using an incrementing wipe, this is the initial distance.</text:p>
          </table:table-cell>
          <table:table-cell table:style-name="ce26" office:value-type="string" calcext:value-type="string">
            <text:p>{"AND": [{"inset": true}, {"inset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6]; &quot;::&quot;; [.H14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6])); &quot; &quot;; &quot;&quot;); &quot;/&quot;; &quot;&quot;); &quot;-&quot;; &quot;&quot;)" office:value-type="string" office:string-value="kInsetWipeDistance" calcext:value-type="string">
            <text:p>kInsetWipe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speed</text:p>
          </table:table-cell>
          <table:table-cell table:style-name="ce26" office:value-type="string" calcext:value-type="string">
            <text:p>Inset Wipe Speed</text:p>
          </table:table-cell>
          <table:table-cell table:style-name="ce26" office:value-type="string" calcext:value-type="string">
            <text:p>speed</text:p>
          </table:table-cell>
          <table:table-cell table:style-name="ce26" office:value-type="string" calcext:value-type="string">
            <text:p>Sets the speed for the inset tip wipe move</text:p>
          </table:table-cell>
          <table:table-cell table:style-name="ce26" office:value-type="string" calcext:value-type="string">
            <text:p>{"AND": [{"inset": true}, {"inset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7]; &quot;::&quot;; [.H14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7])); &quot; &quot;; &quot;&quot;); &quot;/&quot;; &quot;&quot;); &quot;-&quot;; &quot;&quot;)" office:value-type="string" office:string-value="kInsetWipeSpeed" calcext:value-type="string">
            <text:p>kInsetWipe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extruder_speed</text:p>
          </table:table-cell>
          <table:table-cell table:style-name="ce26" office:value-type="string" calcext:value-type="string">
            <text:p>Inset Wipe Extruder Speed</text:p>
          </table:table-cell>
          <table:table-cell table:style-name="ce26" office:value-type="string" calcext:value-type="string">
            <text:p>rpm</text:p>
          </table:table-cell>
          <table:table-cell table:style-name="ce26" office:value-type="string" calcext:value-type="string">
            <text:p>Sets the extruder speed for the inset tip wipe move</text:p>
          </table:table-cell>
          <table:table-cell table:style-name="ce26" office:value-type="string" calcext:value-type="string">
            <text:p>{"AND": [{"inset": true}, {"inset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8]; &quot;::&quot;; [.H14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8])); &quot; &quot;; &quot;&quot;); &quot;/&quot;; &quot;&quot;); &quot;-&quot;; &quot;&quot;)" office:value-type="string" office:string-value="kInsetWipeExtruderSpeed" calcext:value-type="string">
            <text:p>kInsetWipeExtruder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angle</text:p>
          </table:table-cell>
          <table:table-cell table:style-name="ce26" office:value-type="string" calcext:value-type="string">
            <text:p>Inset Wipe Angle</text:p>
          </table:table-cell>
          <table:table-cell table:style-name="ce26" office:value-type="string" calcext:value-type="string">
            <text:p>angle</text:p>
          </table:table-cell>
          <table:table-cell table:style-name="ce26" office:value-type="string" calcext:value-type="string">
            <text:p>Sets the angle of the inset tip wipe</text:p>
          </table:table-cell>
          <table:table-cell table:style-name="ce26" office:value-type="string" calcext:value-type="string">
            <text:p>{"AND": [{"inset": true}, {"AND": [{"inset_wipe": true},{"inset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9]; &quot;::&quot;; [.H14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9])); &quot; &quot;; &quot;&quot;); &quot;/&quot;; &quot;&quot;); &quot;-&quot;; &quot;&quot;)" office:value-type="string" office:string-value="kInsetWipeAngle" calcext:value-type="string">
            <text:p>kInsetWipeAngl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cutoff_distance</text:p>
          </table:table-cell>
          <table:table-cell table:style-name="ce26" office:value-type="string" calcext:value-type="string">
            <text:p>Inset Wipe Cutoff Distance</text:p>
          </table:table-cell>
          <table:table-cell table:style-name="ce26" office:value-type="string" calcext:value-type="string">
            <text:p>distance</text:p>
          </table:table-cell>
          <table:table-cell table:style-name="ce26" office:value-type="string" calcext:value-type="string">
            <text:p>Sets the distance from the end of the inset tip wipe to turn the extruder off</text:p>
          </table:table-cell>
          <table:table-cell table:style-name="ce26" office:value-type="string" calcext:value-type="string">
            <text:p>{"AND": [{"inset": true}, {"inset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0]; &quot;::&quot;; [.H15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0])); &quot; &quot;; &quot;&quot;); &quot;/&quot;; &quot;&quot;); &quot;-&quot;; &quot;&quot;)" office:value-type="string" office:string-value="kInsetWipeCutoffDistance" calcext:value-type="string">
            <text:p>kInsetWipeCutoff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set_wipe_lift_height</text:p>
          </table:table-cell>
          <table:table-cell table:style-name="ce26" office:value-type="string" calcext:value-type="string">
            <text:p>Inset Wipe Lift Height</text:p>
          </table:table-cell>
          <table:table-cell table:style-name="ce26" office:value-type="string" calcext:value-type="string">
            <text:p>distance</text:p>
          </table:table-cell>
          <table:table-cell table:style-name="ce26" office:value-type="string" calcext:value-type="string">
            <text:p>Sets the distance to lift during the inset tip wipe move</text:p>
          </table:table-cell>
          <table:table-cell table:style-name="ce26" office:value-type="string" calcext:value-type="string">
            <text:p>{"AND": [{"inset": true}, {"inset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1]; &quot;::&quot;; [.H15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1])); &quot; &quot;; &quot;&quot;); &quot;/&quot;; &quot;&quot;); &quot;-&quot;; &quot;&quot;)" office:value-type="string" office:string-value="kInsetWipeLiftHeight" calcext:value-type="string">
            <text:p>kInsetWipeLiftHeight</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text:p>
          </table:table-cell>
          <table:table-cell table:style-name="ce26" office:value-type="string" calcext:value-type="string">
            <text:p>Enable Skeleton Tip Wipe</text:p>
          </table:table-cell>
          <table:table-cell table:style-name="ce26" office:value-type="string" calcext:value-type="string">
            <text:p>boolean</text:p>
          </table:table-cell>
          <table:table-cell table:style-name="ce26" office:value-type="string" calcext:value-type="string">
            <text:p>If selected, will do a tip wipe for skeleton moves to prevent material from sticking up</text:p>
          </table:table-cell>
          <table:table-cell table:style-name="ce26" office:value-type="string" calcext:value-type="string">
            <text:p>{"skeleton":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2]; &quot;::&quot;; [.H15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2])); &quot; &quot;; &quot;&quot;); &quot;/&quot;; &quot;&quot;); &quot;-&quot;; &quot;&quot;)" office:value-type="string" office:string-value="kEnableSkeletonTipWipe" calcext:value-type="string">
            <text:p>kEnableSkeletonTipWip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direction</text:p>
          </table:table-cell>
          <table:table-cell table:style-name="ce26" office:value-type="string" calcext:value-type="string">
            <text:p>Skeleton Wipe Direction</text:p>
          </table:table-cell>
          <table:table-cell table:style-name="ce26" office:value-type="string" calcext:value-type="string">
            <text:p>enumeration</text:p>
          </table:table-cell>
          <table:table-cell table:style-name="ce26" office:value-type="string" calcext:value-type="string">
            <text:p>Direction for all skeleton tip wipes. Optimal does reverse a reverse wipe</text:p>
          </table:table-cell>
          <table:table-cell table:style-name="ce26" office:value-type="string" calcext:value-type="string">
            <text:p>{"AND": [{"skeleton": true}, {"skeleton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3]; &quot;::&quot;; [.H15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3])); &quot; &quot;; &quot;&quot;); &quot;/&quot;; &quot;&quot;); &quot;-&quot;; &quot;&quot;)" office:value-type="string" office:string-value="kSkeletonWipeDirection" calcext:value-type="string">
            <text:p>kSkeletonWipeDire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distance</text:p>
          </table:table-cell>
          <table:table-cell table:style-name="ce26" office:value-type="string" calcext:value-type="string">
            <text:p>Skeleton Wipe Distance</text:p>
          </table:table-cell>
          <table:table-cell table:style-name="ce26" office:value-type="string" calcext:value-type="string">
            <text:p>distance</text:p>
          </table:table-cell>
          <table:table-cell table:style-name="ce26" office:value-type="string" calcext:value-type="string">
            <text:p>Sets the travel distance for skeleton tip wiping. If using an incrementing wipe, this is the initial distance.</text:p>
          </table:table-cell>
          <table:table-cell table:style-name="ce26" office:value-type="string" calcext:value-type="string">
            <text:p>{"AND": [{"skeleton": true}, {"skeleto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4]; &quot;::&quot;; [.H15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4])); &quot; &quot;; &quot;&quot;); &quot;/&quot;; &quot;&quot;); &quot;-&quot;; &quot;&quot;)" office:value-type="string" office:string-value="kSkeletonWipeDistance" calcext:value-type="string">
            <text:p>kSkeletonWipe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speed</text:p>
          </table:table-cell>
          <table:table-cell table:style-name="ce26" office:value-type="string" calcext:value-type="string">
            <text:p>Skeleton Wipe Speed</text:p>
          </table:table-cell>
          <table:table-cell table:style-name="ce26" office:value-type="string" calcext:value-type="string">
            <text:p>speed</text:p>
          </table:table-cell>
          <table:table-cell table:style-name="ce26" office:value-type="string" calcext:value-type="string">
            <text:p>Sets the speed for the skeleton tip wipe move</text:p>
          </table:table-cell>
          <table:table-cell table:style-name="ce26" office:value-type="string" calcext:value-type="string">
            <text:p>{"AND": [{"skeleton": true}, {"skeleto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5]; &quot;::&quot;; [.H15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5])); &quot; &quot;; &quot;&quot;); &quot;/&quot;; &quot;&quot;); &quot;-&quot;; &quot;&quot;)" office:value-type="string" office:string-value="kSkeletonWipeSpeed" calcext:value-type="string">
            <text:p>kSkeletonWipe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extruder_speed</text:p>
          </table:table-cell>
          <table:table-cell table:style-name="ce26" office:value-type="string" calcext:value-type="string">
            <text:p>Skeleton Wipe Extruder Speed</text:p>
          </table:table-cell>
          <table:table-cell table:style-name="ce26" office:value-type="string" calcext:value-type="string">
            <text:p>rpm</text:p>
          </table:table-cell>
          <table:table-cell table:style-name="ce26" office:value-type="string" calcext:value-type="string">
            <text:p>Sets the extruder speed for the skeleton tip wipe move</text:p>
          </table:table-cell>
          <table:table-cell table:style-name="ce26" office:value-type="string" calcext:value-type="string">
            <text:p>{"AND": [{"skeleton": true}, {"skeleto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6]; &quot;::&quot;; [.H15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6])); &quot; &quot;; &quot;&quot;); &quot;/&quot;; &quot;&quot;); &quot;-&quot;; &quot;&quot;)" office:value-type="string" office:string-value="kSkeletonWipeExtruderSpeed" calcext:value-type="string">
            <text:p>kSkeletonWipeExtruder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angle</text:p>
          </table:table-cell>
          <table:table-cell table:style-name="ce26" office:value-type="string" calcext:value-type="string">
            <text:p>Skeleton Wipe Angle</text:p>
          </table:table-cell>
          <table:table-cell table:style-name="ce26" office:value-type="string" calcext:value-type="string">
            <text:p>angle</text:p>
          </table:table-cell>
          <table:table-cell table:style-name="ce26" office:value-type="string" calcext:value-type="string">
            <text:p>Sets the angle of the skeleton tip wipe</text:p>
          </table:table-cell>
          <table:table-cell table:style-name="ce26" office:value-type="string" calcext:value-type="string">
            <text:p>{"AND": [{"skeleton": true}, {"AND": [{"skeleton_wipe": true},{"skeleton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7]; &quot;::&quot;; [.H15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7])); &quot; &quot;; &quot;&quot;); &quot;/&quot;; &quot;&quot;); &quot;-&quot;; &quot;&quot;)" office:value-type="string" office:string-value="kSkeletonWipeAngle" calcext:value-type="string">
            <text:p>kSkeletonWipeAngl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cutoff_distance</text:p>
          </table:table-cell>
          <table:table-cell table:style-name="ce26" office:value-type="string" calcext:value-type="string">
            <text:p>Skeleton Wipe Cutoff Distance</text:p>
          </table:table-cell>
          <table:table-cell table:style-name="ce26" office:value-type="string" calcext:value-type="string">
            <text:p>distance</text:p>
          </table:table-cell>
          <table:table-cell table:style-name="ce26" office:value-type="string" calcext:value-type="string">
            <text:p>Sets the distance from the end of the skeleton tip wipe to turn the extruder off</text:p>
          </table:table-cell>
          <table:table-cell table:style-name="ce26" office:value-type="string" calcext:value-type="string">
            <text:p>{"AND": [{"skeleton": true}, {"skeleto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8]; &quot;::&quot;; [.H15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8])); &quot; &quot;; &quot;&quot;); &quot;/&quot;; &quot;&quot;); &quot;-&quot;; &quot;&quot;)" office:value-type="string" office:string-value="kSkeletonWipeCutoffDistance" calcext:value-type="string">
            <text:p>kSkeletonWipeCutoff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eleton_wipe_lift_height</text:p>
          </table:table-cell>
          <table:table-cell table:style-name="ce26" office:value-type="string" calcext:value-type="string">
            <text:p>Skeleteon Wipe Lift Distance</text:p>
          </table:table-cell>
          <table:table-cell table:style-name="ce26" office:value-type="string" calcext:value-type="string">
            <text:p>distance</text:p>
          </table:table-cell>
          <table:table-cell table:style-name="ce26" office:value-type="string" calcext:value-type="string">
            <text:p>Sets the distance to lift during the skeleton tip wipe move</text:p>
          </table:table-cell>
          <table:table-cell table:style-name="ce26" office:value-type="string" calcext:value-type="string">
            <text:p>{"AND": [{"skeleton": true}, {"skeleto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9]; &quot;::&quot;; [.H15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9])); &quot; &quot;; &quot;&quot;); &quot;/&quot;; &quot;&quot;); &quot;-&quot;; &quot;&quot;)" office:value-type="string" office:string-value="kSkeleteonWipeLiftDistance" calcext:value-type="string">
            <text:p>kSkeleteonWipeLift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text:p>
          </table:table-cell>
          <table:table-cell table:style-name="ce26" office:value-type="string" calcext:value-type="string">
            <text:p>Enable Skin Tip Wipe</text:p>
          </table:table-cell>
          <table:table-cell table:style-name="ce26" office:value-type="string" calcext:value-type="string">
            <text:p>boolean</text:p>
          </table:table-cell>
          <table:table-cell table:style-name="ce26" office:value-type="string" calcext:value-type="string">
            <text:p>If selected, will do a tip wipe for skin moves to prevent material from sticking up</text:p>
          </table:table-cell>
          <table:table-cell table:style-name="ce26" office:value-type="string" calcext:value-type="string">
            <text:p>{"skin":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0]; &quot;::&quot;; [.H16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0])); &quot; &quot;; &quot;&quot;); &quot;/&quot;; &quot;&quot;); &quot;-&quot;; &quot;&quot;)" office:value-type="string" office:string-value="kEnableSkinTipWipe" calcext:value-type="string">
            <text:p>kEnableSkinTipWip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direction</text:p>
          </table:table-cell>
          <table:table-cell table:style-name="ce26" office:value-type="string" calcext:value-type="string">
            <text:p>Skin Wipe Direction</text:p>
          </table:table-cell>
          <table:table-cell table:style-name="ce26" office:value-type="string" calcext:value-type="string">
            <text:p>enumeration</text:p>
          </table:table-cell>
          <table:table-cell table:style-name="ce26" office:value-type="string" calcext:value-type="string">
            <text:p>Direction for all skin tip wipes. Optimal does forward for closed loops paths,\nreverse for open loop paths, and forward over the inset/perimeter when available</text:p>
          </table:table-cell>
          <table:table-cell table:style-name="ce26" office:value-type="string" calcext:value-type="string">
            <text:p>{"AND": [{"skin": true}, {"skin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1]; &quot;::&quot;; [.H16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1])); &quot; &quot;; &quot;&quot;); &quot;/&quot;; &quot;&quot;); &quot;-&quot;; &quot;&quot;)" office:value-type="string" office:string-value="kSkinWipeDirection" calcext:value-type="string">
            <text:p>kSkinWipeDire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distance</text:p>
          </table:table-cell>
          <table:table-cell table:style-name="ce26" office:value-type="string" calcext:value-type="string">
            <text:p>Skin Wipe Distance</text:p>
          </table:table-cell>
          <table:table-cell table:style-name="ce26" office:value-type="string" calcext:value-type="string">
            <text:p>distance</text:p>
          </table:table-cell>
          <table:table-cell table:style-name="ce26" office:value-type="string" calcext:value-type="string">
            <text:p>Sets the travel distance for skin tip wiping. If using an incrementing wipe, this is the initial distance.</text:p>
          </table:table-cell>
          <table:table-cell table:style-name="ce26" office:value-type="string" calcext:value-type="string">
            <text:p>{"AND": [{"skin": true}, {"ski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2]; &quot;::&quot;; [.H16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2])); &quot; &quot;; &quot;&quot;); &quot;/&quot;; &quot;&quot;); &quot;-&quot;; &quot;&quot;)" office:value-type="string" office:string-value="kSkinWipeDistance" calcext:value-type="string">
            <text:p>kSkinWipe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speed</text:p>
          </table:table-cell>
          <table:table-cell table:style-name="ce26" office:value-type="string" calcext:value-type="string">
            <text:p>Skin Wipe Speed</text:p>
          </table:table-cell>
          <table:table-cell table:style-name="ce26" office:value-type="string" calcext:value-type="string">
            <text:p>speed</text:p>
          </table:table-cell>
          <table:table-cell table:style-name="ce26" office:value-type="string" calcext:value-type="string">
            <text:p>Sets the speed for the skin tip wipe move</text:p>
          </table:table-cell>
          <table:table-cell table:style-name="ce26" office:value-type="string" calcext:value-type="string">
            <text:p>{"AND": [{"skin": true}, {"ski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3]; &quot;::&quot;; [.H16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3])); &quot; &quot;; &quot;&quot;); &quot;/&quot;; &quot;&quot;); &quot;-&quot;; &quot;&quot;)" office:value-type="string" office:string-value="kSkinWipeSpeed" calcext:value-type="string">
            <text:p>kSkinWipe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extruder_speed</text:p>
          </table:table-cell>
          <table:table-cell table:style-name="ce26" office:value-type="string" calcext:value-type="string">
            <text:p>Skin Wipe Extruder Speed</text:p>
          </table:table-cell>
          <table:table-cell table:style-name="ce26" office:value-type="string" calcext:value-type="string">
            <text:p>rpm</text:p>
          </table:table-cell>
          <table:table-cell table:style-name="ce26" office:value-type="string" calcext:value-type="string">
            <text:p>Sets the extruder speed for the skin tip wipe move</text:p>
          </table:table-cell>
          <table:table-cell table:style-name="ce26" office:value-type="string" calcext:value-type="string">
            <text:p>{"AND": [{"skin": true}, {"ski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4]; &quot;::&quot;; [.H16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4])); &quot; &quot;; &quot;&quot;); &quot;/&quot;; &quot;&quot;); &quot;-&quot;; &quot;&quot;)" office:value-type="string" office:string-value="kSkinWipeExtruderSpeed" calcext:value-type="string">
            <text:p>kSkinWipeExtruder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angle</text:p>
          </table:table-cell>
          <table:table-cell table:style-name="ce26" office:value-type="string" calcext:value-type="string">
            <text:p>Skin Wipe Angle</text:p>
          </table:table-cell>
          <table:table-cell table:style-name="ce26" office:value-type="string" calcext:value-type="string">
            <text:p>angle</text:p>
          </table:table-cell>
          <table:table-cell table:style-name="ce26" office:value-type="string" calcext:value-type="string">
            <text:p>Sets the angle of the skin tip wipe</text:p>
          </table:table-cell>
          <table:table-cell table:style-name="ce26" office:value-type="string" calcext:value-type="string">
            <text:p>{"AND": [{"skin": true}, {"AND": [{"skin_wipe": true},{"skin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5]; &quot;::&quot;; [.H16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5])); &quot; &quot;; &quot;&quot;); &quot;/&quot;; &quot;&quot;); &quot;-&quot;; &quot;&quot;)" office:value-type="string" office:string-value="kSkinWipeAngle" calcext:value-type="string">
            <text:p>kSkinWipeAngl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cutoff_distance</text:p>
          </table:table-cell>
          <table:table-cell table:style-name="ce26" office:value-type="string" calcext:value-type="string">
            <text:p>Skin Wipe Cutoff Distance</text:p>
          </table:table-cell>
          <table:table-cell table:style-name="ce26" office:value-type="string" calcext:value-type="string">
            <text:p>distance</text:p>
          </table:table-cell>
          <table:table-cell table:style-name="ce26" office:value-type="string" calcext:value-type="string">
            <text:p>Sets the distance from the end of the skin tip wipe to turn the extruder off</text:p>
          </table:table-cell>
          <table:table-cell table:style-name="ce26" office:value-type="string" calcext:value-type="string">
            <text:p>{"AND": [{"skin": true}, {"ski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6]; &quot;::&quot;; [.H16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6])); &quot; &quot;; &quot;&quot;); &quot;/&quot;; &quot;&quot;); &quot;-&quot;; &quot;&quot;)" office:value-type="string" office:string-value="kSkinWipeCutoffDistance" calcext:value-type="string">
            <text:p>kSkinWipeCutoff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skin_wipe_lift_height</text:p>
          </table:table-cell>
          <table:table-cell table:style-name="ce26" office:value-type="string" calcext:value-type="string">
            <text:p>Skin Wipe Lift Height</text:p>
          </table:table-cell>
          <table:table-cell table:style-name="ce26" office:value-type="string" calcext:value-type="string">
            <text:p>distance</text:p>
          </table:table-cell>
          <table:table-cell table:style-name="ce26" office:value-type="string" calcext:value-type="string">
            <text:p>Sets the distance to lift during the skin tip wipe move</text:p>
          </table:table-cell>
          <table:table-cell table:style-name="ce26" office:value-type="string" calcext:value-type="string">
            <text:p>{"AND": [{"skin": true}, {"ski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7]; &quot;::&quot;; [.H16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7])); &quot; &quot;; &quot;&quot;); &quot;/&quot;; &quot;&quot;); &quot;-&quot;; &quot;&quot;)" office:value-type="string" office:string-value="kSkinWipeLiftHeight" calcext:value-type="string">
            <text:p>kSkinWipeLiftHeight</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text:p>
          </table:table-cell>
          <table:table-cell table:style-name="ce26" office:value-type="string" calcext:value-type="string">
            <text:p>Enable Infill Tip Wipe</text:p>
          </table:table-cell>
          <table:table-cell table:style-name="ce26" office:value-type="string" calcext:value-type="string">
            <text:p>boolean</text:p>
          </table:table-cell>
          <table:table-cell table:style-name="ce26" office:value-type="string" calcext:value-type="string">
            <text:p>If selected, will do a tip wipe for infill moves to prevent material from sticking up</text:p>
          </table:table-cell>
          <table:table-cell table:style-name="ce26" office:value-type="string" calcext:value-type="string">
            <text:p>{"infill":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8]; &quot;::&quot;; [.H16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8])); &quot; &quot;; &quot;&quot;); &quot;/&quot;; &quot;&quot;); &quot;-&quot;; &quot;&quot;)" office:value-type="string" office:string-value="kEnableInfillTipWipe" calcext:value-type="string">
            <text:p>kEnableInfillTipWip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direction</text:p>
          </table:table-cell>
          <table:table-cell table:style-name="ce26" office:value-type="string" calcext:value-type="string">
            <text:p>Infill Wipe Direction</text:p>
          </table:table-cell>
          <table:table-cell table:style-name="ce26" office:value-type="string" calcext:value-type="string">
            <text:p>enumeration</text:p>
          </table:table-cell>
          <table:table-cell table:style-name="ce26" office:value-type="string" calcext:value-type="string">
            <text:p>Direction for all infill tip wipes. Optimal does forward for closed loops paths,\nreverse for open loop paths, and forward over the inset/perimeter when available</text:p>
          </table:table-cell>
          <table:table-cell table:style-name="ce26" office:value-type="string" calcext:value-type="string">
            <text:p>{"AND": [{"infill": true}, {"infill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9]; &quot;::&quot;; [.H16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9])); &quot; &quot;; &quot;&quot;); &quot;/&quot;; &quot;&quot;); &quot;-&quot;; &quot;&quot;)" office:value-type="string" office:string-value="kInfillWipeDirection" calcext:value-type="string">
            <text:p>kInfillWipeDire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distance</text:p>
          </table:table-cell>
          <table:table-cell table:style-name="ce26" office:value-type="string" calcext:value-type="string">
            <text:p>Infill Wipe Distance</text:p>
          </table:table-cell>
          <table:table-cell table:style-name="ce26" office:value-type="string" calcext:value-type="string">
            <text:p>distance</text:p>
          </table:table-cell>
          <table:table-cell table:style-name="ce26" office:value-type="string" calcext:value-type="string">
            <text:p>Sets the travel distance for infill tip wiping. If using an incrementing wipe, this is the initial distance.</text:p>
          </table:table-cell>
          <table:table-cell table:style-name="ce26" office:value-type="string" calcext:value-type="string">
            <text:p>{"AND": [{"infill": true}, {"infill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0]; &quot;::&quot;; [.H17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0])); &quot; &quot;; &quot;&quot;); &quot;/&quot;; &quot;&quot;); &quot;-&quot;; &quot;&quot;)" office:value-type="string" office:string-value="kInfillWipeDistance" calcext:value-type="string">
            <text:p>kInfillWipe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speed</text:p>
          </table:table-cell>
          <table:table-cell table:style-name="ce26" office:value-type="string" calcext:value-type="string">
            <text:p>Infill Wipe Speed</text:p>
          </table:table-cell>
          <table:table-cell table:style-name="ce26" office:value-type="string" calcext:value-type="string">
            <text:p>speed</text:p>
          </table:table-cell>
          <table:table-cell table:style-name="ce26" office:value-type="string" calcext:value-type="string">
            <text:p>Sets the speed for the infill tip wipe move</text:p>
          </table:table-cell>
          <table:table-cell table:style-name="ce26" office:value-type="string" calcext:value-type="string">
            <text:p>{"AND": [{"infill": true}, {"infill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1]; &quot;::&quot;; [.H17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1])); &quot; &quot;; &quot;&quot;); &quot;/&quot;; &quot;&quot;); &quot;-&quot;; &quot;&quot;)" office:value-type="string" office:string-value="kInfillWipeSpeed" calcext:value-type="string">
            <text:p>kInfillWipe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extruder_speed</text:p>
          </table:table-cell>
          <table:table-cell table:style-name="ce26" office:value-type="string" calcext:value-type="string">
            <text:p>Infill Wipe Extruder Speed</text:p>
          </table:table-cell>
          <table:table-cell table:style-name="ce26" office:value-type="string" calcext:value-type="string">
            <text:p>rpm</text:p>
          </table:table-cell>
          <table:table-cell table:style-name="ce26" office:value-type="string" calcext:value-type="string">
            <text:p>Sets the extruder speed for the infill tip wipe move</text:p>
          </table:table-cell>
          <table:table-cell table:style-name="ce26" office:value-type="string" calcext:value-type="string">
            <text:p>{"AND": [{"infill": true}, {"infill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2]; &quot;::&quot;; [.H17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2])); &quot; &quot;; &quot;&quot;); &quot;/&quot;; &quot;&quot;); &quot;-&quot;; &quot;&quot;)" office:value-type="string" office:string-value="kInfillWipeExtruderSpeed" calcext:value-type="string">
            <text:p>kInfillWipeExtruder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angle</text:p>
          </table:table-cell>
          <table:table-cell table:style-name="ce26" office:value-type="string" calcext:value-type="string">
            <text:p>Infill Wipe Angle</text:p>
          </table:table-cell>
          <table:table-cell table:style-name="ce26" office:value-type="string" calcext:value-type="string">
            <text:p>angle</text:p>
          </table:table-cell>
          <table:table-cell table:style-name="ce26" office:value-type="string" calcext:value-type="string">
            <text:p>Sets the angle of the infill tip wipe</text:p>
          </table:table-cell>
          <table:table-cell table:style-name="ce26" office:value-type="string" calcext:value-type="string">
            <text:p>{"AND": [{"infill": true}, {"AND": [{"infill_wipe": true},{"infill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3]; &quot;::&quot;; [.H17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3])); &quot; &quot;; &quot;&quot;); &quot;/&quot;; &quot;&quot;); &quot;-&quot;; &quot;&quot;)" office:value-type="string" office:string-value="kInfillWipeAngle" calcext:value-type="string">
            <text:p>kInfillWipeAngl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cutoff_distance</text:p>
          </table:table-cell>
          <table:table-cell table:style-name="ce26" office:value-type="string" calcext:value-type="string">
            <text:p>Infill Wipe Cutoff Distance</text:p>
          </table:table-cell>
          <table:table-cell table:style-name="ce26" office:value-type="string" calcext:value-type="string">
            <text:p>distance</text:p>
          </table:table-cell>
          <table:table-cell table:style-name="ce26" office:value-type="string" calcext:value-type="string">
            <text:p>Sets the distance from the end of the infill tip wipe move to turn the extruder off</text:p>
          </table:table-cell>
          <table:table-cell table:style-name="ce26" office:value-type="string" calcext:value-type="string">
            <text:p>{"AND": [{"infill": true}, {"infill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4]; &quot;::&quot;; [.H17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4])); &quot; &quot;; &quot;&quot;); &quot;/&quot;; &quot;&quot;); &quot;-&quot;; &quot;&quot;)" office:value-type="string" office:string-value="kInfillWipeCutoffDistance" calcext:value-type="string">
            <text:p>kInfillWipeCutoffDistanc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infill_wipe_lift_height</text:p>
          </table:table-cell>
          <table:table-cell table:style-name="ce26" office:value-type="string" calcext:value-type="string">
            <text:p>Infill Wipe Lift Height</text:p>
          </table:table-cell>
          <table:table-cell table:style-name="ce26" office:value-type="string" calcext:value-type="string">
            <text:p>distance</text:p>
          </table:table-cell>
          <table:table-cell table:style-name="ce26" office:value-type="string" calcext:value-type="string">
            <text:p>Sets the distance to lift during the infill tip wipe move</text:p>
          </table:table-cell>
          <table:table-cell table:style-name="ce26" office:value-type="string" calcext:value-type="string">
            <text:p>{"AND": [{"infill": true}, {"infill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5]; &quot;::&quot;; [.H17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5])); &quot; &quot;; &quot;&quot;); &quot;/&quot;; &quot;&quot;); &quot;-&quot;; &quot;&quot;)" office:value-type="string" office:string-value="kInfillWipeLiftHeight" calcext:value-type="string">
            <text:p>kInfillWipeLiftHeight</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laser_power_multiplier</text:p>
          </table:table-cell>
          <table:table-cell table:style-name="ce26" office:value-type="string" calcext:value-type="string">
            <text:p>Laser Power Multiplier</text:p>
          </table:table-cell>
          <table:table-cell table:style-name="ce26" office:value-type="string" calcext:value-type="string">
            <text:p>unitless_float</text:p>
          </table:table-cell>
          <table:table-cell table:style-name="ce26" office:value-type="string" calcext:value-type="string">
            <text:p>Sets multiplier value issued when laser power is updated during tip wipe. GKN Only.</text:p>
          </table:table-cell>
          <table:table-cell table:style-name="ce26" office:value-type="string" calcext:value-type="string">
            <text:p>{"syntax": 4}</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6]; &quot;::&quot;; [.H17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6])); &quot; &quot;; &quot;&quot;); &quot;/&quot;; &quot;&quot;); &quot;-&quot;; &quot;&quot;)" office:value-type="string" office:string-value="kLaserPowerMultiplier" calcext:value-type="string">
            <text:p>kLaserPowerMultiplier</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wire_feed_multiplier</text:p>
          </table:table-cell>
          <table:table-cell table:style-name="ce26" office:value-type="string" calcext:value-type="string">
            <text:p>Wire Feed Multiplier</text:p>
          </table:table-cell>
          <table:table-cell table:style-name="ce26" office:value-type="string" calcext:value-type="string">
            <text:p>unitless_float</text:p>
          </table:table-cell>
          <table:table-cell table:style-name="ce26" office:value-type="string" calcext:value-type="string">
            <text:p>Sets multiplier value issued when wire feed is updated during tip wipe. GKN Only.</text:p>
          </table:table-cell>
          <table:table-cell table:style-name="ce26" office:value-type="string" calcext:value-type="string">
            <text:p>{"syntax": 4}</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7]; &quot;::&quot;; [.H17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7])); &quot; &quot;; &quot;&quot;); &quot;/&quot;; &quot;&quot;); &quot;-&quot;; &quot;&quot;)" office:value-type="string" office:string-value="kWireFeedMultiplier" calcext:value-type="string">
            <text:p>kWireFeedMultiplier</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tip_wipe_voltage</text:p>
          </table:table-cell>
          <table:table-cell table:style-name="ce26" office:value-type="string" calcext:value-type="string">
            <text:p>Tip Wipe Voltage</text:p>
          </table:table-cell>
          <table:table-cell table:style-name="ce26" office:value-type="string" calcext:value-type="string">
            <text:p>voltage</text:p>
          </table:table-cell>
          <table:table-cell table:style-name="ce26" office:value-type="string" calcext:value-type="string">
            <text:p>Sets welder voltage during tip wipe motions</text:p>
          </table:table-cell>
          <table:table-cell table:style-name="ce26" office:value-type="string" calcext:value-type="string">
            <text:p>{"syntax": 27}</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8]; &quot;::&quot;; [.H17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8])); &quot; &quot;; &quot;&quot;); &quot;/&quot;; &quot;&quot;); &quot;-&quot;; &quot;&quot;)" office:value-type="string" office:string-value="kTipWipeVoltage" calcext:value-type="string">
            <text:p>kTipWipeVoltage</text:p>
          </table:table-cell>
          <table:table-cell table:style-name="ce26" office:value-type="string" calcext:value-type="string">
            <text:p>true</text:p>
          </table:table-cell>
          <table:table-cell table:number-columns-repeated="16372"/>
        </table:table-row>
        <table:table-row table:style-name="ro1">
          <table:table-cell table:style-name="ce29" office:value-type="string" calcext:value-type="string">
            <text:p>enable_spiral_perimeter</text:p>
          </table:table-cell>
          <table:table-cell table:style-name="ce29" office:value-type="string" calcext:value-type="string">
            <text:p>Spiral Perimeters</text:p>
          </table:table-cell>
          <table:table-cell table:style-name="ce29" office:value-type="string" calcext:value-type="string">
            <text:p>boolean</text:p>
          </table:table-cell>
          <table:table-cell table:style-name="ce29" office:value-type="string" calcext:value-type="string">
            <text:p>If selected, will perform a spiral lift on perimeters</text:p>
          </table:table-cell>
          <table:table-cell table:style-name="ce29" office:value-type="string" calcext:value-type="string">
            <text:p>{"perimeter":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79]; &quot;::&quot;; [.H179]));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79])); &quot; &quot;; &quot;&quot;); &quot;/&quot;; &quot;&quot;); &quot;-&quot;; &quot;&quot;)" office:value-type="string" office:string-value="kSpiralPerimeters" calcext:value-type="string">
            <text:p>kSpiralPerimeters</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enable_spiral_inset</text:p>
          </table:table-cell>
          <table:table-cell table:style-name="ce29" office:value-type="string" calcext:value-type="string">
            <text:p>Spiral Insets</text:p>
          </table:table-cell>
          <table:table-cell table:style-name="ce29" office:value-type="string" calcext:value-type="string">
            <text:p>boolean</text:p>
          </table:table-cell>
          <table:table-cell table:style-name="ce29" office:value-type="string" calcext:value-type="string">
            <text:p>If selected, will perform a spiral lift on insets</text:p>
          </table:table-cell>
          <table:table-cell table:style-name="ce29" office:value-type="string" calcext:value-type="string">
            <text:p>{"inset":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0]; &quot;::&quot;; [.H180]));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0])); &quot; &quot;; &quot;&quot;); &quot;/&quot;; &quot;&quot;); &quot;-&quot;; &quot;&quot;)" office:value-type="string" office:string-value="kSpiralInsets" calcext:value-type="string">
            <text:p>kSpiralInsets</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enable_spiral_skin</text:p>
          </table:table-cell>
          <table:table-cell table:style-name="ce29" office:value-type="string" calcext:value-type="string">
            <text:p>Spiral Skins</text:p>
          </table:table-cell>
          <table:table-cell table:style-name="ce29" office:value-type="string" calcext:value-type="string">
            <text:p>boolean</text:p>
          </table:table-cell>
          <table:table-cell table:style-name="ce29" office:value-type="string" calcext:value-type="string">
            <text:p>If selected, will perform a spiral lift on skin</text:p>
          </table:table-cell>
          <table:table-cell table:style-name="ce29" office:value-type="string" calcext:value-type="string">
            <text:p>{"skin":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1]; &quot;::&quot;; [.H181]));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1])); &quot; &quot;; &quot;&quot;); &quot;/&quot;; &quot;&quot;); &quot;-&quot;; &quot;&quot;)" office:value-type="string" office:string-value="kSpiralSkins" calcext:value-type="string">
            <text:p>kSpiralSkins</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enable_spiral_infill</text:p>
          </table:table-cell>
          <table:table-cell table:style-name="ce29" office:value-type="string" calcext:value-type="string">
            <text:p>Spiral Infill</text:p>
          </table:table-cell>
          <table:table-cell table:style-name="ce29" office:value-type="string" calcext:value-type="string">
            <text:p>boolean</text:p>
          </table:table-cell>
          <table:table-cell table:style-name="ce29" office:value-type="string" calcext:value-type="string">
            <text:p>If selected, will perform a spiral lift on infill</text:p>
          </table:table-cell>
          <table:table-cell table:style-name="ce29" office:value-type="string" calcext:value-type="string">
            <text:p>{"infill":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2]; &quot;::&quot;; [.H182]));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2])); &quot; &quot;; &quot;&quot;); &quot;/&quot;; &quot;&quot;); &quot;-&quot;; &quot;&quot;)" office:value-type="string" office:string-value="kSpiralInfill" calcext:value-type="string">
            <text:p>kSpiralInfill</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spiral_end_of_layer</text:p>
          </table:table-cell>
          <table:table-cell table:style-name="ce29" office:value-type="string" calcext:value-type="string">
            <text:p>End of Layer</text:p>
          </table:table-cell>
          <table:table-cell table:style-name="ce29" office:value-type="string" calcext:value-type="string">
            <text:p>boolean</text:p>
          </table:table-cell>
          <table:table-cell table:style-name="ce29" office:value-type="string" calcext:value-type="string">
            <text:p>If selected, will perform a spiral list on the last path in a layer</text:p>
          </table:table-cell>
          <table:table-cell table:style-name="ce29" table:number-columns-repeated="2"/>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3]; &quot;::&quot;; [.H183]));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3])); &quot; &quot;; &quot;&quot;); &quot;/&quot;; &quot;&quot;); &quot;-&quot;; &quot;&quot;)" office:value-type="string" office:string-value="kEndofLayer" calcext:value-type="string">
            <text:p>kEndofLayer</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spiral_lift_height</text:p>
          </table:table-cell>
          <table:table-cell table:style-name="ce29" office:value-type="string" calcext:value-type="string">
            <text:p>Spiral Lift Height</text:p>
          </table:table-cell>
          <table:table-cell table:style-name="ce29" office:value-type="string" calcext:value-type="string">
            <text:p>distance</text:p>
          </table:table-cell>
          <table:table-cell table:style-name="ce29" office:value-type="string" calcext:value-type="string">
            <text:p>Sets the distance the extruder lifts before starting the spiral</text:p>
          </table:table-cell>
          <table:table-cell table:style-name="ce29" office:value-type="string" calcext:value-type="string">
            <text:p>{"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4]; &quot;::&quot;; [.H184]));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4])); &quot; &quot;; &quot;&quot;); &quot;/&quot;; &quot;&quot;); &quot;-&quot;; &quot;&quot;)" office:value-type="string" office:string-value="kSpiralLiftHeight" calcext:value-type="string">
            <text:p>kSpiralLiftHeight</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spiral_lift_points</text:p>
          </table:table-cell>
          <table:table-cell table:style-name="ce29" office:value-type="string" calcext:value-type="string">
            <text:p>Number of Points</text:p>
          </table:table-cell>
          <table:table-cell table:style-name="ce29" office:value-type="string" calcext:value-type="string">
            <text:p>number</text:p>
          </table:table-cell>
          <table:table-cell table:style-name="ce29" office:value-type="string" calcext:value-type="string">
            <text:p>Number of small line segments in the spiral move</text:p>
          </table:table-cell>
          <table:table-cell table:style-name="ce29" office:value-type="string" calcext:value-type="string">
            <text:p>{"AND": [{"supports_G2_3": false}, {"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5]; &quot;::&quot;; [.H185]));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5])); &quot; &quot;; &quot;&quot;); &quot;/&quot;; &quot;&quot;); &quot;-&quot;; &quot;&quot;)" office:value-type="string" office:string-value="kNumberofPoints" calcext:value-type="string">
            <text:p>kNumberofPoints</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spiral_lift_radius</text:p>
          </table:table-cell>
          <table:table-cell table:style-name="ce29" office:value-type="string" calcext:value-type="string">
            <text:p>Spiral Lift Radius</text:p>
          </table:table-cell>
          <table:table-cell table:style-name="ce29" office:value-type="string" calcext:value-type="string">
            <text:p>distance</text:p>
          </table:table-cell>
          <table:table-cell table:style-name="ce29" office:value-type="string" calcext:value-type="string">
            <text:p>Sets maximum distance from starting point that the extruder will spiral outward to</text:p>
          </table:table-cell>
          <table:table-cell table:style-name="ce29" office:value-type="string" calcext:value-type="string">
            <text:p>{"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6]; &quot;::&quot;; [.H186]));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6])); &quot; &quot;; &quot;&quot;); &quot;/&quot;; &quot;&quot;); &quot;-&quot;; &quot;&quot;)" office:value-type="string" office:string-value="kSpiralLiftRadius" calcext:value-type="string">
            <text:p>kSpiralLiftRadius</text:p>
          </table:table-cell>
          <table:table-cell table:style-name="ce31" office:value-type="string" calcext:value-type="string">
            <text:p>false</text:p>
          </table:table-cell>
          <table:table-cell table:number-columns-repeated="16372"/>
        </table:table-row>
        <table:table-row table:style-name="ro1">
          <table:table-cell table:style-name="ce29" office:value-type="string" calcext:value-type="string">
            <text:p>spiral_lift_speed</text:p>
          </table:table-cell>
          <table:table-cell table:style-name="ce29" office:value-type="string" calcext:value-type="string">
            <text:p>Spiral Lift Speed</text:p>
          </table:table-cell>
          <table:table-cell table:style-name="ce29" office:value-type="string" calcext:value-type="string">
            <text:p>speed</text:p>
          </table:table-cell>
          <table:table-cell table:style-name="ce29" office:value-type="string" calcext:value-type="string">
            <text:p>Sets the speed for spiral lift moves</text:p>
          </table:table-cell>
          <table:table-cell table:style-name="ce29" office:value-type="string" calcext:value-type="string">
            <text:p>{"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7]; &quot;::&quot;; [.H187]));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7])); &quot; &quot;; &quot;&quot;); &quot;/&quot;; &quot;&quot;); &quot;-&quot;; &quot;&quot;)" office:value-type="string" office:string-value="kSpiralLiftSpeed" calcext:value-type="string">
            <text:p>kSpiralLiftSpeed</text:p>
          </table:table-cell>
          <table:table-cell table:style-name="ce31" office:value-type="string" calcext:value-type="string">
            <text:p>false</text:p>
          </table:table-cell>
          <table:table-cell table:number-columns-repeated="16372"/>
        </table:table-row>
        <table:table-row table:style-name="ro1">
          <table:table-cell table:style-name="ce32" office:value-type="string" calcext:value-type="string">
            <text:p>initial_purge_duration</text:p>
          </table:table-cell>
          <table:table-cell table:style-name="ce32" office:value-type="string" calcext:value-type="string">
            <text:p>Initial Purge Duration</text:p>
          </table:table-cell>
          <table:table-cell table:style-name="ce32" office:value-type="string" calcext:value-type="string">
            <text:p>time</text:p>
          </table:table-cell>
          <table:table-cell table:style-name="ce32" office:value-type="string" calcext:value-type="string">
            <text:p>Amount of time extruder will purge </text:p>
          </table:table-cell>
          <table:table-cell table:style-name="ce32" office:value-type="string" calcext:value-type="string">
            <text:p>{"AND": [{"enable_material_load": true}, {"syntax":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8]; &quot;::&quot;; [.H188]));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8])); &quot; &quot;; &quot;&quot;); &quot;/&quot;; &quot;&quot;); &quot;-&quot;; &quot;&quot;)" office:value-type="string" office:string-value="kInitialPurgeDuration" calcext:value-type="string">
            <text:p>kInitialPurgeDuration</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initial_purge_dwell_screw_rpm</text:p>
          </table:table-cell>
          <table:table-cell table:style-name="ce32" office:value-type="string" calcext:value-type="string">
            <text:p>Initial Purge Screw RPM</text:p>
          </table:table-cell>
          <table:table-cell table:style-name="ce32" office:value-type="string" calcext:value-type="string">
            <text:p>rpm</text:p>
          </table:table-cell>
          <table:table-cell table:style-name="ce32" office:value-type="string" calcext:value-type="string">
            <text:p>Speed for the screw during the initial purge</text:p>
          </table:table-cell>
          <table:table-cell table:style-name="ce32" office:value-type="string" calcext:value-type="string">
            <text:p>{"AND": [{"enable_material_load": true}, {"syntax":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9]; &quot;::&quot;; [.H189]));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9])); &quot; &quot;; &quot;&quot;); &quot;/&quot;; &quot;&quot;); &quot;-&quot;; &quot;&quot;)" office:value-type="string" office:string-value="kInitialPurgeScrewRPM" calcext:value-type="string">
            <text:p>kInitialPurgeScrewRPM</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initial_purge_tip_wipe_delay</text:p>
          </table:table-cell>
          <table:table-cell table:style-name="ce32" office:value-type="string" calcext:value-type="string">
            <text:p>Initial Purge Tip Wipe Delay</text:p>
          </table:table-cell>
          <table:table-cell table:style-name="ce32" office:value-type="string" calcext:value-type="string">
            <text:p>time</text:p>
          </table:table-cell>
          <table:table-cell table:style-name="ce32" office:value-type="string" calcext:value-type="string">
            <text:p>Amount of time the extruder will pause before moving to wipe the tip during the initial purge</text:p>
          </table:table-cell>
          <table:table-cell table:style-name="ce32" office:value-type="string" calcext:value-type="string">
            <text:p>{"AND": [{"enable_material_load": true}, {"syntax":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0]; &quot;::&quot;; [.H190]));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0])); &quot; &quot;; &quot;&quot;); &quot;/&quot;; &quot;&quot;); &quot;-&quot;; &quot;&quot;)" office:value-type="string" office:string-value="kInitialPurgeTipWipeDelay" calcext:value-type="string">
            <text:p>kInitialPurgeTipWipeDelay</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purge_during_dwell</text:p>
          </table:table-cell>
          <table:table-cell table:style-name="ce32" office:value-type="string" calcext:value-type="string">
            <text:p>Purge During Dwell</text:p>
          </table:table-cell>
          <table:table-cell table:style-name="ce32" office:value-type="string" calcext:value-type="string">
            <text:p>boolean</text:p>
          </table:table-cell>
          <table:table-cell table:style-name="ce32" office:value-type="string" calcext:value-type="string">
            <text:p>If selected, a purge command is issued during dwells forced by the minimum layer time cooling settings</text:p>
          </table:table-cell>
          <table:table-cell table:style-name="ce32" office:value-type="string" calcext:value-type="string">
            <text:p>{"minimum_layer_time_method": 0}</text:p>
          </table:table-cell>
          <table:table-cell table:style-name="ce32"/>
          <table:table-cell table:style-name="ce33" office:value-type="string" calcext:value-type="string">
            <text:p>false</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1]; &quot;::&quot;; [.H191]));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1])); &quot; &quot;; &quot;&quot;); &quot;/&quot;; &quot;&quot;); &quot;-&quot;; &quot;&quot;)" office:value-type="string" office:string-value="kPurgeDuringDwell" calcext:value-type="string">
            <text:p>kPurgeDuringDwell</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purge_dwell_duration</text:p>
          </table:table-cell>
          <table:table-cell table:style-name="ce32" office:value-type="string" calcext:value-type="string">
            <text:p>Purge Dwell Duration</text:p>
          </table:table-cell>
          <table:table-cell table:style-name="ce32" office:value-type="string" calcext:value-type="string">
            <text:p>time</text:p>
          </table:table-cell>
          <table:table-cell table:style-name="ce32" office:value-type="string" calcext:value-type="string">
            <text:p>Duration to run the extruder during a purge dwell</text:p>
          </table:table-cell>
          <table:table-cell table:style-name="ce32" office:value-type="string" calcext:value-type="string">
            <text:p>{"AND": [{"purge_during_dwell": true}, {"machine_type": 0}]}</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2]; &quot;::&quot;; [.H192]));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2])); &quot; &quot;; &quot;&quot;); &quot;/&quot;; &quot;&quot;); &quot;-&quot;; &quot;&quot;)" office:value-type="string" office:string-value="kPurgeDwellDuration" calcext:value-type="string">
            <text:p>kPurgeDwellDuration</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purge_dwell_screw_rpm</text:p>
          </table:table-cell>
          <table:table-cell table:style-name="ce32" office:value-type="string" calcext:value-type="string">
            <text:p>Purge Dwell Screw RPM</text:p>
          </table:table-cell>
          <table:table-cell table:style-name="ce32" office:value-type="string" calcext:value-type="string">
            <text:p>rpm</text:p>
          </table:table-cell>
          <table:table-cell table:style-name="ce32" office:value-type="string" calcext:value-type="string">
            <text:p>Speed for the screw during purge dwells</text:p>
          </table:table-cell>
          <table:table-cell table:style-name="ce32" office:value-type="string" calcext:value-type="string">
            <text:p>{"AND": [{"purge_during_dwell": true}, {"machine_type": 0}]}</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3]; &quot;::&quot;; [.H193]));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3])); &quot; &quot;; &quot;&quot;); &quot;/&quot;; &quot;&quot;); &quot;-&quot;; &quot;&quot;)" office:value-type="string" office:string-value="kPurgeDwellScrewRPM" calcext:value-type="string">
            <text:p>kPurgeDwellScrewRPM</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purge_tip_wipe_delay</text:p>
          </table:table-cell>
          <table:table-cell table:style-name="ce32" office:value-type="string" calcext:value-type="string">
            <text:p>Purge Dwell Tip Wipe Delay</text:p>
          </table:table-cell>
          <table:table-cell table:style-name="ce32" office:value-type="string" calcext:value-type="string">
            <text:p>time</text:p>
          </table:table-cell>
          <table:table-cell table:style-name="ce32" office:value-type="string" calcext:value-type="string">
            <text:p>Amount of time the extruder will pause before moving to wipe the tip during a purge dwell</text:p>
          </table:table-cell>
          <table:table-cell table:style-name="ce32" office:value-type="string" calcext:value-type="string">
            <text:p>{"AND": [{"purge_during_dwell": true}, {"machine_type": 0}]}</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4]; &quot;::&quot;; [.H194]));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4])); &quot; &quot;; &quot;&quot;); &quot;/&quot;; &quot;&quot;); &quot;-&quot;; &quot;&quot;)" office:value-type="string" office:string-value="kPurgeDwellTipWipeDelay" calcext:value-type="string">
            <text:p>kPurgeDwellTipWipeDelay</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purge_length</text:p>
          </table:table-cell>
          <table:table-cell table:style-name="ce32" office:value-type="string" calcext:value-type="string">
            <text:p>Purge Length</text:p>
          </table:table-cell>
          <table:table-cell table:style-name="ce32" office:value-type="string" calcext:value-type="string">
            <text:p>distance</text:p>
          </table:table-cell>
          <table:table-cell table:style-name="ce32" office:value-type="string" calcext:value-type="string">
            <text:p>Length of filament, or screw rotation distance, for purges issued between layers</text:p>
          </table:table-cell>
          <table:table-cell table:style-name="ce32" office:value-type="string" calcext:value-type="string">
            <text:p>{"AND": [{"purge_during_dwell": true}, {"OR": [{"syntax": 11}, {"machine_type":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5]; &quot;::&quot;; [.H195]));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5])); &quot; &quot;; &quot;&quot;); &quot;/&quot;; &quot;&quot;); &quot;-&quot;; &quot;&quot;)" office:value-type="string" office:string-value="kPurgeLength" calcext:value-type="string">
            <text:p>kPurgeLength</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purge_feedrate</text:p>
          </table:table-cell>
          <table:table-cell table:style-name="ce32" office:value-type="string" calcext:value-type="string">
            <text:p>Purge Feedrate</text:p>
          </table:table-cell>
          <table:table-cell table:style-name="ce32" office:value-type="string" calcext:value-type="string">
            <text:p>speed</text:p>
          </table:table-cell>
          <table:table-cell table:style-name="ce32" office:value-type="string" calcext:value-type="string">
            <text:p>Feedrate for extrusion used for the purge between layers</text:p>
          </table:table-cell>
          <table:table-cell table:style-name="ce32" office:value-type="string" calcext:value-type="string">
            <text:p>{"AND": [{"purge_during_dwell": true}, {"OR": [{"syntax": 11}, {"machine_type":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6]; &quot;::&quot;; [.H196]));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6])); &quot; &quot;; &quot;&quot;); &quot;/&quot;; &quot;&quot;); &quot;-&quot;; &quot;&quot;)" office:value-type="string" office:string-value="kPurgeFeedrate" calcext:value-type="string">
            <text:p>kPurgeFeedrate</text:p>
          </table:table-cell>
          <table:table-cell table:style-name="ce32" office:value-type="string" calcext:value-type="string">
            <text:p>false</text:p>
          </table:table-cell>
          <table:table-cell table:number-columns-repeated="16372"/>
        </table:table-row>
        <table:table-row table:style-name="ro1">
          <table:table-cell table:style-name="ce4" office:value-type="string" calcext:value-type="string">
            <text:p>initial_extruder_speed</text:p>
          </table:table-cell>
          <table:table-cell table:style-name="ce4" office:value-type="string" calcext:value-type="string">
            <text:p>Initial Extruder Speed</text:p>
          </table:table-cell>
          <table:table-cell table:style-name="ce4" office:value-type="string" calcext:value-type="string">
            <text:p>rpm</text:p>
          </table:table-cell>
          <table:table-cell table:style-name="ce4" office:value-type="string" calcext:value-type="string">
            <text:p>Sets the initial extruder speed that is used during the specific extruder on delay set below</text:p>
          </table:table-cell>
          <table:table-cell table:style-name="ce4" office:value-type="string" calcext:value-type="string">
            <text:p>{"AND": [{"enable_width_height": false}, {"OR": [{"machine_type": 0}, {"OR": [{"machine_type": 4}, {"machine_type": 5}]}]}]}</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197]; &quot;::&quot;; [.H197]));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197])); &quot; &quot;; &quot;&quot;); &quot;/&quot;; &quot;&quot;); &quot;-&quot;; &quot;&quot;)" office:value-type="string" office:string-value="kInitialExtruderSpeed" calcext:value-type="string">
            <text:p>kInitialExtruderSpeed</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prime_volume</text:p>
          </table:table-cell>
          <table:table-cell table:style-name="ce4" office:value-type="string" calcext:value-type="string">
            <text:p>Extruder Prime Volume</text:p>
          </table:table-cell>
          <table:table-cell table:style-name="ce4" office:value-type="string" calcext:value-type="string">
            <text:p>unitless_float</text:p>
          </table:table-cell>
          <table:table-cell table:style-name="ce4" office:value-type="string" calcext:value-type="string">
            <text:p>Sets the volume of material to purge during priming. Used for pellet extruders without RPM control</text:p>
          </table:table-cell>
          <table:table-cell table:style-name="ce4" office:value-type="string" calcext:value-type="string">
            <text:p>{"syntax": 29}</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198]; &quot;::&quot;; [.H198]));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198])); &quot; &quot;; &quot;&quot;); &quot;/&quot;; &quot;&quot;); &quot;-&quot;; &quot;&quot;)" office:value-type="string" office:string-value="kExtruderPrimeVolume" calcext:value-type="string">
            <text:p>kExtruderPrimeVolume</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prime_speed</text:p>
          </table:table-cell>
          <table:table-cell table:style-name="ce4" office:value-type="string" calcext:value-type="string">
            <text:p>Extruder Prime Speed</text:p>
          </table:table-cell>
          <table:table-cell table:style-name="ce4" office:value-type="string" calcext:value-type="string">
            <text:p>speed</text:p>
          </table:table-cell>
          <table:table-cell table:style-name="ce4" office:value-type="string" calcext:value-type="string">
            <text:p>Sets the speed of the extruder during priming. Used for pellet extruders without RPM control</text:p>
          </table:table-cell>
          <table:table-cell table:style-name="ce4" office:value-type="string" calcext:value-type="string">
            <text:p>{"syntax": 29}</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199]; &quot;::&quot;; [.H199]));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199])); &quot; &quot;; &quot;&quot;); &quot;/&quot;; &quot;&quot;); &quot;-&quot;; &quot;&quot;)" office:value-type="string" office:string-value="kExtruderPrimeSpeed" calcext:value-type="string">
            <text:p>kExtruderPrimeSpeed</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on_delay_perimeter</text:p>
          </table:table-cell>
          <table:table-cell table:style-name="ce4" office:value-type="string" calcext:value-type="string">
            <text:p>Perimeter Extruder On Delay</text:p>
          </table:table-cell>
          <table:table-cell table:style-name="ce4" office:value-type="string" calcext:value-type="string">
            <text:p>time</text:p>
          </table:table-cell>
          <table:table-cell table:style-name="ce4" office:value-type="string" calcext:value-type="string">
            <text:p>Sets the time that the extruder is turned on before the print head begins moving for perimeters</text:p>
          </table:table-cell>
          <table:table-cell table:style-name="ce4" office:value-type="string" calcext:value-type="string">
            <text:p>{"AND": [{"perimeter": true}, {"OR": [{"machine_type": 0}, {"OR": [{"machine_type": 4}, {"machine_type": 5}]}]}]}</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0]; &quot;::&quot;; [.H200]));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0])); &quot; &quot;; &quot;&quot;); &quot;/&quot;; &quot;&quot;); &quot;-&quot;; &quot;&quot;)" office:value-type="string" office:string-value="kPerimeterExtruderOnDelay" calcext:value-type="string">
            <text:p>kPerimeterExtruderOnDelay</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on_delay_inset</text:p>
          </table:table-cell>
          <table:table-cell table:style-name="ce4" office:value-type="string" calcext:value-type="string">
            <text:p>Inset Extruder On Delay</text:p>
          </table:table-cell>
          <table:table-cell table:style-name="ce4" office:value-type="string" calcext:value-type="string">
            <text:p>time</text:p>
          </table:table-cell>
          <table:table-cell table:style-name="ce4" office:value-type="string" calcext:value-type="string">
            <text:p>Sets the time that the extruder is turned on before the print head begins moving for insets</text:p>
          </table:table-cell>
          <table:table-cell table:style-name="ce4" office:value-type="string" calcext:value-type="string">
            <text:p>{"AND": [{"inset": true}, {"OR": [{"machine_type": 0}, {"OR": [{"machine_type": 4}, {"machine_type": 5}]}]}]}</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1]; &quot;::&quot;; [.H201]));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1])); &quot; &quot;; &quot;&quot;); &quot;/&quot;; &quot;&quot;); &quot;-&quot;; &quot;&quot;)" office:value-type="string" office:string-value="kInsetExtruderOnDelay" calcext:value-type="string">
            <text:p>kInsetExtruderOnDelay</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on_delay_skin</text:p>
          </table:table-cell>
          <table:table-cell table:style-name="ce4" office:value-type="string" calcext:value-type="string">
            <text:p>Skin Extruder On Delay</text:p>
          </table:table-cell>
          <table:table-cell table:style-name="ce4" office:value-type="string" calcext:value-type="string">
            <text:p>time</text:p>
          </table:table-cell>
          <table:table-cell table:style-name="ce4" office:value-type="string" calcext:value-type="string">
            <text:p>Sets the time that the extruder is turned on before the print head begins moving for skins</text:p>
          </table:table-cell>
          <table:table-cell table:style-name="ce4" office:value-type="string" calcext:value-type="string">
            <text:p>{"AND": [{"skin": true}, {"OR": [{"machine_type": 0}, {"OR": [{"machine_type": 4}, {"machine_type": 5}]}]}]}</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2]; &quot;::&quot;; [.H202]));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2])); &quot; &quot;; &quot;&quot;); &quot;/&quot;; &quot;&quot;); &quot;-&quot;; &quot;&quot;)" office:value-type="string" office:string-value="kSkinExtruderOnDelay" calcext:value-type="string">
            <text:p>kSkinExtruderOnDelay</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on_delay_infill</text:p>
          </table:table-cell>
          <table:table-cell table:style-name="ce4" office:value-type="string" calcext:value-type="string">
            <text:p>Infill Extruder On Delay</text:p>
          </table:table-cell>
          <table:table-cell table:style-name="ce4" office:value-type="string" calcext:value-type="string">
            <text:p>time</text:p>
          </table:table-cell>
          <table:table-cell table:style-name="ce4" office:value-type="string" calcext:value-type="string">
            <text:p>Sets the time that the extruder is turned on before the print head begins moving for infill</text:p>
          </table:table-cell>
          <table:table-cell table:style-name="ce4" office:value-type="string" calcext:value-type="string">
            <text:p>{"AND": [{"infill": true}, {"OR": [{"machine_type": 0}, {"OR": [{"machine_type": 4}, {"machine_type": 5}]}]}]}</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3]; &quot;::&quot;; [.H203]));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3])); &quot; &quot;; &quot;&quot;); &quot;/&quot;; &quot;&quot;); &quot;-&quot;; &quot;&quot;)" office:value-type="string" office:string-value="kInfillExtruderOnDelay" calcext:value-type="string">
            <text:p>kInfillExtruderOnDelay</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on_delay_skeleton</text:p>
          </table:table-cell>
          <table:table-cell table:style-name="ce4" office:value-type="string" calcext:value-type="string">
            <text:p>Skeleton Extruder On Delay</text:p>
          </table:table-cell>
          <table:table-cell table:style-name="ce4" office:value-type="string" calcext:value-type="string">
            <text:p>time</text:p>
          </table:table-cell>
          <table:table-cell table:style-name="ce4" office:value-type="string" calcext:value-type="string">
            <text:p>Sets the time that the extruder is turned on before the print head begins moving for skeletons</text:p>
          </table:table-cell>
          <table:table-cell table:style-name="ce4" office:value-type="string" calcext:value-type="string">
            <text:p>{"AND": [{"skeleton": true}, {"OR": [{"machine_type": 0}, {"OR": [{"machine_type": 4}, {"machine_type": 5}]}]}]}</text:p>
          </table:table-cell>
          <table:table-cell table:style-name="ce4"/>
          <table:table-cell table:style-name="ce6"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4]; &quot;::&quot;; [.H204]));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4])); &quot; &quot;; &quot;&quot;); &quot;/&quot;; &quot;&quot;); &quot;-&quot;; &quot;&quot;)" office:value-type="string" office:string-value="kSkeletonExtruderOnDelay" calcext:value-type="string">
            <text:p>kSkeletonExtruderOnDelay</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extruder_off_delay</text:p>
          </table:table-cell>
          <table:table-cell table:style-name="ce4" office:value-type="string" calcext:value-type="string">
            <text:p>Extruder Off Delay</text:p>
          </table:table-cell>
          <table:table-cell table:style-name="ce4" office:value-type="string" calcext:value-type="string">
            <text:p>time</text:p>
          </table:table-cell>
          <table:table-cell table:style-name="ce4" office:value-type="string" calcext:value-type="string">
            <text:p>Sets the time that the extruder is turned offf after the print head stops moving</text:p>
          </table:table-cell>
          <table:table-cell table:style-name="ce4" office:value-type="string" calcext:value-type="string">
            <text:p>{"OR": [{"machine_type": 0}, {"OR": [{"machine_type": 4}, {"machine_type": 5}]}]}</text:p>
          </table:table-cell>
          <table:table-cell table:style-name="ce4"/>
          <table:table-cell table:style-name="ce5" office:value-type="float" office:value="0" calcext:value-type="float">
            <text:p>0</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5]; &quot;::&quot;; [.H205]));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5])); &quot; &quot;; &quot;&quot;); &quot;/&quot;; &quot;&quot;); &quot;-&quot;; &quot;&quot;)" office:value-type="string" office:string-value="kExtruderOffDelay" calcext:value-type="string">
            <text:p>kExtruderOffDelay</text:p>
          </table:table-cell>
          <table:table-cell table:style-name="ce4" office:value-type="string" calcext:value-type="string">
            <text:p>true</text:p>
          </table:table-cell>
          <table:table-cell table:number-columns-repeated="16372"/>
        </table:table-row>
        <table:table-row table:style-name="ro1">
          <table:table-cell table:style-name="ce4" office:value-type="string" calcext:value-type="string">
            <text:p>servo_extruder_to_travel_speed</text:p>
          </table:table-cell>
          <table:table-cell table:style-name="ce4" office:value-type="string" calcext:value-type="string">
            <text:p>Servo Extruder to Travel Speed</text:p>
          </table:table-cell>
          <table:table-cell table:style-name="ce4" office:value-type="string" calcext:value-type="string">
            <text:p>boolean</text:p>
          </table:table-cell>
          <table:table-cell table:style-name="ce4" office:value-type="string" calcext:value-type="string">
            <text:p>If selected, the speed of the extruder will servo with the speed of the gantry</text:p>
          </table:table-cell>
          <table:table-cell table:style-name="ce4" office:value-type="string" calcext:value-type="string">
            <text:p>{"syntax": 1}</text:p>
          </table:table-cell>
          <table:table-cell table:style-name="ce4"/>
          <table:table-cell table:style-name="ce5" office:value-type="string" calcext:value-type="string">
            <text:p>false</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6]; &quot;::&quot;; [.H206]));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6])); &quot; &quot;; &quot;&quot;); &quot;/&quot;; &quot;&quot;); &quot;-&quot;; &quot;&quot;)" office:value-type="string" office:string-value="kServoExtrudertoTravelSpeed" calcext:value-type="string">
            <text:p>kServoExtrudertoTravelSpeed</text:p>
          </table:table-cell>
          <table:table-cell table:style-name="ce4" office:value-type="string" calcext:value-type="string">
            <text:p>false</text:p>
          </table:table-cell>
          <table:table-cell table:number-columns-repeated="16372"/>
        </table:table-row>
        <table:table-row table:style-name="ro1">
          <table:table-cell table:style-name="ce4" office:value-type="string" calcext:value-type="string">
            <text:p>enable_m3s</text:p>
          </table:table-cell>
          <table:table-cell table:style-name="ce4" office:value-type="string" calcext:value-type="string">
            <text:p>Enable M3 S</text:p>
          </table:table-cell>
          <table:table-cell table:style-name="ce4" office:value-type="string" calcext:value-type="string">
            <text:p>boolean</text:p>
          </table:table-cell>
          <table:table-cell table:style-name="ce4" office:value-type="string" calcext:value-type="string">
            <text:p>If selected, CI BAAM extruder commands will always use M3 S rather than G1 S. This is helpful for using arc welder, but prevents feedrate scaling from working.</text:p>
          </table:table-cell>
          <table:table-cell table:style-name="ce4" office:value-type="string" calcext:value-type="string">
            <text:p>{"syntax": 1}</text:p>
          </table:table-cell>
          <table:table-cell table:style-name="ce4"/>
          <table:table-cell table:style-name="ce5" office:value-type="string" calcext:value-type="string">
            <text:p>false</text:p>
          </table:table-cell>
          <table:table-cell table:style-name="ce4" office:value-type="string" calcext:value-type="string">
            <text:p>Extruder</text:p>
          </table:table-cell>
          <table:table-cell table:style-name="ce4" office:value-type="string" calcext:value-type="string">
            <text:p>Material</text:p>
          </table:table-cell>
          <table:table-cell table:style-name="ce4" table:formula="of:=SUBSTITUTE(SUBSTITUTE(SUBSTITUTE((COM.MICROSOFT.CONCAT([.I207]; &quot;::&quot;; [.H207])); &quot; &quot;; &quot;&quot;); &quot;/&quot;; &quot;&quot;); &quot;-&quot;; &quot;&quot;)" office:value-type="string" office:string-value="Material::Extruder" calcext:value-type="string">
            <text:p>Material::Extruder</text:p>
          </table:table-cell>
          <table:table-cell table:style-name="ce4" table:formula="of:=SUBSTITUTE(SUBSTITUTE(SUBSTITUTE((COM.MICROSOFT.CONCAT(&quot;k&quot;; [.B207])); &quot; &quot;; &quot;&quot;); &quot;/&quot;; &quot;&quot;); &quot;-&quot;; &quot;&quot;)" office:value-type="string" office:string-value="kEnableM3S" calcext:value-type="string">
            <text:p>kEnableM3S</text:p>
          </table:table-cell>
          <table:table-cell table:style-name="ce4" office:value-type="string" calcext:value-type="string">
            <text:p>false</text:p>
          </table:table-cell>
          <table:table-cell table:number-columns-repeated="16372"/>
        </table:table-row>
        <table:table-row table:style-name="ro1">
          <table:table-cell table:style-name="ce34" office:value-type="string" calcext:value-type="string">
            <text:p>filament_diameter</text:p>
          </table:table-cell>
          <table:table-cell table:style-name="ce34" office:value-type="string" calcext:value-type="string">
            <text:p>Filament Diameter</text:p>
          </table:table-cell>
          <table:table-cell table:style-name="ce34" office:value-type="string" calcext:value-type="string">
            <text:p>distance</text:p>
          </table:table-cell>
          <table:table-cell table:style-name="ce34" office:value-type="string" calcext:value-type="string">
            <text:p>Average diameter of the filament</text:p>
          </table:table-cell>
          <table:table-cell table:style-name="ce34" office:value-type="string" calcext:value-type="string">
            <text:p>{"machine_type":1}</text:p>
          </table:table-cell>
          <table:table-cell table:style-name="ce34"/>
          <table:table-cell table:style-name="ce35" office:value-type="float" office:value="0" calcext:value-type="float">
            <text:p>0</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08]; &quot;::&quot;; [.H208]));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08])); &quot; &quot;; &quot;&quot;); &quot;/&quot;; &quot;&quot;); &quot;-&quot;; &quot;&quot;)" office:value-type="string" office:string-value="kFilamentDiameter" calcext:value-type="string">
            <text:p>kFilamentDiameter</text:p>
          </table:table-cell>
          <table:table-cell table:style-name="ce34" office:value-type="string" calcext:value-type="string">
            <text:p>false</text:p>
          </table:table-cell>
          <table:table-cell table:number-columns-repeated="16372"/>
        </table:table-row>
        <table:table-row table:style-name="ro1">
          <table:table-cell table:style-name="ce34" office:value-type="string" calcext:value-type="string">
            <text:p>filament_relative_distance</text:p>
          </table:table-cell>
          <table:table-cell table:style-name="ce34" office:value-type="string" calcext:value-type="string">
            <text:p>Enable Relative Distance</text:p>
          </table:table-cell>
          <table:table-cell table:style-name="ce34" office:value-type="string" calcext:value-type="string">
            <text:p>boolean</text:p>
          </table:table-cell>
          <table:table-cell table:style-name="ce34" office:value-type="string" calcext:value-type="string">
            <text:p>If selected, sets extrusion distances to relative mode. This issues a G91 command in the startup sequence.</text:p>
          </table:table-cell>
          <table:table-cell table:style-name="ce34" office:value-type="string" calcext:value-type="string">
            <text:p>{"machine_type":1}</text:p>
          </table:table-cell>
          <table:table-cell table:style-name="ce34"/>
          <table:table-cell table:style-name="ce35" office:value-type="string" calcext:value-type="string">
            <text:p>true</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09]; &quot;::&quot;; [.H209]));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09])); &quot; &quot;; &quot;&quot;); &quot;/&quot;; &quot;&quot;); &quot;-&quot;; &quot;&quot;)" office:value-type="string" office:string-value="kEnableRelativeDistance" calcext:value-type="string">
            <text:p>kEnableRelativeDistance</text:p>
          </table:table-cell>
          <table:table-cell table:style-name="ce34" office:value-type="string" calcext:value-type="string">
            <text:p>false</text:p>
          </table:table-cell>
          <table:table-cell table:number-columns-repeated="16372"/>
        </table:table-row>
        <table:table-row table:style-name="ro1">
          <table:table-cell table:style-name="ce34" office:value-type="string" calcext:value-type="string">
            <text:p>disable_g92</text:p>
          </table:table-cell>
          <table:table-cell table:style-name="ce34" office:value-type="string" calcext:value-type="string">
            <text:p>Remove G92 Commands</text:p>
          </table:table-cell>
          <table:table-cell table:style-name="ce34" office:value-type="string" calcext:value-type="string">
            <text:p>boolean</text:p>
          </table:table-cell>
          <table:table-cell table:style-name="ce34" office:value-type="string" calcext:value-type="string">
            <text:p>If selected, the G92 command to reset the filament axis to 0 will not be issued</text:p>
          </table:table-cell>
          <table:table-cell table:style-name="ce34" office:value-type="string" calcext:value-type="string">
            <text:p>{"machine_type":1}</text:p>
          </table:table-cell>
          <table:table-cell table:style-name="ce34"/>
          <table:table-cell table:style-name="ce34" office:value-type="string" calcext:value-type="string">
            <text:p>false</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10]; &quot;::&quot;; [.H210]));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10])); &quot; &quot;; &quot;&quot;); &quot;/&quot;; &quot;&quot;); &quot;-&quot;; &quot;&quot;)" office:value-type="string" office:string-value="kRemoveG92Commands" calcext:value-type="string">
            <text:p>kRemoveG92Commands</text:p>
          </table:table-cell>
          <table:table-cell table:style-name="ce34" office:value-type="string" calcext:value-type="string">
            <text:p>false</text:p>
          </table:table-cell>
          <table:table-cell table:number-columns-repeated="16372"/>
        </table:table-row>
        <table:table-row table:style-name="ro1">
          <table:table-cell table:style-name="ce34" office:value-type="string" calcext:value-type="string">
            <text:p>filament_b_axis</text:p>
          </table:table-cell>
          <table:table-cell table:style-name="ce34" office:value-type="string" calcext:value-type="string">
            <text:p>Use B for Filament Axis</text:p>
          </table:table-cell>
          <table:table-cell table:style-name="ce34" office:value-type="string" calcext:value-type="string">
            <text:p>boolean</text:p>
          </table:table-cell>
          <table:table-cell table:style-name="ce34" office:value-type="string" calcext:value-type="string">
            <text:p>If selected, uses B for filament distance output in the g-code rather than the standard E</text:p>
          </table:table-cell>
          <table:table-cell table:style-name="ce34" office:value-type="string" calcext:value-type="string">
            <text:p>{"machine_type":1}</text:p>
          </table:table-cell>
          <table:table-cell table:style-name="ce34"/>
          <table:table-cell table:style-name="ce34" office:value-type="string" calcext:value-type="string">
            <text:p>false</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11]; &quot;::&quot;; [.H211]));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11])); &quot; &quot;; &quot;&quot;); &quot;/&quot;; &quot;&quot;); &quot;-&quot;; &quot;&quot;)" office:value-type="string" office:string-value="kUseBforFilamentAxis" calcext:value-type="string">
            <text:p>kUseBforFilamentAxis</text:p>
          </table:table-cell>
          <table:table-cell table:style-name="ce34" office:value-type="string" calcext:value-type="string">
            <text:p>false</text:p>
          </table:table-cell>
          <table:table-cell table:number-columns-repeated="16372"/>
        </table:table-row>
        <table:table-row table:style-name="ro1">
          <table:table-cell table:style-name="ce26" office:value-type="string" calcext:value-type="string">
            <text:p>retraction</text:p>
          </table:table-cell>
          <table:table-cell table:style-name="ce26" office:value-type="string" calcext:value-type="string">
            <text:p>Enable Retraction</text:p>
          </table:table-cell>
          <table:table-cell table:style-name="ce26" office:value-type="string" calcext:value-type="string">
            <text:p>boolean</text:p>
          </table:table-cell>
          <table:table-cell table:style-name="ce26" office:value-type="string" calcext:value-type="string">
            <text:p>If selected, filament is retracted back into the extruder to end the path</text:p>
          </table:table-cell>
          <table:table-cell table:style-name="ce26" office:value-type="string" calcext:value-type="string">
            <text:p>{"machine_type":1}</text:p>
          </table:table-cell>
          <table:table-cell table:style-name="ce26"/>
          <table:table-cell table:style-name="ce27" office:value-type="string" calcext:value-type="string">
            <text:p>false</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2]; &quot;::&quot;; [.H212]));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2])); &quot; &quot;; &quot;&quot;); &quot;/&quot;; &quot;&quot;); &quot;-&quot;; &quot;&quot;)" office:value-type="string" office:string-value="kEnableRetraction" calcext:value-type="string">
            <text:p>kEnableRetra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retract_min_travel_length</text:p>
          </table:table-cell>
          <table:table-cell table:style-name="ce26" office:value-type="string" calcext:value-type="string">
            <text:p>Minimum Travel for Retraction</text:p>
          </table:table-cell>
          <table:table-cell table:style-name="ce26" office:value-type="string" calcext:value-type="string">
            <text:p>distance</text:p>
          </table:table-cell>
          <table:table-cell table:style-name="ce26" office:value-type="string" calcext:value-type="string">
            <text:p>Travel moves longer than this distance will force a retraction</text:p>
          </table:table-cell>
          <table:table-cell table:style-name="ce26" office:value-type="string" calcext:value-type="string">
            <text:p>{"AND": [{"machine_type":1}, {"retraction": true}]}</text:p>
          </table:table-cell>
          <table:table-cell table:style-name="ce26"/>
          <table:table-cell table:style-name="ce28"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3]; &quot;::&quot;; [.H213]));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3])); &quot; &quot;; &quot;&quot;); &quot;/&quot;; &quot;&quot;); &quot;-&quot;; &quot;&quot;)" office:value-type="string" office:string-value="kMinimumTravelforRetraction" calcext:value-type="string">
            <text:p>kMinimumTravelforRetraction</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retraction_length</text:p>
          </table:table-cell>
          <table:table-cell table:style-name="ce26" office:value-type="string" calcext:value-type="string">
            <text:p>Retraction Length</text:p>
          </table:table-cell>
          <table:table-cell table:style-name="ce26" office:value-type="string" calcext:value-type="string">
            <text:p>distance</text:p>
          </table:table-cell>
          <table:table-cell table:style-name="ce26" office:value-type="string" calcext:value-type="string">
            <text:p>The length of the filament that will be retracted into the extruder</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4]; &quot;::&quot;; [.H214]));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4])); &quot; &quot;; &quot;&quot;); &quot;/&quot;; &quot;&quot;); &quot;-&quot;; &quot;&quot;)" office:value-type="string" office:string-value="kRetractionLength" calcext:value-type="string">
            <text:p>kRetractionLength</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retraction_speed</text:p>
          </table:table-cell>
          <table:table-cell table:style-name="ce26" office:value-type="string" calcext:value-type="string">
            <text:p>Retraction Speed</text:p>
          </table:table-cell>
          <table:table-cell table:style-name="ce26" office:value-type="string" calcext:value-type="string">
            <text:p>speed</text:p>
          </table:table-cell>
          <table:table-cell table:style-name="ce26" office:value-type="string" calcext:value-type="string">
            <text:p>The speed that the filament that will be retracted into the extruder</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5]; &quot;::&quot;; [.H215]));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5])); &quot; &quot;; &quot;&quot;); &quot;/&quot;; &quot;&quot;); &quot;-&quot;; &quot;&quot;)" office:value-type="string" office:string-value="kRetractionSpeed" calcext:value-type="string">
            <text:p>kRetraction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retraction_open_spaces_only</text:p>
          </table:table-cell>
          <table:table-cell table:style-name="ce26" office:value-type="string" calcext:value-type="string">
            <text:p>Retract on Open Spaces Only</text:p>
          </table:table-cell>
          <table:table-cell table:style-name="ce26" office:value-type="string" calcext:value-type="string">
            <text:p>boolean</text:p>
          </table:table-cell>
          <table:table-cell table:style-name="ce26" office:value-type="string" calcext:value-type="string">
            <text:p>If seleted, retraction will occur only when crossing open spaces</text:p>
          </table:table-cell>
          <table:table-cell table:style-name="ce26" office:value-type="string" calcext:value-type="string">
            <text:p>{"AND": [{"machine_type":1}, {"retraction": true}]}</text:p>
          </table:table-cell>
          <table:table-cell table:style-name="ce26"/>
          <table:table-cell table:style-name="ce27" office:value-type="string" calcext:value-type="string">
            <text:p>false</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6]; &quot;::&quot;; [.H216]));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6])); &quot; &quot;; &quot;&quot;); &quot;/&quot;; &quot;&quot;); &quot;-&quot;; &quot;&quot;)" office:value-type="string" office:string-value="kRetractonOpenSpacesOnly" calcext:value-type="string">
            <text:p>kRetractonOpenSpacesOnly</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retraction_layer_change</text:p>
          </table:table-cell>
          <table:table-cell table:style-name="ce26" office:value-type="string" calcext:value-type="string">
            <text:p>Retract on Layer Change</text:p>
          </table:table-cell>
          <table:table-cell table:style-name="ce26" office:value-type="string" calcext:value-type="string">
            <text:p>boolean</text:p>
          </table:table-cell>
          <table:table-cell table:style-name="ce26" office:value-type="string" calcext:value-type="string">
            <text:p>If seleted, retraction will occur between every layer</text:p>
          </table:table-cell>
          <table:table-cell table:style-name="ce26" office:value-type="string" calcext:value-type="string">
            <text:p>{"AND": [{"machine_type":1}, {"retraction": true}]}</text:p>
          </table:table-cell>
          <table:table-cell table:style-name="ce26"/>
          <table:table-cell table:style-name="ce27" office:value-type="string" calcext:value-type="string">
            <text:p>false</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7]; &quot;::&quot;; [.H217]));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7])); &quot; &quot;; &quot;&quot;); &quot;/&quot;; &quot;&quot;); &quot;-&quot;; &quot;&quot;)" office:value-type="string" office:string-value="kRetractonLayerChange" calcext:value-type="string">
            <text:p>kRetractonLayerChange</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filament_prime_speed</text:p>
          </table:table-cell>
          <table:table-cell table:style-name="ce26" office:value-type="string" calcext:value-type="string">
            <text:p>Filament Prime Speed</text:p>
          </table:table-cell>
          <table:table-cell table:style-name="ce26" office:value-type="string" calcext:value-type="string">
            <text:p>speed</text:p>
          </table:table-cell>
          <table:table-cell table:style-name="ce26" office:value-type="string" calcext:value-type="string">
            <text:p>Speed of the extruder during priming</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8]; &quot;::&quot;; [.H218]));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8])); &quot; &quot;; &quot;&quot;); &quot;/&quot;; &quot;&quot;); &quot;-&quot;; &quot;&quot;)" office:value-type="string" office:string-value="kFilamentPrimeSpeed" calcext:value-type="string">
            <text:p>kFilamentPrimeSpeed</text:p>
          </table:table-cell>
          <table:table-cell table:style-name="ce26" office:value-type="string" calcext:value-type="string">
            <text:p>true</text:p>
          </table:table-cell>
          <table:table-cell table:number-columns-repeated="16372"/>
        </table:table-row>
        <table:table-row table:style-name="ro1">
          <table:table-cell table:style-name="ce26" office:value-type="string" calcext:value-type="string">
            <text:p>filament_prime_length</text:p>
          </table:table-cell>
          <table:table-cell table:style-name="ce26" office:value-type="string" calcext:value-type="string">
            <text:p>Additional Prime Length</text:p>
          </table:table-cell>
          <table:table-cell table:style-name="ce26" office:value-type="string" calcext:value-type="string">
            <text:p>distance</text:p>
          </table:table-cell>
          <table:table-cell table:style-name="ce26" office:value-type="string" calcext:value-type="string">
            <text:p>Length of extra filament to extrude during priming after a retraction</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9]; &quot;::&quot;; [.H219]));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9])); &quot; &quot;; &quot;&quot;); &quot;/&quot;; &quot;&quot;); &quot;-&quot;; &quot;&quot;)" office:value-type="string" office:string-value="kAdditionalPrimeLength" calcext:value-type="string">
            <text:p>kAdditionalPrimeLength</text:p>
          </table:table-cell>
          <table:table-cell table:style-name="ce26" office:value-type="string" calcext:value-type="string">
            <text:p>true</text:p>
          </table:table-cell>
          <table:table-cell table:number-columns-repeated="16372"/>
        </table:table-row>
        <table:table-row table:style-name="ro1">
          <table:table-cell table:style-name="ce36" office:value-type="string" calcext:value-type="string">
            <text:p>bed_temperature</text:p>
          </table:table-cell>
          <table:table-cell table:style-name="ce36" office:value-type="string" calcext:value-type="string">
            <text:p>Bed Temperature</text:p>
          </table:table-cell>
          <table:table-cell table:style-name="ce36" office:value-type="string" calcext:value-type="string">
            <text:p>temperature</text:p>
          </table:table-cell>
          <table:table-cell table:style-name="ce36" office:value-type="string" calcext:value-type="string">
            <text:p>Temperature of bed while printing</text:p>
          </table:table-cell>
          <table:table-cell table:style-name="ce36" office:value-type="string" calcext:value-type="string">
            <text:p>{"OR": [{"machine_type":1}, {"syntax": 12}]}</text:p>
          </table:table-cell>
          <table:table-cell table:style-name="ce36"/>
          <table:table-cell table:style-name="ce37" office:value-type="float" office:value="398.15" calcext:value-type="float">
            <text:p>398.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0]; &quot;::&quot;; [.H220]));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0])); &quot; &quot;; &quot;&quot;); &quot;/&quot;; &quot;&quot;); &quot;-&quot;; &quot;&quot;)" office:value-type="string" office:string-value="kBedTemperature" calcext:value-type="string">
            <text:p>kBed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two_zone_extruders</text:p>
          </table:table-cell>
          <table:table-cell table:style-name="ce36" office:value-type="string" calcext:value-type="string">
            <text:p>Two Zone Extruders</text:p>
          </table:table-cell>
          <table:table-cell table:style-name="ce36" office:value-type="string" calcext:value-type="string">
            <text:p>boolean</text:p>
          </table:table-cell>
          <table:table-cell table:style-name="ce36" office:value-type="string" calcext:value-type="string">
            <text:p>Enables two zones for extruder temperature control</text:p>
          </table:table-cell>
          <table:table-cell table:style-name="ce36" office:value-type="string" calcext:value-type="string">
            <text:p>{"AND": [{"three_zone_extruders": false}, {"AND": [{"four_zone_extruders": false}, {"AND": [{"five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1]; &quot;::&quot;; [.H221]));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1])); &quot; &quot;; &quot;&quot;); &quot;/&quot;; &quot;&quot;); &quot;-&quot;; &quot;&quot;)" office:value-type="string" office:string-value="kTwoZoneExtruders" calcext:value-type="string">
            <text:p>kTwoZoneExtruders</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three_zone_extruders</text:p>
          </table:table-cell>
          <table:table-cell table:style-name="ce36" office:value-type="string" calcext:value-type="string">
            <text:p>Three Zone Extruders</text:p>
          </table:table-cell>
          <table:table-cell table:style-name="ce36" office:value-type="string" calcext:value-type="string">
            <text:p>boolean</text:p>
          </table:table-cell>
          <table:table-cell table:style-name="ce36" office:value-type="string" calcext:value-type="string">
            <text:p>Enables three zones for extruder temperature control</text:p>
          </table:table-cell>
          <table:table-cell table:style-name="ce36" office:value-type="string" calcext:value-type="string">
            <text:p>{"AND": [{"two_zone_extruders": false}, {"AND": [{"four_zone_extruders": false}, {"AND": [{"five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2]; &quot;::&quot;; [.H222]));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2])); &quot; &quot;; &quot;&quot;); &quot;/&quot;; &quot;&quot;); &quot;-&quot;; &quot;&quot;)" office:value-type="string" office:string-value="kThreeZoneExtruders" calcext:value-type="string">
            <text:p>kThreeZoneExtruders</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four_zone_extruders</text:p>
          </table:table-cell>
          <table:table-cell table:style-name="ce36" office:value-type="string" calcext:value-type="string">
            <text:p>Four Zone Extruders</text:p>
          </table:table-cell>
          <table:table-cell table:style-name="ce36" office:value-type="string" calcext:value-type="string">
            <text:p>boolean</text:p>
          </table:table-cell>
          <table:table-cell table:style-name="ce36" office:value-type="string" calcext:value-type="string">
            <text:p>Enables four zones for extruder temperature control</text:p>
          </table:table-cell>
          <table:table-cell table:style-name="ce36" office:value-type="string" calcext:value-type="string">
            <text:p>{"AND": [{"three_zone_extruders": false}, {"AND": [{"two_zone_extruders": false}, {"AND": [{"five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3]; &quot;::&quot;; [.H223]));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3])); &quot; &quot;; &quot;&quot;); &quot;/&quot;; &quot;&quot;); &quot;-&quot;; &quot;&quot;)" office:value-type="string" office:string-value="kFourZoneExtruders" calcext:value-type="string">
            <text:p>kFourZoneExtruders</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five_zone_extruders</text:p>
          </table:table-cell>
          <table:table-cell table:style-name="ce36" office:value-type="string" calcext:value-type="string">
            <text:p>Five Zone Extruders</text:p>
          </table:table-cell>
          <table:table-cell table:style-name="ce36" office:value-type="string" calcext:value-type="string">
            <text:p>boolean</text:p>
          </table:table-cell>
          <table:table-cell table:style-name="ce36" office:value-type="string" calcext:value-type="string">
            <text:p>Enables five zones for extruder temperature control</text:p>
          </table:table-cell>
          <table:table-cell table:style-name="ce36" office:value-type="string" calcext:value-type="string">
            <text:p>{"AND": [{"two_zone_extruders": false}, {"AND": [{"three_zone_extruders": false}, {"AND": [{"four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4]; &quot;::&quot;; [.H224]));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4])); &quot; &quot;; &quot;&quot;); &quot;/&quot;; &quot;&quot;); &quot;-&quot;; &quot;&quot;)" office:value-type="string" office:string-value="kFiveZoneExtruders" calcext:value-type="string">
            <text:p>kFiveZoneExtruders</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0_temperature</text:p>
          </table:table-cell>
          <table:table-cell table:style-name="ce36" office:value-type="string" calcext:value-type="string">
            <text:p>Extruder 0 Temperature</text:p>
          </table:table-cell>
          <table:table-cell table:style-name="ce36" office:value-type="string" calcext:value-type="string">
            <text:p>temperature</text:p>
          </table:table-cell>
          <table:table-cell table:style-name="ce36" office:value-type="string" calcext:value-type="string">
            <text:p>Temperature of extruder 0 while printing</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73.15" calcext:value-type="float">
            <text:p>47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5]; &quot;::&quot;; [.H225]));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5])); &quot; &quot;; &quot;&quot;); &quot;/&quot;; &quot;&quot;); &quot;-&quot;; &quot;&quot;)" office:value-type="string" office:string-value="kExtruder0Temperature" calcext:value-type="string">
            <text:p>kExtruder0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1_temperature</text:p>
          </table:table-cell>
          <table:table-cell table:style-name="ce36" office:value-type="string" calcext:value-type="string">
            <text:p>Extruder 1 Temperature</text:p>
          </table:table-cell>
          <table:table-cell table:style-name="ce36" office:value-type="string" calcext:value-type="string">
            <text:p>temperature</text:p>
          </table:table-cell>
          <table:table-cell table:style-name="ce36" office:value-type="string" calcext:value-type="string">
            <text:p>Temperature of extruder 1 while printing</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73.15" calcext:value-type="float">
            <text:p>47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6]; &quot;::&quot;; [.H226]));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6])); &quot; &quot;; &quot;&quot;); &quot;/&quot;; &quot;&quot;); &quot;-&quot;; &quot;&quot;)" office:value-type="string" office:string-value="kExtruder1Temperature" calcext:value-type="string">
            <text:p>kExtruder1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tandby0_temperature</text:p>
          </table:table-cell>
          <table:table-cell table:style-name="ce36" office:value-type="string" calcext:value-type="string">
            <text:p>Extruder 0 Standby Temperature</text:p>
          </table:table-cell>
          <table:table-cell table:style-name="ce36" office:value-type="string" calcext:value-type="string">
            <text:p>temperature</text:p>
          </table:table-cell>
          <table:table-cell table:style-name="ce36" office:value-type="string" calcext:value-type="string">
            <text:p>Temperature to hold extruder 0 at when it's not in use</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23.15" calcext:value-type="float">
            <text:p>42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7]; &quot;::&quot;; [.H227]));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7])); &quot; &quot;; &quot;&quot;); &quot;/&quot;; &quot;&quot;); &quot;-&quot;; &quot;&quot;)" office:value-type="string" office:string-value="kExtruder0StandbyTemperature" calcext:value-type="string">
            <text:p>kExtruder0Standby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tandby1_temperature</text:p>
          </table:table-cell>
          <table:table-cell table:style-name="ce36" office:value-type="string" calcext:value-type="string">
            <text:p>Extruder 1 Standby Temperature</text:p>
          </table:table-cell>
          <table:table-cell table:style-name="ce36" office:value-type="string" calcext:value-type="string">
            <text:p>temperature</text:p>
          </table:table-cell>
          <table:table-cell table:style-name="ce36" office:value-type="string" calcext:value-type="string">
            <text:p>Temperature to hold extruder 1 at when it's not in use</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23.15" calcext:value-type="float">
            <text:p>42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8]; &quot;::&quot;; [.H228]));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8])); &quot; &quot;; &quot;&quot;); &quot;/&quot;; &quot;&quot;); &quot;-&quot;; &quot;&quot;)" office:value-type="string" office:string-value="kExtruder1StandbyTemperature" calcext:value-type="string">
            <text:p>kExtruder1Standby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0_zone1</text:p>
          </table:table-cell>
          <table:table-cell table:style-name="ce36" office:value-type="string" calcext:value-type="string">
            <text:p>Extruder 0 Zone 1 Temperature</text:p>
          </table:table-cell>
          <table:table-cell table:style-name="ce36" office:value-type="string" calcext:value-type="string">
            <text:p>temperature</text:p>
          </table:table-cell>
          <table:table-cell table:style-name="ce36" office:value-type="string" calcext:value-type="string">
            <text:p>Temperature for extruder 0 zone 1</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9]; &quot;::&quot;; [.H229]));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9])); &quot; &quot;; &quot;&quot;); &quot;/&quot;; &quot;&quot;); &quot;-&quot;; &quot;&quot;)" office:value-type="string" office:string-value="kExtruder0Zone1Temperature" calcext:value-type="string">
            <text:p>kExtruder0Zone1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0_zone2</text:p>
          </table:table-cell>
          <table:table-cell table:style-name="ce36" office:value-type="string" calcext:value-type="string">
            <text:p>Extruder 0 Zone 2 Temperature</text:p>
          </table:table-cell>
          <table:table-cell table:style-name="ce36" office:value-type="string" calcext:value-type="string">
            <text:p>temperature</text:p>
          </table:table-cell>
          <table:table-cell table:style-name="ce36" office:value-type="string" calcext:value-type="string">
            <text:p>Temperature for extruder 0 zone 2</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0]; &quot;::&quot;; [.H230]));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0])); &quot; &quot;; &quot;&quot;); &quot;/&quot;; &quot;&quot;); &quot;-&quot;; &quot;&quot;)" office:value-type="string" office:string-value="kExtruder0Zone2Temperature" calcext:value-type="string">
            <text:p>kExtruder0Zone2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0_zone3</text:p>
          </table:table-cell>
          <table:table-cell table:style-name="ce36" office:value-type="string" calcext:value-type="string">
            <text:p>Extruder 0 Zone 3 Temperature</text:p>
          </table:table-cell>
          <table:table-cell table:style-name="ce36" office:value-type="string" calcext:value-type="string">
            <text:p>temperature</text:p>
          </table:table-cell>
          <table:table-cell table:style-name="ce36" office:value-type="string" calcext:value-type="string">
            <text:p>Temperature for extruder 0 zone 3</text:p>
          </table:table-cell>
          <table:table-cell table:style-name="ce36" office:value-type="string" calcext:value-type="string">
            <text:p>{"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1]; &quot;::&quot;; [.H231]));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1])); &quot; &quot;; &quot;&quot;); &quot;/&quot;; &quot;&quot;); &quot;-&quot;; &quot;&quot;)" office:value-type="string" office:string-value="kExtruder0Zone3Temperature" calcext:value-type="string">
            <text:p>kExtruder0Zone3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0_zone4</text:p>
          </table:table-cell>
          <table:table-cell table:style-name="ce36" office:value-type="string" calcext:value-type="string">
            <text:p>Extruder 0 Zone 4 Temperature</text:p>
          </table:table-cell>
          <table:table-cell table:style-name="ce36" office:value-type="string" calcext:value-type="string">
            <text:p>temperature</text:p>
          </table:table-cell>
          <table:table-cell table:style-name="ce36" office:value-type="string" calcext:value-type="string">
            <text:p>Temperature for extruder 0 zone 4</text:p>
          </table:table-cell>
          <table:table-cell table:style-name="ce36" office:value-type="string" calcext:value-type="string">
            <text:p>{"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2]; &quot;::&quot;; [.H232]));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2])); &quot; &quot;; &quot;&quot;); &quot;/&quot;; &quot;&quot;); &quot;-&quot;; &quot;&quot;)" office:value-type="string" office:string-value="kExtruder0Zone4Temperature" calcext:value-type="string">
            <text:p>kExtruder0Zone4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0_zone5</text:p>
          </table:table-cell>
          <table:table-cell table:style-name="ce36" office:value-type="string" calcext:value-type="string">
            <text:p>Extruder 0 Zone 5 Temperature</text:p>
          </table:table-cell>
          <table:table-cell table:style-name="ce36" office:value-type="string" calcext:value-type="string">
            <text:p>temperature</text:p>
          </table:table-cell>
          <table:table-cell table:style-name="ce36" office:value-type="string" calcext:value-type="string">
            <text:p>Temperature for extruder 0 zone 5</text:p>
          </table:table-cell>
          <table:table-cell table:style-name="ce36" office:value-type="string" calcext:value-type="string">
            <text:p>{"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3]; &quot;::&quot;; [.H233]));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3])); &quot; &quot;; &quot;&quot;); &quot;/&quot;; &quot;&quot;); &quot;-&quot;; &quot;&quot;)" office:value-type="string" office:string-value="kExtruder0Zone5Temperature" calcext:value-type="string">
            <text:p>kExtruder0Zone5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1_zone1</text:p>
          </table:table-cell>
          <table:table-cell table:style-name="ce36" office:value-type="string" calcext:value-type="string">
            <text:p>Extruder 1 Zone 1 Temperature</text:p>
          </table:table-cell>
          <table:table-cell table:style-name="ce36" office:value-type="string" calcext:value-type="string">
            <text:p>temperature</text:p>
          </table:table-cell>
          <table:table-cell table:style-name="ce36" office:value-type="string" calcext:value-type="string">
            <text:p>Temperature for extruder 1 zone 1</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4]; &quot;::&quot;; [.H234]));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4])); &quot; &quot;; &quot;&quot;); &quot;/&quot;; &quot;&quot;); &quot;-&quot;; &quot;&quot;)" office:value-type="string" office:string-value="kExtruder1Zone1Temperature" calcext:value-type="string">
            <text:p>kExtruder1Zone1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1_zone2</text:p>
          </table:table-cell>
          <table:table-cell table:style-name="ce36" office:value-type="string" calcext:value-type="string">
            <text:p>Extruder 1 Zone 2 Temperature</text:p>
          </table:table-cell>
          <table:table-cell table:style-name="ce36" office:value-type="string" calcext:value-type="string">
            <text:p>temperature</text:p>
          </table:table-cell>
          <table:table-cell table:style-name="ce36" office:value-type="string" calcext:value-type="string">
            <text:p>Temperature for extruder 1 zone 2</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5]; &quot;::&quot;; [.H235]));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5])); &quot; &quot;; &quot;&quot;); &quot;/&quot;; &quot;&quot;); &quot;-&quot;; &quot;&quot;)" office:value-type="string" office:string-value="kExtruder1Zone2Temperature" calcext:value-type="string">
            <text:p>kExtruder1Zone2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1_zone3</text:p>
          </table:table-cell>
          <table:table-cell table:style-name="ce36" office:value-type="string" calcext:value-type="string">
            <text:p>Extruder 1 Zone 3 Temperature</text:p>
          </table:table-cell>
          <table:table-cell table:style-name="ce36" office:value-type="string" calcext:value-type="string">
            <text:p>temperature</text:p>
          </table:table-cell>
          <table:table-cell table:style-name="ce36" office:value-type="string" calcext:value-type="string">
            <text:p>Temperature for extruder 1 zone 3</text:p>
          </table:table-cell>
          <table:table-cell table:style-name="ce36" office:value-type="string" calcext:value-type="string">
            <text:p>{"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6]; &quot;::&quot;; [.H236]));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6])); &quot; &quot;; &quot;&quot;); &quot;/&quot;; &quot;&quot;); &quot;-&quot;; &quot;&quot;)" office:value-type="string" office:string-value="kExtruder1Zone3Temperature" calcext:value-type="string">
            <text:p>kExtruder1Zone3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1_zone4</text:p>
          </table:table-cell>
          <table:table-cell table:style-name="ce36" office:value-type="string" calcext:value-type="string">
            <text:p>Extruder 1 Zone 4 Temperature</text:p>
          </table:table-cell>
          <table:table-cell table:style-name="ce36" office:value-type="string" calcext:value-type="string">
            <text:p>temperature</text:p>
          </table:table-cell>
          <table:table-cell table:style-name="ce36" office:value-type="string" calcext:value-type="string">
            <text:p>Temperature for extruder 1 zone 4</text:p>
          </table:table-cell>
          <table:table-cell table:style-name="ce36" office:value-type="string" calcext:value-type="string">
            <text:p>{"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7]; &quot;::&quot;; [.H237]));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7])); &quot; &quot;; &quot;&quot;); &quot;/&quot;; &quot;&quot;); &quot;-&quot;; &quot;&quot;)" office:value-type="string" office:string-value="kExtruder1Zone4Temperature" calcext:value-type="string">
            <text:p>kExtruder1Zone4Temperatur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extruder1_zone5</text:p>
          </table:table-cell>
          <table:table-cell table:style-name="ce36" office:value-type="string" calcext:value-type="string">
            <text:p>Extruder 1 Zone 5 Temperature</text:p>
          </table:table-cell>
          <table:table-cell table:style-name="ce36" office:value-type="string" calcext:value-type="string">
            <text:p>temperature</text:p>
          </table:table-cell>
          <table:table-cell table:style-name="ce36" office:value-type="string" calcext:value-type="string">
            <text:p>Temperature for extruder 1 zone 5</text:p>
          </table:table-cell>
          <table:table-cell table:style-name="ce36" office:value-type="string" calcext:value-type="string">
            <text:p>{"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8]; &quot;::&quot;; [.H238]));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8])); &quot; &quot;; &quot;&quot;); &quot;/&quot;; &quot;&quot;); &quot;-&quot;; &quot;&quot;)" office:value-type="string" office:string-value="kExtruder1Zone5Temperature" calcext:value-type="string">
            <text:p>kExtruder1Zone5Temperature</text:p>
          </table:table-cell>
          <table:table-cell table:style-name="ce36" office:value-type="string" calcext:value-type="string">
            <text:p>true</text:p>
          </table:table-cell>
          <table:table-cell table:number-columns-repeated="16372"/>
        </table:table-row>
        <table:table-row table:style-name="ro1">
          <table:table-cell table:style-name="ce39" office:value-type="string" calcext:value-type="string">
            <text:p>fan</text:p>
          </table:table-cell>
          <table:table-cell table:style-name="ce39" office:value-type="string" calcext:value-type="string">
            <text:p>Fan Control</text:p>
          </table:table-cell>
          <table:table-cell table:style-name="ce39" office:value-type="string" calcext:value-type="string">
            <text:p>boolean</text:p>
          </table:table-cell>
          <table:table-cell table:style-name="ce39" office:value-type="string" calcext:value-type="string">
            <text:p>Sets how and when the fan will operate</text:p>
          </table:table-cell>
          <table:table-cell table:style-name="ce39" office:value-type="string" calcext:value-type="string">
            <text:p>{"machine_type":1}</text:p>
          </table:table-cell>
          <table:table-cell table:style-name="ce39"/>
          <table:table-cell table:style-name="ce40" office:value-type="string" calcext:value-type="string">
            <text:p>false</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39]; &quot;::&quot;; [.H239]));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39])); &quot; &quot;; &quot;&quot;); &quot;/&quot;; &quot;&quot;); &quot;-&quot;; &quot;&quot;)" office:value-type="string" office:string-value="kFanControl" calcext:value-type="string">
            <text:p>kFanControl</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fan_min_speed</text:p>
          </table:table-cell>
          <table:table-cell table:style-name="ce39" office:value-type="string" calcext:value-type="string">
            <text:p>Min Fan Speed</text:p>
          </table:table-cell>
          <table:table-cell table:style-name="ce39" office:value-type="string" calcext:value-type="string">
            <text:p>percentage100</text:p>
          </table:table-cell>
          <table:table-cell table:style-name="ce39" office:value-type="string" calcext:value-type="string">
            <text:p>Minimum speed the fan will be on</text:p>
          </table:table-cell>
          <table:table-cell table:style-name="ce39" office:value-type="string" calcext:value-type="string">
            <text:p>{"AND": [{"machine_type":1}, {"fan":true}]}</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0]; &quot;::&quot;; [.H240]));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0])); &quot; &quot;; &quot;&quot;); &quot;/&quot;; &quot;&quot;); &quot;-&quot;; &quot;&quot;)" office:value-type="string" office:string-value="kMinFanSpeed" calcext:value-type="string">
            <text:p>kMinFanSpeed</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fan_max_speed</text:p>
          </table:table-cell>
          <table:table-cell table:style-name="ce39" office:value-type="string" calcext:value-type="string">
            <text:p>Max Fan Speed</text:p>
          </table:table-cell>
          <table:table-cell table:style-name="ce39" office:value-type="string" calcext:value-type="string">
            <text:p>percentage100</text:p>
          </table:table-cell>
          <table:table-cell table:style-name="ce39" office:value-type="string" calcext:value-type="string">
            <text:p>Maximum speed the fan will be on</text:p>
          </table:table-cell>
          <table:table-cell table:style-name="ce39" office:value-type="string" calcext:value-type="string">
            <text:p>{"AND": [{"machine_type":1}, {"fan":true}]}</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1]; &quot;::&quot;; [.H241]));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1])); &quot; &quot;; &quot;&quot;); &quot;/&quot;; &quot;&quot;); &quot;-&quot;; &quot;&quot;)" office:value-type="string" office:string-value="kMaxFanSpeed" calcext:value-type="string">
            <text:p>kMaxFanSpeed</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force_minimum_layer_time</text:p>
          </table:table-cell>
          <table:table-cell table:style-name="ce39" office:value-type="string" calcext:value-type="string">
            <text:p>Force Min / Max Layer Time</text:p>
          </table:table-cell>
          <table:table-cell table:style-name="ce39" office:value-type="string" calcext:value-type="string">
            <text:p>boolean</text:p>
          </table:table-cell>
          <table:table-cell table:style-name="ce39" office:value-type="string" calcext:value-type="string">
            <text:p>If selected, a min / max layer time is reinforced for each layer so that there is adequate time for cooling</text:p>
          </table:table-cell>
          <table:table-cell table:style-name="ce39" table:number-columns-repeated="2"/>
          <table:table-cell table:style-name="ce40" office:value-type="string" calcext:value-type="string">
            <text:p>false</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2]; &quot;::&quot;; [.H242]));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2])); &quot; &quot;; &quot;&quot;); &quot;/&quot;; &quot;&quot;); &quot;-&quot;; &quot;&quot;)" office:value-type="string" office:string-value="kForceMinMaxLayerTime" calcext:value-type="string">
            <text:p>kForceMinMaxLayerTime</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minimum_layer_time_method</text:p>
          </table:table-cell>
          <table:table-cell table:style-name="ce39" office:value-type="string" calcext:value-type="string">
            <text:p>Min / Max Layer Time Method</text:p>
          </table:table-cell>
          <table:table-cell table:style-name="ce39" office:value-type="string" calcext:value-type="string">
            <text:p>enumeration</text:p>
          </table:table-cell>
          <table:table-cell table:style-name="ce39" office:value-type="string" calcext:value-type="string">
            <text:p>Choose one of two ways to meet the min / max layer time requirement: either add dwell time or adjust feed rate in G0 G1 lines</text:p>
          </table:table-cell>
          <table:table-cell table:style-name="ce39" office:value-type="string" calcext:value-type="string">
            <text:p>{"force_minimum_layer_time":true}</text:p>
          </table:table-cell>
          <table:table-cell table:style-name="ce39" office:value-type="string" calcext:value-type="string">
            <text:p>ADD DWELL TIME, MODIFY FEEDRATE</text:p>
          </table:table-cell>
          <table:table-cell table:style-name="ce41"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3]; &quot;::&quot;; [.H243]));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3])); &quot; &quot;; &quot;&quot;); &quot;/&quot;; &quot;&quot;); &quot;-&quot;; &quot;&quot;)" office:value-type="string" office:string-value="kMinMaxLayerTimeMethod" calcext:value-type="string">
            <text:p>kMinMaxLayerTimeMethod</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minimum_layer_time</text:p>
          </table:table-cell>
          <table:table-cell table:style-name="ce39" office:value-type="string" calcext:value-type="string">
            <text:p>Minimum Layer Time</text:p>
          </table:table-cell>
          <table:table-cell table:style-name="ce39" office:value-type="string" calcext:value-type="string">
            <text:p>time</text:p>
          </table:table-cell>
          <table:table-cell table:style-name="ce39" office:value-type="string" calcext:value-type="string">
            <text:p>The minimum layer time required to meet the cooling need</text:p>
          </table:table-cell>
          <table:table-cell table:style-name="ce39" office:value-type="string" calcext:value-type="string">
            <text:p>{"force_minimum_layer_time":true}</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4]; &quot;::&quot;; [.H244]));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4])); &quot; &quot;; &quot;&quot;); &quot;/&quot;; &quot;&quot;); &quot;-&quot;; &quot;&quot;)" office:value-type="string" office:string-value="kMinimumLayerTime" calcext:value-type="string">
            <text:p>kMinimumLayerTime</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maximum_layer_time</text:p>
          </table:table-cell>
          <table:table-cell table:style-name="ce39" office:value-type="string" calcext:value-type="string">
            <text:p>Maximum Layer Time</text:p>
          </table:table-cell>
          <table:table-cell table:style-name="ce39" office:value-type="string" calcext:value-type="string">
            <text:p>time</text:p>
          </table:table-cell>
          <table:table-cell table:style-name="ce39" office:value-type="string" calcext:value-type="string">
            <text:p>The maximum layer time required to meet the cooling need</text:p>
          </table:table-cell>
          <table:table-cell table:style-name="ce39" office:value-type="string" calcext:value-type="string">
            <text:p>{"AND": [{"force_minimum_layer_time":true}, {"minimum_layer_time_method":1}]}</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5]; &quot;::&quot;; [.H245]));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5])); &quot; &quot;; &quot;&quot;); &quot;/&quot;; &quot;&quot;); &quot;-&quot;; &quot;&quot;)" office:value-type="string" office:string-value="kMaximumLayerTime" calcext:value-type="string">
            <text:p>kMaximumLayerTime</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extruder_scale_factor</text:p>
          </table:table-cell>
          <table:table-cell table:style-name="ce39" office:value-type="string" calcext:value-type="string">
            <text:p>Extruder Scale Factor</text:p>
          </table:table-cell>
          <table:table-cell table:style-name="ce39" office:value-type="string" calcext:value-type="string">
            <text:p>unitless_float</text:p>
          </table:table-cell>
          <table:table-cell table:style-name="ce39" office:value-type="string" calcext:value-type="string">
            <text:p>Scale factor to be applied to extruder commands when adjusting feedrate. Value of 1 has no effect, greater than 1 increases extruder speed, and less than 1 decreases speed.</text:p>
          </table:table-cell>
          <table:table-cell table:style-name="ce39" office:value-type="string" calcext:value-type="string">
            <text:p>{"AND": [{"force_minimum_layer_time":true}, {"minimum_layer_time_method":1}]}</text:p>
          </table:table-cell>
          <table:table-cell table:style-name="ce39"/>
          <table:table-cell table:style-name="ce41" office:value-type="float" office:value="1" calcext:value-type="float">
            <text:p>1</text:p>
          </table:table-cell>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6]; &quot;::&quot;; [.H246]));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6])); &quot; &quot;; &quot;&quot;); &quot;/&quot;; &quot;&quot;); &quot;-&quot;; &quot;&quot;)" office:value-type="string" office:string-value="kExtruderScaleFactor" calcext:value-type="string">
            <text:p>kExtruderScaleFactor</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pre_pause_code</text:p>
          </table:table-cell>
          <table:table-cell table:style-name="ce39" office:value-type="string" calcext:value-type="string">
            <text:p>Pre Pause G-Code</text:p>
          </table:table-cell>
          <table:table-cell table:style-name="ce39" office:value-type="string" calcext:value-type="string">
            <text:p>multiline_text</text:p>
          </table:table-cell>
          <table:table-cell table:style-name="ce39" office:value-type="string" calcext:value-type="string">
            <text:p>G-Code to be executed before the minimum layer time pause command, such as moving to a location to purge</text:p>
          </table:table-cell>
          <table:table-cell table:style-name="ce39" office:value-type="string" calcext:value-type="string">
            <text:p>{"AND": [{"force_minimum_layer_time":true}, {"minimum_layer_time_method":0}]}</text:p>
          </table:table-cell>
          <table:table-cell table:style-name="ce39"/>
          <table:table-cell table:style-name="ce40"/>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7]; &quot;::&quot;; [.H247]));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7])); &quot; &quot;; &quot;&quot;); &quot;/&quot;; &quot;&quot;); &quot;-&quot;; &quot;&quot;)" office:value-type="string" office:string-value="kPrePauseGCode" calcext:value-type="string">
            <text:p>kPrePauseGCode</text:p>
          </table:table-cell>
          <table:table-cell table:style-name="ce39" office:value-type="string" calcext:value-type="string">
            <text:p>false</text:p>
          </table:table-cell>
          <table:table-cell table:number-columns-repeated="16372"/>
        </table:table-row>
        <table:table-row table:style-name="ro1">
          <table:table-cell table:style-name="ce39" office:value-type="string" calcext:value-type="string">
            <text:p>post_pause_code</text:p>
          </table:table-cell>
          <table:table-cell table:style-name="ce39" office:value-type="string" calcext:value-type="string">
            <text:p>Post Pause G-Code</text:p>
          </table:table-cell>
          <table:table-cell table:style-name="ce39" office:value-type="string" calcext:value-type="string">
            <text:p>multiline_text</text:p>
          </table:table-cell>
          <table:table-cell table:style-name="ce39" office:value-type="string" calcext:value-type="string">
            <text:p>G-Code to be executed after the minimum layer time pause command, such as turning an extruder off</text:p>
          </table:table-cell>
          <table:table-cell table:style-name="ce39" office:value-type="string" calcext:value-type="string">
            <text:p>{"AND": [{"force_minimum_layer_time":true}, {"minimum_layer_time_method":0}]}</text:p>
          </table:table-cell>
          <table:table-cell table:style-name="ce39"/>
          <table:table-cell table:style-name="ce40"/>
          <table:table-cell table:style-name="ce39" office:value-type="string" calcext:value-type="string">
            <text:p>Cooling</text:p>
          </table:table-cell>
          <table:table-cell table:style-name="ce39" office:value-type="string" calcext:value-type="string">
            <text:p>Material</text:p>
          </table:table-cell>
          <table:table-cell table:style-name="ce16" table:formula="of:=SUBSTITUTE(SUBSTITUTE(SUBSTITUTE((COM.MICROSOFT.CONCAT([.I248]; &quot;::&quot;; [.H248])); &quot; &quot;; &quot;&quot;); &quot;/&quot;; &quot;&quot;); &quot;-&quot;; &quot;&quot;)" office:value-type="string" office:string-value="Material::Cooling" calcext:value-type="string">
            <text:p>Material::Cooling</text:p>
          </table:table-cell>
          <table:table-cell table:style-name="ce16" table:formula="of:=SUBSTITUTE(SUBSTITUTE(SUBSTITUTE((COM.MICROSOFT.CONCAT(&quot;k&quot;; [.B248])); &quot; &quot;; &quot;&quot;); &quot;/&quot;; &quot;&quot;); &quot;-&quot;; &quot;&quot;)" office:value-type="string" office:string-value="kPostPauseGCode" calcext:value-type="string">
            <text:p>kPostPauseGCode</text:p>
          </table:table-cell>
          <table:table-cell table:style-name="ce39" office:value-type="string" calcext:value-type="string">
            <text:p>false</text:p>
          </table:table-cell>
          <table:table-cell table:number-columns-repeated="16372"/>
        </table:table-row>
        <table:table-row table:style-name="ro1">
          <table:table-cell table:style-name="ce32" office:value-type="string" calcext:value-type="string">
            <text:p>raft</text:p>
          </table:table-cell>
          <table:table-cell table:style-name="ce32" office:value-type="string" calcext:value-type="string">
            <text:p>Add Raft</text:p>
          </table:table-cell>
          <table:table-cell table:style-name="ce32" office:value-type="string" calcext:value-type="string">
            <text:p>boolean</text:p>
          </table:table-cell>
          <table:table-cell table:style-name="ce32" office:value-type="string" calcext:value-type="string">
            <text:p>If selected, a raft will be printed below the part to help account for an unlevel build surface</text:p>
          </table:table-cell>
          <table:table-cell table:style-name="ce32" table:number-columns-repeated="2"/>
          <table:table-cell table:style-name="ce33" office:value-type="string" calcext:value-type="string">
            <text:p>false</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49]; &quot;::&quot;; [.H249]));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49])); &quot; &quot;; &quot;&quot;); &quot;/&quot;; &quot;&quot;); &quot;-&quot;; &quot;&quot;)" office:value-type="string" office:string-value="kAddRaft" calcext:value-type="string">
            <text:p>kAddRaf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raft_offset</text:p>
          </table:table-cell>
          <table:table-cell table:style-name="ce32" office:value-type="string" calcext:value-type="string">
            <text:p>Raft XY Offset</text:p>
          </table:table-cell>
          <table:table-cell table:style-name="ce32" office:value-type="string" calcext:value-type="string">
            <text:p>distance</text:p>
          </table:table-cell>
          <table:table-cell table:style-name="ce32" office:value-type="string" calcext:value-type="string">
            <text:p>Determines how far beyond the base of the part the raft extends</text:p>
          </table:table-cell>
          <table:table-cell table:style-name="ce32" office:value-type="string" calcext:value-type="string">
            <text:p>{"raf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0]; &quot;::&quot;; [.H250]));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0])); &quot; &quot;; &quot;&quot;); &quot;/&quot;; &quot;&quot;); &quot;-&quot;; &quot;&quot;)" office:value-type="string" office:string-value="kRaftXYOffset" calcext:value-type="string">
            <text:p>kRaftXYOffse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raft_layer_count</text:p>
          </table:table-cell>
          <table:table-cell table:style-name="ce32" office:value-type="string" calcext:value-type="string">
            <text:p>Raft Layer Count</text:p>
          </table:table-cell>
          <table:table-cell table:style-name="ce32" office:value-type="string" calcext:value-type="string">
            <text:p>positive_int</text:p>
          </table:table-cell>
          <table:table-cell table:style-name="ce32" office:value-type="string" calcext:value-type="string">
            <text:p>Determines how many layers of raft are created</text:p>
          </table:table-cell>
          <table:table-cell table:style-name="ce32" office:value-type="string" calcext:value-type="string">
            <text:p>{"raft":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1]; &quot;::&quot;; [.H251]));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1])); &quot; &quot;; &quot;&quot;); &quot;/&quot;; &quot;&quot;); &quot;-&quot;; &quot;&quot;)" office:value-type="string" office:string-value="kRaftLayerCount" calcext:value-type="string">
            <text:p>kRaftLayerCoun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raft_bead_width</text:p>
          </table:table-cell>
          <table:table-cell table:style-name="ce32" office:value-type="string" calcext:value-type="string">
            <text:p>Raft Bead Width</text:p>
          </table:table-cell>
          <table:table-cell table:style-name="ce32" office:value-type="string" calcext:value-type="string">
            <text:p>distance</text:p>
          </table:table-cell>
          <table:table-cell table:style-name="ce32" office:value-type="string" calcext:value-type="string">
            <text:p>Bead width for raft paths</text:p>
          </table:table-cell>
          <table:table-cell table:style-name="ce32" office:value-type="string" calcext:value-type="string">
            <text:p>{"raf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2]; &quot;::&quot;; [.H252]));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2])); &quot; &quot;; &quot;&quot;); &quot;/&quot;; &quot;&quot;); &quot;-&quot;; &quot;&quot;)" office:value-type="string" office:string-value="kRaftBeadWidth" calcext:value-type="string">
            <text:p>kRaftBeadWidth</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brim</text:p>
          </table:table-cell>
          <table:table-cell table:style-name="ce32" office:value-type="string" calcext:value-type="string">
            <text:p>Add Brim</text:p>
          </table:table-cell>
          <table:table-cell table:style-name="ce32" office:value-type="string" calcext:value-type="string">
            <text:p>boolean</text:p>
          </table:table-cell>
          <table:table-cell table:style-name="ce32" office:value-type="string" calcext:value-type="string">
            <text:p>If selected, a brim will be attached to the part at the base to help with platform adhesion</text:p>
          </table:table-cell>
          <table:table-cell table:style-name="ce32" table:number-columns-repeated="2"/>
          <table:table-cell table:style-name="ce33" office:value-type="string" calcext:value-type="string">
            <text:p>false</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3]; &quot;::&quot;; [.H253]));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3])); &quot; &quot;; &quot;&quot;); &quot;/&quot;; &quot;&quot;); &quot;-&quot;; &quot;&quot;)" office:value-type="string" office:string-value="kAddBrim" calcext:value-type="string">
            <text:p>kAddBrim</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brim_width</text:p>
          </table:table-cell>
          <table:table-cell table:style-name="ce32" office:value-type="string" calcext:value-type="string">
            <text:p>Brim Width</text:p>
          </table:table-cell>
          <table:table-cell table:style-name="ce32" office:value-type="string" calcext:value-type="string">
            <text:p>distance</text:p>
          </table:table-cell>
          <table:table-cell table:style-name="ce32" office:value-type="string" calcext:value-type="string">
            <text:p>Width of the brim</text:p>
          </table:table-cell>
          <table:table-cell table:style-name="ce32" office:value-type="string" calcext:value-type="string">
            <text:p>{"brim":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4]; &quot;::&quot;; [.H254]));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4])); &quot; &quot;; &quot;&quot;); &quot;/&quot;; &quot;&quot;); &quot;-&quot;; &quot;&quot;)" office:value-type="string" office:string-value="kBrimWidth" calcext:value-type="string">
            <text:p>kBrimWidth</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brim_layer_count</text:p>
          </table:table-cell>
          <table:table-cell table:style-name="ce32" office:value-type="string" calcext:value-type="string">
            <text:p>Brim Layer Count</text:p>
          </table:table-cell>
          <table:table-cell table:style-name="ce32" office:value-type="string" calcext:value-type="string">
            <text:p>positive_int</text:p>
          </table:table-cell>
          <table:table-cell table:style-name="ce32" office:value-type="string" calcext:value-type="string">
            <text:p>Number of layers to print the brim starting with layer 1</text:p>
          </table:table-cell>
          <table:table-cell table:style-name="ce32" office:value-type="string" calcext:value-type="string">
            <text:p>{"brim":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5]; &quot;::&quot;; [.H255]));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5])); &quot; &quot;; &quot;&quot;); &quot;/&quot;; &quot;&quot;); &quot;-&quot;; &quot;&quot;)" office:value-type="string" office:string-value="kBrimLayerCount" calcext:value-type="string">
            <text:p>kBrimLayerCoun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brim_bead_width</text:p>
          </table:table-cell>
          <table:table-cell table:style-name="ce32" office:value-type="string" calcext:value-type="string">
            <text:p>Brim Bead Width</text:p>
          </table:table-cell>
          <table:table-cell table:style-name="ce32" office:value-type="string" calcext:value-type="string">
            <text:p>distance</text:p>
          </table:table-cell>
          <table:table-cell table:style-name="ce32" office:value-type="string" calcext:value-type="string">
            <text:p>Bead width for brim paths</text:p>
          </table:table-cell>
          <table:table-cell table:style-name="ce32" office:value-type="string" calcext:value-type="string">
            <text:p>{"brim":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6]; &quot;::&quot;; [.H256]));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6])); &quot; &quot;; &quot;&quot;); &quot;/&quot;; &quot;&quot;); &quot;-&quot;; &quot;&quot;)" office:value-type="string" office:string-value="kBrimBeadWidth" calcext:value-type="string">
            <text:p>kBrimBeadWidth</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skirt</text:p>
          </table:table-cell>
          <table:table-cell table:style-name="ce32" office:value-type="string" calcext:value-type="string">
            <text:p>Add Skirt</text:p>
          </table:table-cell>
          <table:table-cell table:style-name="ce32" office:value-type="string" calcext:value-type="string">
            <text:p>boolean</text:p>
          </table:table-cell>
          <table:table-cell table:style-name="ce32" office:value-type="string" calcext:value-type="string">
            <text:p>If selected, a skirt will be printed around the object to prime the extruder</text:p>
          </table:table-cell>
          <table:table-cell table:style-name="ce32" table:number-columns-repeated="2"/>
          <table:table-cell table:style-name="ce33" office:value-type="string" calcext:value-type="string">
            <text:p>false</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7]; &quot;::&quot;; [.H257]));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7])); &quot; &quot;; &quot;&quot;); &quot;/&quot;; &quot;&quot;); &quot;-&quot;; &quot;&quot;)" office:value-type="string" office:string-value="kAddSkirt" calcext:value-type="string">
            <text:p>kAddSkir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skirt_loops</text:p>
          </table:table-cell>
          <table:table-cell table:style-name="ce32" office:value-type="string" calcext:value-type="string">
            <text:p>Skirt Loops</text:p>
          </table:table-cell>
          <table:table-cell table:style-name="ce32" office:value-type="string" calcext:value-type="string">
            <text:p>positive_int</text:p>
          </table:table-cell>
          <table:table-cell table:style-name="ce32" office:value-type="string" calcext:value-type="string">
            <text:p>The amount of closed loop paths offset from the base of the print that funtions as a purge</text:p>
          </table:table-cell>
          <table:table-cell table:style-name="ce32" office:value-type="string" calcext:value-type="string">
            <text:p>{"skirt":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8]; &quot;::&quot;; [.H258]));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8])); &quot; &quot;; &quot;&quot;); &quot;/&quot;; &quot;&quot;); &quot;-&quot;; &quot;&quot;)" office:value-type="string" office:string-value="kSkirtLoops" calcext:value-type="string">
            <text:p>kSkirtLoops</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skirt_distance_from_object</text:p>
          </table:table-cell>
          <table:table-cell table:style-name="ce32" office:value-type="string" calcext:value-type="string">
            <text:p>Skirt Distance from Object</text:p>
          </table:table-cell>
          <table:table-cell table:style-name="ce32" office:value-type="string" calcext:value-type="string">
            <text:p>distance</text:p>
          </table:table-cell>
          <table:table-cell table:style-name="ce32" office:value-type="string" calcext:value-type="string">
            <text:p>The distance away from the object where the skirt is being created</text:p>
          </table:table-cell>
          <table:table-cell table:style-name="ce32" office:value-type="string" calcext:value-type="string">
            <text:p>{"skir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9]; &quot;::&quot;; [.H259]));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9])); &quot; &quot;; &quot;&quot;); &quot;/&quot;; &quot;&quot;); &quot;-&quot;; &quot;&quot;)" office:value-type="string" office:string-value="kSkirtDistancefromObject" calcext:value-type="string">
            <text:p>kSkirtDistancefromObjec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skirt_layer_count</text:p>
          </table:table-cell>
          <table:table-cell table:style-name="ce32" office:value-type="string" calcext:value-type="string">
            <text:p>Skirt Layer Count</text:p>
          </table:table-cell>
          <table:table-cell table:style-name="ce32" office:value-type="string" calcext:value-type="string">
            <text:p>positive_int</text:p>
          </table:table-cell>
          <table:table-cell table:style-name="ce32" office:value-type="string" calcext:value-type="string">
            <text:p>Determines how many layers the skirt contains</text:p>
          </table:table-cell>
          <table:table-cell table:style-name="ce32" office:value-type="string" calcext:value-type="string">
            <text:p>{"skirt":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60]; &quot;::&quot;; [.H260]));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60])); &quot; &quot;; &quot;&quot;); &quot;/&quot;; &quot;&quot;); &quot;-&quot;; &quot;&quot;)" office:value-type="string" office:string-value="kSkirtLayerCount" calcext:value-type="string">
            <text:p>kSkirtLayerCount</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skirt_minimum_length</text:p>
          </table:table-cell>
          <table:table-cell table:style-name="ce32" office:value-type="string" calcext:value-type="string">
            <text:p>Skirt Minimum Length</text:p>
          </table:table-cell>
          <table:table-cell table:style-name="ce32" office:value-type="string" calcext:value-type="string">
            <text:p>distance</text:p>
          </table:table-cell>
          <table:table-cell table:style-name="ce32" office:value-type="string" calcext:value-type="string">
            <text:p>The minimum extrusion length for the skirt</text:p>
          </table:table-cell>
          <table:table-cell table:style-name="ce32" office:value-type="string" calcext:value-type="string">
            <text:p>{"skir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61]; &quot;::&quot;; [.H261]));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61])); &quot; &quot;; &quot;&quot;); &quot;/&quot;; &quot;&quot;); &quot;-&quot;; &quot;&quot;)" office:value-type="string" office:string-value="kSkirtMinimumLength" calcext:value-type="string">
            <text:p>kSkirtMinimumLength</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skirt_bead_width</text:p>
          </table:table-cell>
          <table:table-cell table:style-name="ce32" office:value-type="string" calcext:value-type="string">
            <text:p>Skirt Bead Width</text:p>
          </table:table-cell>
          <table:table-cell table:style-name="ce32" office:value-type="string" calcext:value-type="string">
            <text:p>distance</text:p>
          </table:table-cell>
          <table:table-cell table:style-name="ce32" office:value-type="string" calcext:value-type="string">
            <text:p>Bead width for skirt paths</text:p>
          </table:table-cell>
          <table:table-cell table:style-name="ce32" office:value-type="string" calcext:value-type="string">
            <text:p>{"skir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62]; &quot;::&quot;; [.H262]));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62])); &quot; &quot;; &quot;&quot;); &quot;/&quot;; &quot;&quot;); &quot;-&quot;; &quot;&quot;)" office:value-type="string" office:string-value="kSkirtBeadWidth" calcext:value-type="string">
            <text:p>kSkirtBeadWidth</text:p>
          </table:table-cell>
          <table:table-cell table:style-name="ce32" office:value-type="string" calcext:value-type="string">
            <text:p>false</text:p>
          </table:table-cell>
          <table:table-cell table:number-columns-repeated="16372"/>
        </table:table-row>
        <table:table-row table:style-name="ro1">
          <table:table-cell table:style-name="ce34" office:value-type="string" calcext:value-type="string">
            <text:p>enable_multi_material</text:p>
          </table:table-cell>
          <table:table-cell table:style-name="ce34" office:value-type="string" calcext:value-type="string">
            <text:p>Enable Multi-material</text:p>
          </table:table-cell>
          <table:table-cell table:style-name="ce34" office:value-type="string" calcext:value-type="string">
            <text:p>boolean</text:p>
          </table:table-cell>
          <table:table-cell table:style-name="ce34" office:value-type="string" calcext:value-type="string">
            <text:p>If selected, enables the use of multiple printing materials</text:p>
          </table:table-cell>
          <table:table-cell table:style-name="ce34" office:value-type="string" calcext:value-type="string">
            <text:p>{ "OR": [{"syntax": 1},{"OR": [{"syntax": 11},{"syntax": 12}]}]}</text:p>
          </table:table-cell>
          <table:table-cell table:style-name="ce34"/>
          <table:table-cell table:style-name="ce35" office:value-type="string" calcext:value-type="string">
            <text:p>false</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3]; &quot;::&quot;; [.H263]));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3])); &quot; &quot;; &quot;&quot;); &quot;/&quot;; &quot;&quot;); &quot;-&quot;; &quot;&quot;)" office:value-type="string" office:string-value="kEnableMultimaterial" calcext:value-type="string">
            <text:p>kEnableMultimaterial</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perimeter_material_num</text:p>
          </table:table-cell>
          <table:table-cell table:style-name="ce34" office:value-type="string" calcext:value-type="string">
            <text:p>Perimeter Material Number</text:p>
          </table:table-cell>
          <table:table-cell table:style-name="ce34" office:value-type="string" calcext:value-type="string">
            <text:p>number</text:p>
          </table:table-cell>
          <table:table-cell table:style-name="ce34" office:value-type="string" calcext:value-type="string">
            <text:p>Sets the material number to be used during perimeter, brim, skeleton, and skirt paths</text:p>
          </table:table-cell>
          <table:table-cell table:style-name="ce34" office:value-type="string" calcext:value-type="string">
            <text:p>{"AND": [{"enable_multi_material": true}, {"OR": [{"perimeter":true}, {"OR": [{"brim":true}, {"OR": [{"skeleton":true}, {"skirt":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4]; &quot;::&quot;; [.H264]));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4])); &quot; &quot;; &quot;&quot;); &quot;/&quot;; &quot;&quot;); &quot;-&quot;; &quot;&quot;)" office:value-type="string" office:string-value="kPerimeterMaterialNumber" calcext:value-type="string">
            <text:p>kPerimeterMaterialNumber</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inset_material_num</text:p>
          </table:table-cell>
          <table:table-cell table:style-name="ce34" office:value-type="string" calcext:value-type="string">
            <text:p>Inset Material Number</text:p>
          </table:table-cell>
          <table:table-cell table:style-name="ce34" office:value-type="string" calcext:value-type="string">
            <text:p>number</text:p>
          </table:table-cell>
          <table:table-cell table:style-name="ce34" office:value-type="string" calcext:value-type="string">
            <text:p>Sets the material number to be used during inset paths</text:p>
          </table:table-cell>
          <table:table-cell table:style-name="ce34" office:value-type="string" calcext:value-type="string">
            <text:p>{"AND": [{"inset":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5]; &quot;::&quot;; [.H265]));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5])); &quot; &quot;; &quot;&quot;); &quot;/&quot;; &quot;&quot;); &quot;-&quot;; &quot;&quot;)" office:value-type="string" office:string-value="kInsetMaterialNumber" calcext:value-type="string">
            <text:p>kInsetMaterialNumber</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skeleton_material_num</text:p>
          </table:table-cell>
          <table:table-cell table:style-name="ce34" office:value-type="string" calcext:value-type="string">
            <text:p>Skeleton Material Number</text:p>
          </table:table-cell>
          <table:table-cell table:style-name="ce34" office:value-type="string" calcext:value-type="string">
            <text:p>number</text:p>
          </table:table-cell>
          <table:table-cell table:style-name="ce34" office:value-type="string" calcext:value-type="string">
            <text:p>Sets the material number to be used for skeleton paths.</text:p>
          </table:table-cell>
          <table:table-cell table:style-name="ce34" office:value-type="string" calcext:value-type="string">
            <text:p>{"AND": [{"skeleton":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6]; &quot;::&quot;; [.H266]));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6])); &quot; &quot;; &quot;&quot;); &quot;/&quot;; &quot;&quot;); &quot;-&quot;; &quot;&quot;)" office:value-type="string" office:string-value="kSkeletonMaterialNumber" calcext:value-type="string">
            <text:p>kSkeletonMaterialNumber</text:p>
          </table:table-cell>
          <table:table-cell table:style-name="ce42" office:value-type="string" calcext:value-type="string">
            <text:p>true</text:p>
          </table:table-cell>
          <table:table-cell table:number-columns-repeated="16372"/>
        </table:table-row>
        <table:table-row table:style-name="ro1">
          <table:table-cell table:style-name="ce34" office:value-type="string" calcext:value-type="string">
            <text:p>skin_material_num</text:p>
          </table:table-cell>
          <table:table-cell table:style-name="ce34" office:value-type="string" calcext:value-type="string">
            <text:p>Skin Material Number</text:p>
          </table:table-cell>
          <table:table-cell table:style-name="ce34" office:value-type="string" calcext:value-type="string">
            <text:p>number</text:p>
          </table:table-cell>
          <table:table-cell table:style-name="ce34" office:value-type="string" calcext:value-type="string">
            <text:p>Sets the material number to be used during skin paths</text:p>
          </table:table-cell>
          <table:table-cell table:style-name="ce34" office:value-type="string" calcext:value-type="string">
            <text:p>{"AND": [{"skin":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7]; &quot;::&quot;; [.H267]));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7])); &quot; &quot;; &quot;&quot;); &quot;/&quot;; &quot;&quot;); &quot;-&quot;; &quot;&quot;)" office:value-type="string" office:string-value="kSkinMaterialNumber" calcext:value-type="string">
            <text:p>kSkinMaterialNumber</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infill_material_num</text:p>
          </table:table-cell>
          <table:table-cell table:style-name="ce34" office:value-type="string" calcext:value-type="string">
            <text:p>Infill Material Number</text:p>
          </table:table-cell>
          <table:table-cell table:style-name="ce34" office:value-type="string" calcext:value-type="string">
            <text:p>number</text:p>
          </table:table-cell>
          <table:table-cell table:style-name="ce34" office:value-type="string" calcext:value-type="string">
            <text:p>Sets the material number to be used during infill paths</text:p>
          </table:table-cell>
          <table:table-cell table:style-name="ce34" office:value-type="string" calcext:value-type="string">
            <text:p>{"AND": [{"infill":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8]; &quot;::&quot;; [.H268]));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8])); &quot; &quot;; &quot;&quot;); &quot;/&quot;; &quot;&quot;); &quot;-&quot;; &quot;&quot;)" office:value-type="string" office:string-value="kInfillMaterialNumber" calcext:value-type="string">
            <text:p>kInfillMaterialNumber</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support_material_num</text:p>
          </table:table-cell>
          <table:table-cell table:style-name="ce34" office:value-type="string" calcext:value-type="string">
            <text:p>Support Material Number</text:p>
          </table:table-cell>
          <table:table-cell table:style-name="ce34" office:value-type="string" calcext:value-type="string">
            <text:p>number</text:p>
          </table:table-cell>
          <table:table-cell table:style-name="ce34" office:value-type="string" calcext:value-type="string">
            <text:p>Sets the material number to be used during support and raft paths</text:p>
          </table:table-cell>
          <table:table-cell table:style-name="ce34" office:value-type="string" calcext:value-type="string">
            <text:p>{"AND": [{"enable_multi_material": true}, {"OR": [{"support":true}, {"raft":true}]}]}</text:p>
          </table:table-cell>
          <table:table-cell table:style-name="ce34"/>
          <table:table-cell table:style-name="ce43"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9]; &quot;::&quot;; [.H269]));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9])); &quot; &quot;; &quot;&quot;); &quot;/&quot;; &quot;&quot;); &quot;-&quot;; &quot;&quot;)" office:value-type="string" office:string-value="kSupportMaterialNumber" calcext:value-type="string">
            <text:p>kSupportMaterialNumber</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material_transition_distance</text:p>
          </table:table-cell>
          <table:table-cell table:style-name="ce34" office:value-type="string" calcext:value-type="string">
            <text:p>Transition Distance</text:p>
          </table:table-cell>
          <table:table-cell table:style-name="ce34" office:value-type="string" calcext:value-type="string">
            <text:p>distance</text:p>
          </table:table-cell>
          <table:table-cell table:style-name="ce34" office:value-type="string" calcext:value-type="string">
            <text:p>The distance needed to transition between materials</text:p>
          </table:table-cell>
          <table:table-cell table:style-name="ce34" office:value-type="string" calcext:value-type="string">
            <text:p>{"enable_multi_material":true}</text:p>
          </table:table-cell>
          <table:table-cell table:style-name="ce34"/>
          <table:table-cell table:style-name="ce43"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70]; &quot;::&quot;; [.H270]));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70])); &quot; &quot;; &quot;&quot;); &quot;/&quot;; &quot;&quot;); &quot;-&quot;; &quot;&quot;)" office:value-type="string" office:string-value="kTransitionDistance" calcext:value-type="string">
            <text:p>kTransitionDistance</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enable_second_transition_distance</text:p>
          </table:table-cell>
          <table:table-cell table:style-name="ce34" office:value-type="string" calcext:value-type="string">
            <text:p>Enable Second Transition Distance</text:p>
          </table:table-cell>
          <table:table-cell table:style-name="ce34" office:value-type="string" calcext:value-type="string">
            <text:p>boolean</text:p>
          </table:table-cell>
          <table:table-cell table:style-name="ce34" office:value-type="string" calcext:value-type="string">
            <text:p>If selected, Transition Distance will be used to transition from 1 to 2 and Second Transition Distance will be used for 2 to 1</text:p>
          </table:table-cell>
          <table:table-cell table:style-name="ce34" office:value-type="string" calcext:value-type="string">
            <text:p>{"enable_multi_material":true}</text:p>
          </table:table-cell>
          <table:table-cell table:style-name="ce34"/>
          <table:table-cell table:style-name="ce35" office:value-type="string" calcext:value-type="string">
            <text:p>false</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71]; &quot;::&quot;; [.H271]));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71])); &quot; &quot;; &quot;&quot;); &quot;/&quot;; &quot;&quot;); &quot;-&quot;; &quot;&quot;)" office:value-type="string" office:string-value="kEnableSecondTransitionDistance" calcext:value-type="string">
            <text:p>kEnableSecondTransitionDistance</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second_transition_distance</text:p>
          </table:table-cell>
          <table:table-cell table:style-name="ce34" office:value-type="string" calcext:value-type="string">
            <text:p>Second Transition Distance</text:p>
          </table:table-cell>
          <table:table-cell table:style-name="ce34" office:value-type="string" calcext:value-type="string">
            <text:p>distance</text:p>
          </table:table-cell>
          <table:table-cell table:style-name="ce34" office:value-type="string" calcext:value-type="string">
            <text:p>Distance used for transition from material 2 to material 1</text:p>
          </table:table-cell>
          <table:table-cell table:style-name="ce34" office:value-type="string" calcext:value-type="string">
            <text:p>{"AND": [{"enable_multi_material": true}, {"enable_second_transition_distance":true}]}</text:p>
          </table:table-cell>
          <table:table-cell table:style-name="ce34"/>
          <table:table-cell table:style-name="ce43"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72]; &quot;::&quot;; [.H272]));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72])); &quot; &quot;; &quot;&quot;); &quot;/&quot;; &quot;&quot;); &quot;-&quot;; &quot;&quot;)" office:value-type="string" office:string-value="kSecondTransitionDistance" calcext:value-type="string">
            <text:p>kSecondTransitionDistance</text:p>
          </table:table-cell>
          <table:table-cell table:style-name="ce34" office:value-type="string" calcext:value-type="string">
            <text:p>true</text:p>
          </table:table-cell>
          <table:table-cell table:number-columns-repeated="16372"/>
        </table:table-row>
        <table:table-row table:style-name="ro1">
          <table:table-cell table:style-name="ce34" office:value-type="string" calcext:value-type="string">
            <text:p>enable_m222</text:p>
          </table:table-cell>
          <table:table-cell table:style-name="ce34" office:value-type="string" calcext:value-type="string">
            <text:p>Use M222 Code</text:p>
          </table:table-cell>
          <table:table-cell table:style-name="ce34" office:value-type="string" calcext:value-type="string">
            <text:p>boolean</text:p>
          </table:table-cell>
          <table:table-cell table:style-name="ce34" office:value-type="string" calcext:value-type="string">
            <text:p>Uses the M222 code for material transitions rather than the standard M237</text:p>
          </table:table-cell>
          <table:table-cell table:style-name="ce34" office:value-type="string" calcext:value-type="string">
            <text:p>{"enable_multi_material":true}</text:p>
          </table:table-cell>
          <table:table-cell table:style-name="ce34"/>
          <table:table-cell table:style-name="ce35" office:value-type="string" calcext:value-type="string">
            <text:p>false</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73]; &quot;::&quot;; [.H273]));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73])); &quot; &quot;; &quot;&quot;); &quot;/&quot;; &quot;&quot;); &quot;-&quot;; &quot;&quot;)" office:value-type="string" office:string-value="kUseM222Code" calcext:value-type="string">
            <text:p>kUseM222Code</text:p>
          </table:table-cell>
          <table:table-cell table:style-name="ce34" office:value-type="string" calcext:value-type="string">
            <text:p>true</text:p>
          </table:table-cell>
          <table:table-cell table:number-columns-repeated="16372"/>
        </table:table-row>
        <table:table-row table:style-name="ro1">
          <table:table-cell table:style-name="ce21" office:value-type="string" calcext:value-type="string">
            <text:p>layer_height</text:p>
          </table:table-cell>
          <table:table-cell table:style-name="ce21" office:value-type="string" calcext:value-type="string">
            <text:p>Layer Height</text:p>
          </table:table-cell>
          <table:table-cell table:style-name="ce21" office:value-type="string" calcext:value-type="string">
            <text:p>distance</text:p>
          </table:table-cell>
          <table:table-cell table:style-name="ce21" office:value-type="string" calcext:value-type="string">
            <text:p>Thickness of each layer</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4]; &quot;::&quot;; [.H274])); &quot; &quot;; &quot;&quot;); &quot;/&quot;; &quot;&quot;); &quot;-&quot;; &quot;&quot;)" office:value-type="string" office:string-value="Profile::Layer" calcext:value-type="string">
            <text:p>Profile::Layer</text:p>
          </table:table-cell>
          <table:table-cell table:style-name="ce21" table:formula="of:=SUBSTITUTE(SUBSTITUTE(SUBSTITUTE((COM.MICROSOFT.CONCAT(&quot;k&quot;; [.B274])); &quot; &quot;; &quot;&quot;); &quot;/&quot;; &quot;&quot;); &quot;-&quot;; &quot;&quot;)" office:value-type="string" office:string-value="kLayerHeight" calcext:value-type="string">
            <text:p>kLayerHeight</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nozzle_diameter</text:p>
          </table:table-cell>
          <table:table-cell table:style-name="ce21" office:value-type="string" calcext:value-type="string">
            <text:p>Nozzle Diameter</text:p>
          </table:table-cell>
          <table:table-cell table:style-name="ce21" office:value-type="string" calcext:value-type="string">
            <text:p>distance</text:p>
          </table:table-cell>
          <table:table-cell table:style-name="ce21" office:value-type="string" calcext:value-type="string">
            <text:p>The diameter of the main extruder nozzle</text:p>
          </table:table-cell>
          <table:table-cell table:style-name="ce21" office:value-type="string" calcext:value-type="string">
            <text:p>{"OR": [{"machine_type": 0}, {"OR": [{"machine_type": 1}, {"OR": [{"machine_type": 4}, {"machine_type": 5}]}]}]}</text:p>
          </table:table-cell>
          <table:table-cell table:style-name="ce21"/>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5]; &quot;::&quot;; [.H275])); &quot; &quot;; &quot;&quot;); &quot;/&quot;; &quot;&quot;); &quot;-&quot;; &quot;&quot;)" office:value-type="string" office:string-value="Profile::Layer" calcext:value-type="string">
            <text:p>Profile::Layer</text:p>
          </table:table-cell>
          <table:table-cell table:style-name="ce21" table:formula="of:=SUBSTITUTE(SUBSTITUTE(SUBSTITUTE((COM.MICROSOFT.CONCAT(&quot;k&quot;; [.B275])); &quot; &quot;; &quot;&quot;); &quot;/&quot;; &quot;&quot;); &quot;-&quot;; &quot;&quot;)" office:value-type="string" office:string-value="kNozzleDiameter" calcext:value-type="string">
            <text:p>kNozzleDiameter</text:p>
          </table:table-cell>
          <table:table-cell table:style-name="ce21" office:value-type="string" calcext:value-type="string">
            <text:p>false</text:p>
          </table:table-cell>
          <table:table-cell table:number-columns-repeated="16372"/>
        </table:table-row>
        <table:table-row table:style-name="ro1">
          <table:table-cell table:style-name="ce21" office:value-type="string" calcext:value-type="string">
            <text:p>default_width</text:p>
          </table:table-cell>
          <table:table-cell table:style-name="ce21" office:value-type="string" calcext:value-type="string">
            <text:p>Default Bead Width</text:p>
          </table:table-cell>
          <table:table-cell table:style-name="ce21" office:value-type="string" calcext:value-type="string">
            <text:p>distance</text:p>
          </table:table-cell>
          <table:table-cell table:style-name="ce21" office:value-type="string" calcext:value-type="string">
            <text:p>Default bead width for paths that don't have a defined width</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6]; &quot;::&quot;; [.H276])); &quot; &quot;; &quot;&quot;); &quot;/&quot;; &quot;&quot;); &quot;-&quot;; &quot;&quot;)" office:value-type="string" office:string-value="Profile::Layer" calcext:value-type="string">
            <text:p>Profile::Layer</text:p>
          </table:table-cell>
          <table:table-cell table:style-name="ce21" table:formula="of:=SUBSTITUTE(SUBSTITUTE(SUBSTITUTE((COM.MICROSOFT.CONCAT(&quot;k&quot;; [.B276])); &quot; &quot;; &quot;&quot;); &quot;/&quot;; &quot;&quot;); &quot;-&quot;; &quot;&quot;)" office:value-type="string" office:string-value="kDefaultBeadWidth" calcext:value-type="string">
            <text:p>kDefaultBeadWidth</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default_speed</text:p>
          </table:table-cell>
          <table:table-cell table:style-name="ce21" office:value-type="string" calcext:value-type="string">
            <text:p>Default Print Speed</text:p>
          </table:table-cell>
          <table:table-cell table:style-name="ce21" office:value-type="string" calcext:value-type="string">
            <text:p>speed</text:p>
          </table:table-cell>
          <table:table-cell table:style-name="ce21" office:value-type="string" calcext:value-type="string">
            <text:p>Default printing speed for paths that don't have a defined speed</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7]; &quot;::&quot;; [.H277])); &quot; &quot;; &quot;&quot;); &quot;/&quot;; &quot;&quot;); &quot;-&quot;; &quot;&quot;)" office:value-type="string" office:string-value="Profile::Layer" calcext:value-type="string">
            <text:p>Profile::Layer</text:p>
          </table:table-cell>
          <table:table-cell table:style-name="ce21" table:formula="of:=SUBSTITUTE(SUBSTITUTE(SUBSTITUTE((COM.MICROSOFT.CONCAT(&quot;k&quot;; [.B277])); &quot; &quot;; &quot;&quot;); &quot;/&quot;; &quot;&quot;); &quot;-&quot;; &quot;&quot;)" office:value-type="string" office:string-value="kDefaultPrintSpeed" calcext:value-type="string">
            <text:p>kDefaultPrintSpeed</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default_extruder_speed</text:p>
          </table:table-cell>
          <table:table-cell table:style-name="ce21" office:value-type="string" calcext:value-type="string">
            <text:p>Default Extruder Speed</text:p>
          </table:table-cell>
          <table:table-cell table:style-name="ce21" office:value-type="string" calcext:value-type="string">
            <text:p>rpm</text:p>
          </table:table-cell>
          <table:table-cell table:style-name="ce21" office:value-type="string" calcext:value-type="string">
            <text:p>Default extruder speed for paths that don't have a defined extruder speed</text:p>
          </table:table-cell>
          <table:table-cell table:style-name="ce21" office:value-type="string" calcext:value-type="string">
            <text:p>{"AND": [{"enable_width_height": false}, {"OR": [{"machine_type": 0}, {"OR": [{"machine_type": 4}, {"machine_type": 5}]}]}]}</text:p>
          </table:table-cell>
          <table:table-cell table:style-name="ce21"/>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8]; &quot;::&quot;; [.H278])); &quot; &quot;; &quot;&quot;); &quot;/&quot;; &quot;&quot;); &quot;-&quot;; &quot;&quot;)" office:value-type="string" office:string-value="Profile::Layer" calcext:value-type="string">
            <text:p>Profile::Layer</text:p>
          </table:table-cell>
          <table:table-cell table:style-name="ce21" table:formula="of:=SUBSTITUTE(SUBSTITUTE(SUBSTITUTE((COM.MICROSOFT.CONCAT(&quot;k&quot;; [.B278])); &quot; &quot;; &quot;&quot;); &quot;/&quot;; &quot;&quot;); &quot;-&quot;; &quot;&quot;)" office:value-type="string" office:string-value="kDefaultExtruderSpeed" calcext:value-type="string">
            <text:p>kDefaultExtruderSpeed</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minimum_extrude_length</text:p>
          </table:table-cell>
          <table:table-cell table:style-name="ce21" office:value-type="string" calcext:value-type="string">
            <text:p>Minimum Extrude Length</text:p>
          </table:table-cell>
          <table:table-cell table:style-name="ce21" office:value-type="string" calcext:value-type="string">
            <text:p>distance</text:p>
          </table:table-cell>
          <table:table-cell table:style-name="ce21" office:value-type="string" calcext:value-type="string">
            <text:p>Default minimum extrusion length. Paths less than this are eliminated. Currently used for brim, raft, and support paths.</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9]; &quot;::&quot;; [.H279])); &quot; &quot;; &quot;&quot;); &quot;/&quot;; &quot;&quot;); &quot;-&quot;; &quot;&quot;)" office:value-type="string" office:string-value="Profile::Layer" calcext:value-type="string">
            <text:p>Profile::Layer</text:p>
          </table:table-cell>
          <table:table-cell table:style-name="ce21" table:formula="of:=SUBSTITUTE(SUBSTITUTE(SUBSTITUTE((COM.MICROSOFT.CONCAT(&quot;k&quot;; [.B279])); &quot; &quot;; &quot;&quot;); &quot;/&quot;; &quot;&quot;); &quot;-&quot;; &quot;&quot;)" office:value-type="string" office:string-value="kMinimumExtrudeLength" calcext:value-type="string">
            <text:p>kMinimumExtrudeLength</text:p>
          </table:table-cell>
          <table:table-cell table:style-name="ce21" office:value-type="string" calcext:value-type="string">
            <text:p>true</text:p>
          </table:table-cell>
          <table:table-cell table:number-columns-repeated="16372"/>
        </table:table-row>
        <table:table-row table:style-name="ro1">
          <table:table-cell table:style-name="ce44" office:value-type="string" calcext:value-type="string">
            <text:p>perimeter</text:p>
          </table:table-cell>
          <table:table-cell table:style-name="ce44" office:value-type="string" calcext:value-type="string">
            <text:p>Enable Perimeter</text:p>
          </table:table-cell>
          <table:table-cell table:style-name="ce44" office:value-type="string" calcext:value-type="string">
            <text:p>boolean</text:p>
          </table:table-cell>
          <table:table-cell table:style-name="ce44" office:value-type="string" calcext:value-type="string">
            <text:p>If selected, perimeters will be generated</text:p>
          </table:table-cell>
          <table:table-cell table:style-name="ce44" table:number-columns-repeated="2"/>
          <table:table-cell table:style-name="ce45" office:value-type="string" calcext:value-type="string">
            <text:p>false</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0]; &quot;::&quot;; [.H280]));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0])); &quot; &quot;; &quot;&quot;); &quot;/&quot;; &quot;&quot;); &quot;-&quot;; &quot;&quot;)" office:value-type="string" office:string-value="kEnablePerimeter" calcext:value-type="string">
            <text:p>kEnablePerimeter</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count</text:p>
          </table:table-cell>
          <table:table-cell table:style-name="ce44" office:value-type="string" calcext:value-type="string">
            <text:p>Number of Perimeters</text:p>
          </table:table-cell>
          <table:table-cell table:style-name="ce46" office:value-type="string" calcext:value-type="string">
            <text:p>positive_int</text:p>
          </table:table-cell>
          <table:table-cell table:style-name="ce44" office:value-type="string" calcext:value-type="string">
            <text:p>Total number of perimeters per layer</text:p>
          </table:table-cell>
          <table:table-cell table:style-name="ce44" office:value-type="string" calcext:value-type="string">
            <text:p>{"perimeter":true}</text:p>
          </table:table-cell>
          <table:table-cell table:style-name="ce44"/>
          <table:table-cell table:style-name="ce45"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1]; &quot;::&quot;; [.H281]));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1])); &quot; &quot;; &quot;&quot;); &quot;/&quot;; &quot;&quot;); &quot;-&quot;; &quot;&quot;)" office:value-type="string" office:string-value="kNumberofPerimeters" calcext:value-type="string">
            <text:p>kNumberofPerimeters</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width</text:p>
          </table:table-cell>
          <table:table-cell table:style-name="ce44" office:value-type="string" calcext:value-type="string">
            <text:p>Perimeter Bead Width</text:p>
          </table:table-cell>
          <table:table-cell table:style-name="ce44" office:value-type="string" calcext:value-type="string">
            <text:p>distance</text:p>
          </table:table-cell>
          <table:table-cell table:style-name="ce44" office:value-type="string" calcext:value-type="string">
            <text:p>Bead width for perimeter paths</text:p>
          </table:table-cell>
          <table:table-cell table:style-name="ce44" office:value-type="string" calcext:value-type="string">
            <text:p>{"perimeter":true}</text:p>
          </table:table-cell>
          <table:table-cell table:style-name="ce44"/>
          <table:table-cell table:style-name="ce45"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2]; &quot;::&quot;; [.H282]));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2])); &quot; &quot;; &quot;&quot;); &quot;/&quot;; &quot;&quot;); &quot;-&quot;; &quot;&quot;)" office:value-type="string" office:string-value="kPerimeterBeadWidth" calcext:value-type="string">
            <text:p>kPerimeterBeadWidth</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speed</text:p>
          </table:table-cell>
          <table:table-cell table:style-name="ce44" office:value-type="string" calcext:value-type="string">
            <text:p>Perimeter Speed</text:p>
          </table:table-cell>
          <table:table-cell table:style-name="ce44" office:value-type="string" calcext:value-type="string">
            <text:p>speed</text:p>
          </table:table-cell>
          <table:table-cell table:style-name="ce44" office:value-type="string" calcext:value-type="string">
            <text:p>Speed for perimeter paths</text:p>
          </table:table-cell>
          <table:table-cell table:style-name="ce44" office:value-type="string" calcext:value-type="string">
            <text:p>{"perimeter":true}</text:p>
          </table:table-cell>
          <table:table-cell table:style-name="ce44"/>
          <table:table-cell table:style-name="ce45"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3]; &quot;::&quot;; [.H283]));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3])); &quot; &quot;; &quot;&quot;); &quot;/&quot;; &quot;&quot;); &quot;-&quot;; &quot;&quot;)" office:value-type="string" office:string-value="kPerimeterSpeed" calcext:value-type="string">
            <text:p>kPerimeterSpeed</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extruder_speed</text:p>
          </table:table-cell>
          <table:table-cell table:style-name="ce44" office:value-type="string" calcext:value-type="string">
            <text:p>Perimeter Extruder Speed</text:p>
          </table:table-cell>
          <table:table-cell table:style-name="ce44" office:value-type="string" calcext:value-type="string">
            <text:p>rpm</text:p>
          </table:table-cell>
          <table:table-cell table:style-name="ce44" office:value-type="string" calcext:value-type="string">
            <text:p>Extruder speed for perimeter paths</text:p>
          </table:table-cell>
          <table:table-cell table:style-name="ce44" office:value-type="string" calcext:value-type="string">
            <text:p>{"AND": [{"perimeter": true}, {"AND": [{"enable_width_height": false}, {"OR": [{"machine_type": 0}, {"OR": [{"machine_type": 4}, {"machine_type": 5}]}]}]}]}</text:p>
          </table:table-cell>
          <table:table-cell table:style-name="ce44"/>
          <table:table-cell table:style-name="ce45"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4]; &quot;::&quot;; [.H284]));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4])); &quot; &quot;; &quot;&quot;); &quot;/&quot;; &quot;&quot;); &quot;-&quot;; &quot;&quot;)" office:value-type="string" office:string-value="kPerimeterExtruderSpeed" calcext:value-type="string">
            <text:p>kPerimeterExtruderSpeed</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extrusion_multiplier</text:p>
          </table:table-cell>
          <table:table-cell table:style-name="ce44" office:value-type="string" calcext:value-type="string">
            <text:p>Perimeter Extrusion Multiplier</text:p>
          </table:table-cell>
          <table:table-cell table:style-name="ce44" office:value-type="string" calcext:value-type="string">
            <text:p>unitless_float</text:p>
          </table:table-cell>
          <table:table-cell table:style-name="ce44" office:value-type="string" calcext:value-type="string">
            <text:p>Extrusion multiplier to increase/decrease flowrate for perimeter paths for systems without RPM control</text:p>
          </table:table-cell>
          <table:table-cell table:style-name="ce44" office:value-type="string" calcext:value-type="string">
            <text:p>{"AND": [{"perimeter": true}, {"OR": [{"machine_type":1}, {"syntax": 29}]}]}</text:p>
          </table:table-cell>
          <table:table-cell table:style-name="ce44"/>
          <table:table-cell table:style-name="ce47" office:value-type="float" office:value="1" calcext:value-type="float">
            <text:p>1</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5]; &quot;::&quot;; [.H285]));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5])); &quot; &quot;; &quot;&quot;); &quot;/&quot;; &quot;&quot;); &quot;-&quot;; &quot;&quot;)" office:value-type="string" office:string-value="kPerimeterExtrusionMultiplier" calcext:value-type="string">
            <text:p>kPerimeterExtrusionMultiplier</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minimum_path_length</text:p>
          </table:table-cell>
          <table:table-cell table:style-name="ce44" office:value-type="string" calcext:value-type="string">
            <text:p>Minimum Perimeter Path Length</text:p>
          </table:table-cell>
          <table:table-cell table:style-name="ce44" office:value-type="string" calcext:value-type="string">
            <text:p>distance</text:p>
          </table:table-cell>
          <table:table-cell table:style-name="ce44" office:value-type="string" calcext:value-type="string">
            <text:p>Perimeter extrusion paths less than this value are deleted</text:p>
          </table:table-cell>
          <table:table-cell table:style-name="ce44" office:value-type="string" calcext:value-type="string">
            <text:p>{"perimeter":true}</text:p>
          </table:table-cell>
          <table:table-cell table:style-name="ce44"/>
          <table:table-cell table:style-name="ce45"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6]; &quot;::&quot;; [.H286]));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6])); &quot; &quot;; &quot;&quot;); &quot;/&quot;; &quot;&quot;); &quot;-&quot;; &quot;&quot;)" office:value-type="string" office:string-value="kMinimumPerimeterPathLength" calcext:value-type="string">
            <text:p>kMinimumPerimeterPathLength</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power</text:p>
          </table:table-cell>
          <table:table-cell table:style-name="ce44" office:value-type="string" calcext:value-type="string">
            <text:p>Perimeter Power</text:p>
          </table:table-cell>
          <table:table-cell table:style-name="ce44" office:value-type="string" calcext:value-type="string">
            <text:p>power</text:p>
          </table:table-cell>
          <table:table-cell table:style-name="ce44" office:value-type="string" calcext:value-type="string">
            <text:p>Power for perimeter</text:p>
          </table:table-cell>
          <table:table-cell table:style-name="ce44" office:value-type="string" calcext:value-type="string">
            <text:p>{"AND": [{"perimeter":true}, {"syntax":16}]}</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7]; &quot;::&quot;; [.H287]));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7])); &quot; &quot;; &quot;&quot;); &quot;/&quot;; &quot;&quot;); &quot;-&quot;; &quot;&quot;)" office:value-type="string" office:string-value="kPerimeterPower" calcext:value-type="string">
            <text:p>kPerimeterPower</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focus</text:p>
          </table:table-cell>
          <table:table-cell table:style-name="ce44" office:value-type="string" calcext:value-type="string">
            <text:p>Perimeter Focus</text:p>
          </table:table-cell>
          <table:table-cell table:style-name="ce44" office:value-type="string" calcext:value-type="string">
            <text:p>distance</text:p>
          </table:table-cell>
          <table:table-cell table:style-name="ce44" office:value-type="string" calcext:value-type="string">
            <text:p>Focus for perimeter</text:p>
          </table:table-cell>
          <table:table-cell table:style-name="ce44" office:value-type="string" calcext:value-type="string">
            <text:p>{"AND": [{"perimeter":true}, {"syntax":16}]}</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8]; &quot;::&quot;; [.H288]));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8])); &quot; &quot;; &quot;&quot;); &quot;/&quot;; &quot;&quot;); &quot;-&quot;; &quot;&quot;)" office:value-type="string" office:string-value="kPerimeterFocus" calcext:value-type="string">
            <text:p>kPerimeterFocus</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spot_size</text:p>
          </table:table-cell>
          <table:table-cell table:style-name="ce44" office:value-type="string" calcext:value-type="string">
            <text:p>Perimeter Spot Size</text:p>
          </table:table-cell>
          <table:table-cell table:style-name="ce44" office:value-type="string" calcext:value-type="string">
            <text:p>distance</text:p>
          </table:table-cell>
          <table:table-cell table:style-name="ce44" office:value-type="string" calcext:value-type="string">
            <text:p>Spot size for perimeter</text:p>
          </table:table-cell>
          <table:table-cell table:style-name="ce44" office:value-type="string" calcext:value-type="string">
            <text:p>{"AND": [{"perimeter":true}, {"syntax":16}]}</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89]; &quot;::&quot;; [.H289]));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89])); &quot; &quot;; &quot;&quot;); &quot;/&quot;; &quot;&quot;); &quot;-&quot;; &quot;&quot;)" office:value-type="string" office:string-value="kPerimeterSpotSize" calcext:value-type="string">
            <text:p>kPerimeterSpotSize</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lead_in</text:p>
          </table:table-cell>
          <table:table-cell table:style-name="ce44" office:value-type="string" calcext:value-type="string">
            <text:p>Enable Perimeter Lead-In</text:p>
          </table:table-cell>
          <table:table-cell table:style-name="ce44" office:value-type="string" calcext:value-type="string">
            <text:p>boolean</text:p>
          </table:table-cell>
          <table:table-cell table:style-name="ce44" office:value-type="string" calcext:value-type="string">
            <text:p>If selected, a lead-in path segment is added to the first perimeter path that can be used to prime the extruder</text:p>
          </table:table-cell>
          <table:table-cell table:style-name="ce44" office:value-type="string" calcext:value-type="string">
            <text:p>{"perimeter":true}</text:p>
          </table:table-cell>
          <table:table-cell table:style-name="ce44"/>
          <table:table-cell table:style-name="ce45" office:value-type="string" calcext:value-type="string">
            <text:p>false</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0]; &quot;::&quot;; [.H290]));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0])); &quot; &quot;; &quot;&quot;); &quot;/&quot;; &quot;&quot;); &quot;-&quot;; &quot;&quot;)" office:value-type="string" office:string-value="kEnablePerimeterLeadIn" calcext:value-type="string">
            <text:p>kEnablePerimeterLeadIn</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lead_in_first_layer</text:p>
          </table:table-cell>
          <table:table-cell table:style-name="ce44" office:value-type="string" calcext:value-type="string">
            <text:p>Lead-In on First Layer Only</text:p>
          </table:table-cell>
          <table:table-cell table:style-name="ce44" office:value-type="string" calcext:value-type="string">
            <text:p>boolean</text:p>
          </table:table-cell>
          <table:table-cell table:style-name="ce44" office:value-type="string" calcext:value-type="string">
            <text:p>If selected, lead-in is only applied to layer 1.</text:p>
          </table:table-cell>
          <table:table-cell table:style-name="ce44" office:value-type="string" calcext:value-type="string">
            <text:p>{"AND": [{"perimeter":true},{"perimeter_lead_in":true}]}</text:p>
          </table:table-cell>
          <table:table-cell table:style-name="ce44"/>
          <table:table-cell table:style-name="ce45" office:value-type="string" calcext:value-type="string">
            <text:p>true</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1]; &quot;::&quot;; [.H291]));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1])); &quot; &quot;; &quot;&quot;); &quot;/&quot;; &quot;&quot;); &quot;-&quot;; &quot;&quot;)" office:value-type="string" office:string-value="kLeadInonFirstLayerOnly" calcext:value-type="string">
            <text:p>kLeadInonFirstLayerOnly</text:p>
          </table:table-cell>
          <table:table-cell table:style-name="ce48" office:value-type="string" calcext:value-type="string">
            <text:p>false</text:p>
          </table:table-cell>
          <table:table-cell table:number-columns-repeated="16372"/>
        </table:table-row>
        <table:table-row table:style-name="ro1">
          <table:table-cell table:style-name="ce44" office:value-type="string" calcext:value-type="string">
            <text:p>perimeter_lead_in_x</text:p>
          </table:table-cell>
          <table:table-cell table:style-name="ce44" office:value-type="string" calcext:value-type="string">
            <text:p>Lead-In Point X Position</text:p>
          </table:table-cell>
          <table:table-cell table:style-name="ce44" office:value-type="string" calcext:value-type="string">
            <text:p>distance</text:p>
          </table:table-cell>
          <table:table-cell table:style-name="ce44" office:value-type="string" calcext:value-type="string">
            <text:p>X Position for the start of the perimeter lead-in segment</text:p>
          </table:table-cell>
          <table:table-cell table:style-name="ce44" office:value-type="string" calcext:value-type="string">
            <text:p>{"AND": [{"perimeter":true},{"perimeter_lead_in":true}]}</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2]; &quot;::&quot;; [.H292]));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2])); &quot; &quot;; &quot;&quot;); &quot;/&quot;; &quot;&quot;); &quot;-&quot;; &quot;&quot;)" office:value-type="string" office:string-value="kLeadInPointXPosition" calcext:value-type="string">
            <text:p>kLeadInPointXPosition</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lead_in_y</text:p>
          </table:table-cell>
          <table:table-cell table:style-name="ce44" office:value-type="string" calcext:value-type="string">
            <text:p>Lead-In Point Y Position</text:p>
          </table:table-cell>
          <table:table-cell table:style-name="ce44" office:value-type="string" calcext:value-type="string">
            <text:p>distance</text:p>
          </table:table-cell>
          <table:table-cell table:style-name="ce44" office:value-type="string" calcext:value-type="string">
            <text:p>Y Position for the start of the perimeter lead-in segment</text:p>
          </table:table-cell>
          <table:table-cell table:style-name="ce44" office:value-type="string" calcext:value-type="string">
            <text:p>{"AND": [{"perimeter":true},{"perimeter_lead_in":true}]}</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3]; &quot;::&quot;; [.H293]));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3])); &quot; &quot;; &quot;&quot;); &quot;/&quot;; &quot;&quot;); &quot;-&quot;; &quot;&quot;)" office:value-type="string" office:string-value="kLeadInPointYPosition" calcext:value-type="string">
            <text:p>kLeadInPointYPosition</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flying_start</text:p>
          </table:table-cell>
          <table:table-cell table:style-name="ce44" office:value-type="string" calcext:value-type="string">
            <text:p>Enable Perimeter Flying Start</text:p>
          </table:table-cell>
          <table:table-cell table:style-name="ce44" office:value-type="string" calcext:value-type="string">
            <text:p>boolean</text:p>
          </table:table-cell>
          <table:table-cell table:style-name="ce44" office:value-type="string" calcext:value-type="string">
            <text:p>If selected, motions are created prior to the first extrusion move such that the end effector is in motion at the start of the path.</text:p>
          </table:table-cell>
          <table:table-cell table:style-name="ce44" office:value-type="string" calcext:value-type="string">
            <text:p>{"perimeter":true}</text:p>
          </table:table-cell>
          <table:table-cell table:style-name="ce44"/>
          <table:table-cell table:style-name="ce45" office:value-type="string" calcext:value-type="string">
            <text:p>false</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4]; &quot;::&quot;; [.H294]));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4])); &quot; &quot;; &quot;&quot;); &quot;/&quot;; &quot;&quot;); &quot;-&quot;; &quot;&quot;)" office:value-type="string" office:string-value="kEnablePerimeterFlyingStart" calcext:value-type="string">
            <text:p>kEnablePerimeterFlyingStart</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flying_start_distance</text:p>
          </table:table-cell>
          <table:table-cell table:style-name="ce44" office:value-type="string" calcext:value-type="string">
            <text:p>Perimeter Flying Start Distance</text:p>
          </table:table-cell>
          <table:table-cell table:style-name="ce44" office:value-type="string" calcext:value-type="string">
            <text:p>distance</text:p>
          </table:table-cell>
          <table:table-cell table:style-name="ce44" office:value-type="string" calcext:value-type="string">
            <text:p>Distance away from the start of the extrusion path to begin the flying start motion.</text:p>
          </table:table-cell>
          <table:table-cell table:style-name="ce44" office:value-type="string" calcext:value-type="string">
            <text:p>{"AND": [{"perimeter":true},{"perimeter_flying_start":true}]}</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5]; &quot;::&quot;; [.H295]));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5])); &quot; &quot;; &quot;&quot;); &quot;/&quot;; &quot;&quot;); &quot;-&quot;; &quot;&quot;)" office:value-type="string" office:string-value="kPerimeterFlyingStartDistance" calcext:value-type="string">
            <text:p>kPerimeterFlyingStartDistance</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flying_start_speed</text:p>
          </table:table-cell>
          <table:table-cell table:style-name="ce44" office:value-type="string" calcext:value-type="string">
            <text:p>Perimeter Flying Start Speed</text:p>
          </table:table-cell>
          <table:table-cell table:style-name="ce44" office:value-type="string" calcext:value-type="string">
            <text:p>speed</text:p>
          </table:table-cell>
          <table:table-cell table:style-name="ce44" office:value-type="string" calcext:value-type="string">
            <text:p>Speed for the flying start motion.</text:p>
          </table:table-cell>
          <table:table-cell table:style-name="ce44" office:value-type="string" calcext:value-type="string">
            <text:p>{"AND": [{"perimeter":true},{"perimeter_flying_start":true}]}</text:p>
          </table:table-cell>
          <table:table-cell table:style-name="ce44"/>
          <table:table-cell table:style-name="ce47" office:value-type="float" office:value="0" calcext:value-type="float">
            <text:p>0</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6]; &quot;::&quot;; [.H296]));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6])); &quot; &quot;; &quot;&quot;); &quot;/&quot;; &quot;&quot;); &quot;-&quot;; &quot;&quot;)" office:value-type="string" office:string-value="kPerimeterFlyingStartSpeed" calcext:value-type="string">
            <text:p>kPerimeterFlyingStartSpeed</text:p>
          </table:table-cell>
          <table:table-cell table:style-name="ce44" office:value-type="string" calcext:value-type="string">
            <text:p>true</text:p>
          </table:table-cell>
          <table:table-cell table:number-columns-repeated="16372"/>
        </table:table-row>
        <table:table-row table:style-name="ro1">
          <table:table-cell table:style-name="ce44" office:value-type="string" calcext:value-type="string">
            <text:p>perimeter_shifted_beads</text:p>
          </table:table-cell>
          <table:table-cell table:style-name="ce44" office:value-type="string" calcext:value-type="string">
            <text:p>Enable Perimeter Shifted Beads</text:p>
          </table:table-cell>
          <table:table-cell table:style-name="ce44" office:value-type="string" calcext:value-type="string">
            <text:p>boolean</text:p>
          </table:table-cell>
          <table:table-cell table:style-name="ce44" office:value-type="string" calcext:value-type="string">
            <text:p>If selected, perimeter shifted beads will be generated</text:p>
          </table:table-cell>
          <table:table-cell table:style-name="ce44" office:value-type="string" calcext:value-type="string">
            <text:p>{"perimeter_shifted_beads":true}</text:p>
          </table:table-cell>
          <table:table-cell table:style-name="ce44"/>
          <table:table-cell table:style-name="ce45" office:value-type="string" calcext:value-type="string">
            <text:p>false</text:p>
          </table:table-cell>
          <table:table-cell table:style-name="ce44" office:value-type="string" calcext:value-type="string">
            <text:p>Perimeter</text:p>
          </table:table-cell>
          <table:table-cell table:style-name="ce44" office:value-type="string" calcext:value-type="string">
            <text:p>Profile</text:p>
          </table:table-cell>
          <table:table-cell table:style-name="ce44" table:formula="of:=SUBSTITUTE(SUBSTITUTE(SUBSTITUTE((COM.MICROSOFT.CONCAT([.I297]; &quot;::&quot;; [.H297])); &quot; &quot;; &quot;&quot;); &quot;/&quot;; &quot;&quot;); &quot;-&quot;; &quot;&quot;)" office:value-type="string" office:string-value="Profile::Perimeter" calcext:value-type="string">
            <text:p>Profile::Perimeter</text:p>
          </table:table-cell>
          <table:table-cell table:style-name="ce44" table:formula="of:=SUBSTITUTE(SUBSTITUTE(SUBSTITUTE((COM.MICROSOFT.CONCAT(&quot;k&quot;; [.B297])); &quot; &quot;; &quot;&quot;); &quot;/&quot;; &quot;&quot;); &quot;-&quot;; &quot;&quot;)" office:value-type="string" office:string-value="kEnablePerimeterShiftedBeads" calcext:value-type="string">
            <text:p>kEnablePerimeterShiftedBeads</text:p>
          </table:table-cell>
          <table:table-cell table:style-name="ce44" office:value-type="string" calcext:value-type="string">
            <text:p>true</text:p>
          </table:table-cell>
          <table:table-cell table:number-columns-repeated="16372"/>
        </table:table-row>
        <table:table-row table:style-name="ro1">
          <table:table-cell table:style-name="ce49" office:value-type="string" calcext:value-type="string">
            <text:p>inset</text:p>
          </table:table-cell>
          <table:table-cell table:style-name="ce49" office:value-type="string" calcext:value-type="string">
            <text:p>Enable Inset</text:p>
          </table:table-cell>
          <table:table-cell table:style-name="ce49" office:value-type="string" calcext:value-type="string">
            <text:p>boolean</text:p>
          </table:table-cell>
          <table:table-cell table:style-name="ce49" office:value-type="string" calcext:value-type="string">
            <text:p>If selected, insets will be generated</text:p>
          </table:table-cell>
          <table:table-cell table:style-name="ce49" table:number-columns-repeated="2"/>
          <table:table-cell table:style-name="ce50" office:value-type="string" calcext:value-type="string">
            <text:p>false</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298]; &quot;::&quot;; [.H298])); &quot; &quot;; &quot;&quot;); &quot;/&quot;; &quot;&quot;); &quot;-&quot;; &quot;&quot;)" office:value-type="string" office:string-value="Profile::Inset" calcext:value-type="string">
            <text:p>Profile::Inset</text:p>
          </table:table-cell>
          <table:table-cell table:style-name="ce49" table:formula="of:=SUBSTITUTE(SUBSTITUTE(SUBSTITUTE((COM.MICROSOFT.CONCAT(&quot;k&quot;; [.B298])); &quot; &quot;; &quot;&quot;); &quot;/&quot;; &quot;&quot;); &quot;-&quot;; &quot;&quot;)" office:value-type="string" office:string-value="kEnableInset" calcext:value-type="string">
            <text:p>kEnableInset</text:p>
          </table:table-cell>
          <table:table-cell table:style-name="ce49" office:value-type="string" calcext:value-type="string">
            <text:p>true</text:p>
          </table:table-cell>
          <table:table-cell table:number-columns-repeated="16372"/>
        </table:table-row>
        <table:table-row table:style-name="ro1">
          <table:table-cell table:style-name="ce49" office:value-type="string" calcext:value-type="string">
            <text:p>inset_count</text:p>
          </table:table-cell>
          <table:table-cell table:style-name="ce49" office:value-type="string" calcext:value-type="string">
            <text:p>Number of Insets</text:p>
          </table:table-cell>
          <table:table-cell table:style-name="ce51" office:value-type="string" calcext:value-type="string">
            <text:p>positive_int</text:p>
          </table:table-cell>
          <table:table-cell table:style-name="ce49" office:value-type="string" calcext:value-type="string">
            <text:p>Number of insets</text:p>
          </table:table-cell>
          <table:table-cell table:style-name="ce49" office:value-type="string" calcext:value-type="string">
            <text:p>{"inset":true}</text:p>
          </table:table-cell>
          <table:table-cell table:style-name="ce49"/>
          <table:table-cell table:style-name="ce50" office:value-type="float" office:value="0" calcext:value-type="float">
            <text:p>0</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299]; &quot;::&quot;; [.H299])); &quot; &quot;; &quot;&quot;); &quot;/&quot;; &quot;&quot;); &quot;-&quot;; &quot;&quot;)" office:value-type="string" office:string-value="Profile::Inset" calcext:value-type="string">
            <text:p>Profile::Inset</text:p>
          </table:table-cell>
          <table:table-cell table:style-name="ce49" table:formula="of:=SUBSTITUTE(SUBSTITUTE(SUBSTITUTE((COM.MICROSOFT.CONCAT(&quot;k&quot;; [.B299])); &quot; &quot;; &quot;&quot;); &quot;/&quot;; &quot;&quot;); &quot;-&quot;; &quot;&quot;)" office:value-type="string" office:string-value="kNumberofInsets" calcext:value-type="string">
            <text:p>kNumberofInsets</text:p>
          </table:table-cell>
          <table:table-cell table:style-name="ce49" office:value-type="string" calcext:value-type="string">
            <text:p>true</text:p>
          </table:table-cell>
          <table:table-cell table:number-columns-repeated="16372"/>
        </table:table-row>
        <table:table-row table:style-name="ro1">
          <table:table-cell table:style-name="ce49" office:value-type="string" calcext:value-type="string">
            <text:p>inset_width</text:p>
          </table:table-cell>
          <table:table-cell table:style-name="ce49" office:value-type="string" calcext:value-type="string">
            <text:p>Inset Bead Width</text:p>
          </table:table-cell>
          <table:table-cell table:style-name="ce49" office:value-type="string" calcext:value-type="string">
            <text:p>distance</text:p>
          </table:table-cell>
          <table:table-cell table:style-name="ce49" office:value-type="string" calcext:value-type="string">
            <text:p>Bead width for inset paths</text:p>
          </table:table-cell>
          <table:table-cell table:style-name="ce49" office:value-type="string" calcext:value-type="string">
            <text:p>{"inset":true}</text:p>
          </table:table-cell>
          <table:table-cell table:style-name="ce49"/>
          <table:table-cell table:style-name="ce50" office:value-type="float" office:value="0" calcext:value-type="float">
            <text:p>0</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300]; &quot;::&quot;; [.H300])); &quot; &quot;; &quot;&quot;); &quot;/&quot;; &quot;&quot;); &quot;-&quot;; &quot;&quot;)" office:value-type="string" office:string-value="Profile::Inset" calcext:value-type="string">
            <text:p>Profile::Inset</text:p>
          </table:table-cell>
          <table:table-cell table:style-name="ce49" table:formula="of:=SUBSTITUTE(SUBSTITUTE(SUBSTITUTE((COM.MICROSOFT.CONCAT(&quot;k&quot;; [.B300])); &quot; &quot;; &quot;&quot;); &quot;/&quot;; &quot;&quot;); &quot;-&quot;; &quot;&quot;)" office:value-type="string" office:string-value="kInsetBeadWidth" calcext:value-type="string">
            <text:p>kInsetBeadWidth</text:p>
          </table:table-cell>
          <table:table-cell table:style-name="ce49" office:value-type="string" calcext:value-type="string">
            <text:p>true</text:p>
          </table:table-cell>
          <table:table-cell table:number-columns-repeated="16372"/>
        </table:table-row>
        <table:table-row table:style-name="ro1">
          <table:table-cell table:style-name="ce49" office:value-type="string" calcext:value-type="string">
            <text:p>inset_speed</text:p>
          </table:table-cell>
          <table:table-cell table:style-name="ce49" office:value-type="string" calcext:value-type="string">
            <text:p>Inset Speed</text:p>
          </table:table-cell>
          <table:table-cell table:style-name="ce49" office:value-type="string" calcext:value-type="string">
            <text:p>speed</text:p>
          </table:table-cell>
          <table:table-cell table:style-name="ce49" office:value-type="string" calcext:value-type="string">
            <text:p>Speed for inset paths</text:p>
          </table:table-cell>
          <table:table-cell table:style-name="ce49" office:value-type="string" calcext:value-type="string">
            <text:p>{"inset":true}</text:p>
          </table:table-cell>
          <table:table-cell table:style-name="ce49"/>
          <table:table-cell table:style-name="ce50" office:value-type="float" office:value="0" calcext:value-type="float">
            <text:p>0</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301]; &quot;::&quot;; [.H301])); &quot; &quot;; &quot;&quot;); &quot;/&quot;; &quot;&quot;); &quot;-&quot;; &quot;&quot;)" office:value-type="string" office:string-value="Profile::Inset" calcext:value-type="string">
            <text:p>Profile::Inset</text:p>
          </table:table-cell>
          <table:table-cell table:style-name="ce49" table:formula="of:=SUBSTITUTE(SUBSTITUTE(SUBSTITUTE((COM.MICROSOFT.CONCAT(&quot;k&quot;; [.B301])); &quot; &quot;; &quot;&quot;); &quot;/&quot;; &quot;&quot;); &quot;-&quot;; &quot;&quot;)" office:value-type="string" office:string-value="kInsetSpeed" calcext:value-type="string">
            <text:p>kInsetSpeed</text:p>
          </table:table-cell>
          <table:table-cell table:style-name="ce49" office:value-type="string" calcext:value-type="string">
            <text:p>true</text:p>
          </table:table-cell>
          <table:table-cell table:style-name="ce52" table:number-columns-repeated="1011"/>
          <table:table-cell table:number-columns-repeated="15361"/>
        </table:table-row>
        <table:table-row table:style-name="ro1">
          <table:table-cell table:style-name="ce49" office:value-type="string" calcext:value-type="string">
            <text:p>inset_extruder_speed</text:p>
          </table:table-cell>
          <table:table-cell table:style-name="ce49" office:value-type="string" calcext:value-type="string">
            <text:p>Inset Extruder Speed</text:p>
          </table:table-cell>
          <table:table-cell table:style-name="ce49" office:value-type="string" calcext:value-type="string">
            <text:p>rpm</text:p>
          </table:table-cell>
          <table:table-cell table:style-name="ce49" office:value-type="string" calcext:value-type="string">
            <text:p>Extruder speed for inset paths</text:p>
          </table:table-cell>
          <table:table-cell table:style-name="ce49" office:value-type="string" calcext:value-type="string">
            <text:p>{"AND": [{"inset": true}, {"AND": [{"enable_width_height": false}, {"OR": [{"machine_type": 0}, {"OR": [{"machine_type": 4}, {"machine_type": 5}]}]}]}]}</text:p>
          </table:table-cell>
          <table:table-cell table:style-name="ce49"/>
          <table:table-cell table:style-name="ce50" office:value-type="float" office:value="0" calcext:value-type="float">
            <text:p>0</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302]; &quot;::&quot;; [.H302])); &quot; &quot;; &quot;&quot;); &quot;/&quot;; &quot;&quot;); &quot;-&quot;; &quot;&quot;)" office:value-type="string" office:string-value="Profile::Inset" calcext:value-type="string">
            <text:p>Profile::Inset</text:p>
          </table:table-cell>
          <table:table-cell table:style-name="ce49" table:formula="of:=SUBSTITUTE(SUBSTITUTE(SUBSTITUTE((COM.MICROSOFT.CONCAT(&quot;k&quot;; [.B302])); &quot; &quot;; &quot;&quot;); &quot;/&quot;; &quot;&quot;); &quot;-&quot;; &quot;&quot;)" office:value-type="string" office:string-value="kInsetExtruderSpeed" calcext:value-type="string">
            <text:p>kInsetExtruderSpeed</text:p>
          </table:table-cell>
          <table:table-cell table:style-name="ce49" office:value-type="string" calcext:value-type="string">
            <text:p>true</text:p>
          </table:table-cell>
          <table:table-cell table:style-name="ce52" table:number-columns-repeated="1011"/>
          <table:table-cell table:number-columns-repeated="15361"/>
        </table:table-row>
        <table:table-row table:style-name="ro1">
          <table:table-cell table:style-name="ce49" office:value-type="string" calcext:value-type="string">
            <text:p>inset_extrusion_multiplier</text:p>
          </table:table-cell>
          <table:table-cell table:style-name="ce49" office:value-type="string" calcext:value-type="string">
            <text:p>Inset Extrusion Multiplier</text:p>
          </table:table-cell>
          <table:table-cell table:style-name="ce49" office:value-type="string" calcext:value-type="string">
            <text:p>unitless_float</text:p>
          </table:table-cell>
          <table:table-cell table:style-name="ce49" office:value-type="string" calcext:value-type="string">
            <text:p>Extrusion multiplier to increase/decrease flowrate for inset paths for systems without RPM control</text:p>
          </table:table-cell>
          <table:table-cell table:style-name="ce49" office:value-type="string" calcext:value-type="string">
            <text:p>{"AND": [{"inset": true}, {"OR": [{"machine_type":1}, {"syntax": 29}]}]}</text:p>
          </table:table-cell>
          <table:table-cell table:style-name="ce49"/>
          <table:table-cell table:style-name="ce54" office:value-type="float" office:value="1" calcext:value-type="float">
            <text:p>1</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303]; &quot;::&quot;; [.H303])); &quot; &quot;; &quot;&quot;); &quot;/&quot;; &quot;&quot;); &quot;-&quot;; &quot;&quot;)" office:value-type="string" office:string-value="Profile::Inset" calcext:value-type="string">
            <text:p>Profile::Inset</text:p>
          </table:table-cell>
          <table:table-cell table:style-name="ce49" table:formula="of:=SUBSTITUTE(SUBSTITUTE(SUBSTITUTE((COM.MICROSOFT.CONCAT(&quot;k&quot;; [.B303])); &quot; &quot;; &quot;&quot;); &quot;/&quot;; &quot;&quot;); &quot;-&quot;; &quot;&quot;)" office:value-type="string" office:string-value="kInsetExtrusionMultiplier" calcext:value-type="string">
            <text:p>kInsetExtrusionMultiplier</text:p>
          </table:table-cell>
          <table:table-cell table:style-name="ce49" office:value-type="string" calcext:value-type="string">
            <text:p>true</text:p>
          </table:table-cell>
          <table:table-cell table:style-name="ce52" table:number-columns-repeated="1011"/>
          <table:table-cell table:number-columns-repeated="15361"/>
        </table:table-row>
        <table:table-row table:style-name="ro1">
          <table:table-cell table:style-name="ce49" office:value-type="string" calcext:value-type="string">
            <text:p>inset_minimum_path_length</text:p>
          </table:table-cell>
          <table:table-cell table:style-name="ce49" office:value-type="string" calcext:value-type="string">
            <text:p>Minimum Inset Path Length</text:p>
          </table:table-cell>
          <table:table-cell table:style-name="ce49" office:value-type="string" calcext:value-type="string">
            <text:p>distance</text:p>
          </table:table-cell>
          <table:table-cell table:style-name="ce49" office:value-type="string" calcext:value-type="string">
            <text:p>Inset extrusion paths less than this value are deleted</text:p>
          </table:table-cell>
          <table:table-cell table:style-name="ce49" office:value-type="string" calcext:value-type="string">
            <text:p>{"inset":true}</text:p>
          </table:table-cell>
          <table:table-cell table:style-name="ce49"/>
          <table:table-cell table:style-name="ce50" office:value-type="float" office:value="0" calcext:value-type="float">
            <text:p>0</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304]; &quot;::&quot;; [.H304])); &quot; &quot;; &quot;&quot;); &quot;/&quot;; &quot;&quot;); &quot;-&quot;; &quot;&quot;)" office:value-type="string" office:string-value="Profile::Inset" calcext:value-type="string">
            <text:p>Profile::Inset</text:p>
          </table:table-cell>
          <table:table-cell table:style-name="ce49" table:formula="of:=SUBSTITUTE(SUBSTITUTE(SUBSTITUTE((COM.MICROSOFT.CONCAT(&quot;k&quot;; [.B304])); &quot; &quot;; &quot;&quot;); &quot;/&quot;; &quot;&quot;); &quot;-&quot;; &quot;&quot;)" office:value-type="string" office:string-value="kMinimumInsetPathLength" calcext:value-type="string">
            <text:p>kMinimumInsetPathLength</text:p>
          </table:table-cell>
          <table:table-cell table:style-name="ce49" office:value-type="string" calcext:value-type="string">
            <text:p>true</text:p>
          </table:table-cell>
          <table:table-cell table:style-name="ce52" table:number-columns-repeated="1011"/>
          <table:table-cell table:number-columns-repeated="15361"/>
        </table:table-row>
        <table:table-row table:style-name="ro1">
          <table:table-cell table:style-name="ce49" office:value-type="string" calcext:value-type="string">
            <text:p>inset_overlap_distance</text:p>
          </table:table-cell>
          <table:table-cell table:style-name="ce49" office:value-type="string" calcext:value-type="string">
            <text:p>Inset Overlap Distance</text:p>
          </table:table-cell>
          <table:table-cell table:style-name="ce49" office:value-type="string" calcext:value-type="string">
            <text:p>distance</text:p>
          </table:table-cell>
          <table:table-cell table:style-name="ce49" office:value-type="string" calcext:value-type="string">
            <text:p>Width of the inset overlaps with exterior</text:p>
          </table:table-cell>
          <table:table-cell table:style-name="ce49" office:value-type="string" calcext:value-type="string">
            <text:p>{"inset":true}</text:p>
          </table:table-cell>
          <table:table-cell table:style-name="ce49"/>
          <table:table-cell table:style-name="ce50" office:value-type="float" office:value="0" calcext:value-type="float">
            <text:p>0</text:p>
          </table:table-cell>
          <table:table-cell table:style-name="ce49" office:value-type="string" calcext:value-type="string">
            <text:p>Inset</text:p>
          </table:table-cell>
          <table:table-cell table:style-name="ce49" office:value-type="string" calcext:value-type="string">
            <text:p>Profile</text:p>
          </table:table-cell>
          <table:table-cell table:style-name="ce49" table:formula="of:=SUBSTITUTE(SUBSTITUTE(SUBSTITUTE((COM.MICROSOFT.CONCAT([.I305]; &quot;::&quot;; [.H305])); &quot; &quot;; &quot;&quot;); &quot;/&quot;; &quot;&quot;); &quot;-&quot;; &quot;&quot;)" office:value-type="string" office:string-value="Profile::Inset" calcext:value-type="string">
            <text:p>Profile::Inset</text:p>
          </table:table-cell>
          <table:table-cell table:style-name="ce49" table:formula="of:=SUBSTITUTE(SUBSTITUTE(SUBSTITUTE((COM.MICROSOFT.CONCAT(&quot;k&quot;; [.B305])); &quot; &quot;; &quot;&quot;); &quot;/&quot;; &quot;&quot;); &quot;-&quot;; &quot;&quot;)" office:value-type="string" office:string-value="kInsetOverlapDistance" calcext:value-type="string">
            <text:p>kInsetOverlapDistance</text:p>
          </table:table-cell>
          <table:table-cell table:style-name="ce49" office:value-type="string" calcext:value-type="string">
            <text:p>true</text:p>
          </table:table-cell>
          <table:table-cell table:style-name="ce52" table:number-columns-repeated="1011"/>
          <table:table-cell table:number-columns-repeated="15361"/>
        </table:table-row>
        <table:table-row table:style-name="ro1">
          <table:table-cell table:style-name="ce55" office:value-type="string" calcext:value-type="string">
            <text:p>skeleton</text:p>
          </table:table-cell>
          <table:table-cell table:style-name="ce55" office:value-type="string" calcext:value-type="string">
            <text:p>Enable Skeletons</text:p>
          </table:table-cell>
          <table:table-cell table:style-name="ce55" office:value-type="string" calcext:value-type="string">
            <text:p>boolean</text:p>
          </table:table-cell>
          <table:table-cell table:style-name="ce55" office:value-type="string" calcext:value-type="string">
            <text:p>If selected, skeletons will allow for an open loop path to fill a space that is too thin to use concentric paths</text:p>
          </table:table-cell>
          <table:table-cell table:style-name="ce55" table:number-columns-repeated="2"/>
          <table:table-cell table:style-name="ce56" office:value-type="string" calcext:value-type="string">
            <text:p>false</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06]; &quot;::&quot;; [.H306]));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06])); &quot; &quot;; &quot;&quot;); &quot;/&quot;; &quot;&quot;); &quot;-&quot;; &quot;&quot;)" office:value-type="string" office:string-value="kEnableSkeletons" calcext:value-type="string">
            <text:p>kEnableSkeletons</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1">
          <table:table-cell table:style-name="ce55" office:value-type="string" calcext:value-type="string">
            <text:p>skeleton_input</text:p>
          </table:table-cell>
          <table:table-cell table:style-name="ce55" office:value-type="string" calcext:value-type="string">
            <text:p>Input Geometry</text:p>
          </table:table-cell>
          <table:table-cell table:style-name="ce55" office:value-type="string" calcext:value-type="string">
            <text:p>enumeration</text:p>
          </table:table-cell>
          <table:table-cell table:style-name="ce55" office:value-type="string" calcext:value-type="string">
            <text:p>Specifies how the bounding geometry is provided to the Skeleton Voronoi Diagram generator. The geometry is fed into the generator as either segments or points. This input method influences how the skeleton paths are constructed.</text:p>
          </table:table-cell>
          <table:table-cell table:style-name="ce55" office:value-type="string" calcext:value-type="string">
            <text:p>{"skeleton":true}</text:p>
          </table:table-cell>
          <table:table-cell table:style-name="ce55" office:value-type="string" calcext:value-type="string">
            <text:p>SEGMENT,POINT</text:p>
          </table:table-cell>
          <table:table-cell table:style-name="ce56"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07]; &quot;::&quot;; [.H307]));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07])); &quot; &quot;; &quot;&quot;); &quot;/&quot;; &quot;&quot;); &quot;-&quot;; &quot;&quot;)" office:value-type="string" office:string-value="kInputGeometry" calcext:value-type="string">
            <text:p>kInputGeometry</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2">
          <table:table-cell table:style-name="ce55" office:value-type="string" calcext:value-type="string">
            <text:p>skeleton_input_cleaning_distance</text:p>
          </table:table-cell>
          <table:table-cell table:style-name="ce55" office:value-type="string" calcext:value-type="string">
            <text:p>Input Cleaning Distance</text:p>
          </table:table-cell>
          <table:table-cell table:style-name="ce55" office:value-type="string" calcext:value-type="string">
            <text:p>distance</text:p>
          </table:table-cell>
          <table:table-cell table:style-name="ce57" office:value-type="string" calcext:value-type="string">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table:style-name="ce55" office:value-type="string" calcext:value-type="string">
            <text:p>{"skeleton":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08]; &quot;::&quot;; [.H308]));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08])); &quot; &quot;; &quot;&quot;); &quot;/&quot;; &quot;&quot;); &quot;-&quot;; &quot;&quot;)" office:value-type="string" office:string-value="kInputCleaningDistance" calcext:value-type="string">
            <text:p>kInputCleaningDistance</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1">
          <table:table-cell table:style-name="ce55" office:value-type="string" calcext:value-type="string">
            <text:p>skeleton_input_chamfering_angle</text:p>
          </table:table-cell>
          <table:table-cell table:style-name="ce55" office:value-type="string" calcext:value-type="string">
            <text:p>Input Chamfering Angle</text:p>
          </table:table-cell>
          <table:table-cell table:style-name="ce55" office:value-type="string" calcext:value-type="string">
            <text:p>angle</text:p>
          </table:table-cell>
          <table:table-cell table:style-name="ce55" office:value-type="string" calcext:value-type="string">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table:style-name="ce55" office:value-type="string" calcext:value-type="string">
            <text:p>{"skeleton":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09]; &quot;::&quot;; [.H309]));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09])); &quot; &quot;; &quot;&quot;); &quot;/&quot;; &quot;&quot;); &quot;-&quot;; &quot;&quot;)" office:value-type="string" office:string-value="kInputChamferingAngle" calcext:value-type="string">
            <text:p>kInputChamferingAngle</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3">
          <table:table-cell table:style-name="ce59" office:value-type="string" calcext:value-type="string">
            <text:p>skeleton_output_cleaning_distance</text:p>
          </table:table-cell>
          <table:table-cell table:style-name="ce59" office:value-type="string" calcext:value-type="string">
            <text:p>Output<text:span text:style-name="T1"> </text:span>Cleaning<text:span text:style-name="T1"> </text:span>Distance</text:p>
          </table:table-cell>
          <table:table-cell table:style-name="ce55" office:value-type="string" calcext:value-type="string">
            <text:p>distance</text:p>
          </table:table-cell>
          <table:table-cell table:style-name="ce57" office:value-type="string" calcext:value-type="string">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table:style-name="ce55" office:value-type="string" calcext:value-type="string">
            <text:p>{"skeleton":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0]; &quot;::&quot;; [.H310]));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0])); &quot; &quot;; &quot;&quot;); &quot;/&quot;; &quot;&quot;); &quot;-&quot;; &quot;&quot;)" office:value-type="string" office:string-value="kOutputCleaningDistance" calcext:value-type="string">
            <text:p>kOutputCleaningDistance</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1">
          <table:table-cell table:style-name="ce59" office:value-type="string" calcext:value-type="string">
            <text:p>skeleton_width</text:p>
          </table:table-cell>
          <table:table-cell table:style-name="ce59" office:value-type="string" calcext:value-type="string">
            <text:p>Bead Width</text:p>
          </table:table-cell>
          <table:table-cell table:style-name="ce55" office:value-type="string" calcext:value-type="string">
            <text:p>distance</text:p>
          </table:table-cell>
          <table:table-cell table:style-name="ce59" office:value-type="string" calcext:value-type="string">
            <text:p>Bead width for skeleton paths.</text:p>
          </table:table-cell>
          <table:table-cell table:style-name="ce55" office:value-type="string" calcext:value-type="string">
            <text:p>{"skeleton":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1]; &quot;::&quot;; [.H311]));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1])); &quot; &quot;; &quot;&quot;); &quot;/&quot;; &quot;&quot;); &quot;-&quot;; &quot;&quot;)" office:value-type="string" office:string-value="kBeadWidth" calcext:value-type="string">
            <text:p>kBeadWidth</text:p>
          </table:table-cell>
          <table:table-cell table:style-name="ce55" office:value-type="string" calcext:value-type="string">
            <text:p>true</text:p>
          </table:table-cell>
          <table:table-cell table:number-columns-repeated="16372"/>
        </table:table-row>
        <table:table-row table:style-name="ro1">
          <table:table-cell table:style-name="ce55" office:value-type="string" calcext:value-type="string">
            <text:p>skeleton_speed</text:p>
          </table:table-cell>
          <table:table-cell table:style-name="ce55" office:value-type="string" calcext:value-type="string">
            <text:p>Speed</text:p>
          </table:table-cell>
          <table:table-cell table:style-name="ce55" office:value-type="string" calcext:value-type="string">
            <text:p>speed</text:p>
          </table:table-cell>
          <table:table-cell table:style-name="ce55" office:value-type="string" calcext:value-type="string">
            <text:p>Speed of skeleton printing paths.</text:p>
          </table:table-cell>
          <table:table-cell table:style-name="ce55" office:value-type="string" calcext:value-type="string">
            <text:p>{"skeleton":true}</text:p>
          </table:table-cell>
          <table:table-cell table:style-name="ce55"/>
          <table:table-cell table:style-name="ce56"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2]; &quot;::&quot;; [.H312]));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2])); &quot; &quot;; &quot;&quot;); &quot;/&quot;; &quot;&quot;); &quot;-&quot;; &quot;&quot;)" office:value-type="string" office:string-value="kSpeed" calcext:value-type="string">
            <text:p>kSpeed</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1">
          <table:table-cell table:style-name="ce55" office:value-type="string" calcext:value-type="string">
            <text:p>skeleton_extruder_speed</text:p>
          </table:table-cell>
          <table:table-cell table:style-name="ce55" office:value-type="string" calcext:value-type="string">
            <text:p>Extruder Speed</text:p>
          </table:table-cell>
          <table:table-cell table:style-name="ce55" office:value-type="string" calcext:value-type="string">
            <text:p>rpm</text:p>
          </table:table-cell>
          <table:table-cell table:style-name="ce55" office:value-type="string" calcext:value-type="string">
            <text:p>Extruder speed for skeletons.</text:p>
          </table:table-cell>
          <table:table-cell table:style-name="ce55" office:value-type="string" calcext:value-type="string">
            <text:p>{"AND": [{"skeleton": true}, {"AND": [{"enable_width_height": false}, {"OR": [{"machine_type": 0}, {"OR": [{"machine_type": 4}, {"machine_type": 5}]}]}]}]}</text:p>
          </table:table-cell>
          <table:table-cell table:style-name="ce55"/>
          <table:table-cell table:style-name="ce56"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3]; &quot;::&quot;; [.H313]));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3])); &quot; &quot;; &quot;&quot;); &quot;/&quot;; &quot;&quot;); &quot;-&quot;; &quot;&quot;)" office:value-type="string" office:string-value="kExtruderSpeed" calcext:value-type="string">
            <text:p>kExtruderSpeed</text:p>
          </table:table-cell>
          <table:table-cell table:style-name="ce55" office:value-type="string" calcext:value-type="string">
            <text:p>true</text:p>
          </table:table-cell>
          <table:table-cell table:number-columns-repeated="16372"/>
        </table:table-row>
        <table:table-row table:style-name="ro1">
          <table:table-cell table:style-name="ce55" office:value-type="string" calcext:value-type="string">
            <text:p>skeleton_extrusion_multiplier</text:p>
          </table:table-cell>
          <table:table-cell table:style-name="ce55" office:value-type="string" calcext:value-type="string">
            <text:p>Extrusion Multiplier</text:p>
          </table:table-cell>
          <table:table-cell table:style-name="ce55" office:value-type="string" calcext:value-type="string">
            <text:p>unitless_float</text:p>
          </table:table-cell>
          <table:table-cell table:style-name="ce55" office:value-type="string" calcext:value-type="string">
            <text:p>Extrusion multiplier to increase/decrease flowrate for skeleton paths for systems without RPM control.</text:p>
          </table:table-cell>
          <table:table-cell table:style-name="ce55" office:value-type="string" calcext:value-type="string">
            <text:p>{"AND": [{"skeleton": true}, {"OR": [{"machine_type":1}, {"syntax": 29}]}]}</text:p>
          </table:table-cell>
          <table:table-cell table:style-name="ce55"/>
          <table:table-cell table:style-name="ce58" office:value-type="float" office:value="1" calcext:value-type="float">
            <text:p>1</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4]; &quot;::&quot;; [.H314]));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4])); &quot; &quot;; &quot;&quot;); &quot;/&quot;; &quot;&quot;); &quot;-&quot;; &quot;&quot;)" office:value-type="string" office:string-value="kExtrusionMultiplier" calcext:value-type="string">
            <text:p>kExtrusionMultiplier</text:p>
          </table:table-cell>
          <table:table-cell table:style-name="ce55" office:value-type="string" calcext:value-type="string">
            <text:p>true</text:p>
          </table:table-cell>
          <table:table-cell table:number-columns-repeated="16372"/>
        </table:table-row>
        <table:table-row table:style-name="ro4">
          <table:table-cell table:style-name="ce59" office:value-type="string" calcext:value-type="string">
            <text:p>skeleton_adapt</text:p>
          </table:table-cell>
          <table:table-cell table:style-name="ce59" office:value-type="string" calcext:value-type="string">
            <text:p>Enable Adaptive Bead Widths</text:p>
          </table:table-cell>
          <table:table-cell table:style-name="ce55" office:value-type="string" calcext:value-type="string">
            <text:p>boolean</text:p>
          </table:table-cell>
          <table:table-cell table:style-name="ce60" office:value-type="string" calcext:value-type="string">
            <text:p>If selected, skeleton bead widths will dynamically adjust to better fill their surrounding regions, minimizing both under- and over-filling. This adaptation is achieved by inversely adjusting the speed relative to the desired bead width using the formula: <text:span text:style-name="T2">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table:style-name="ce55" office:value-type="string" calcext:value-type="string">
            <text:p>{"skeleton":true}</text:p>
          </table:table-cell>
          <table:table-cell table:style-name="ce55"/>
          <table:table-cell table:style-name="ce56" office:value-type="string" calcext:value-type="string">
            <text:p>false</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5]; &quot;::&quot;; [.H315]));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5])); &quot; &quot;; &quot;&quot;); &quot;/&quot;; &quot;&quot;); &quot;-&quot;; &quot;&quot;)" office:value-type="string" office:string-value="kEnableAdaptiveBeadWidths" calcext:value-type="string">
            <text:p>kEnableAdaptiveBeadWidths</text:p>
          </table:table-cell>
          <table:table-cell table:style-name="ce55" office:value-type="string" calcext:value-type="string">
            <text:p>true</text:p>
          </table:table-cell>
          <table:table-cell table:style-name="ce52" table:number-columns-repeated="1011"/>
          <table:table-cell table:number-columns-repeated="15361"/>
        </table:table-row>
        <table:table-row table:style-name="ro1">
          <table:table-cell table:style-name="ce59" office:value-type="string" calcext:value-type="string">
            <text:p>skeleton_adapt_step_size</text:p>
          </table:table-cell>
          <table:table-cell table:style-name="ce59" office:value-type="string" calcext:value-type="string">
            <text:p>Adaptivity Step Size</text:p>
          </table:table-cell>
          <table:table-cell table:style-name="ce55" office:value-type="string" calcext:value-type="string">
            <text:p>distance</text:p>
          </table:table-cell>
          <table:table-cell table:style-name="ce59" office:value-type="string" calcext:value-type="string">
            <text:p>Specifies the distance used to divide skeleton segments into smaller subsegments for adaptive bead width adjustment. A smaller step size allows for finer adaptation to geometric variations.</text:p>
          </table:table-cell>
          <table:table-cell table:style-name="ce55" office:value-type="string" calcext:value-type="string">
            <text:p>{"AND": [{"skeleton":true},{"skeleton_adapt":true}]}</text:p>
          </table:table-cell>
          <table:table-cell table:style-name="ce55"/>
          <table:table-cell table:style-name="ce58" office:value-type="float" office:value="1" calcext:value-type="float">
            <text:p>1</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6]; &quot;::&quot;; [.H316]));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6])); &quot; &quot;; &quot;&quot;); &quot;/&quot;; &quot;&quot;); &quot;-&quot;; &quot;&quot;)" office:value-type="string" office:string-value="kAdaptivityStepSize" calcext:value-type="string">
            <text:p>kAdaptivityStepSize</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adapt_min_width</text:p>
          </table:table-cell>
          <table:table-cell table:style-name="ce59" office:value-type="string" calcext:value-type="string">
            <text:p>Minimum Adaptive Bead Width</text:p>
          </table:table-cell>
          <table:table-cell table:style-name="ce55" office:value-type="string" calcext:value-type="string">
            <text:p>distance</text:p>
          </table:table-cell>
          <table:table-cell table:style-name="ce59" office:value-type="string" calcext:value-type="string">
            <text:p>Specifies the minimum allowable bead width for adaptive skeletons. Skeletons with adapted bead widths less than this value will be removed.</text:p>
          </table:table-cell>
          <table:table-cell table:style-name="ce55" office:value-type="string" calcext:value-type="string">
            <text:p>{"AND": [{"skeleton":true},{"skeleton_adapt":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7]; &quot;::&quot;; [.H317]));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7])); &quot; &quot;; &quot;&quot;); &quot;/&quot;; &quot;&quot;); &quot;-&quot;; &quot;&quot;)" office:value-type="string" office:string-value="kMinimumAdaptiveBeadWidth" calcext:value-type="string">
            <text:p>kMinimumAdaptiveBeadWidth</text:p>
          </table:table-cell>
          <table:table-cell table:style-name="ce55" office:value-type="string" calcext:value-type="string">
            <text:p>true</text:p>
          </table:table-cell>
          <table:table-cell table:style-name="ce52" table:number-columns-repeated="1011"/>
          <table:table-cell/>
          <table:table-cell table:style-name="ce52" table:number-columns-repeated="15360"/>
        </table:table-row>
        <table:table-row table:style-name="ro5">
          <table:table-cell table:style-name="ce59" office:value-type="string" calcext:value-type="string">
            <text:p>skeleton_adapt_min_width_filter</text:p>
          </table:table-cell>
          <table:table-cell table:style-name="ce59" office:value-type="string" calcext:value-type="string">
            <text:p>Minimum Adaptive Bead Width Filter</text:p>
          </table:table-cell>
          <table:table-cell table:style-name="ce55" office:value-type="string" calcext:value-type="string">
            <text:p>enumeration</text:p>
          </table:table-cell>
          <table:table-cell table:style-name="ce60" office:value-type="string" calcext:value-type="string">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table:style-name="ce55" office:value-type="string" calcext:value-type="string">
            <text:p>{"AND": [{"skeleton":true},{"skeleton_adapt":true}]}</text:p>
          </table:table-cell>
          <table:table-cell table:style-name="ce55" office:value-type="string" calcext:value-type="string">
            <text:p>CLAMP,PRUNE</text:p>
          </table:table-cell>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8]; &quot;::&quot;; [.H318])); &quot; &quot;; &quot;&quot;); &quot;/&quot;; &quot;&quot;); &quot;-&quot;; &quot;&quot;)" office:value-type="string" office:string-value="Profile::Skeleton" calcext:value-type="string">
            <text:p>Profile::Skeleton</text:p>
          </table:table-cell>
          <table:table-cell table:style-name="ce55" office:value-type="string" calcext:value-type="string">
            <text:p>kMinimumAdaptiveSkeletonBeadWidthFilter</text:p>
          </table:table-cell>
          <table:table-cell table:style-name="ce61" office:value-type="string" calcext:value-type="string">
            <text:p>true</text:p>
          </table:table-cell>
          <table:table-cell table:style-name="ce52" table:number-columns-repeated="1011"/>
          <table:table-cell/>
          <table:table-cell table:style-name="ce52" table:number-columns-repeated="15360"/>
        </table:table-row>
        <table:table-row table:style-name="ro1">
          <table:table-cell table:style-name="ce59" office:value-type="string" calcext:value-type="string">
            <text:p>skeleton_adapt_max_width</text:p>
          </table:table-cell>
          <table:table-cell table:style-name="ce59" office:value-type="string" calcext:value-type="string">
            <text:p>Maximum Adaptive Bead Width</text:p>
          </table:table-cell>
          <table:table-cell table:style-name="ce55" office:value-type="string" calcext:value-type="string">
            <text:p>distance</text:p>
          </table:table-cell>
          <table:table-cell table:style-name="ce59" office:value-type="string" calcext:value-type="string">
            <text:p>Specifies the maximum allowable bead width for adaptive skeletons. Skeletons with adapted bead widths greater than this value will be assigned this value as their bead width.</text:p>
          </table:table-cell>
          <table:table-cell table:style-name="ce55" office:value-type="string" calcext:value-type="string">
            <text:p>{"AND": [{"skeleton":true},{"skeleton_adapt":true}]}</text:p>
          </table:table-cell>
          <table:table-cell table:style-name="ce55"/>
          <table:table-cell table:style-name="ce58" office:value-type="float" office:value="10000" calcext:value-type="float">
            <text:p>1000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19]; &quot;::&quot;; [.H319]));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19])); &quot; &quot;; &quot;&quot;); &quot;/&quot;; &quot;&quot;); &quot;-&quot;; &quot;&quot;)" office:value-type="string" office:string-value="kMaximumAdaptiveBeadWidth" calcext:value-type="string">
            <text:p>kMaximumAdaptiveBeadWidth</text:p>
          </table:table-cell>
          <table:table-cell table:style-name="ce55" office:value-type="string" calcext:value-type="string">
            <text:p>true</text:p>
          </table:table-cell>
          <table:table-cell table:style-name="ce52" table:number-columns-repeated="1011"/>
          <table:table-cell/>
          <table:table-cell table:style-name="ce52" table:number-columns-repeated="15360"/>
        </table:table-row>
        <table:table-row table:style-name="ro5">
          <table:table-cell table:style-name="ce59" office:value-type="string" calcext:value-type="string">
            <text:p>skeleton_adapt_max_width_filter</text:p>
          </table:table-cell>
          <table:table-cell table:style-name="ce59" office:value-type="string" calcext:value-type="string">
            <text:p>Maximum Adaptive Bead Width Filter</text:p>
          </table:table-cell>
          <table:table-cell table:style-name="ce55" office:value-type="string" calcext:value-type="string">
            <text:p>enumeration</text:p>
          </table:table-cell>
          <table:table-cell table:style-name="ce60" office:value-type="string" calcext:value-type="string">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table:style-name="ce55" office:value-type="string" calcext:value-type="string">
            <text:p>{"AND": [{"skeleton":true},{"skeleton_adapt":true}]}</text:p>
          </table:table-cell>
          <table:table-cell table:style-name="ce55" office:value-type="string" calcext:value-type="string">
            <text:p>CLAMP,PRUNE</text:p>
          </table:table-cell>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0]; &quot;::&quot;; [.H320]));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0])); &quot; &quot;; &quot;&quot;); &quot;/&quot;; &quot;&quot;); &quot;-&quot;; &quot;&quot;)" office:value-type="string" office:string-value="kMaximumAdaptiveBeadWidthFilter" calcext:value-type="string">
            <text:p>kMaximumAdaptiveBeadWidthFilter</text:p>
          </table:table-cell>
          <table:table-cell table:style-name="ce61" office:value-type="string" calcext:value-type="string">
            <text:p>true</text:p>
          </table:table-cell>
          <table:table-cell table:style-name="ce52" table:number-columns-repeated="1011"/>
          <table:table-cell/>
          <table:table-cell table:style-name="ce52" table:number-columns-repeated="15360"/>
        </table:table-row>
        <table:table-row table:style-name="ro1">
          <table:table-cell table:style-name="ce59" office:value-type="string" calcext:value-type="string">
            <text:p>skeleton_minimum_path_length</text:p>
          </table:table-cell>
          <table:table-cell table:style-name="ce59" office:value-type="string" calcext:value-type="string">
            <text:p>Minimum Path Length</text:p>
          </table:table-cell>
          <table:table-cell table:style-name="ce55" office:value-type="string" calcext:value-type="string">
            <text:p>distance</text:p>
          </table:table-cell>
          <table:table-cell table:style-name="ce59" office:value-type="string" calcext:value-type="string">
            <text:p>Skeleton extrusion paths whose length is less than this value are removed.</text:p>
          </table:table-cell>
          <table:table-cell table:style-name="ce55" office:value-type="string" calcext:value-type="string">
            <text:p>{"skeleton":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1]; &quot;::&quot;; [.H321]));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1])); &quot; &quot;; &quot;&quot;); &quot;/&quot;; &quot;&quot;); &quot;-&quot;; &quot;&quot;)" office:value-type="string" office:string-value="kMinimumPathLength" calcext:value-type="string">
            <text:p>kMinimumPathLength</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prestart</text:p>
          </table:table-cell>
          <table:table-cell table:style-name="ce59" office:value-type="string" calcext:value-type="string">
            <text:p>Enable Skeleton Prestart</text:p>
          </table:table-cell>
          <table:table-cell table:style-name="ce55" office:value-type="string" calcext:value-type="string">
            <text:p>boolean</text:p>
          </table:table-cell>
          <table:table-cell table:style-name="ce59" office:value-type="string" calcext:value-type="string">
            <text:p>If selected, a prestart motion is added to the front of the skeleton to give it more time to deposit material. This prestart is along the same vector as the first segment of the skeleton.</text:p>
          </table:table-cell>
          <table:table-cell table:style-name="ce55" office:value-type="string" calcext:value-type="string">
            <text:p>{"skeleton":true}</text:p>
          </table:table-cell>
          <table:table-cell table:style-name="ce55"/>
          <table:table-cell table:style-name="ce56" office:value-type="string" calcext:value-type="string">
            <text:p>false</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2]; &quot;::&quot;; [.H322]));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2])); &quot; &quot;; &quot;&quot;); &quot;/&quot;; &quot;&quot;); &quot;-&quot;; &quot;&quot;)" office:value-type="string" office:string-value="kEnableSkeletonPrestart" calcext:value-type="string">
            <text:p>kEnableSkeletonPrestart</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prestart_distance</text:p>
          </table:table-cell>
          <table:table-cell table:style-name="ce59" office:value-type="string" calcext:value-type="string">
            <text:p>Skeleton Prestart Distance</text:p>
          </table:table-cell>
          <table:table-cell table:style-name="ce55" office:value-type="string" calcext:value-type="string">
            <text:p>distance</text:p>
          </table:table-cell>
          <table:table-cell table:style-name="ce59" office:value-type="string" calcext:value-type="string">
            <text:p>Length of the skeleton prestart move.</text:p>
          </table:table-cell>
          <table:table-cell table:style-name="ce55" office:value-type="string" calcext:value-type="string">
            <text:p>{"AND": [{"skeleton":true},{"skeleton_prestart":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3]; &quot;::&quot;; [.H323]));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3])); &quot; &quot;; &quot;&quot;); &quot;/&quot;; &quot;&quot;); &quot;-&quot;; &quot;&quot;)" office:value-type="string" office:string-value="kSkeletonPrestartDistance" calcext:value-type="string">
            <text:p>kSkeletonPrestartDistance</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prestart_speed</text:p>
          </table:table-cell>
          <table:table-cell table:style-name="ce59" office:value-type="string" calcext:value-type="string">
            <text:p>Skeleton Prestart Speed</text:p>
          </table:table-cell>
          <table:table-cell table:style-name="ce55" office:value-type="string" calcext:value-type="string">
            <text:p>speed</text:p>
          </table:table-cell>
          <table:table-cell table:style-name="ce59" office:value-type="string" calcext:value-type="string">
            <text:p>Speed of skeleton prestart paths.</text:p>
          </table:table-cell>
          <table:table-cell table:style-name="ce55" office:value-type="string" calcext:value-type="string">
            <text:p>{"AND": [{"skeleton":true},{"skeleton_prestart":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4]; &quot;::&quot;; [.H324]));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4])); &quot; &quot;; &quot;&quot;); &quot;/&quot;; &quot;&quot;); &quot;-&quot;; &quot;&quot;)" office:value-type="string" office:string-value="kSkeletonPrestartSpeed" calcext:value-type="string">
            <text:p>kSkeletonPrestartSpeed</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prestart_extruder_speed</text:p>
          </table:table-cell>
          <table:table-cell table:style-name="ce59" office:value-type="string" calcext:value-type="string">
            <text:p>Skeleton Prestart Extruder Speed</text:p>
          </table:table-cell>
          <table:table-cell table:style-name="ce55" office:value-type="string" calcext:value-type="string">
            <text:p>rpm</text:p>
          </table:table-cell>
          <table:table-cell table:style-name="ce59" office:value-type="string" calcext:value-type="string">
            <text:p>Extruder speed for skeleton prestart paths.</text:p>
          </table:table-cell>
          <table:table-cell table:style-name="ce55" office:value-type="string" calcext:value-type="string">
            <text:p>{"AND": [{"skeleton":true},{"skeleton_prestart":true}]}</text:p>
          </table:table-cell>
          <table:table-cell table:style-name="ce55"/>
          <table:table-cell table:style-name="ce58" office:value-type="float" office:value="0" calcext:value-type="float">
            <text:p>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5]; &quot;::&quot;; [.H325]));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5])); &quot; &quot;; &quot;&quot;); &quot;/&quot;; &quot;&quot;); &quot;-&quot;; &quot;&quot;)" office:value-type="string" office:string-value="kSkeletonPrestartExtruderSpeed" calcext:value-type="string">
            <text:p>kSkeletonPrestartExtruderSpeed</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prestart_area_modifier</text:p>
          </table:table-cell>
          <table:table-cell table:style-name="ce59" office:value-type="string" calcext:value-type="string">
            <text:p>Skeleton Prestart Bead Area Modifier</text:p>
          </table:table-cell>
          <table:table-cell table:style-name="ce55" office:value-type="string" calcext:value-type="string">
            <text:p>percentage</text:p>
          </table:table-cell>
          <table:table-cell table:style-name="ce59" office:value-type="string" calcext:value-type="string">
            <text:p>Percent multiplier for bead area of skeleton prestart paths.</text:p>
          </table:table-cell>
          <table:table-cell table:style-name="ce55" office:value-type="string" calcext:value-type="string">
            <text:p>{"AND": [{"skeleton":true},{"skeleton_prestart":true}]}</text:p>
          </table:table-cell>
          <table:table-cell table:style-name="ce55"/>
          <table:table-cell table:style-name="ce58" office:value-type="float" office:value="100" calcext:value-type="float">
            <text:p>100</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6]; &quot;::&quot;; [.H326]));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6])); &quot; &quot;; &quot;&quot;); &quot;/&quot;; &quot;&quot;); &quot;-&quot;; &quot;&quot;)" office:value-type="string" office:string-value="kSkeletonPrestartBeadAreaModifier" calcext:value-type="string">
            <text:p>kSkeletonPrestartBeadAreaModifier</text:p>
          </table:table-cell>
          <table:table-cell table:style-name="ce55" office:value-type="string" calcext:value-type="string">
            <text:p>true</text:p>
          </table:table-cell>
          <table:table-cell table:number-columns-repeated="16372"/>
        </table:table-row>
        <table:table-row table:style-name="ro1">
          <table:table-cell table:style-name="ce59" office:value-type="string" calcext:value-type="string">
            <text:p>skeleton_skin_mcode</text:p>
          </table:table-cell>
          <table:table-cell table:style-name="ce59" office:value-type="string" calcext:value-type="string">
            <text:p>Use Skin M-Code for Skeletons</text:p>
          </table:table-cell>
          <table:table-cell table:style-name="ce55" office:value-type="string" calcext:value-type="string">
            <text:p>boolean</text:p>
          </table:table-cell>
          <table:table-cell table:style-name="ce59" office:value-type="string" calcext:value-type="string">
            <text:p>If selected, the skin m-code override (M15) will be issued rather than the default inset m-code override (M13) on BAAM.</text:p>
          </table:table-cell>
          <table:table-cell table:style-name="ce55" office:value-type="string" calcext:value-type="string">
            <text:p>{"skeleton":true}</text:p>
          </table:table-cell>
          <table:table-cell table:style-name="ce55"/>
          <table:table-cell table:style-name="ce56" office:value-type="string" calcext:value-type="string">
            <text:p>false</text:p>
          </table:table-cell>
          <table:table-cell table:style-name="ce55" office:value-type="string" calcext:value-type="string">
            <text:p>Skeleton</text:p>
          </table:table-cell>
          <table:table-cell table:style-name="ce55" office:value-type="string" calcext:value-type="string">
            <text:p>Profile</text:p>
          </table:table-cell>
          <table:table-cell table:style-name="ce55" table:formula="of:=SUBSTITUTE(SUBSTITUTE(SUBSTITUTE((COM.MICROSOFT.CONCAT([.I327]; &quot;::&quot;; [.H327])); &quot; &quot;; &quot;&quot;); &quot;/&quot;; &quot;&quot;); &quot;-&quot;; &quot;&quot;)" office:value-type="string" office:string-value="Profile::Skeleton" calcext:value-type="string">
            <text:p>Profile::Skeleton</text:p>
          </table:table-cell>
          <table:table-cell table:style-name="ce55" table:formula="of:=SUBSTITUTE(SUBSTITUTE(SUBSTITUTE((COM.MICROSOFT.CONCAT(&quot;k&quot;; [.B327])); &quot; &quot;; &quot;&quot;); &quot;/&quot;; &quot;&quot;); &quot;-&quot;; &quot;&quot;)" office:value-type="string" office:string-value="kUseSkinMCodeforSkeletons" calcext:value-type="string">
            <text:p>kUseSkinMCodeforSkeletons</text:p>
          </table:table-cell>
          <table:table-cell table:style-name="ce55" office:value-type="string" calcext:value-type="string">
            <text:p>false</text:p>
          </table:table-cell>
          <table:table-cell table:number-columns-repeated="16372"/>
        </table:table-row>
        <table:table-row table:style-name="ro1">
          <table:table-cell table:style-name="ce36" office:value-type="string" calcext:value-type="string">
            <text:p>skin</text:p>
          </table:table-cell>
          <table:table-cell table:style-name="ce36" office:value-type="string" calcext:value-type="string">
            <text:p>Enable Skin</text:p>
          </table:table-cell>
          <table:table-cell table:style-name="ce36" office:value-type="string" calcext:value-type="string">
            <text:p>boolean</text:p>
          </table:table-cell>
          <table:table-cell table:style-name="ce36" office:value-type="string" calcext:value-type="string">
            <text:p>If selected, skins will be generated</text:p>
          </table:table-cell>
          <table:table-cell table:style-name="ce36" table:number-columns-repeated="2"/>
          <table:table-cell table:style-name="ce37" office:value-type="string" calcext:value-type="string">
            <text:p>false</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8]; &quot;::&quot;; [.H328])); &quot; &quot;; &quot;&quot;); &quot;/&quot;; &quot;&quot;); &quot;-&quot;; &quot;&quot;)" office:value-type="string" office:string-value="Profile::Skin" calcext:value-type="string">
            <text:p>Profile::Skin</text:p>
          </table:table-cell>
          <table:table-cell table:style-name="ce36" table:formula="of:=SUBSTITUTE(SUBSTITUTE(SUBSTITUTE((COM.MICROSOFT.CONCAT(&quot;k&quot;; [.B328])); &quot; &quot;; &quot;&quot;); &quot;/&quot;; &quot;&quot;); &quot;-&quot;; &quot;&quot;)" office:value-type="string" office:string-value="kEnableSkin" calcext:value-type="string">
            <text:p>kEnableSkin</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top_count</text:p>
          </table:table-cell>
          <table:table-cell table:style-name="ce36" office:value-type="string" calcext:value-type="string">
            <text:p>Top Skin Count</text:p>
          </table:table-cell>
          <table:table-cell table:style-name="ce36" office:value-type="string" calcext:value-type="string">
            <text:p>number</text:p>
          </table:table-cell>
          <table:table-cell table:style-name="ce36" office:value-type="string" calcext:value-type="string">
            <text:p>Number of skin layers at the top of a print</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9]; &quot;::&quot;; [.H329])); &quot; &quot;; &quot;&quot;); &quot;/&quot;; &quot;&quot;); &quot;-&quot;; &quot;&quot;)" office:value-type="string" office:string-value="Profile::Skin" calcext:value-type="string">
            <text:p>Profile::Skin</text:p>
          </table:table-cell>
          <table:table-cell table:style-name="ce36" table:formula="of:=SUBSTITUTE(SUBSTITUTE(SUBSTITUTE((COM.MICROSOFT.CONCAT(&quot;k&quot;; [.B329])); &quot; &quot;; &quot;&quot;); &quot;/&quot;; &quot;&quot;); &quot;-&quot;; &quot;&quot;)" office:value-type="string" office:string-value="kTopSkinCount" calcext:value-type="string">
            <text:p>kTopSkinCount</text:p>
          </table:table-cell>
          <table:table-cell table:style-name="ce36" office:value-type="string" calcext:value-type="string">
            <text:p>false</text:p>
          </table:table-cell>
          <table:table-cell table:number-columns-repeated="16372"/>
        </table:table-row>
        <table:table-row table:style-name="ro1">
          <table:table-cell table:style-name="ce36" office:value-type="string" calcext:value-type="string">
            <text:p>skin_bottom_count</text:p>
          </table:table-cell>
          <table:table-cell table:style-name="ce36" office:value-type="string" calcext:value-type="string">
            <text:p>Bottom Skin Count</text:p>
          </table:table-cell>
          <table:table-cell table:style-name="ce36" office:value-type="string" calcext:value-type="string">
            <text:p>number</text:p>
          </table:table-cell>
          <table:table-cell table:style-name="ce36" office:value-type="string" calcext:value-type="string">
            <text:p>Number of skin layers at the bottom of a print</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0]; &quot;::&quot;; [.H330])); &quot; &quot;; &quot;&quot;); &quot;/&quot;; &quot;&quot;); &quot;-&quot;; &quot;&quot;)" office:value-type="string" office:string-value="Profile::Skin" calcext:value-type="string">
            <text:p>Profile::Skin</text:p>
          </table:table-cell>
          <table:table-cell table:style-name="ce36" table:formula="of:=SUBSTITUTE(SUBSTITUTE(SUBSTITUTE((COM.MICROSOFT.CONCAT(&quot;k&quot;; [.B330])); &quot; &quot;; &quot;&quot;); &quot;/&quot;; &quot;&quot;); &quot;-&quot;; &quot;&quot;)" office:value-type="string" office:string-value="kBottomSkinCount" calcext:value-type="string">
            <text:p>kBottomSkinCount</text:p>
          </table:table-cell>
          <table:table-cell table:style-name="ce36" office:value-type="string" calcext:value-type="string">
            <text:p>false</text:p>
          </table:table-cell>
          <table:table-cell table:number-columns-repeated="16372"/>
        </table:table-row>
        <table:table-row table:style-name="ro1">
          <table:table-cell table:style-name="ce36" office:value-type="string" calcext:value-type="string">
            <text:p>skin_pattern</text:p>
          </table:table-cell>
          <table:table-cell table:style-name="ce36" office:value-type="string" calcext:value-type="string">
            <text:p>Skin Pattern</text:p>
          </table:table-cell>
          <table:table-cell table:style-name="ce36" office:value-type="string" calcext:value-type="string">
            <text:p>enumeration</text:p>
          </table:table-cell>
          <table:table-cell table:style-name="ce36" office:value-type="string" calcext:value-type="string">
            <text:p>Pattern for the skins</text:p>
          </table:table-cell>
          <table:table-cell table:style-name="ce36" office:value-type="string" calcext:value-type="string">
            <text:p>{"skin":true}</text:p>
          </table:table-cell>
          <table:table-cell table:style-name="ce36" office:value-type="string" calcext:value-type="string">
            <text:p>Lines, Grid, Concentric, Inside Out Concentric, Triangles, Hexagons and Triangles, Honeycomb</text:p>
          </table:table-cell>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1]; &quot;::&quot;; [.H331])); &quot; &quot;; &quot;&quot;); &quot;/&quot;; &quot;&quot;); &quot;-&quot;; &quot;&quot;)" office:value-type="string" office:string-value="Profile::Skin" calcext:value-type="string">
            <text:p>Profile::Skin</text:p>
          </table:table-cell>
          <table:table-cell table:style-name="ce36" table:formula="of:=SUBSTITUTE(SUBSTITUTE(SUBSTITUTE((COM.MICROSOFT.CONCAT(&quot;k&quot;; [.B331])); &quot; &quot;; &quot;&quot;); &quot;/&quot;; &quot;&quot;); &quot;-&quot;; &quot;&quot;)" office:value-type="string" office:string-value="kSkinPattern" calcext:value-type="string">
            <text:p>kSkinPattern</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angle</text:p>
          </table:table-cell>
          <table:table-cell table:style-name="ce36" office:value-type="string" calcext:value-type="string">
            <text:p>Skin Fill Angle</text:p>
          </table:table-cell>
          <table:table-cell table:style-name="ce36" office:value-type="string" calcext:value-type="string">
            <text:p>angle</text:p>
          </table:table-cell>
          <table:table-cell table:style-name="ce36" office:value-type="string" calcext:value-type="string">
            <text:p>Sets the angle for the skin infill</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2]; &quot;::&quot;; [.H332])); &quot; &quot;; &quot;&quot;); &quot;/&quot;; &quot;&quot;); &quot;-&quot;; &quot;&quot;)" office:value-type="string" office:string-value="Profile::Skin" calcext:value-type="string">
            <text:p>Profile::Skin</text:p>
          </table:table-cell>
          <table:table-cell table:style-name="ce36" table:formula="of:=SUBSTITUTE(SUBSTITUTE(SUBSTITUTE((COM.MICROSOFT.CONCAT(&quot;k&quot;; [.B332])); &quot; &quot;; &quot;&quot;); &quot;/&quot;; &quot;&quot;); &quot;-&quot;; &quot;&quot;)" office:value-type="string" office:string-value="kSkinFillAngle" calcext:value-type="string">
            <text:p>kSkinFillAngl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angle_rotation</text:p>
          </table:table-cell>
          <table:table-cell table:style-name="ce36" office:value-type="string" calcext:value-type="string">
            <text:p>Skin Fill Angle Rotation</text:p>
          </table:table-cell>
          <table:table-cell table:style-name="ce36" office:value-type="string" calcext:value-type="string">
            <text:p>angle</text:p>
          </table:table-cell>
          <table:table-cell table:style-name="ce36" office:value-type="string" calcext:value-type="string">
            <text:p>Sets the amount the skin fill rotates layer to layer</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3]; &quot;::&quot;; [.H333])); &quot; &quot;; &quot;&quot;); &quot;/&quot;; &quot;&quot;); &quot;-&quot;; &quot;&quot;)" office:value-type="string" office:string-value="Profile::Skin" calcext:value-type="string">
            <text:p>Profile::Skin</text:p>
          </table:table-cell>
          <table:table-cell table:style-name="ce36" table:formula="of:=SUBSTITUTE(SUBSTITUTE(SUBSTITUTE((COM.MICROSOFT.CONCAT(&quot;k&quot;; [.B333])); &quot; &quot;; &quot;&quot;); &quot;/&quot;; &quot;&quot;); &quot;-&quot;; &quot;&quot;)" office:value-type="string" office:string-value="kSkinFillAngleRotation" calcext:value-type="string">
            <text:p>kSkinFillAngleRotation</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exterior_overlap</text:p>
          </table:table-cell>
          <table:table-cell table:style-name="ce36" office:value-type="string" calcext:value-type="string">
            <text:p>Skin Exterior Overlap</text:p>
          </table:table-cell>
          <table:table-cell table:style-name="ce36" office:value-type="string" calcext:value-type="string">
            <text:p>location</text:p>
          </table:table-cell>
          <table:table-cell table:style-name="ce36" office:value-type="string" calcext:value-type="string">
            <text:p>Width of the skin overlaps with the exterior</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4]; &quot;::&quot;; [.H334])); &quot; &quot;; &quot;&quot;); &quot;/&quot;; &quot;&quot;); &quot;-&quot;; &quot;&quot;)" office:value-type="string" office:string-value="Profile::Skin" calcext:value-type="string">
            <text:p>Profile::Skin</text:p>
          </table:table-cell>
          <table:table-cell table:style-name="ce36" table:formula="of:=SUBSTITUTE(SUBSTITUTE(SUBSTITUTE((COM.MICROSOFT.CONCAT(&quot;k&quot;; [.B334])); &quot; &quot;; &quot;&quot;); &quot;/&quot;; &quot;&quot;); &quot;-&quot;; &quot;&quot;)" office:value-type="string" office:string-value="kSkinExteriorOverlap" calcext:value-type="string">
            <text:p>kSkinExteriorOverlap</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width</text:p>
          </table:table-cell>
          <table:table-cell table:style-name="ce36" office:value-type="string" calcext:value-type="string">
            <text:p>Skin Bead Width</text:p>
          </table:table-cell>
          <table:table-cell table:style-name="ce36" office:value-type="string" calcext:value-type="string">
            <text:p>distance</text:p>
          </table:table-cell>
          <table:table-cell table:style-name="ce36" office:value-type="string" calcext:value-type="string">
            <text:p>Bead width for skin paths</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5]; &quot;::&quot;; [.H335])); &quot; &quot;; &quot;&quot;); &quot;/&quot;; &quot;&quot;); &quot;-&quot;; &quot;&quot;)" office:value-type="string" office:string-value="Profile::Skin" calcext:value-type="string">
            <text:p>Profile::Skin</text:p>
          </table:table-cell>
          <table:table-cell table:style-name="ce36" table:formula="of:=SUBSTITUTE(SUBSTITUTE(SUBSTITUTE((COM.MICROSOFT.CONCAT(&quot;k&quot;; [.B335])); &quot; &quot;; &quot;&quot;); &quot;/&quot;; &quot;&quot;); &quot;-&quot;; &quot;&quot;)" office:value-type="string" office:string-value="kSkinBeadWidth" calcext:value-type="string">
            <text:p>kSkinBeadWidth</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speed</text:p>
          </table:table-cell>
          <table:table-cell table:style-name="ce36" office:value-type="string" calcext:value-type="string">
            <text:p>Skin Speed</text:p>
          </table:table-cell>
          <table:table-cell table:style-name="ce36" office:value-type="string" calcext:value-type="string">
            <text:p>speed</text:p>
          </table:table-cell>
          <table:table-cell table:style-name="ce36" office:value-type="string" calcext:value-type="string">
            <text:p>Speed for skin paths</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6]; &quot;::&quot;; [.H336])); &quot; &quot;; &quot;&quot;); &quot;/&quot;; &quot;&quot;); &quot;-&quot;; &quot;&quot;)" office:value-type="string" office:string-value="Profile::Skin" calcext:value-type="string">
            <text:p>Profile::Skin</text:p>
          </table:table-cell>
          <table:table-cell table:style-name="ce36" table:formula="of:=SUBSTITUTE(SUBSTITUTE(SUBSTITUTE((COM.MICROSOFT.CONCAT(&quot;k&quot;; [.B336])); &quot; &quot;; &quot;&quot;); &quot;/&quot;; &quot;&quot;); &quot;-&quot;; &quot;&quot;)" office:value-type="string" office:string-value="kSkinSpeed" calcext:value-type="string">
            <text:p>kSkinSpeed</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extruder_speed</text:p>
          </table:table-cell>
          <table:table-cell table:style-name="ce36" office:value-type="string" calcext:value-type="string">
            <text:p>Skin Extruder Speed</text:p>
          </table:table-cell>
          <table:table-cell table:style-name="ce36" office:value-type="string" calcext:value-type="string">
            <text:p>rpm</text:p>
          </table:table-cell>
          <table:table-cell table:style-name="ce36" office:value-type="string" calcext:value-type="string">
            <text:p>Extruder speed for skin paths</text:p>
          </table:table-cell>
          <table:table-cell table:style-name="ce36" office:value-type="string" calcext:value-type="string">
            <text:p>{"AND": [{"skin": true}, {"AND": [{"enable_width_height": false}, {"OR": [{"machine_type": 0}, {"OR": [{"machine_type": 4}, {"machine_type": 5}]}]}]}]}</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7]; &quot;::&quot;; [.H337])); &quot; &quot;; &quot;&quot;); &quot;/&quot;; &quot;&quot;); &quot;-&quot;; &quot;&quot;)" office:value-type="string" office:string-value="Profile::Skin" calcext:value-type="string">
            <text:p>Profile::Skin</text:p>
          </table:table-cell>
          <table:table-cell table:style-name="ce36" table:formula="of:=SUBSTITUTE(SUBSTITUTE(SUBSTITUTE((COM.MICROSOFT.CONCAT(&quot;k&quot;; [.B337])); &quot; &quot;; &quot;&quot;); &quot;/&quot;; &quot;&quot;); &quot;-&quot;; &quot;&quot;)" office:value-type="string" office:string-value="kSkinExtruderSpeed" calcext:value-type="string">
            <text:p>kSkinExtruderSpeed</text:p>
          </table:table-cell>
          <table:table-cell table:style-name="ce36" office:value-type="string" calcext:value-type="string">
            <text:p>true</text:p>
          </table:table-cell>
          <table:table-cell table:number-columns-repeated="16372"/>
        </table:table-row>
        <table:table-row table:style-name="ro1">
          <table:table-cell table:style-name="ce62" office:value-type="string" calcext:value-type="string">
            <text:p>skin_extrusion_multiplier</text:p>
          </table:table-cell>
          <table:table-cell table:style-name="ce62" office:value-type="string" calcext:value-type="string">
            <text:p>Skin Extrusion Multiplier</text:p>
          </table:table-cell>
          <table:table-cell table:style-name="ce62" office:value-type="string" calcext:value-type="string">
            <text:p>unitless_float</text:p>
          </table:table-cell>
          <table:table-cell table:style-name="ce62" office:value-type="string" calcext:value-type="string">
            <text:p>Extrusion multiplier to increase/decrease flowrate for skin paths for systems without RPM control</text:p>
          </table:table-cell>
          <table:table-cell table:style-name="ce62" office:value-type="string" calcext:value-type="string">
            <text:p>{"AND": [{"skin": true}, {"OR": [{"machine_type":1}, {"syntax": 29}]}]}</text:p>
          </table:table-cell>
          <table:table-cell table:style-name="ce62"/>
          <table:table-cell table:style-name="ce63" office:value-type="float" office:value="1" calcext:value-type="float">
            <text:p>1</text:p>
          </table:table-cell>
          <table:table-cell table:style-name="ce36" office:value-type="string" calcext:value-type="string">
            <text:p>Skin</text:p>
          </table:table-cell>
          <table:table-cell table:style-name="ce36" office:value-type="string" calcext:value-type="string">
            <text:p>Profile</text:p>
          </table:table-cell>
          <table:table-cell table:style-name="ce62" table:formula="of:=SUBSTITUTE(SUBSTITUTE(SUBSTITUTE((COM.MICROSOFT.CONCAT([.I338]; &quot;::&quot;; [.H338])); &quot; &quot;; &quot;&quot;); &quot;/&quot;; &quot;&quot;); &quot;-&quot;; &quot;&quot;)" office:value-type="string" office:string-value="Profile::Skin" calcext:value-type="string">
            <text:p>Profile::Skin</text:p>
          </table:table-cell>
          <table:table-cell table:style-name="ce62" table:formula="of:=SUBSTITUTE(SUBSTITUTE(SUBSTITUTE((COM.MICROSOFT.CONCAT(&quot;k&quot;; [.B338])); &quot; &quot;; &quot;&quot;); &quot;/&quot;; &quot;&quot;); &quot;-&quot;; &quot;&quot;)" office:value-type="string" office:string-value="kSkinExtrusionMultiplier" calcext:value-type="string">
            <text:p>kSkinExtrusionMultiplier</text:p>
          </table:table-cell>
          <table:table-cell table:style-name="ce62" office:value-type="string" calcext:value-type="string">
            <text:p>true</text:p>
          </table:table-cell>
          <table:table-cell table:number-columns-repeated="16372"/>
        </table:table-row>
        <table:table-row table:style-name="ro1">
          <table:table-cell table:style-name="ce36" office:value-type="string" calcext:value-type="string">
            <text:p>skin_minimum_path_length</text:p>
          </table:table-cell>
          <table:table-cell table:style-name="ce36" office:value-type="string" calcext:value-type="string">
            <text:p>Minimum Skin Path Length</text:p>
          </table:table-cell>
          <table:table-cell table:style-name="ce36" office:value-type="string" calcext:value-type="string">
            <text:p>distance</text:p>
          </table:table-cell>
          <table:table-cell table:style-name="ce36" office:value-type="string" calcext:value-type="string">
            <text:p>Skin extrusion paths less than this value are deleted</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9]; &quot;::&quot;; [.H339])); &quot; &quot;; &quot;&quot;); &quot;/&quot;; &quot;&quot;); &quot;-&quot;; &quot;&quot;)" office:value-type="string" office:string-value="Profile::Skin" calcext:value-type="string">
            <text:p>Profile::Skin</text:p>
          </table:table-cell>
          <table:table-cell table:style-name="ce36" table:formula="of:=SUBSTITUTE(SUBSTITUTE(SUBSTITUTE((COM.MICROSOFT.CONCAT(&quot;k&quot;; [.B339])); &quot; &quot;; &quot;&quot;); &quot;/&quot;; &quot;&quot;); &quot;-&quot;; &quot;&quot;)" office:value-type="string" office:string-value="kMinimumSkinPathLength" calcext:value-type="string">
            <text:p>kMinimumSkinPathLength</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gradual_infill</text:p>
          </table:table-cell>
          <table:table-cell table:style-name="ce36" office:value-type="string" calcext:value-type="string">
            <text:p>Enable Gradual Infill Steps</text:p>
          </table:table-cell>
          <table:table-cell table:style-name="ce36" office:value-type="string" calcext:value-type="string">
            <text:p>boolean</text:p>
          </table:table-cell>
          <table:table-cell table:style-name="ce36" office:value-type="string" calcext:value-type="string">
            <text:p>If selected, gradual infill steps will be generated</text:p>
          </table:table-cell>
          <table:table-cell table:style-name="ce36" office:value-type="string" calcext:value-type="string">
            <text:p>{"skin":true}</text:p>
          </table:table-cell>
          <table:table-cell table:style-name="ce36"/>
          <table:table-cell table:style-name="ce37" office:value-type="string" calcext:value-type="string">
            <text:p>false</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40]; &quot;::&quot;; [.H340])); &quot; &quot;; &quot;&quot;); &quot;/&quot;; &quot;&quot;); &quot;-&quot;; &quot;&quot;)" office:value-type="string" office:string-value="Profile::Skin" calcext:value-type="string">
            <text:p>Profile::Skin</text:p>
          </table:table-cell>
          <table:table-cell table:style-name="ce36" table:formula="of:=SUBSTITUTE(SUBSTITUTE(SUBSTITUTE((COM.MICROSOFT.CONCAT(&quot;k&quot;; [.B340])); &quot; &quot;; &quot;&quot;); &quot;/&quot;; &quot;&quot;); &quot;-&quot;; &quot;&quot;)" office:value-type="string" office:string-value="kEnableGradualInfillSteps" calcext:value-type="string">
            <text:p>kEnableGradualInfillSteps</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gradual_infill_steps</text:p>
          </table:table-cell>
          <table:table-cell table:style-name="ce36" office:value-type="string" calcext:value-type="string">
            <text:p>Number of Gradual Infill Steps</text:p>
          </table:table-cell>
          <table:table-cell table:style-name="ce36" office:value-type="string" calcext:value-type="string">
            <text:p>number</text:p>
          </table:table-cell>
          <table:table-cell table:style-name="ce36" office:value-type="string" calcext:value-type="string">
            <text:p>Number of gradual infill steps between top skin and infill</text:p>
          </table:table-cell>
          <table:table-cell table:style-name="ce36" office:value-type="string" calcext:value-type="string">
            <text:p>{"AND": [{"skin":true},{"skin_gradual_infill":true}]}</text:p>
          </table:table-cell>
          <table:table-cell table:style-name="ce36"/>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41]; &quot;::&quot;; [.H341])); &quot; &quot;; &quot;&quot;); &quot;/&quot;; &quot;&quot;); &quot;-&quot;; &quot;&quot;)" office:value-type="string" office:string-value="Profile::Skin" calcext:value-type="string">
            <text:p>Profile::Skin</text:p>
          </table:table-cell>
          <table:table-cell table:style-name="ce36" table:formula="of:=SUBSTITUTE(SUBSTITUTE(SUBSTITUTE((COM.MICROSOFT.CONCAT(&quot;k&quot;; [.B341])); &quot; &quot;; &quot;&quot;); &quot;/&quot;; &quot;&quot;); &quot;-&quot;; &quot;&quot;)" office:value-type="string" office:string-value="kNumberofGradualInfillSteps" calcext:value-type="string">
            <text:p>kNumberofGradualInfillSteps</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gradual_infill_pattern</text:p>
          </table:table-cell>
          <table:table-cell table:style-name="ce36" office:value-type="string" calcext:value-type="string">
            <text:p>Gradual Infill Pattern</text:p>
          </table:table-cell>
          <table:table-cell table:style-name="ce36" office:value-type="string" calcext:value-type="string">
            <text:p>enumeration</text:p>
          </table:table-cell>
          <table:table-cell table:style-name="ce36" office:value-type="string" calcext:value-type="string">
            <text:p>Pattern for the gradual infill steps</text:p>
          </table:table-cell>
          <table:table-cell table:style-name="ce36" office:value-type="string" calcext:value-type="string">
            <text:p>{"AND": [{"skin":true},{"skin_gradual_infill":true}]}</text:p>
          </table:table-cell>
          <table:table-cell table:style-name="ce36" office:value-type="string" calcext:value-type="string">
            <text:p>Lines, Grid, Concentric, Triangles, Hexagons and Triangles, Honeycomb</text:p>
          </table:table-cell>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42]; &quot;::&quot;; [.H342])); &quot; &quot;; &quot;&quot;); &quot;/&quot;; &quot;&quot;); &quot;-&quot;; &quot;&quot;)" office:value-type="string" office:string-value="Profile::Skin" calcext:value-type="string">
            <text:p>Profile::Skin</text:p>
          </table:table-cell>
          <table:table-cell table:style-name="ce36" table:formula="of:=SUBSTITUTE(SUBSTITUTE(SUBSTITUTE((COM.MICROSOFT.CONCAT(&quot;k&quot;; [.B342])); &quot; &quot;; &quot;&quot;); &quot;/&quot;; &quot;&quot;); &quot;-&quot;; &quot;&quot;)" office:value-type="string" office:string-value="kGradualInfillPattern" calcext:value-type="string">
            <text:p>kGradualInfillPattern</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gradual_infill_angle</text:p>
          </table:table-cell>
          <table:table-cell table:style-name="ce36" office:value-type="string" calcext:value-type="string">
            <text:p>Gradual Infill Angle</text:p>
          </table:table-cell>
          <table:table-cell table:style-name="ce36" office:value-type="string" calcext:value-type="string">
            <text:p>angle</text:p>
          </table:table-cell>
          <table:table-cell table:style-name="ce36" office:value-type="string" calcext:value-type="string">
            <text:p>Sets the angle for the gradual infill</text:p>
          </table:table-cell>
          <table:table-cell table:style-name="ce36" office:value-type="string" calcext:value-type="string">
            <text:p>{"AND": [{"skin":true},{"skin_gradual_infill":true}]}</text:p>
          </table:table-cell>
          <table:table-cell table:style-name="ce36"/>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43]; &quot;::&quot;; [.H343])); &quot; &quot;; &quot;&quot;); &quot;/&quot;; &quot;&quot;); &quot;-&quot;; &quot;&quot;)" office:value-type="string" office:string-value="Profile::Skin" calcext:value-type="string">
            <text:p>Profile::Skin</text:p>
          </table:table-cell>
          <table:table-cell table:style-name="ce36" table:formula="of:=SUBSTITUTE(SUBSTITUTE(SUBSTITUTE((COM.MICROSOFT.CONCAT(&quot;k&quot;; [.B343])); &quot; &quot;; &quot;&quot;); &quot;/&quot;; &quot;&quot;); &quot;-&quot;; &quot;&quot;)" office:value-type="string" office:string-value="kGradualInfillAngle" calcext:value-type="string">
            <text:p>kGradualInfillAngle</text:p>
          </table:table-cell>
          <table:table-cell table:style-name="ce36" office:value-type="string" calcext:value-type="string">
            <text:p>true</text:p>
          </table:table-cell>
          <table:table-cell table:number-columns-repeated="16372"/>
        </table:table-row>
        <table:table-row table:style-name="ro1">
          <table:table-cell table:style-name="ce36" office:value-type="string" calcext:value-type="string">
            <text:p>skin_gradual_infill_angle_rotation</text:p>
          </table:table-cell>
          <table:table-cell table:style-name="ce36" office:value-type="string" calcext:value-type="string">
            <text:p>Gradual Infill Angle Rotation</text:p>
          </table:table-cell>
          <table:table-cell table:style-name="ce36" office:value-type="string" calcext:value-type="string">
            <text:p>angle</text:p>
          </table:table-cell>
          <table:table-cell table:style-name="ce36" office:value-type="string" calcext:value-type="string">
            <text:p>Sets the angle for the gradual infill rotation layer to layer</text:p>
          </table:table-cell>
          <table:table-cell table:style-name="ce36" office:value-type="string" calcext:value-type="string">
            <text:p>{"AND": [{"skin":true},{"skin_gradual_infill":true}]}</text:p>
          </table:table-cell>
          <table:table-cell table:style-name="ce36"/>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44]; &quot;::&quot;; [.H344])); &quot; &quot;; &quot;&quot;); &quot;/&quot;; &quot;&quot;); &quot;-&quot;; &quot;&quot;)" office:value-type="string" office:string-value="Profile::Skin" calcext:value-type="string">
            <text:p>Profile::Skin</text:p>
          </table:table-cell>
          <table:table-cell table:style-name="ce36" table:formula="of:=SUBSTITUTE(SUBSTITUTE(SUBSTITUTE((COM.MICROSOFT.CONCAT(&quot;k&quot;; [.B344])); &quot; &quot;; &quot;&quot;); &quot;/&quot;; &quot;&quot;); &quot;-&quot;; &quot;&quot;)" office:value-type="string" office:string-value="kGradualInfillAngleRotation" calcext:value-type="string">
            <text:p>kGradualInfillAngleRotation</text:p>
          </table:table-cell>
          <table:table-cell table:style-name="ce36" office:value-type="string" calcext:value-type="string">
            <text:p>true</text:p>
          </table:table-cell>
          <table:table-cell table:number-columns-repeated="16372"/>
        </table:table-row>
        <table:table-row table:style-name="ro1">
          <table:table-cell table:style-name="ce64" office:value-type="string" calcext:value-type="string">
            <text:p>infill</text:p>
          </table:table-cell>
          <table:table-cell table:style-name="ce64" office:value-type="string" calcext:value-type="string">
            <text:p>Enable Infill</text:p>
          </table:table-cell>
          <table:table-cell table:style-name="ce64" office:value-type="string" calcext:value-type="string">
            <text:p>boolean</text:p>
          </table:table-cell>
          <table:table-cell table:style-name="ce64" office:value-type="string" calcext:value-type="string">
            <text:p>If selected, infill will be generated</text:p>
          </table:table-cell>
          <table:table-cell table:style-name="ce64" table:number-columns-repeated="2"/>
          <table:table-cell table:style-name="ce65"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45]; &quot;::&quot;; [.H345])); &quot; &quot;; &quot;&quot;); &quot;/&quot;; &quot;&quot;); &quot;-&quot;; &quot;&quot;)" office:value-type="string" office:string-value="Profile::Infill" calcext:value-type="string">
            <text:p>Profile::Infill</text:p>
          </table:table-cell>
          <table:table-cell table:style-name="ce64" table:formula="of:=SUBSTITUTE(SUBSTITUTE(SUBSTITUTE((COM.MICROSOFT.CONCAT(&quot;k&quot;; [.B345])); &quot; &quot;; &quot;&quot;); &quot;/&quot;; &quot;&quot;); &quot;-&quot;; &quot;&quot;)" office:value-type="string" office:string-value="kEnableInfill" calcext:value-type="string">
            <text:p>kEnableInfill</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density</text:p>
          </table:table-cell>
          <table:table-cell table:style-name="ce64" office:value-type="string" calcext:value-type="string">
            <text:p>Infill Density</text:p>
          </table:table-cell>
          <table:table-cell table:style-name="ce64" office:value-type="string" calcext:value-type="string">
            <text:p>percentage100</text:p>
          </table:table-cell>
          <table:table-cell table:style-name="ce64" office:value-type="string" calcext:value-type="string">
            <text:p>Percent of area to be covered by infill</text:p>
          </table:table-cell>
          <table:table-cell table:style-name="ce64" office:value-type="string" calcext:value-type="string">
            <text:p>{"AND": [{"infill": true}, {"infill_manual_spacing": fals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46]; &quot;::&quot;; [.H346])); &quot; &quot;; &quot;&quot;); &quot;/&quot;; &quot;&quot;); &quot;-&quot;; &quot;&quot;)" office:value-type="string" office:string-value="Profile::Infill" calcext:value-type="string">
            <text:p>Profile::Infill</text:p>
          </table:table-cell>
          <table:table-cell table:style-name="ce64" table:formula="of:=SUBSTITUTE(SUBSTITUTE(SUBSTITUTE((COM.MICROSOFT.CONCAT(&quot;k&quot;; [.B346])); &quot; &quot;; &quot;&quot;); &quot;/&quot;; &quot;&quot;); &quot;-&quot;; &quot;&quot;)" office:value-type="string" office:string-value="kInfillDensity" calcext:value-type="string">
            <text:p>kInfillDensity</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manual_spacing</text:p>
          </table:table-cell>
          <table:table-cell table:style-name="ce64" office:value-type="string" calcext:value-type="string">
            <text:p>Enable Manual Infill Line Spacing</text:p>
          </table:table-cell>
          <table:table-cell table:style-name="ce64" office:value-type="string" calcext:value-type="string">
            <text:p>boolean</text:p>
          </table:table-cell>
          <table:table-cell table:style-name="ce64" office:value-type="string" calcext:value-type="string">
            <text:p>Override infill density and manually define distance between beads on infill</text:p>
          </table:table-cell>
          <table:table-cell table:style-name="ce64" office:value-type="string" calcext:value-type="string">
            <text:p>{"infill":true}</text:p>
          </table:table-cell>
          <table:table-cell table:style-name="ce64"/>
          <table:table-cell table:style-name="ce65"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47]; &quot;::&quot;; [.H347])); &quot; &quot;; &quot;&quot;); &quot;/&quot;; &quot;&quot;); &quot;-&quot;; &quot;&quot;)" office:value-type="string" office:string-value="Profile::Infill" calcext:value-type="string">
            <text:p>Profile::Infill</text:p>
          </table:table-cell>
          <table:table-cell table:style-name="ce64" table:formula="of:=SUBSTITUTE(SUBSTITUTE(SUBSTITUTE((COM.MICROSOFT.CONCAT(&quot;k&quot;; [.B347])); &quot; &quot;; &quot;&quot;); &quot;/&quot;; &quot;&quot;); &quot;-&quot;; &quot;&quot;)" office:value-type="string" office:string-value="kEnableManualInfillLineSpacing" calcext:value-type="string">
            <text:p>kEnableManualInfillLineSpacing</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line_spacing</text:p>
          </table:table-cell>
          <table:table-cell table:style-name="ce64" office:value-type="string" calcext:value-type="string">
            <text:p>Infill Line Spacing</text:p>
          </table:table-cell>
          <table:table-cell table:style-name="ce64" office:value-type="string" calcext:value-type="string">
            <text:p>distance</text:p>
          </table:table-cell>
          <table:table-cell table:style-name="ce64" office:value-type="string" calcext:value-type="string">
            <text:p>Distance between beads on sparse infill</text:p>
          </table:table-cell>
          <table:table-cell table:style-name="ce64" office:value-type="string" calcext:value-type="string">
            <text:p>{"AND": [{"infill": true}, {"infill_manual_spacing": 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48]; &quot;::&quot;; [.H348])); &quot; &quot;; &quot;&quot;); &quot;/&quot;; &quot;&quot;); &quot;-&quot;; &quot;&quot;)" office:value-type="string" office:string-value="Profile::Infill" calcext:value-type="string">
            <text:p>Profile::Infill</text:p>
          </table:table-cell>
          <table:table-cell table:style-name="ce64" table:formula="of:=SUBSTITUTE(SUBSTITUTE(SUBSTITUTE((COM.MICROSOFT.CONCAT(&quot;k&quot;; [.B348])); &quot; &quot;; &quot;&quot;); &quot;/&quot;; &quot;&quot;); &quot;-&quot;; &quot;&quot;)" office:value-type="string" office:string-value="kInfillLineSpacing" calcext:value-type="string">
            <text:p>kInfillLineSpacing</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pattern</text:p>
          </table:table-cell>
          <table:table-cell table:style-name="ce64" office:value-type="string" calcext:value-type="string">
            <text:p>Infill Pattern</text:p>
          </table:table-cell>
          <table:table-cell table:style-name="ce64" office:value-type="string" calcext:value-type="string">
            <text:p>enumeration</text:p>
          </table:table-cell>
          <table:table-cell table:style-name="ce64" office:value-type="string" calcext:value-type="string">
            <text:p>Pattern for the infill</text:p>
          </table:table-cell>
          <table:table-cell table:style-name="ce64" office:value-type="string" calcext:value-type="string">
            <text:p>{"infill":true}</text:p>
          </table:table-cell>
          <table:table-cell table:style-name="ce64" office:value-type="string" calcext:value-type="string">
            <text:p>Lines, Grid, Concentric, Inside Out Concentric, Triangles, Hexagons and Triangles, Honeycomb, Radial Hatch</text:p>
          </table:table-cell>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49]; &quot;::&quot;; [.H349])); &quot; &quot;; &quot;&quot;); &quot;/&quot;; &quot;&quot;); &quot;-&quot;; &quot;&quot;)" office:value-type="string" office:string-value="Profile::Infill" calcext:value-type="string">
            <text:p>Profile::Infill</text:p>
          </table:table-cell>
          <table:table-cell table:style-name="ce64" table:formula="of:=SUBSTITUTE(SUBSTITUTE(SUBSTITUTE((COM.MICROSOFT.CONCAT(&quot;k&quot;; [.B349])); &quot; &quot;; &quot;&quot;); &quot;/&quot;; &quot;&quot;); &quot;-&quot;; &quot;&quot;)" office:value-type="string" office:string-value="kInfillPattern" calcext:value-type="string">
            <text:p>kInfillPattern</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lines_partitioned_linking</text:p>
          </table:table-cell>
          <table:table-cell table:style-name="ce64" office:value-type="string" calcext:value-type="string">
            <text:p>Enable Partitioned Linking of Infill Lines</text:p>
          </table:table-cell>
          <table:table-cell table:style-name="ce64" office:value-type="string" calcext:value-type="string">
            <text:p>boolean</text:p>
          </table:table-cell>
          <table:table-cell table:style-name="ce66" office:value-type="string" calcext:value-type="string">
            <text:p>If enabled and the Infill Pattern is Lines, line segments are first partitioned using the selected Path Order Optimization, then linked. If disabled, line segments are linked monolithically.</text:p>
          </table:table-cell>
          <table:table-cell table:style-name="ce64" office:value-type="string" calcext:value-type="string">
            <text:p>{"AND": [{"infill": true}, {"infill_pattern":0}]}</text:p>
          </table:table-cell>
          <table:table-cell table:style-name="ce64"/>
          <table:table-cell table:style-name="ce65"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office:value-type="string" calcext:value-type="string">
            <text:p>Profile::Infill</text:p>
          </table:table-cell>
          <table:table-cell table:style-name="ce64" office:value-type="string" calcext:value-type="string">
            <text:p>kInfillLinesPartitionedLinking</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based_on_printer</text:p>
          </table:table-cell>
          <table:table-cell table:style-name="ce64" office:value-type="string" calcext:value-type="string">
            <text:p>Infill Based on Printer Area</text:p>
          </table:table-cell>
          <table:table-cell table:style-name="ce64" office:value-type="string" calcext:value-type="string">
            <text:p>boolean</text:p>
          </table:table-cell>
          <table:table-cell table:style-name="ce64" office:value-type="string" calcext:value-type="string">
            <text:p>If selected, infill pattern is generated based on the printer area rather than the object. This means the infill pattern is specific to where the object is within the printer.</text:p>
          </table:table-cell>
          <table:table-cell table:style-name="ce64" office:value-type="string" calcext:value-type="string">
            <text:p>{"infill":true}</text:p>
          </table:table-cell>
          <table:table-cell table:style-name="ce64"/>
          <table:table-cell table:style-name="ce65"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1]; &quot;::&quot;; [.H351]));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1])); &quot; &quot;; &quot;&quot;); &quot;/&quot;; &quot;&quot;); &quot;-&quot;; &quot;&quot;)" office:value-type="string" office:string-value="kInfillBasedonPrinterArea" calcext:value-type="string">
            <text:p>kInfillBasedonPrinterArea</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angle</text:p>
          </table:table-cell>
          <table:table-cell table:style-name="ce64" office:value-type="string" calcext:value-type="string">
            <text:p>Infill Angle</text:p>
          </table:table-cell>
          <table:table-cell table:style-name="ce64" office:value-type="string" calcext:value-type="string">
            <text:p>angle</text:p>
          </table:table-cell>
          <table:table-cell table:style-name="ce64" office:value-type="string" calcext:value-type="string">
            <text:p>Sets the angle for the infill</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2]; &quot;::&quot;; [.H352]));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2])); &quot; &quot;; &quot;&quot;); &quot;/&quot;; &quot;&quot;); &quot;-&quot;; &quot;&quot;)" office:value-type="string" office:string-value="kInfillAngle" calcext:value-type="string">
            <text:p>kInfillAngl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angle_rotation</text:p>
          </table:table-cell>
          <table:table-cell table:style-name="ce64" office:value-type="string" calcext:value-type="string">
            <text:p>Infill Angle Rotation</text:p>
          </table:table-cell>
          <table:table-cell table:style-name="ce64" office:value-type="string" calcext:value-type="string">
            <text:p>angle</text:p>
          </table:table-cell>
          <table:table-cell table:style-name="ce64" office:value-type="string" calcext:value-type="string">
            <text:p>Determines how much the infill angle rotates on every layer, default 90 degree</text:p>
          </table:table-cell>
          <table:table-cell table:style-name="ce64" office:value-type="string" calcext:value-type="string">
            <text:p>{"infill":true}</text:p>
          </table:table-cell>
          <table:table-cell table:style-name="ce64"/>
          <table:table-cell table:style-name="ce67" office:value-type="float" office:value="1.570796327" calcext:value-type="float">
            <text:p>1.570796327</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3]; &quot;::&quot;; [.H353]));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3])); &quot; &quot;; &quot;&quot;); &quot;/&quot;; &quot;&quot;); &quot;-&quot;; &quot;&quot;)" office:value-type="string" office:string-value="kInfillAngleRotation" calcext:value-type="string">
            <text:p>kInfillAngleRotation</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overlap_distance</text:p>
          </table:table-cell>
          <table:table-cell table:style-name="ce64" office:value-type="string" calcext:value-type="string">
            <text:p>Infill Overlap Distance</text:p>
          </table:table-cell>
          <table:table-cell table:style-name="ce64" office:value-type="string" calcext:value-type="string">
            <text:p>location</text:p>
          </table:table-cell>
          <table:table-cell table:style-name="ce64" office:value-type="string" calcext:value-type="string">
            <text:p>Width of the infill overlaps with exterior</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4]; &quot;::&quot;; [.H354]));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4])); &quot; &quot;; &quot;&quot;); &quot;/&quot;; &quot;&quot;); &quot;-&quot;; &quot;&quot;)" office:value-type="string" office:string-value="kInfillOverlapDistance" calcext:value-type="string">
            <text:p>kInfillOverlapDistanc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width</text:p>
          </table:table-cell>
          <table:table-cell table:style-name="ce64" office:value-type="string" calcext:value-type="string">
            <text:p>Infill Bead Width</text:p>
          </table:table-cell>
          <table:table-cell table:style-name="ce64" office:value-type="string" calcext:value-type="string">
            <text:p>distance</text:p>
          </table:table-cell>
          <table:table-cell table:style-name="ce64" office:value-type="string" calcext:value-type="string">
            <text:p>Width of the bead for the infill print moves</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5]; &quot;::&quot;; [.H355]));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5])); &quot; &quot;; &quot;&quot;); &quot;/&quot;; &quot;&quot;); &quot;-&quot;; &quot;&quot;)" office:value-type="string" office:string-value="kInfillBeadWidth" calcext:value-type="string">
            <text:p>kInfillBeadWidth</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peed</text:p>
          </table:table-cell>
          <table:table-cell table:style-name="ce64" office:value-type="string" calcext:value-type="string">
            <text:p>Infill Speed</text:p>
          </table:table-cell>
          <table:table-cell table:style-name="ce64" office:value-type="string" calcext:value-type="string">
            <text:p>speed</text:p>
          </table:table-cell>
          <table:table-cell table:style-name="ce64" office:value-type="string" calcext:value-type="string">
            <text:p>Speed for the infill paths</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6]; &quot;::&quot;; [.H356]));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6])); &quot; &quot;; &quot;&quot;); &quot;/&quot;; &quot;&quot;); &quot;-&quot;; &quot;&quot;)" office:value-type="string" office:string-value="kInfillSpeed" calcext:value-type="string">
            <text:p>kInfillSpeed</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extruder_speed</text:p>
          </table:table-cell>
          <table:table-cell table:style-name="ce64" office:value-type="string" calcext:value-type="string">
            <text:p>Infill Extruder Speed</text:p>
          </table:table-cell>
          <table:table-cell table:style-name="ce64" office:value-type="string" calcext:value-type="string">
            <text:p>rpm</text:p>
          </table:table-cell>
          <table:table-cell table:style-name="ce64" office:value-type="string" calcext:value-type="string">
            <text:p>Extruder speed for the infill</text:p>
          </table:table-cell>
          <table:table-cell table:style-name="ce64" office:value-type="string" calcext:value-type="string">
            <text:p>{"AND": [{"infill": true}, {"AND": [{"enable_width_height": false}, {"OR": [{"machine_type": 0}, {"OR": [{"machine_type": 4}, {"machine_type": 5}]}]}]}]}</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7]; &quot;::&quot;; [.H357]));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7])); &quot; &quot;; &quot;&quot;); &quot;/&quot;; &quot;&quot;); &quot;-&quot;; &quot;&quot;)" office:value-type="string" office:string-value="kInfillExtruderSpeed" calcext:value-type="string">
            <text:p>kInfillExtruderSpeed</text:p>
          </table:table-cell>
          <table:table-cell table:style-name="ce64" office:value-type="string" calcext:value-type="string">
            <text:p>true</text:p>
          </table:table-cell>
          <table:table-cell table:number-columns-repeated="16372"/>
        </table:table-row>
        <table:table-row table:style-name="ro1">
          <table:table-cell table:style-name="ce68" office:value-type="string" calcext:value-type="string">
            <text:p>infill_extrusion_multiplier</text:p>
          </table:table-cell>
          <table:table-cell table:style-name="ce68" office:value-type="string" calcext:value-type="string">
            <text:p>Infill Extrusion Multiplier</text:p>
          </table:table-cell>
          <table:table-cell table:style-name="ce68" office:value-type="string" calcext:value-type="string">
            <text:p>unitless_float</text:p>
          </table:table-cell>
          <table:table-cell table:style-name="ce68" office:value-type="string" calcext:value-type="string">
            <text:p>Extrusion multiplier to increase/decrease flowrate for infill paths for systems without RPM control</text:p>
          </table:table-cell>
          <table:table-cell table:style-name="ce68" office:value-type="string" calcext:value-type="string">
            <text:p>{"AND": [{"infill": true}, {"OR": [{"machine_type":1}, {"syntax": 29}]}]}</text:p>
          </table:table-cell>
          <table:table-cell table:style-name="ce68"/>
          <table:table-cell table:style-name="ce69" office:value-type="float" office:value="1" calcext:value-type="float">
            <text:p>1</text:p>
          </table:table-cell>
          <table:table-cell table:style-name="ce64" office:value-type="string" calcext:value-type="string">
            <text:p>Infill</text:p>
          </table:table-cell>
          <table:table-cell table:style-name="ce64" office:value-type="string" calcext:value-type="string">
            <text:p>Profile</text:p>
          </table:table-cell>
          <table:table-cell table:style-name="ce68" table:formula="of:=SUBSTITUTE(SUBSTITUTE(SUBSTITUTE((COM.MICROSOFT.CONCAT([.I358]; &quot;::&quot;; [.H358])); &quot; &quot;; &quot;&quot;); &quot;/&quot;; &quot;&quot;); &quot;-&quot;; &quot;&quot;)" office:value-type="string" office:string-value="Profile::Infill" calcext:value-type="string">
            <text:p>Profile::Infill</text:p>
          </table:table-cell>
          <table:table-cell table:style-name="ce68" table:formula="of:=SUBSTITUTE(SUBSTITUTE(SUBSTITUTE((COM.MICROSOFT.CONCAT(&quot;k&quot;; [.B358])); &quot; &quot;; &quot;&quot;); &quot;/&quot;; &quot;&quot;); &quot;-&quot;; &quot;&quot;)" office:value-type="string" office:string-value="kInfillExtrusionMultiplier" calcext:value-type="string">
            <text:p>kInfillExtrusionMultiplier</text:p>
          </table:table-cell>
          <table:table-cell table:style-name="ce68" office:value-type="string" calcext:value-type="string">
            <text:p>true</text:p>
          </table:table-cell>
          <table:table-cell table:number-columns-repeated="16372"/>
        </table:table-row>
        <table:table-row table:style-name="ro1">
          <table:table-cell table:style-name="ce64" office:value-type="string" calcext:value-type="string">
            <text:p>infill_minimum_path_length</text:p>
          </table:table-cell>
          <table:table-cell table:style-name="ce64" office:value-type="string" calcext:value-type="string">
            <text:p>Minimum Infill Path Length</text:p>
          </table:table-cell>
          <table:table-cell table:style-name="ce64" office:value-type="string" calcext:value-type="string">
            <text:p>distance</text:p>
          </table:table-cell>
          <table:table-cell table:style-name="ce64" office:value-type="string" calcext:value-type="string">
            <text:p>Infill extrusion paths less than this value are deleted</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59]; &quot;::&quot;; [.H359])); &quot; &quot;; &quot;&quot;); &quot;/&quot;; &quot;&quot;); &quot;-&quot;; &quot;&quot;)" office:value-type="string" office:string-value="Profile::Infill" calcext:value-type="string">
            <text:p>Profile::Infill</text:p>
          </table:table-cell>
          <table:table-cell table:style-name="ce64" table:formula="of:=SUBSTITUTE(SUBSTITUTE(SUBSTITUTE((COM.MICROSOFT.CONCAT(&quot;k&quot;; [.B359])); &quot; &quot;; &quot;&quot;); &quot;/&quot;; &quot;&quot;); &quot;-&quot;; &quot;&quot;)" office:value-type="string" office:string-value="kMinimumInfillPathLength" calcext:value-type="string">
            <text:p>kMinimumInfillPathLength</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maximum_path_length</text:p>
          </table:table-cell>
          <table:table-cell table:style-name="ce64" office:value-type="string" calcext:value-type="string">
            <text:p>Maximum Infill Path Length</text:p>
          </table:table-cell>
          <table:table-cell table:style-name="ce64" office:value-type="string" calcext:value-type="string">
            <text:p>distance</text:p>
          </table:table-cell>
          <table:table-cell table:style-name="ce64" office:value-type="string" calcext:value-type="string">
            <text:p>Infill extrusion paths greater than this are split</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0]; &quot;::&quot;; [.H360]));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0])); &quot; &quot;; &quot;&quot;); &quot;/&quot;; &quot;&quot;); &quot;-&quot;; &quot;&quot;)" office:value-type="string" office:string-value="kMaximumInfillPathLength" calcext:value-type="string">
            <text:p>kMaximumInfillPathLength</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combine_every_x_layers</text:p>
          </table:table-cell>
          <table:table-cell table:style-name="ce64" office:value-type="string" calcext:value-type="string">
            <text:p>Combine Infill Every X Layers</text:p>
          </table:table-cell>
          <table:table-cell table:style-name="ce64" office:value-type="string" calcext:value-type="string">
            <text:p>number</text:p>
          </table:table-cell>
          <table:table-cell table:style-name="ce64" office:value-type="string" calcext:value-type="string">
            <text:p>Prints perimeter for X amount of layers then goes back and prints all of the infill for those layers as one thicker layer, saves time</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1]; &quot;::&quot;; [.H361]));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1])); &quot; &quot;; &quot;&quot;); &quot;/&quot;; &quot;&quot;); &quot;-&quot;; &quot;&quot;)" office:value-type="string" office:string-value="kCombineInfillEveryXLayers" calcext:value-type="string">
            <text:p>kCombineInfillEveryXLayers</text:p>
          </table:table-cell>
          <table:table-cell table:style-name="ce64" office:value-type="string" calcext:value-type="string">
            <text:p>false</text:p>
          </table:table-cell>
          <table:table-cell table:number-columns-repeated="16372"/>
        </table:table-row>
        <table:table-row table:style-name="ro1">
          <table:table-cell table:style-name="ce64" office:value-type="string" calcext:value-type="string">
            <text:p>infill_combine_layer_shift</text:p>
          </table:table-cell>
          <table:table-cell table:style-name="ce64" office:value-type="string" calcext:value-type="string">
            <text:p>Shift Combine Infill Start Layer</text:p>
          </table:table-cell>
          <table:table-cell table:style-name="ce64" office:value-type="string" calcext:value-type="string">
            <text:p>number</text:p>
          </table:table-cell>
          <table:table-cell table:style-name="ce64" office:value-type="string" calcext:value-type="string">
            <text:p>Shift the first starting layer of infill when using combine infill every X layers. A shift value of 1 paired with a combine value of 4 would mean infill on layers 5, 9, 13 and so on.</text:p>
          </table:table-cell>
          <table:table-cell table:style-name="ce64" office:value-type="string" calcext:value-type="string">
            <text:p>{"infill":true}</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2]; &quot;::&quot;; [.H362]));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2])); &quot; &quot;; &quot;&quot;); &quot;/&quot;; &quot;&quot;); &quot;-&quot;; &quot;&quot;)" office:value-type="string" office:string-value="kShiftCombineInfillStartLayer" calcext:value-type="string">
            <text:p>kShiftCombineInfillStartLayer</text:p>
          </table:table-cell>
          <table:table-cell table:style-name="ce64" office:value-type="string" calcext:value-type="string">
            <text:p>false</text:p>
          </table:table-cell>
          <table:table-cell table:number-columns-repeated="16372"/>
        </table:table-row>
        <table:table-row table:style-name="ro1">
          <table:table-cell table:style-name="ce64" office:value-type="string" calcext:value-type="string">
            <text:p>infill_sector_count</text:p>
          </table:table-cell>
          <table:table-cell table:style-name="ce64" office:value-type="string" calcext:value-type="string">
            <text:p>Infill Sector Count</text:p>
          </table:table-cell>
          <table:table-cell table:style-name="ce64" office:value-type="string" calcext:value-type="string">
            <text:p>number</text:p>
          </table:table-cell>
          <table:table-cell table:style-name="ce64" office:value-type="string" calcext:value-type="string">
            <text:p>Number of sectors for radial hatch pattern</text:p>
          </table:table-cell>
          <table:table-cell table:style-name="ce64" office:value-type="string" calcext:value-type="string">
            <text:p>{"AND": [{"infill":true},{"infill_pattern":7}]}</text:p>
          </table:table-cell>
          <table:table-cell table:style-name="ce64"/>
          <table:table-cell table:style-name="ce65"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3]; &quot;::&quot;; [.H363]));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3])); &quot; &quot;; &quot;&quot;); &quot;/&quot;; &quot;&quot;); &quot;-&quot;; &quot;&quot;)" office:value-type="string" office:string-value="kInfillSectorCount" calcext:value-type="string">
            <text:p>kInfillSectorCount</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power</text:p>
          </table:table-cell>
          <table:table-cell table:style-name="ce64" office:value-type="string" calcext:value-type="string">
            <text:p>Infill Power</text:p>
          </table:table-cell>
          <table:table-cell table:style-name="ce64" office:value-type="string" calcext:value-type="string">
            <text:p>power</text:p>
          </table:table-cell>
          <table:table-cell table:style-name="ce64" office:value-type="string" calcext:value-type="string">
            <text:p>Power for infill</text:p>
          </table:table-cell>
          <table:table-cell table:style-name="ce64" office:value-type="string" calcext:value-type="string">
            <text:p>{"AND": [{"infill":true}, {"syntax":16}]}</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4]; &quot;::&quot;; [.H364]));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4])); &quot; &quot;; &quot;&quot;); &quot;/&quot;; &quot;&quot;); &quot;-&quot;; &quot;&quot;)" office:value-type="string" office:string-value="kInfillPower" calcext:value-type="string">
            <text:p>kInfillPower</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focus</text:p>
          </table:table-cell>
          <table:table-cell table:style-name="ce64" office:value-type="string" calcext:value-type="string">
            <text:p>Infill Focus</text:p>
          </table:table-cell>
          <table:table-cell table:style-name="ce64" office:value-type="string" calcext:value-type="string">
            <text:p>distance</text:p>
          </table:table-cell>
          <table:table-cell table:style-name="ce64" office:value-type="string" calcext:value-type="string">
            <text:p>Focus for infill</text:p>
          </table:table-cell>
          <table:table-cell table:style-name="ce64" office:value-type="string" calcext:value-type="string">
            <text:p>{"AND": [{"infill":true}, {"syntax":16}]}</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5]; &quot;::&quot;; [.H365]));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5])); &quot; &quot;; &quot;&quot;); &quot;/&quot;; &quot;&quot;); &quot;-&quot;; &quot;&quot;)" office:value-type="string" office:string-value="kInfillFocus" calcext:value-type="string">
            <text:p>kInfillFocus</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pot_size</text:p>
          </table:table-cell>
          <table:table-cell table:style-name="ce64" office:value-type="string" calcext:value-type="string">
            <text:p>Infill Spot Size</text:p>
          </table:table-cell>
          <table:table-cell table:style-name="ce64" office:value-type="string" calcext:value-type="string">
            <text:p>distance</text:p>
          </table:table-cell>
          <table:table-cell table:style-name="ce64" office:value-type="string" calcext:value-type="string">
            <text:p>Spot size for infill</text:p>
          </table:table-cell>
          <table:table-cell table:style-name="ce64" office:value-type="string" calcext:value-type="string">
            <text:p>{"AND": [{"infill":true}, {"syntax":16}]}</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6]; &quot;::&quot;; [.H366]));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6])); &quot; &quot;; &quot;&quot;); &quot;/&quot;; &quot;&quot;); &quot;-&quot;; &quot;&quot;)" office:value-type="string" office:string-value="kInfillSpotSize" calcext:value-type="string">
            <text:p>kInfillSpotSiz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enable_partition_scheme</text:p>
          </table:table-cell>
          <table:table-cell table:style-name="ce64" office:value-type="string" calcext:value-type="string">
            <text:p>Enable Parition Scheme</text:p>
          </table:table-cell>
          <table:table-cell table:style-name="ce64" office:value-type="string" calcext:value-type="string">
            <text:p>boolean</text:p>
          </table:table-cell>
          <table:table-cell table:style-name="ce64" office:value-type="string" calcext:value-type="string">
            <text:p>Enables geometric partitioning of hatches</text:p>
          </table:table-cell>
          <table:table-cell table:style-name="ce64" office:value-type="string" calcext:value-type="string">
            <text:p>{"AND": [{"infill": true}, {"slicer_type":3}]}</text:p>
          </table:table-cell>
          <table:table-cell table:style-name="ce64"/>
          <table:table-cell table:style-name="ce64"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7]; &quot;::&quot;; [.H367]));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7])); &quot; &quot;; &quot;&quot;); &quot;/&quot;; &quot;&quot;); &quot;-&quot;; &quot;&quot;)" office:value-type="string" office:string-value="kEnableParitionScheme" calcext:value-type="string">
            <text:p>kEnableParitionSchem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partition_scheme</text:p>
          </table:table-cell>
          <table:table-cell table:style-name="ce64" office:value-type="string" calcext:value-type="string">
            <text:p>Hatch Partition Scheme</text:p>
          </table:table-cell>
          <table:table-cell table:style-name="ce64" office:value-type="string" calcext:value-type="string">
            <text:p>enumeration</text:p>
          </table:table-cell>
          <table:table-cell table:style-name="ce64" office:value-type="string" calcext:value-type="string">
            <text:p>Scheme for geometric partitioning</text:p>
          </table:table-cell>
          <table:table-cell table:style-name="ce64" office:value-type="string" calcext:value-type="string">
            <text:p>{"AND": [{"infill":true}, {"AND": [{"slicer_type":3}, {"enable_partition_scheme": true}]}]}</text:p>
          </table:table-cell>
          <table:table-cell table:style-name="ce64" office:value-type="string" calcext:value-type="string">
            <text:p>Convex, Monotone X, Monotone Y</text:p>
          </table:table-cell>
          <table:table-cell table:style-name="ce64"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8]; &quot;::&quot;; [.H368]));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8])); &quot; &quot;; &quot;&quot;); &quot;/&quot;; &quot;&quot;); &quot;-&quot;; &quot;&quot;)" office:value-type="string" office:string-value="kHatchPartitionScheme" calcext:value-type="string">
            <text:p>kHatchPartitionSchem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enable_infill_stripe</text:p>
          </table:table-cell>
          <table:table-cell table:style-name="ce64" office:value-type="string" calcext:value-type="string">
            <text:p>Enable Striping</text:p>
          </table:table-cell>
          <table:table-cell table:style-name="ce64" office:value-type="string" calcext:value-type="string">
            <text:p>boolean</text:p>
          </table:table-cell>
          <table:table-cell table:style-name="ce64" office:value-type="string" calcext:value-type="string">
            <text:p>If selected, stripes will be overlaid onto pathing</text:p>
          </table:table-cell>
          <table:table-cell table:style-name="ce64" office:value-type="string" calcext:value-type="string">
            <text:p>{"infill":true}</text:p>
          </table:table-cell>
          <table:table-cell table:style-name="ce64"/>
          <table:table-cell table:style-name="ce65"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69]; &quot;::&quot;; [.H369])); &quot; &quot;; &quot;&quot;); &quot;/&quot;; &quot;&quot;); &quot;-&quot;; &quot;&quot;)" office:value-type="string" office:string-value="Profile::Infill" calcext:value-type="string">
            <text:p>Profile::Infill</text:p>
          </table:table-cell>
          <table:table-cell table:style-name="ce64" table:formula="of:=SUBSTITUTE(SUBSTITUTE(SUBSTITUTE((COM.MICROSOFT.CONCAT(&quot;k&quot;; [.B369])); &quot; &quot;; &quot;&quot;); &quot;/&quot;; &quot;&quot;); &quot;-&quot;; &quot;&quot;)" office:value-type="string" office:string-value="kEnableStriping" calcext:value-type="string">
            <text:p>kEnableStriping</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width</text:p>
          </table:table-cell>
          <table:table-cell table:style-name="ce64" office:value-type="string" calcext:value-type="string">
            <text:p>Stripe Width</text:p>
          </table:table-cell>
          <table:table-cell table:style-name="ce64" office:value-type="string" calcext:value-type="string">
            <text:p>distance</text:p>
          </table:table-cell>
          <table:table-cell table:style-name="ce64" office:value-type="string" calcext:value-type="string">
            <text:p>Width of stripe along x axis</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0]; &quot;::&quot;; [.H370]));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0])); &quot; &quot;; &quot;&quot;); &quot;/&quot;; &quot;&quot;); &quot;-&quot;; &quot;&quot;)" office:value-type="string" office:string-value="kStripeWidth" calcext:value-type="string">
            <text:p>kStripeWidth</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height</text:p>
          </table:table-cell>
          <table:table-cell table:style-name="ce64" office:value-type="string" calcext:value-type="string">
            <text:p>Stripe Height</text:p>
          </table:table-cell>
          <table:table-cell table:style-name="ce64" office:value-type="string" calcext:value-type="string">
            <text:p>distance</text:p>
          </table:table-cell>
          <table:table-cell table:style-name="ce64" office:value-type="string" calcext:value-type="string">
            <text:p>Height of stripe along y axis</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1]; &quot;::&quot;; [.H371]));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1])); &quot; &quot;; &quot;&quot;); &quot;/&quot;; &quot;&quot;); &quot;-&quot;; &quot;&quot;)" office:value-type="string" office:string-value="kStripeHeight" calcext:value-type="string">
            <text:p>kStripeHeight</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angle</text:p>
          </table:table-cell>
          <table:table-cell table:style-name="ce64" office:value-type="string" calcext:value-type="string">
            <text:p>Stripe Angle</text:p>
          </table:table-cell>
          <table:table-cell table:style-name="ce64" office:value-type="string" calcext:value-type="string">
            <text:p>angle</text:p>
          </table:table-cell>
          <table:table-cell table:style-name="ce64" office:value-type="string" calcext:value-type="string">
            <text:p>Sets the angle for the stripe</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2]; &quot;::&quot;; [.H372]));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2])); &quot; &quot;; &quot;&quot;); &quot;/&quot;; &quot;&quot;); &quot;-&quot;; &quot;&quot;)" office:value-type="string" office:string-value="kStripeAngle" calcext:value-type="string">
            <text:p>kStripeAngl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angle_rotation</text:p>
          </table:table-cell>
          <table:table-cell table:style-name="ce64" office:value-type="string" calcext:value-type="string">
            <text:p>Stripe Angle Rotation</text:p>
          </table:table-cell>
          <table:table-cell table:style-name="ce64" office:value-type="string" calcext:value-type="string">
            <text:p>angle</text:p>
          </table:table-cell>
          <table:table-cell table:style-name="ce64" office:value-type="string" calcext:value-type="string">
            <text:p>Determines how much the stripe angle rotates on every layer, default 90 degree</text:p>
          </table:table-cell>
          <table:table-cell table:style-name="ce64" office:value-type="string" calcext:value-type="string">
            <text:p>{"enable_infill_stripe":true}</text:p>
          </table:table-cell>
          <table:table-cell table:style-name="ce64"/>
          <table:table-cell table:style-name="ce67" office:value-type="float" office:value="1.570796327" calcext:value-type="float">
            <text:p>1.570796327</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3]; &quot;::&quot;; [.H373]));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3])); &quot; &quot;; &quot;&quot;); &quot;/&quot;; &quot;&quot;); &quot;-&quot;; &quot;&quot;)" office:value-type="string" office:string-value="kStripeAngleRotation" calcext:value-type="string">
            <text:p>kStripeAngleRotation</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overlap_x</text:p>
          </table:table-cell>
          <table:table-cell table:style-name="ce64" office:value-type="string" calcext:value-type="string">
            <text:p>Stripe Overlap X Distance</text:p>
          </table:table-cell>
          <table:table-cell table:style-name="ce64" office:value-type="string" calcext:value-type="string">
            <text:p>location</text:p>
          </table:table-cell>
          <table:table-cell table:style-name="ce64" office:value-type="string" calcext:value-type="string">
            <text:p>Overlap of stripes in x direction</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4]; &quot;::&quot;; [.H374]));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4])); &quot; &quot;; &quot;&quot;); &quot;/&quot;; &quot;&quot;); &quot;-&quot;; &quot;&quot;)" office:value-type="string" office:string-value="kStripeOverlapXDistance" calcext:value-type="string">
            <text:p>kStripeOverlapXDistanc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overlap_y</text:p>
          </table:table-cell>
          <table:table-cell table:style-name="ce64" office:value-type="string" calcext:value-type="string">
            <text:p>Stripe Overlap Y Distance</text:p>
          </table:table-cell>
          <table:table-cell table:style-name="ce64" office:value-type="string" calcext:value-type="string">
            <text:p>location</text:p>
          </table:table-cell>
          <table:table-cell table:style-name="ce64" office:value-type="string" calcext:value-type="string">
            <text:p>Overlap of stripes in y direction</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5]; &quot;::&quot;; [.H375]));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5])); &quot; &quot;; &quot;&quot;); &quot;/&quot;; &quot;&quot;); &quot;-&quot;; &quot;&quot;)" office:value-type="string" office:string-value="kStripeOverlapYDistance" calcext:value-type="string">
            <text:p>kStripeOverlapYDistanc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shift_x</text:p>
          </table:table-cell>
          <table:table-cell table:style-name="ce64" office:value-type="string" calcext:value-type="string">
            <text:p>Stripe Shift X Distance</text:p>
          </table:table-cell>
          <table:table-cell table:style-name="ce64" office:value-type="string" calcext:value-type="string">
            <text:p>location</text:p>
          </table:table-cell>
          <table:table-cell table:style-name="ce64" office:value-type="string" calcext:value-type="string">
            <text:p>Shift of stripes in x direction</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6]; &quot;::&quot;; [.H376]));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6])); &quot; &quot;; &quot;&quot;); &quot;/&quot;; &quot;&quot;); &quot;-&quot;; &quot;&quot;)" office:value-type="string" office:string-value="kStripeShiftXDistance" calcext:value-type="string">
            <text:p>kStripeShiftXDistanc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stripe_shift_y</text:p>
          </table:table-cell>
          <table:table-cell table:style-name="ce64" office:value-type="string" calcext:value-type="string">
            <text:p>Stripe Shift Y Distance</text:p>
          </table:table-cell>
          <table:table-cell table:style-name="ce64" office:value-type="string" calcext:value-type="string">
            <text:p>location</text:p>
          </table:table-cell>
          <table:table-cell table:style-name="ce64" office:value-type="string" calcext:value-type="string">
            <text:p>Shift of stripes in y direction</text:p>
          </table:table-cell>
          <table:table-cell table:style-name="ce64" office:value-type="string" calcext:value-type="string">
            <text:p>{"enable_infill_stripe":true}</text:p>
          </table:table-cell>
          <table:table-cell table:style-name="ce64"/>
          <table:table-cell table:style-name="ce67" office:value-type="float" office:value="0" calcext:value-type="float">
            <text:p>0</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7]; &quot;::&quot;; [.H377]));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7])); &quot; &quot;; &quot;&quot;); &quot;/&quot;; &quot;&quot;); &quot;-&quot;; &quot;&quot;)" office:value-type="string" office:string-value="kStripeShiftYDistance" calcext:value-type="string">
            <text:p>kStripeShiftYDistance</text:p>
          </table:table-cell>
          <table:table-cell table:style-name="ce64" office:value-type="string" calcext:value-type="string">
            <text:p>true</text:p>
          </table:table-cell>
          <table:table-cell table:number-columns-repeated="16372"/>
        </table:table-row>
        <table:table-row table:style-name="ro1">
          <table:table-cell table:style-name="ce64" office:value-type="string" calcext:value-type="string">
            <text:p>infill_alternating_lines</text:p>
          </table:table-cell>
          <table:table-cell table:style-name="ce64" office:value-type="string" calcext:value-type="string">
            <text:p>Enable Infill Alternating Lines</text:p>
          </table:table-cell>
          <table:table-cell table:style-name="ce64" office:value-type="string" calcext:value-type="string">
            <text:p>boolean</text:p>
          </table:table-cell>
          <table:table-cell table:style-name="ce64" office:value-type="string" calcext:value-type="string">
            <text:p>If selected, infill lines will be shifted for an alternating pattern of full and half heights.</text:p>
          </table:table-cell>
          <table:table-cell table:style-name="ce64" office:value-type="string" calcext:value-type="string">
            <text:p>{"infill_alternating_lines":true}</text:p>
          </table:table-cell>
          <table:table-cell table:style-name="ce64"/>
          <table:table-cell table:style-name="ce65" office:value-type="string" calcext:value-type="string">
            <text:p>false</text:p>
          </table:table-cell>
          <table:table-cell table:style-name="ce64" office:value-type="string" calcext:value-type="string">
            <text:p>Infill</text:p>
          </table:table-cell>
          <table:table-cell table:style-name="ce64" office:value-type="string" calcext:value-type="string">
            <text:p>Profile</text:p>
          </table:table-cell>
          <table:table-cell table:style-name="ce64" table:formula="of:=SUBSTITUTE(SUBSTITUTE(SUBSTITUTE((COM.MICROSOFT.CONCAT([.I378]; &quot;::&quot;; [.H378])); &quot; &quot;; &quot;&quot;); &quot;/&quot;; &quot;&quot;); &quot;-&quot;; &quot;&quot;)" office:value-type="string" office:string-value="Profile::Infill" calcext:value-type="string">
            <text:p>Profile::Infill</text:p>
          </table:table-cell>
          <table:table-cell table:style-name="ce64" table:formula="of:=SUBSTITUTE(SUBSTITUTE(SUBSTITUTE((COM.MICROSOFT.CONCAT(&quot;k&quot;; [.B378])); &quot; &quot;; &quot;&quot;); &quot;/&quot;; &quot;&quot;); &quot;-&quot;; &quot;&quot;)" office:value-type="string" office:string-value="kEnableInfillAlternatingLines" calcext:value-type="string">
            <text:p>kEnableInfillAlternatingLines</text:p>
          </table:table-cell>
          <table:table-cell table:style-name="ce64" office:value-type="string" calcext:value-type="string">
            <text:p>true</text:p>
          </table:table-cell>
          <table:table-cell table:number-columns-repeated="16372"/>
        </table:table-row>
        <table:table-row table:style-name="ro1">
          <table:table-cell table:style-name="ce70" office:value-type="string" calcext:value-type="string">
            <text:p>support</text:p>
          </table:table-cell>
          <table:table-cell table:style-name="ce70" office:value-type="string" calcext:value-type="string">
            <text:p>Enable Support</text:p>
          </table:table-cell>
          <table:table-cell table:style-name="ce70" office:value-type="string" calcext:value-type="string">
            <text:p>boolean</text:p>
          </table:table-cell>
          <table:table-cell table:style-name="ce70" office:value-type="string" calcext:value-type="string">
            <text:p>If selected, support structures will be generated for overhangs</text:p>
          </table:table-cell>
          <table:table-cell table:style-name="ce70" table:number-columns-repeated="2"/>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79]; &quot;::&quot;; [.H379]));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79])); &quot; &quot;; &quot;&quot;); &quot;/&quot;; &quot;&quot;); &quot;-&quot;; &quot;&quot;)" office:value-type="string" office:string-value="kEnableSupport" calcext:value-type="string">
            <text:p>kEnableSupport</text:p>
          </table:table-cell>
          <table:table-cell table:style-name="ce70" office:value-type="string" calcext:value-type="string">
            <text:p>true</text:p>
          </table:table-cell>
          <table:table-cell table:number-columns-repeated="16372"/>
        </table:table-row>
        <table:table-row table:style-name="ro1">
          <table:table-cell table:style-name="ce70" office:value-type="string" calcext:value-type="string">
            <text:p>support_print_first</text:p>
          </table:table-cell>
          <table:table-cell table:style-name="ce70" office:value-type="string" calcext:value-type="string">
            <text:p>Print Support First</text:p>
          </table:table-cell>
          <table:table-cell table:style-name="ce70" office:value-type="string" calcext:value-type="string">
            <text:p>boolean</text:p>
          </table:table-cell>
          <table:table-cell table:style-name="ce70" office:value-type="string" calcext:value-type="string">
            <text:p>If selected, support material will be printed first</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0]; &quot;::&quot;; [.H380]));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0])); &quot; &quot;; &quot;&quot;); &quot;/&quot;; &quot;&quot;); &quot;-&quot;; &quot;&quot;)" office:value-type="string" office:string-value="kPrintSupportFirst" calcext:value-type="string">
            <text:p>kPrintSupportFirst</text:p>
          </table:table-cell>
          <table:table-cell table:style-name="ce70" office:value-type="string" calcext:value-type="string">
            <text:p>true</text:p>
          </table:table-cell>
          <table:table-cell table:number-columns-repeated="16372"/>
        </table:table-row>
        <table:table-row table:style-name="ro1">
          <table:table-cell table:style-name="ce70" office:value-type="string" calcext:value-type="string">
            <text:p>support_tapering</text:p>
          </table:table-cell>
          <table:table-cell table:style-name="ce70" office:value-type="string" calcext:value-type="string">
            <text:p>Taper Support</text:p>
          </table:table-cell>
          <table:table-cell table:style-name="ce70" office:value-type="string" calcext:value-type="string">
            <text:p>boolean</text:p>
          </table:table-cell>
          <table:table-cell table:style-name="ce70" office:value-type="string" calcext:value-type="string">
            <text:p>If selected, support structures will be tapered inward</text:p>
          </table:table-cell>
          <table:table-cell table:style-name="ce70" office:value-type="string" calcext:value-type="string">
            <text:p>{"support":true}</text:p>
          </table:table-cell>
          <table:table-cell table:style-name="ce70"/>
          <table:table-cell table:style-name="ce71" office:value-type="string" calcext:value-type="string">
            <text:p>false</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1]; &quot;::&quot;; [.H381]));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1])); &quot; &quot;; &quot;&quot;); &quot;/&quot;; &quot;&quot;); &quot;-&quot;; &quot;&quot;)" office:value-type="string" office:string-value="kTaperSupport" calcext:value-type="string">
            <text:p>kTaperSupport</text:p>
          </table:table-cell>
          <table:table-cell table:style-name="ce70" office:value-type="string" calcext:value-type="string">
            <text:p>false</text:p>
          </table:table-cell>
          <table:table-cell table:number-columns-repeated="16372"/>
        </table:table-row>
        <table:table-row table:style-name="ro1">
          <table:table-cell table:style-name="ce70" office:value-type="string" calcext:value-type="string">
            <text:p>support_threshold_angle</text:p>
          </table:table-cell>
          <table:table-cell table:style-name="ce70" office:value-type="string" calcext:value-type="string">
            <text:p>Support Threshold Angle</text:p>
          </table:table-cell>
          <table:table-cell table:style-name="ce70" office:value-type="string" calcext:value-type="string">
            <text:p>angle</text:p>
          </table:table-cell>
          <table:table-cell table:style-name="ce70" office:value-type="string" calcext:value-type="string">
            <text:p>Overhangs exceeding this angle will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2]; &quot;::&quot;; [.H382]));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2])); &quot; &quot;; &quot;&quot;); &quot;/&quot;; &quot;&quot;); &quot;-&quot;; &quot;&quot;)" office:value-type="string" office:string-value="kSupportThresholdAngle" calcext:value-type="string">
            <text:p>kSupportThresholdAngle</text:p>
          </table:table-cell>
          <table:table-cell table:style-name="ce70" office:value-type="string" calcext:value-type="string">
            <text:p>false</text:p>
          </table:table-cell>
          <table:table-cell table:number-columns-repeated="16372"/>
        </table:table-row>
        <table:table-row table:style-name="ro1">
          <table:table-cell table:style-name="ce70" office:value-type="string" calcext:value-type="string">
            <text:p>support_xy_distance</text:p>
          </table:table-cell>
          <table:table-cell table:style-name="ce70" office:value-type="string" calcext:value-type="string">
            <text:p>Support XY Distance</text:p>
          </table:table-cell>
          <table:table-cell table:style-name="ce70" office:value-type="string" calcext:value-type="string">
            <text:p>distance</text:p>
          </table:table-cell>
          <table:table-cell table:style-name="ce70" office:value-type="string" calcext:value-type="string">
            <text:p>XY distance from the part to generate support</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3]; &quot;::&quot;; [.H383]));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3])); &quot; &quot;; &quot;&quot;); &quot;/&quot;; &quot;&quot;); &quot;-&quot;; &quot;&quot;)" office:value-type="string" office:string-value="kSupportXYDistance" calcext:value-type="string">
            <text:p>kSupportXYDistance</text:p>
          </table:table-cell>
          <table:table-cell table:style-name="ce70" office:value-type="string" calcext:value-type="string">
            <text:p>false</text:p>
          </table:table-cell>
          <table:table-cell table:number-columns-repeated="16372"/>
        </table:table-row>
        <table:table-row table:style-name="ro1">
          <table:table-cell table:style-name="ce70" office:value-type="string" calcext:value-type="string">
            <text:p>support_layer_offset</text:p>
          </table:table-cell>
          <table:table-cell table:style-name="ce70" office:value-type="string" calcext:value-type="string">
            <text:p>Support Layer Offset</text:p>
          </table:table-cell>
          <table:table-cell table:style-name="ce70" office:value-type="string" calcext:value-type="string">
            <text:p>number</text:p>
          </table:table-cell>
          <table:table-cell table:style-name="ce70" office:value-type="string" calcext:value-type="string">
            <text:p>Number of vertical layers to offset support from model surface</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4]; &quot;::&quot;; [.H384]));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4])); &quot; &quot;; &quot;&quot;); &quot;/&quot;; &quot;&quot;); &quot;-&quot;; &quot;&quot;)" office:value-type="string" office:string-value="kSupportLayerOffset" calcext:value-type="string">
            <text:p>kSupportLayerOffset</text:p>
          </table:table-cell>
          <table:table-cell table:style-name="ce70" office:value-type="string" calcext:value-type="string">
            <text:p>false</text:p>
          </table:table-cell>
          <table:table-cell table:number-columns-repeated="16372"/>
        </table:table-row>
        <table:table-row table:style-name="ro1">
          <table:table-cell table:style-name="ce70" office:value-type="string" calcext:value-type="string">
            <text:p>support_minimum_infill_area</text:p>
          </table:table-cell>
          <table:table-cell table:style-name="ce70" office:value-type="string" calcext:value-type="string">
            <text:p>Minimum Support Infill Area</text:p>
          </table:table-cell>
          <table:table-cell table:style-name="ce70" office:value-type="string" calcext:value-type="string">
            <text:p>area</text:p>
          </table:table-cell>
          <table:table-cell table:style-name="ce70" office:value-type="string" calcext:value-type="string">
            <text:p>Support structures smaller than this will not generate infill</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5]; &quot;::&quot;; [.H385]));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5])); &quot; &quot;; &quot;&quot;); &quot;/&quot;; &quot;&quot;); &quot;-&quot;; &quot;&quot;)" office:value-type="string" office:string-value="kMinimumSupportInfillArea" calcext:value-type="string">
            <text:p>kMinimumSupportInfillArea</text:p>
          </table:table-cell>
          <table:table-cell table:style-name="ce70" office:value-type="string" calcext:value-type="string">
            <text:p>true</text:p>
          </table:table-cell>
          <table:table-cell table:number-columns-repeated="16372"/>
        </table:table-row>
        <table:table-row table:style-name="ro1">
          <table:table-cell table:style-name="ce70" office:value-type="string" calcext:value-type="string">
            <text:p>support_minimum_area</text:p>
          </table:table-cell>
          <table:table-cell table:style-name="ce70" office:value-type="string" calcext:value-type="string">
            <text:p>Minimum Support Area</text:p>
          </table:table-cell>
          <table:table-cell table:style-name="ce70" office:value-type="string" calcext:value-type="string">
            <text:p>area</text:p>
          </table:table-cell>
          <table:table-cell table:style-name="ce70" office:value-type="string" calcext:value-type="string">
            <text:p>Areas of the part smaller than this will not have supports generated</text:p>
          </table:table-cell>
          <table:table-cell table:style-name="ce70" office:value-type="string" calcext:value-type="string">
            <text:p>{"support":true}</text:p>
          </table:table-cell>
          <table:table-cell table:style-name="ce70"/>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6]; &quot;::&quot;; [.H386]));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6])); &quot; &quot;; &quot;&quot;); &quot;/&quot;; &quot;&quot;); &quot;-&quot;; &quot;&quot;)" office:value-type="string" office:string-value="kMinimumSupportArea" calcext:value-type="string">
            <text:p>kMinimumSupportArea</text:p>
          </table:table-cell>
          <table:table-cell table:style-name="ce70" office:value-type="string" calcext:value-type="string">
            <text:p>true</text:p>
          </table:table-cell>
          <table:table-cell table:number-columns-repeated="16372"/>
        </table:table-row>
        <table:table-row table:style-name="ro1">
          <table:table-cell table:style-name="ce70" office:value-type="string" calcext:value-type="string">
            <text:p>support_pattern</text:p>
          </table:table-cell>
          <table:table-cell table:style-name="ce70" office:value-type="string" calcext:value-type="string">
            <text:p>Support Pattern</text:p>
          </table:table-cell>
          <table:table-cell table:style-name="ce70" office:value-type="string" calcext:value-type="string">
            <text:p>enumeration</text:p>
          </table:table-cell>
          <table:table-cell table:style-name="ce70" office:value-type="string" calcext:value-type="string">
            <text:p>Lines or Grid</text:p>
          </table:table-cell>
          <table:table-cell table:style-name="ce70" office:value-type="string" calcext:value-type="string">
            <text:p>{"support":true}</text:p>
          </table:table-cell>
          <table:table-cell table:style-name="ce70" office:value-type="string" calcext:value-type="string">
            <text:p>SUPPORT_TYPE_LINES,SUPPORT_TYPE_GRID</text:p>
          </table:table-cell>
          <table:table-cell table:style-name="ce71" office:value-type="float" office:value="0" calcext:value-type="float">
            <text:p>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7]; &quot;::&quot;; [.H387]));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7])); &quot; &quot;; &quot;&quot;); &quot;/&quot;; &quot;&quot;); &quot;-&quot;; &quot;&quot;)" office:value-type="string" office:string-value="kSupportPattern" calcext:value-type="string">
            <text:p>kSupportPattern</text:p>
          </table:table-cell>
          <table:table-cell table:style-name="ce70" office:value-type="string" calcext:value-type="string">
            <text:p>true</text:p>
          </table:table-cell>
          <table:table-cell table:number-columns-repeated="16372"/>
        </table:table-row>
        <table:table-row table:style-name="ro1">
          <table:table-cell table:style-name="ce70" office:value-type="string" calcext:value-type="string">
            <text:p>support_line_spacing</text:p>
          </table:table-cell>
          <table:table-cell table:style-name="ce70" office:value-type="string" calcext:value-type="string">
            <text:p>Support Line Spacing</text:p>
          </table:table-cell>
          <table:table-cell table:style-name="ce70" office:value-type="string" calcext:value-type="string">
            <text:p>distance</text:p>
          </table:table-cell>
          <table:table-cell table:style-name="ce70" office:value-type="string" calcext:value-type="string">
            <text:p>Distance between beads on sparse support fill</text:p>
          </table:table-cell>
          <table:table-cell table:style-name="ce70" office:value-type="string" calcext:value-type="string">
            <text:p>{"support":true}</text:p>
          </table:table-cell>
          <table:table-cell table:style-name="ce70"/>
          <table:table-cell table:style-name="ce72" office:value-type="float" office:value="10000" calcext:value-type="float">
            <text:p>10000</text:p>
          </table:table-cell>
          <table:table-cell table:style-name="ce70" office:value-type="string" calcext:value-type="string">
            <text:p>Support</text:p>
          </table:table-cell>
          <table:table-cell table:style-name="ce70" office:value-type="string" calcext:value-type="string">
            <text:p>Profile</text:p>
          </table:table-cell>
          <table:table-cell table:style-name="ce70" table:formula="of:=SUBSTITUTE(SUBSTITUTE(SUBSTITUTE((COM.MICROSOFT.CONCAT([.I388]; &quot;::&quot;; [.H388])); &quot; &quot;; &quot;&quot;); &quot;/&quot;; &quot;&quot;); &quot;-&quot;; &quot;&quot;)" office:value-type="string" office:string-value="Profile::Support" calcext:value-type="string">
            <text:p>Profile::Support</text:p>
          </table:table-cell>
          <table:table-cell table:style-name="ce70" table:formula="of:=SUBSTITUTE(SUBSTITUTE(SUBSTITUTE((COM.MICROSOFT.CONCAT(&quot;k&quot;; [.B388])); &quot; &quot;; &quot;&quot;); &quot;/&quot;; &quot;&quot;); &quot;-&quot;; &quot;&quot;)" office:value-type="string" office:string-value="kSupportLineSpacing" calcext:value-type="string">
            <text:p>kSupportLineSpacing</text:p>
          </table:table-cell>
          <table:table-cell table:style-name="ce70" office:value-type="string" calcext:value-type="string">
            <text:p>true</text:p>
          </table:table-cell>
          <table:table-cell table:number-columns-repeated="16372"/>
        </table:table-row>
        <table:table-row table:style-name="ro1">
          <table:table-cell table:style-name="ce29" office:value-type="string" calcext:value-type="string">
            <text:p>travel_speed</text:p>
          </table:table-cell>
          <table:table-cell table:style-name="ce29" office:value-type="string" calcext:value-type="string">
            <text:p>Travel Speed</text:p>
          </table:table-cell>
          <table:table-cell table:style-name="ce29" office:value-type="string" calcext:value-type="string">
            <text:p>speed</text:p>
          </table:table-cell>
          <table:table-cell table:style-name="ce29" office:value-type="string" calcext:value-type="string">
            <text:p>Speed for travel moves</text:p>
          </table:table-cell>
          <table:table-cell table:style-name="ce29" table:number-columns-repeated="2"/>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89]; &quot;::&quot;; [.H389])); &quot; &quot;; &quot;&quot;); &quot;/&quot;; &quot;&quot;); &quot;-&quot;; &quot;&quot;)" office:value-type="string" office:string-value="Profile::Travel" calcext:value-type="string">
            <text:p>Profile::Travel</text:p>
          </table:table-cell>
          <table:table-cell table:style-name="ce29" table:formula="of:=SUBSTITUTE(SUBSTITUTE(SUBSTITUTE((COM.MICROSOFT.CONCAT(&quot;k&quot;; [.B389])); &quot; &quot;; &quot;&quot;); &quot;/&quot;; &quot;&quot;); &quot;-&quot;; &quot;&quot;)" office:value-type="string" office:string-value="kTravelSpeed" calcext:value-type="string">
            <text:p>kTravelSpeed</text:p>
          </table:table-cell>
          <table:table-cell table:style-name="ce29" office:value-type="string" calcext:value-type="string">
            <text:p>true</text:p>
          </table:table-cell>
          <table:table-cell table:number-columns-repeated="16372"/>
        </table:table-row>
        <table:table-row table:style-name="ro1">
          <table:table-cell table:style-name="ce29" office:value-type="string" calcext:value-type="string">
            <text:p>minimum_travel_length</text:p>
          </table:table-cell>
          <table:table-cell table:style-name="ce29" office:value-type="string" calcext:value-type="string">
            <text:p>Minimum Travel Length</text:p>
          </table:table-cell>
          <table:table-cell table:style-name="ce29" office:value-type="string" calcext:value-type="string">
            <text:p>distance</text:p>
          </table:table-cell>
          <table:table-cell table:style-name="ce29" office:value-type="string" calcext:value-type="string">
            <text:p>Travel moves less than this value in the infill and skin regions are replaced with extrusion moves</text:p>
          </table:table-cell>
          <table:table-cell table:style-name="ce29" office:value-type="string" calcext:value-type="string">
            <text:p>{"OR": [{"infill":true}, {"skin":true}]}</text:p>
          </table:table-cell>
          <table:table-cell table:style-name="ce29"/>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90]; &quot;::&quot;; [.H390])); &quot; &quot;; &quot;&quot;); &quot;/&quot;; &quot;&quot;); &quot;-&quot;; &quot;&quot;)" office:value-type="string" office:string-value="Profile::Travel" calcext:value-type="string">
            <text:p>Profile::Travel</text:p>
          </table:table-cell>
          <table:table-cell table:style-name="ce29" table:formula="of:=SUBSTITUTE(SUBSTITUTE(SUBSTITUTE((COM.MICROSOFT.CONCAT(&quot;k&quot;; [.B390])); &quot; &quot;; &quot;&quot;); &quot;/&quot;; &quot;&quot;); &quot;-&quot;; &quot;&quot;)" office:value-type="string" office:string-value="kMinimumTravelLength" calcext:value-type="string">
            <text:p>kMinimumTravelLength</text:p>
          </table:table-cell>
          <table:table-cell table:style-name="ce29" office:value-type="string" calcext:value-type="string">
            <text:p>true</text:p>
          </table:table-cell>
          <table:table-cell table:number-columns-repeated="16372"/>
        </table:table-row>
        <table:table-row table:style-name="ro1">
          <table:table-cell table:style-name="ce29" office:value-type="string" calcext:value-type="string">
            <text:p>minimum_travel_for_lift</text:p>
          </table:table-cell>
          <table:table-cell table:style-name="ce29" office:value-type="string" calcext:value-type="string">
            <text:p>Minimum Travel Length for Lifting</text:p>
          </table:table-cell>
          <table:table-cell table:style-name="ce29" office:value-type="string" calcext:value-type="string">
            <text:p>distance</text:p>
          </table:table-cell>
          <table:table-cell table:style-name="ce29" office:value-type="string" calcext:value-type="string">
            <text:p>Travel moves less than this value will not create a travel lift</text:p>
          </table:table-cell>
          <table:table-cell table:style-name="ce29" table:number-columns-repeated="2"/>
          <table:table-cell table:style-name="ce73"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91]; &quot;::&quot;; [.H391])); &quot; &quot;; &quot;&quot;); &quot;/&quot;; &quot;&quot;); &quot;-&quot;; &quot;&quot;)" office:value-type="string" office:string-value="Profile::Travel" calcext:value-type="string">
            <text:p>Profile::Travel</text:p>
          </table:table-cell>
          <table:table-cell table:style-name="ce29" table:formula="of:=SUBSTITUTE(SUBSTITUTE(SUBSTITUTE((COM.MICROSOFT.CONCAT(&quot;k&quot;; [.B391])); &quot; &quot;; &quot;&quot;); &quot;/&quot;; &quot;&quot;); &quot;-&quot;; &quot;&quot;)" office:value-type="string" office:string-value="kMinimumTravelLengthforLifting" calcext:value-type="string">
            <text:p>kMinimumTravelLengthforLifting</text:p>
          </table:table-cell>
          <table:table-cell table:style-name="ce29" office:value-type="string" calcext:value-type="string">
            <text:p>true</text:p>
          </table:table-cell>
          <table:table-cell table:number-columns-repeated="16372"/>
        </table:table-row>
        <table:table-row table:style-name="ro1">
          <table:table-cell table:style-name="ce29" office:value-type="string" calcext:value-type="string">
            <text:p>travel_lift_height</text:p>
          </table:table-cell>
          <table:table-cell table:style-name="ce29" office:value-type="string" calcext:value-type="string">
            <text:p>Travel Lift Height</text:p>
          </table:table-cell>
          <table:table-cell table:style-name="ce29" office:value-type="string" calcext:value-type="string">
            <text:p>distance</text:p>
          </table:table-cell>
          <table:table-cell table:style-name="ce29" office:value-type="string" calcext:value-type="string">
            <text:p>Height the Z axis lifts by to clear the part during travel moves</text:p>
          </table:table-cell>
          <table:table-cell table:style-name="ce29" table:number-columns-repeated="2"/>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92]; &quot;::&quot;; [.H392])); &quot; &quot;; &quot;&quot;); &quot;/&quot;; &quot;&quot;); &quot;-&quot;; &quot;&quot;)" office:value-type="string" office:string-value="Profile::Travel" calcext:value-type="string">
            <text:p>Profile::Travel</text:p>
          </table:table-cell>
          <table:table-cell table:style-name="ce29" table:formula="of:=SUBSTITUTE(SUBSTITUTE(SUBSTITUTE((COM.MICROSOFT.CONCAT(&quot;k&quot;; [.B392])); &quot; &quot;; &quot;&quot;); &quot;/&quot;; &quot;&quot;); &quot;-&quot;; &quot;&quot;)" office:value-type="string" office:string-value="kTravelLiftHeight" calcext:value-type="string">
            <text:p>kTravelLiftHeight</text:p>
          </table:table-cell>
          <table:table-cell table:style-name="ce29" office:value-type="string" calcext:value-type="string">
            <text:p>false</text:p>
          </table:table-cell>
          <table:table-cell table:number-columns-repeated="16372"/>
        </table:table-row>
        <table:table-row table:style-name="ro1">
          <table:table-cell table:style-name="ce29" office:value-type="string" calcext:value-type="string">
            <text:p>enable_travel_pause</text:p>
          </table:table-cell>
          <table:table-cell table:style-name="ce29" office:value-type="string" calcext:value-type="string">
            <text:p>Pause During Travel</text:p>
          </table:table-cell>
          <table:table-cell table:style-name="ce29" office:value-type="string" calcext:value-type="string">
            <text:p>boolean</text:p>
          </table:table-cell>
          <table:table-cell table:style-name="ce29" office:value-type="string" calcext:value-type="string">
            <text:p>Allows for a pause command to be issued after the travel lift but before the travel XY motion. The centroid move can be added and issued before the pause.</text:p>
          </table:table-cell>
          <table:table-cell table:style-name="ce29" table:number-columns-repeated="2"/>
          <table:table-cell table:style-name="ce30" office:value-type="string" calcext:value-type="string">
            <text:p>false</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93]; &quot;::&quot;; [.H393])); &quot; &quot;; &quot;&quot;); &quot;/&quot;; &quot;&quot;); &quot;-&quot;; &quot;&quot;)" office:value-type="string" office:string-value="Profile::Travel" calcext:value-type="string">
            <text:p>Profile::Travel</text:p>
          </table:table-cell>
          <table:table-cell table:style-name="ce29" table:formula="of:=SUBSTITUTE(SUBSTITUTE(SUBSTITUTE((COM.MICROSOFT.CONCAT(&quot;k&quot;; [.B393])); &quot; &quot;; &quot;&quot;); &quot;/&quot;; &quot;&quot;); &quot;-&quot;; &quot;&quot;)" office:value-type="string" office:string-value="kPauseDuringTravel" calcext:value-type="string">
            <text:p>kPauseDuringTravel</text:p>
          </table:table-cell>
          <table:table-cell table:style-name="ce29" office:value-type="string" calcext:value-type="string">
            <text:p>true</text:p>
          </table:table-cell>
          <table:table-cell table:number-columns-repeated="16372"/>
        </table:table-row>
        <table:table-row table:style-name="ro1">
          <table:table-cell table:style-name="ce29" office:value-type="string" calcext:value-type="string">
            <text:p>travel_centroid_move</text:p>
          </table:table-cell>
          <table:table-cell table:style-name="ce29" office:value-type="string" calcext:value-type="string">
            <text:p>Move to Centroid During Pause</text:p>
          </table:table-cell>
          <table:table-cell table:style-name="ce29" office:value-type="string" calcext:value-type="string">
            <text:p>boolean</text:p>
          </table:table-cell>
          <table:table-cell table:style-name="ce29" office:value-type="string" calcext:value-type="string">
            <text:p>Moves to the XY centroid of the object before the travel pause.</text:p>
          </table:table-cell>
          <table:table-cell table:style-name="ce29" office:value-type="string" calcext:value-type="string">
            <text:p>{"enable_travel_pause": true}</text:p>
          </table:table-cell>
          <table:table-cell table:style-name="ce29"/>
          <table:table-cell table:style-name="ce30" office:value-type="string" calcext:value-type="string">
            <text:p>false</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94]; &quot;::&quot;; [.H394])); &quot; &quot;; &quot;&quot;); &quot;/&quot;; &quot;&quot;); &quot;-&quot;; &quot;&quot;)" office:value-type="string" office:string-value="Profile::Travel" calcext:value-type="string">
            <text:p>Profile::Travel</text:p>
          </table:table-cell>
          <table:table-cell table:style-name="ce29" table:formula="of:=SUBSTITUTE(SUBSTITUTE(SUBSTITUTE((COM.MICROSOFT.CONCAT(&quot;k&quot;; [.B394])); &quot; &quot;; &quot;&quot;); &quot;/&quot;; &quot;&quot;); &quot;-&quot;; &quot;&quot;)" office:value-type="string" office:string-value="kMovetoCentroidDuringPause" calcext:value-type="string">
            <text:p>kMovetoCentroidDuringPause</text:p>
          </table:table-cell>
          <table:table-cell table:style-name="ce29" office:value-type="string" calcext:value-type="string">
            <text:p>true</text:p>
          </table:table-cell>
          <table:table-cell table:number-columns-repeated="16372"/>
        </table:table-row>
        <table:table-row table:style-name="ro1">
          <table:table-cell table:style-name="ce29" office:value-type="string" calcext:value-type="string">
            <text:p>travel_pause_duration</text:p>
          </table:table-cell>
          <table:table-cell table:style-name="ce29" office:value-type="string" calcext:value-type="string">
            <text:p>Travel Pause Duration</text:p>
          </table:table-cell>
          <table:table-cell table:style-name="ce29" office:value-type="string" calcext:value-type="string">
            <text:p>time</text:p>
          </table:table-cell>
          <table:table-cell table:style-name="ce29" office:value-type="string" calcext:value-type="string">
            <text:p>Duration of the pause during travel motion.</text:p>
          </table:table-cell>
          <table:table-cell table:style-name="ce29" office:value-type="string" calcext:value-type="string">
            <text:p>{"enable_travel_pause": true}</text:p>
          </table:table-cell>
          <table:table-cell table:style-name="ce29"/>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95]; &quot;::&quot;; [.H395])); &quot; &quot;; &quot;&quot;); &quot;/&quot;; &quot;&quot;); &quot;-&quot;; &quot;&quot;)" office:value-type="string" office:string-value="Profile::Travel" calcext:value-type="string">
            <text:p>Profile::Travel</text:p>
          </table:table-cell>
          <table:table-cell table:style-name="ce29" table:formula="of:=SUBSTITUTE(SUBSTITUTE(SUBSTITUTE((COM.MICROSOFT.CONCAT(&quot;k&quot;; [.B395])); &quot; &quot;; &quot;&quot;); &quot;/&quot;; &quot;&quot;); &quot;-&quot;; &quot;&quot;)" office:value-type="string" office:string-value="kTravelPauseDuration" calcext:value-type="string">
            <text:p>kTravelPauseDuration</text:p>
          </table:table-cell>
          <table:table-cell table:style-name="ce29" office:value-type="string" calcext:value-type="string">
            <text:p>true</text:p>
          </table:table-cell>
          <table:table-cell table:number-columns-repeated="16372"/>
        </table:table-row>
        <table:table-row table:style-name="ro1">
          <table:table-cell table:style-name="ce21" office:value-type="string" calcext:value-type="string">
            <text:p>perimeter_start_code</text:p>
          </table:table-cell>
          <table:table-cell table:style-name="ce21" office:value-type="string" calcext:value-type="string">
            <text:p>Perimeter Start G-Code</text:p>
          </table:table-cell>
          <table:table-cell table:style-name="ce21" office:value-type="string" calcext:value-type="string">
            <text:p>multiline_text</text:p>
          </table:table-cell>
          <table:table-cell table:style-name="ce21" office:value-type="string" calcext:value-type="string">
            <text:p>Code to be executed at the start of perimeter paths</text:p>
          </table:table-cell>
          <table:table-cell table:style-name="ce21" office:value-type="string" calcext:value-type="string">
            <text:p>{"perimeter":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6]; &quot;::&quot;; [.H396])); &quot; &quot;; &quot;&quot;); &quot;/&quot;; &quot;&quot;); &quot;-&quot;; &quot;&quot;)" office:value-type="string" office:string-value="Profile::GCode" calcext:value-type="string">
            <text:p>Profile::GCode</text:p>
          </table:table-cell>
          <table:table-cell table:style-name="ce21" table:formula="of:=SUBSTITUTE(SUBSTITUTE(SUBSTITUTE((COM.MICROSOFT.CONCAT(&quot;k&quot;; [.B396])); &quot; &quot;; &quot;&quot;); &quot;/&quot;; &quot;&quot;); &quot;-&quot;; &quot;&quot;)" office:value-type="string" office:string-value="kPerimeterStartGCode" calcext:value-type="string">
            <text:p>kPerimeterStart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perimeter_end_code</text:p>
          </table:table-cell>
          <table:table-cell table:style-name="ce21" office:value-type="string" calcext:value-type="string">
            <text:p>Perimeter End G-Code</text:p>
          </table:table-cell>
          <table:table-cell table:style-name="ce21" office:value-type="string" calcext:value-type="string">
            <text:p>multiline_text</text:p>
          </table:table-cell>
          <table:table-cell table:style-name="ce21" office:value-type="string" calcext:value-type="string">
            <text:p>Code to be executed at the end of perimeter paths</text:p>
          </table:table-cell>
          <table:table-cell table:style-name="ce21" office:value-type="string" calcext:value-type="string">
            <text:p>{"perimeter":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7]; &quot;::&quot;; [.H397])); &quot; &quot;; &quot;&quot;); &quot;/&quot;; &quot;&quot;); &quot;-&quot;; &quot;&quot;)" office:value-type="string" office:string-value="Profile::GCode" calcext:value-type="string">
            <text:p>Profile::GCode</text:p>
          </table:table-cell>
          <table:table-cell table:style-name="ce21" table:formula="of:=SUBSTITUTE(SUBSTITUTE(SUBSTITUTE((COM.MICROSOFT.CONCAT(&quot;k&quot;; [.B397])); &quot; &quot;; &quot;&quot;); &quot;/&quot;; &quot;&quot;); &quot;-&quot;; &quot;&quot;)" office:value-type="string" office:string-value="kPerimeterEndGCode" calcext:value-type="string">
            <text:p>kPerimeterEnd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inset_start_code</text:p>
          </table:table-cell>
          <table:table-cell table:style-name="ce21" office:value-type="string" calcext:value-type="string">
            <text:p>Inset Start G-Code</text:p>
          </table:table-cell>
          <table:table-cell table:style-name="ce21" office:value-type="string" calcext:value-type="string">
            <text:p>multiline_text</text:p>
          </table:table-cell>
          <table:table-cell table:style-name="ce21" office:value-type="string" calcext:value-type="string">
            <text:p>Code to be executed at the start of inset paths</text:p>
          </table:table-cell>
          <table:table-cell table:style-name="ce21" office:value-type="string" calcext:value-type="string">
            <text:p>{"inse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8]; &quot;::&quot;; [.H398])); &quot; &quot;; &quot;&quot;); &quot;/&quot;; &quot;&quot;); &quot;-&quot;; &quot;&quot;)" office:value-type="string" office:string-value="Profile::GCode" calcext:value-type="string">
            <text:p>Profile::GCode</text:p>
          </table:table-cell>
          <table:table-cell table:style-name="ce21" table:formula="of:=SUBSTITUTE(SUBSTITUTE(SUBSTITUTE((COM.MICROSOFT.CONCAT(&quot;k&quot;; [.B398])); &quot; &quot;; &quot;&quot;); &quot;/&quot;; &quot;&quot;); &quot;-&quot;; &quot;&quot;)" office:value-type="string" office:string-value="kInsetStartGCode" calcext:value-type="string">
            <text:p>kInsetStart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inset_end_code</text:p>
          </table:table-cell>
          <table:table-cell table:style-name="ce21" office:value-type="string" calcext:value-type="string">
            <text:p>Inset End G-Code</text:p>
          </table:table-cell>
          <table:table-cell table:style-name="ce21" office:value-type="string" calcext:value-type="string">
            <text:p>multiline_text</text:p>
          </table:table-cell>
          <table:table-cell table:style-name="ce21" office:value-type="string" calcext:value-type="string">
            <text:p>Code to be executed at the end of inset paths</text:p>
          </table:table-cell>
          <table:table-cell table:style-name="ce21" office:value-type="string" calcext:value-type="string">
            <text:p>{"inse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9]; &quot;::&quot;; [.H399])); &quot; &quot;; &quot;&quot;); &quot;/&quot;; &quot;&quot;); &quot;-&quot;; &quot;&quot;)" office:value-type="string" office:string-value="Profile::GCode" calcext:value-type="string">
            <text:p>Profile::GCode</text:p>
          </table:table-cell>
          <table:table-cell table:style-name="ce21" table:formula="of:=SUBSTITUTE(SUBSTITUTE(SUBSTITUTE((COM.MICROSOFT.CONCAT(&quot;k&quot;; [.B399])); &quot; &quot;; &quot;&quot;); &quot;/&quot;; &quot;&quot;); &quot;-&quot;; &quot;&quot;)" office:value-type="string" office:string-value="kInsetEndGCode" calcext:value-type="string">
            <text:p>kInsetEnd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skeleton_start_code</text:p>
          </table:table-cell>
          <table:table-cell table:style-name="ce21" office:value-type="string" calcext:value-type="string">
            <text:p>Skeleton Start G-Code</text:p>
          </table:table-cell>
          <table:table-cell table:style-name="ce21" office:value-type="string" calcext:value-type="string">
            <text:p>multiline_text</text:p>
          </table:table-cell>
          <table:table-cell table:style-name="ce21" office:value-type="string" calcext:value-type="string">
            <text:p>Code to be executed at the start of skeleton paths</text:p>
          </table:table-cell>
          <table:table-cell table:style-name="ce21" office:value-type="string" calcext:value-type="string">
            <text:p>{"skeleto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0]; &quot;::&quot;; [.H400])); &quot; &quot;; &quot;&quot;); &quot;/&quot;; &quot;&quot;); &quot;-&quot;; &quot;&quot;)" office:value-type="string" office:string-value="Profile::GCode" calcext:value-type="string">
            <text:p>Profile::GCode</text:p>
          </table:table-cell>
          <table:table-cell table:style-name="ce21" table:formula="of:=SUBSTITUTE(SUBSTITUTE(SUBSTITUTE((COM.MICROSOFT.CONCAT(&quot;k&quot;; [.B400])); &quot; &quot;; &quot;&quot;); &quot;/&quot;; &quot;&quot;); &quot;-&quot;; &quot;&quot;)" office:value-type="string" office:string-value="kSkeletonStartGCode" calcext:value-type="string">
            <text:p>kSkeletonStart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skeleton_end_code</text:p>
          </table:table-cell>
          <table:table-cell table:style-name="ce21" office:value-type="string" calcext:value-type="string">
            <text:p>Skeleton End G-Code</text:p>
          </table:table-cell>
          <table:table-cell table:style-name="ce21" office:value-type="string" calcext:value-type="string">
            <text:p>multiline_text</text:p>
          </table:table-cell>
          <table:table-cell table:style-name="ce21" office:value-type="string" calcext:value-type="string">
            <text:p>Code to be executed at the end of skeleton paths</text:p>
          </table:table-cell>
          <table:table-cell table:style-name="ce21" office:value-type="string" calcext:value-type="string">
            <text:p>{"skeleto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1]; &quot;::&quot;; [.H401])); &quot; &quot;; &quot;&quot;); &quot;/&quot;; &quot;&quot;); &quot;-&quot;; &quot;&quot;)" office:value-type="string" office:string-value="Profile::GCode" calcext:value-type="string">
            <text:p>Profile::GCode</text:p>
          </table:table-cell>
          <table:table-cell table:style-name="ce21" table:formula="of:=SUBSTITUTE(SUBSTITUTE(SUBSTITUTE((COM.MICROSOFT.CONCAT(&quot;k&quot;; [.B401])); &quot; &quot;; &quot;&quot;); &quot;/&quot;; &quot;&quot;); &quot;-&quot;; &quot;&quot;)" office:value-type="string" office:string-value="kSkeletonEndGCode" calcext:value-type="string">
            <text:p>kSkeletonEnd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skin_start_code</text:p>
          </table:table-cell>
          <table:table-cell table:style-name="ce21" office:value-type="string" calcext:value-type="string">
            <text:p>Skin Start G-Code</text:p>
          </table:table-cell>
          <table:table-cell table:style-name="ce21" office:value-type="string" calcext:value-type="string">
            <text:p>multiline_text</text:p>
          </table:table-cell>
          <table:table-cell table:style-name="ce21" office:value-type="string" calcext:value-type="string">
            <text:p>Code to be executed at the start of skin paths</text:p>
          </table:table-cell>
          <table:table-cell table:style-name="ce21" office:value-type="string" calcext:value-type="string">
            <text:p>{"ski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2]; &quot;::&quot;; [.H402])); &quot; &quot;; &quot;&quot;); &quot;/&quot;; &quot;&quot;); &quot;-&quot;; &quot;&quot;)" office:value-type="string" office:string-value="Profile::GCode" calcext:value-type="string">
            <text:p>Profile::GCode</text:p>
          </table:table-cell>
          <table:table-cell table:style-name="ce21" table:formula="of:=SUBSTITUTE(SUBSTITUTE(SUBSTITUTE((COM.MICROSOFT.CONCAT(&quot;k&quot;; [.B402])); &quot; &quot;; &quot;&quot;); &quot;/&quot;; &quot;&quot;); &quot;-&quot;; &quot;&quot;)" office:value-type="string" office:string-value="kSkinStartGCode" calcext:value-type="string">
            <text:p>kSkinStart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skin_end_code</text:p>
          </table:table-cell>
          <table:table-cell table:style-name="ce21" office:value-type="string" calcext:value-type="string">
            <text:p>Skin End G-Code</text:p>
          </table:table-cell>
          <table:table-cell table:style-name="ce21" office:value-type="string" calcext:value-type="string">
            <text:p>multiline_text</text:p>
          </table:table-cell>
          <table:table-cell table:style-name="ce21" office:value-type="string" calcext:value-type="string">
            <text:p>Code to be executed at the end of skin paths</text:p>
          </table:table-cell>
          <table:table-cell table:style-name="ce21" office:value-type="string" calcext:value-type="string">
            <text:p>{"ski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3]; &quot;::&quot;; [.H403])); &quot; &quot;; &quot;&quot;); &quot;/&quot;; &quot;&quot;); &quot;-&quot;; &quot;&quot;)" office:value-type="string" office:string-value="Profile::GCode" calcext:value-type="string">
            <text:p>Profile::GCode</text:p>
          </table:table-cell>
          <table:table-cell table:style-name="ce21" table:formula="of:=SUBSTITUTE(SUBSTITUTE(SUBSTITUTE((COM.MICROSOFT.CONCAT(&quot;k&quot;; [.B403])); &quot; &quot;; &quot;&quot;); &quot;/&quot;; &quot;&quot;); &quot;-&quot;; &quot;&quot;)" office:value-type="string" office:string-value="kSkinEndGCode" calcext:value-type="string">
            <text:p>kSkinEnd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infill_start_code</text:p>
          </table:table-cell>
          <table:table-cell table:style-name="ce21" office:value-type="string" calcext:value-type="string">
            <text:p>Infill Start G-Code</text:p>
          </table:table-cell>
          <table:table-cell table:style-name="ce21" office:value-type="string" calcext:value-type="string">
            <text:p>multiline_text</text:p>
          </table:table-cell>
          <table:table-cell table:style-name="ce21" office:value-type="string" calcext:value-type="string">
            <text:p>Code to be executed at the start of infill paths</text:p>
          </table:table-cell>
          <table:table-cell table:style-name="ce21" office:value-type="string" calcext:value-type="string">
            <text:p>{"infill":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4]; &quot;::&quot;; [.H404])); &quot; &quot;; &quot;&quot;); &quot;/&quot;; &quot;&quot;); &quot;-&quot;; &quot;&quot;)" office:value-type="string" office:string-value="Profile::GCode" calcext:value-type="string">
            <text:p>Profile::GCode</text:p>
          </table:table-cell>
          <table:table-cell table:style-name="ce21" table:formula="of:=SUBSTITUTE(SUBSTITUTE(SUBSTITUTE((COM.MICROSOFT.CONCAT(&quot;k&quot;; [.B404])); &quot; &quot;; &quot;&quot;); &quot;/&quot;; &quot;&quot;); &quot;-&quot;; &quot;&quot;)" office:value-type="string" office:string-value="kInfillStartGCode" calcext:value-type="string">
            <text:p>kInfillStart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infill_end_code</text:p>
          </table:table-cell>
          <table:table-cell table:style-name="ce21" office:value-type="string" calcext:value-type="string">
            <text:p>Infill End G-Code</text:p>
          </table:table-cell>
          <table:table-cell table:style-name="ce21" office:value-type="string" calcext:value-type="string">
            <text:p>multiline_text</text:p>
          </table:table-cell>
          <table:table-cell table:style-name="ce21" office:value-type="string" calcext:value-type="string">
            <text:p>Code to be executed at the end of infill paths</text:p>
          </table:table-cell>
          <table:table-cell table:style-name="ce21" office:value-type="string" calcext:value-type="string">
            <text:p>{"infill":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5]; &quot;::&quot;; [.H405])); &quot; &quot;; &quot;&quot;); &quot;/&quot;; &quot;&quot;); &quot;-&quot;; &quot;&quot;)" office:value-type="string" office:string-value="Profile::GCode" calcext:value-type="string">
            <text:p>Profile::GCode</text:p>
          </table:table-cell>
          <table:table-cell table:style-name="ce21" table:formula="of:=SUBSTITUTE(SUBSTITUTE(SUBSTITUTE((COM.MICROSOFT.CONCAT(&quot;k&quot;; [.B405])); &quot; &quot;; &quot;&quot;); &quot;/&quot;; &quot;&quot;); &quot;-&quot;; &quot;&quot;)" office:value-type="string" office:string-value="kInfillEndGCode" calcext:value-type="string">
            <text:p>kInfillEnd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support_start_code</text:p>
          </table:table-cell>
          <table:table-cell table:style-name="ce21" office:value-type="string" calcext:value-type="string">
            <text:p>Support Start G-Code</text:p>
          </table:table-cell>
          <table:table-cell table:style-name="ce21" office:value-type="string" calcext:value-type="string">
            <text:p>multiline_text</text:p>
          </table:table-cell>
          <table:table-cell table:style-name="ce21" office:value-type="string" calcext:value-type="string">
            <text:p>Code to be executed at the start of support paths</text:p>
          </table:table-cell>
          <table:table-cell table:style-name="ce21" office:value-type="string" calcext:value-type="string">
            <text:p>{"suppor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6]; &quot;::&quot;; [.H406])); &quot; &quot;; &quot;&quot;); &quot;/&quot;; &quot;&quot;); &quot;-&quot;; &quot;&quot;)" office:value-type="string" office:string-value="Profile::GCode" calcext:value-type="string">
            <text:p>Profile::GCode</text:p>
          </table:table-cell>
          <table:table-cell table:style-name="ce21" table:formula="of:=SUBSTITUTE(SUBSTITUTE(SUBSTITUTE((COM.MICROSOFT.CONCAT(&quot;k&quot;; [.B406])); &quot; &quot;; &quot;&quot;); &quot;/&quot;; &quot;&quot;); &quot;-&quot;; &quot;&quot;)" office:value-type="string" office:string-value="kSupportStartGCode" calcext:value-type="string">
            <text:p>kSupportStartGCod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support_end_code</text:p>
          </table:table-cell>
          <table:table-cell table:style-name="ce21" office:value-type="string" calcext:value-type="string">
            <text:p>Support End G-Code</text:p>
          </table:table-cell>
          <table:table-cell table:style-name="ce21" office:value-type="string" calcext:value-type="string">
            <text:p>multiline_text</text:p>
          </table:table-cell>
          <table:table-cell table:style-name="ce21" office:value-type="string" calcext:value-type="string">
            <text:p>Code to be executed at the end of support paths</text:p>
          </table:table-cell>
          <table:table-cell table:style-name="ce21" office:value-type="string" calcext:value-type="string">
            <text:p>{"suppor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7]; &quot;::&quot;; [.H407])); &quot; &quot;; &quot;&quot;); &quot;/&quot;; &quot;&quot;); &quot;-&quot;; &quot;&quot;)" office:value-type="string" office:string-value="Profile::GCode" calcext:value-type="string">
            <text:p>Profile::GCode</text:p>
          </table:table-cell>
          <table:table-cell table:style-name="ce21" table:formula="of:=SUBSTITUTE(SUBSTITUTE(SUBSTITUTE((COM.MICROSOFT.CONCAT(&quot;k&quot;; [.B407])); &quot; &quot;; &quot;&quot;); &quot;/&quot;; &quot;&quot;); &quot;-&quot;; &quot;&quot;)" office:value-type="string" office:string-value="kSupportEndGCode" calcext:value-type="string">
            <text:p>kSupportEndGCode</text:p>
          </table:table-cell>
          <table:table-cell table:style-name="ce21" office:value-type="string" calcext:value-type="string">
            <text:p>true</text:p>
          </table:table-cell>
          <table:table-cell table:number-columns-repeated="16372"/>
        </table:table-row>
        <table:table-row table:style-name="ro1">
          <table:table-cell table:style-name="ce74" office:value-type="string" calcext:value-type="string">
            <text:p>smoothing</text:p>
          </table:table-cell>
          <table:table-cell table:style-name="ce74" office:value-type="string" calcext:value-type="string">
            <text:p>Enable Smoothing</text:p>
          </table:table-cell>
          <table:table-cell table:style-name="ce74" office:value-type="string" calcext:value-type="string">
            <text:p>boolean</text:p>
          </table:table-cell>
          <table:table-cell table:style-name="ce74" office:value-type="string" calcext:value-type="string">
            <text:p>If selected, a smoothing process will be applied on all contours of the ST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8]; &quot;::&quot;; [.H408]));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8])); &quot; &quot;; &quot;&quot;); &quot;/&quot;; &quot;&quot;); &quot;-&quot;; &quot;&quot;)" office:value-type="string" office:string-value="kEnableSmoothing" calcext:value-type="string">
            <text:p>kEnableSmoothing</text:p>
          </table:table-cell>
          <table:table-cell table:style-name="ce74" office:value-type="string" calcext:value-type="string">
            <text:p>false</text:p>
          </table:table-cell>
          <table:table-cell table:number-columns-repeated="16372"/>
        </table:table-row>
        <table:table-row table:style-name="ro1">
          <table:table-cell table:style-name="ce74" office:value-type="string" calcext:value-type="string">
            <text:p>smoothing_tolerance</text:p>
          </table:table-cell>
          <table:table-cell table:style-name="ce74" office:value-type="string" calcext:value-type="string">
            <text:p>Smoothing Tolerance</text:p>
          </table:table-cell>
          <table:table-cell table:style-name="ce74" office:value-type="string" calcext:value-type="string">
            <text:p>distance</text:p>
          </table:table-cell>
          <table:table-cell table:style-name="ce74" office:value-type="string" calcext:value-type="string">
            <text:p>The tolerance for the smoothing algorithm</text:p>
          </table:table-cell>
          <table:table-cell table:style-name="ce74" office:value-type="string" calcext:value-type="string">
            <text:p>{"smoothing":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09]; &quot;::&quot;; [.H409]));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09])); &quot; &quot;; &quot;&quot;); &quot;/&quot;; &quot;&quot;); &quot;-&quot;; &quot;&quot;)" office:value-type="string" office:string-value="kSmoothingTolerance" calcext:value-type="string">
            <text:p>kSmoothingTolerance</text:p>
          </table:table-cell>
          <table:table-cell table:style-name="ce74" office:value-type="string" calcext:value-type="string">
            <text:p>false</text:p>
          </table:table-cell>
          <table:table-cell table:number-columns-repeated="16372"/>
        </table:table-row>
        <table:table-row table:style-name="ro1">
          <table:table-cell table:style-name="ce74" office:value-type="string" calcext:value-type="string">
            <text:p>enable_spiralize_mode</text:p>
          </table:table-cell>
          <table:table-cell table:style-name="ce74" office:value-type="string" calcext:value-type="string">
            <text:p>Enable Spiralize Mode</text:p>
          </table:table-cell>
          <table:table-cell table:style-name="ce74" office:value-type="string" calcext:value-type="string">
            <text:p>boolean</text:p>
          </table:table-cell>
          <table:table-cell table:style-name="ce74" office:value-type="string" calcext:value-type="string">
            <text:p>If selected, extruder will never lift and part will be made in one continuous path without infill</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0]; &quot;::&quot;; [.H410]));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0])); &quot; &quot;; &quot;&quot;); &quot;/&quot;; &quot;&quot;); &quot;-&quot;; &quot;&quot;)" office:value-type="string" office:string-value="kEnableSpiralizeMode" calcext:value-type="string">
            <text:p>kEnableSpiralizeMode</text:p>
          </table:table-cell>
          <table:table-cell table:style-name="ce74" office:value-type="string" calcext:value-type="string">
            <text:p>true</text:p>
          </table:table-cell>
          <table:table-cell table:number-columns-repeated="16372"/>
        </table:table-row>
        <table:table-row table:style-name="ro1">
          <table:table-cell table:style-name="ce74" office:value-type="string" calcext:value-type="string">
            <text:p>enable_fix_model</text:p>
          </table:table-cell>
          <table:table-cell table:style-name="ce74" office:value-type="string" calcext:value-type="string">
            <text:p>Enable Fix Model</text:p>
          </table:table-cell>
          <table:table-cell table:style-name="ce74" office:value-type="string" calcext:value-type="string">
            <text:p>boolean</text:p>
          </table:table-cell>
          <table:table-cell table:style-name="ce74" office:value-type="string" calcext:value-type="string">
            <text:p>If selected, manifold issues with the model will be repaired</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1]; &quot;::&quot;; [.H411]));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1])); &quot; &quot;; &quot;&quot;); &quot;/&quot;; &quot;&quot;); &quot;-&quot;; &quot;&quot;)" office:value-type="string" office:string-value="kEnableFixModel" calcext:value-type="string">
            <text:p>kEnableFixModel</text:p>
          </table:table-cell>
          <table:table-cell table:style-name="ce74" office:value-type="string" calcext:value-type="string">
            <text:p>false</text:p>
          </table:table-cell>
          <table:table-cell table:number-columns-repeated="16372"/>
        </table:table-row>
        <table:table-row table:style-name="ro1">
          <table:table-cell table:style-name="ce74" office:value-type="string" calcext:value-type="string">
            <text:p>oversize</text:p>
          </table:table-cell>
          <table:table-cell table:style-name="ce74" office:value-type="string" calcext:value-type="string">
            <text:p>Oversize Part</text:p>
          </table:table-cell>
          <table:table-cell table:style-name="ce74" office:value-type="string" calcext:value-type="string">
            <text:p>boolean</text:p>
          </table:table-cell>
          <table:table-cell table:style-name="ce74" office:value-type="string" calcext:value-type="string">
            <text:p>If selected, the part can be oversized in the X and Y dimensions to allow for a machining tolerance</text:p>
          </table:table-cell>
          <table:table-cell table:style-name="ce74" table:number-columns-repeated="2"/>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2]; &quot;::&quot;; [.H412]));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2])); &quot; &quot;; &quot;&quot;); &quot;/&quot;; &quot;&quot;); &quot;-&quot;; &quot;&quot;)" office:value-type="string" office:string-value="kOversizePart" calcext:value-type="string">
            <text:p>kOversizePart</text:p>
          </table:table-cell>
          <table:table-cell table:style-name="ce74" office:value-type="string" calcext:value-type="string">
            <text:p>false</text:p>
          </table:table-cell>
          <table:table-cell table:number-columns-repeated="16372"/>
        </table:table-row>
        <table:table-row table:style-name="ro1">
          <table:table-cell table:style-name="ce74" office:value-type="string" calcext:value-type="string">
            <text:p>oversize_distance</text:p>
          </table:table-cell>
          <table:table-cell table:style-name="ce74" office:value-type="string" calcext:value-type="string">
            <text:p>Oversize Distance</text:p>
          </table:table-cell>
          <table:table-cell table:style-name="ce74" office:value-type="string" calcext:value-type="string">
            <text:p>location</text:p>
          </table:table-cell>
          <table:table-cell table:style-name="ce74" office:value-type="string" calcext:value-type="string">
            <text:p>Distance to oversize the part in the X and Y directions</text:p>
          </table:table-cell>
          <table:table-cell table:style-name="ce74" office:value-type="string" calcext:value-type="string">
            <text:p>{"oversize":true}</text:p>
          </table:table-cell>
          <table:table-cell table:style-name="ce74"/>
          <table:table-cell table:style-name="ce75" office:value-type="float" office:value="0" calcext:value-type="float">
            <text:p>0</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3]; &quot;::&quot;; [.H413]));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3])); &quot; &quot;; &quot;&quot;); &quot;/&quot;; &quot;&quot;); &quot;-&quot;; &quot;&quot;)" office:value-type="string" office:string-value="kOversizeDistance" calcext:value-type="string">
            <text:p>kOversizeDistance</text:p>
          </table:table-cell>
          <table:table-cell table:style-name="ce74" office:value-type="string" calcext:value-type="string">
            <text:p>false</text:p>
          </table:table-cell>
          <table:table-cell table:number-columns-repeated="16372"/>
        </table:table-row>
        <table:table-row table:style-name="ro1">
          <table:table-cell table:style-name="ce74" office:value-type="string" calcext:value-type="string">
            <text:p>enable_width_height</text:p>
          </table:table-cell>
          <table:table-cell table:style-name="ce74" office:value-type="string" calcext:value-type="string">
            <text:p>Use Width and Height</text:p>
          </table:table-cell>
          <table:table-cell table:style-name="ce74" office:value-type="string" calcext:value-type="string">
            <text:p>boolean</text:p>
          </table:table-cell>
          <table:table-cell table:style-name="ce74" office:value-type="string" calcext:value-type="string">
            <text:p>If selected, G-Code will not command feeds and speed and instead send desired bead geometry for the HMI to interpret</text:p>
          </table:table-cell>
          <table:table-cell table:style-name="ce74" office:value-type="string" calcext:value-type="string">
            <text:p>{"syntax": 12}</text:p>
          </table:table-cell>
          <table:table-cell table:style-name="ce74"/>
          <table:table-cell table:style-name="ce75" office:value-type="string" calcext:value-type="string">
            <text:p>false</text:p>
          </table:table-cell>
          <table:table-cell table:style-name="ce74" office:value-type="string" calcext:value-type="string">
            <text:p>Special Modes</text:p>
          </table:table-cell>
          <table:table-cell table:style-name="ce74" office:value-type="string" calcext:value-type="string">
            <text:p>Profile</text:p>
          </table:table-cell>
          <table:table-cell table:style-name="ce74" table:formula="of:=SUBSTITUTE(SUBSTITUTE(SUBSTITUTE((COM.MICROSOFT.CONCAT([.I414]; &quot;::&quot;; [.H414])); &quot; &quot;; &quot;&quot;); &quot;/&quot;; &quot;&quot;); &quot;-&quot;; &quot;&quot;)" office:value-type="string" office:string-value="Profile::SpecialModes" calcext:value-type="string">
            <text:p>Profile::SpecialModes</text:p>
          </table:table-cell>
          <table:table-cell table:style-name="ce74" table:formula="of:=SUBSTITUTE(SUBSTITUTE(SUBSTITUTE((COM.MICROSOFT.CONCAT(&quot;k&quot;; [.B414])); &quot; &quot;; &quot;&quot;); &quot;/&quot;; &quot;&quot;); &quot;-&quot;; &quot;&quot;)" office:value-type="string" office:string-value="kUseWidthandHeight" calcext:value-type="string">
            <text:p>kUseWidthandHeight</text:p>
          </table:table-cell>
          <table:table-cell table:style-name="ce74" office:value-type="string" calcext:value-type="string">
            <text:p>false</text:p>
          </table:table-cell>
          <table:table-cell table:number-columns-repeated="16372"/>
        </table:table-row>
        <table:table-row table:style-name="ro1">
          <table:table-cell table:style-name="ce76" office:value-type="string" calcext:value-type="string">
            <text:p>island_order_optimization</text:p>
          </table:table-cell>
          <table:table-cell table:style-name="ce76" office:value-type="string" calcext:value-type="string">
            <text:p>Island Order Optimization</text:p>
          </table:table-cell>
          <table:table-cell table:style-name="ce76" office:value-type="string" calcext:value-type="string">
            <text:p>enumeration</text:p>
          </table:table-cell>
          <table:table-cell table:style-name="ce76" office:value-type="string" calcext:value-type="string">
            <text:p>Type of order optimizer to use on islands</text:p>
          </table:table-cell>
          <table:table-cell table:style-name="ce76"/>
          <table:table-cell table:style-name="ce76" office:value-type="string" calcext:value-type="string">
            <text:p>Next Closest, Next Farthest, Shortest Distance (approximate), Shortest Distance (brute force), Least Recently Visited, Random,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5]; &quot;::&quot;; [.H41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5])); &quot; &quot;; &quot;&quot;); &quot;/&quot;; &quot;&quot;); &quot;-&quot;; &quot;&quot;)" office:value-type="string" office:string-value="kIslandOrderOptimization" calcext:value-type="string">
            <text:p>kIslandOrderOptimiz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island_order_x_location</text:p>
          </table:table-cell>
          <table:table-cell table:style-name="ce76" office:value-type="string" calcext:value-type="string">
            <text:p>Custom Island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6]; &quot;::&quot;; [.H41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6])); &quot; &quot;; &quot;&quot;); &quot;/&quot;; &quot;&quot;); &quot;-&quot;; &quot;&quot;)" office:value-type="string" office:string-value="kCustomIslandPointXLocation" calcext:value-type="string">
            <text:p>kCustomIsland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island_order_y_location</text:p>
          </table:table-cell>
          <table:table-cell table:style-name="ce76" office:value-type="string" calcext:value-type="string">
            <text:p>Custom Island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island_order_optimization": 6}</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7]; &quot;::&quot;; [.H41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7])); &quot; &quot;; &quot;&quot;); &quot;/&quot;; &quot;&quot;); &quot;-&quot;; &quot;&quot;)" office:value-type="string" office:string-value="kCustomIslandPointYLocation" calcext:value-type="string">
            <text:p>kCustomIsland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path_order_optimization</text:p>
          </table:table-cell>
          <table:table-cell table:style-name="ce76" office:value-type="string" calcext:value-type="string">
            <text:p>Path Order Optimization</text:p>
          </table:table-cell>
          <table:table-cell table:style-name="ce76" office:value-type="string" calcext:value-type="string">
            <text:p>enumeration</text:p>
          </table:table-cell>
          <table:table-cell table:style-name="ce76" office:value-type="string" calcext:value-type="string">
            <text:p>Type of order optimizer to use on paths</text:p>
          </table:table-cell>
          <table:table-cell table:style-name="ce76"/>
          <table:table-cell table:style-name="ce76" office:value-type="string" calcext:value-type="string">
            <text:p>Next Closest, Next Farthest, Random, Outside In, Inside Out,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8]; &quot;::&quot;; [.H41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8])); &quot; &quot;; &quot;&quot;); &quot;/&quot;; &quot;&quot;); &quot;-&quot;; &quot;&quot;)" office:value-type="string" office:string-value="kPathOrderOptimization" calcext:value-type="string">
            <text:p>kPathOrderOptimiz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ath_order_x_location</text:p>
          </table:table-cell>
          <table:table-cell table:style-name="ce76" office:value-type="string" calcext:value-type="string">
            <text:p>Custom Path Point X Location</text:p>
          </table:table-cell>
          <table:table-cell table:style-name="ce76" office:value-type="string" calcext:value-type="string">
            <text:p>location</text:p>
          </table:table-cell>
          <table:table-cell table:style-name="ce76" office:value-type="string" calcext:value-type="string">
            <text:p>X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19]; &quot;::&quot;; [.H41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19])); &quot; &quot;; &quot;&quot;); &quot;/&quot;; &quot;&quot;); &quot;-&quot;; &quot;&quot;)" office:value-type="string" office:string-value="kCustomPathPointXLocation" calcext:value-type="string">
            <text:p>kCustomPath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ath_order_y_location</text:p>
          </table:table-cell>
          <table:table-cell table:style-name="ce76" office:value-type="string" calcext:value-type="string">
            <text:p>Custom Path Point Y Location</text:p>
          </table:table-cell>
          <table:table-cell table:style-name="ce76" office:value-type="string" calcext:value-type="string">
            <text:p>location</text:p>
          </table:table-cell>
          <table:table-cell table:style-name="ce76" office:value-type="string" calcext:value-type="string">
            <text:p>Y Coordinate for Custom Point Optimization Location</text:p>
          </table:table-cell>
          <table:table-cell table:style-name="ce76" office:value-type="string" calcext:value-type="string">
            <text:p>{"path_order_optimization": 5}</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0]; &quot;::&quot;; [.H42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0])); &quot; &quot;; &quot;&quot;); &quot;/&quot;; &quot;&quot;); &quot;-&quot;; &quot;&quot;)" office:value-type="string" office:string-value="kCustomPathPointYLocation" calcext:value-type="string">
            <text:p>kCustomPath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point_order_optimization</text:p>
          </table:table-cell>
          <table:table-cell table:style-name="ce76" office:value-type="string" calcext:value-type="string">
            <text:p>Point Order Optimization</text:p>
          </table:table-cell>
          <table:table-cell table:style-name="ce76" office:value-type="string" calcext:value-type="string">
            <text:p>enumeration</text:p>
          </table:table-cell>
          <table:table-cell table:style-name="ce76" office:value-type="string" calcext:value-type="string">
            <text:p>Type of order optimizer to use on point selection after a path has been determined</text:p>
          </table:table-cell>
          <table:table-cell table:style-name="ce76"/>
          <table:table-cell table:style-name="ce76" office:value-type="string" calcext:value-type="string">
            <text:p>Next Closest, Next Farthest, Random, Consecutive, Custom Location</text:p>
          </table:table-cell>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1]; &quot;::&quot;; [.H42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1])); &quot; &quot;; &quot;&quot;); &quot;/&quot;; &quot;&quot;); &quot;-&quot;; &quot;&quot;)" office:value-type="string" office:string-value="kPointOrderOptimization" calcext:value-type="string">
            <text:p>kPointOrderOptimization</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enable_point_order_segment_breaking</text:p>
          </table:table-cell>
          <table:table-cell table:style-name="ce76" office:value-type="string" calcext:value-type="string">
            <text:p>Enable Point Order Segment Breaking</text:p>
          </table:table-cell>
          <table:table-cell table:style-name="ce76" office:value-type="string" calcext:value-type="string">
            <text:p>boolean</text:p>
          </table:table-cell>
          <table:table-cell table:style-name="ce76" office:value-type="string" calcext:value-type="string">
            <text:p>Allows point order optimization to split a closed contour segment so the seam can start at the closest point along an edge.</text:p>
          </table:table-cell>
          <table:table-cell table:style-name="ce76" office:value-type="string" calcext:value-type="string">
            <text:p>{"OR": [{"point_order_optimization": 0}, {"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office:value-type="string" calcext:value-type="string">
            <text:p>Profile::Optimizations</text:p>
          </table:table-cell>
          <table:table-cell table:style-name="ce76" office:value-type="string" calcext:value-type="string">
            <text:p>kEnablePointOrderSegmentBreaking</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local_randomness_enable</text:p>
          </table:table-cell>
          <table:table-cell table:style-name="ce76" office:value-type="string" calcext:value-type="string">
            <text:p>Enable Local Randomness</text:p>
          </table:table-cell>
          <table:table-cell table:style-name="ce76" office:value-type="string" calcext:value-type="string">
            <text:p>boolean</text:p>
          </table:table-cell>
          <table:table-cell table:style-name="ce76" office:value-type="string" calcext:value-type="string">
            <text:p>Enables local randomness within a specified radius after the selected point optimization scheme</text:p>
          </table:table-cell>
          <table:table-cell table:style-name="ce76" table:number-columns-repeated="2"/>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3]; &quot;::&quot;; [.H42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3])); &quot; &quot;; &quot;&quot;); &quot;/&quot;; &quot;&quot;); &quot;-&quot;; &quot;&quot;)" office:value-type="string" office:string-value="kEnableLocalRandomness" calcext:value-type="string">
            <text:p>kEnableLocalRandomness</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local_randomness_radius</text:p>
          </table:table-cell>
          <table:table-cell table:style-name="ce76" office:value-type="string" calcext:value-type="string">
            <text:p>Local Randomness Radius</text:p>
          </table:table-cell>
          <table:table-cell table:style-name="ce76" office:value-type="string" calcext:value-type="string">
            <text:p>distance</text:p>
          </table:table-cell>
          <table:table-cell table:style-name="ce76" office:value-type="string" calcext:value-type="string">
            <text:p>Radius within which the travel connection will be randomized after having computed connectivity via point optimization scheme</text:p>
          </table:table-cell>
          <table:table-cell table:style-name="ce76" office:value-type="string" calcext:value-type="string">
            <text:p>{"local_randomness_enable": true}</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4]; &quot;::&quot;; [.H42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4])); &quot; &quot;; &quot;&quot;); &quot;/&quot;; &quot;&quot;); &quot;-&quot;; &quot;&quot;)" office:value-type="string" office:string-value="kLocalRandomnessRadius" calcext:value-type="string">
            <text:p>kLocalRandomnessRadius</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enable_min_distance</text:p>
          </table:table-cell>
          <table:table-cell table:style-name="ce76" office:value-type="string" calcext:value-type="string">
            <text:p>Enable Minimum Distance</text:p>
          </table:table-cell>
          <table:table-cell table:style-name="ce76" office:value-type="string" calcext:value-type="string">
            <text:p>boolean</text:p>
          </table:table-cell>
          <table:table-cell table:style-name="ce76" office:value-type="string" calcext:value-type="string">
            <text:p>Enables a minimum distance threshold when using next closest point optimization</text:p>
          </table:table-cell>
          <table:table-cell table:style-name="ce76" office:value-type="string" calcext:value-type="string">
            <text:p>{"point_order_optimization": 0}</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5]; &quot;::&quot;; [.H42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5])); &quot; &quot;; &quot;&quot;); &quot;/&quot;; &quot;&quot;); &quot;-&quot;; &quot;&quot;)" office:value-type="string" office:string-value="kEnableMinimumDistance" calcext:value-type="string">
            <text:p>kEnableMinimumDistance</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min_distance_threshold</text:p>
          </table:table-cell>
          <table:table-cell table:style-name="ce76" office:value-type="string" calcext:value-type="string">
            <text:p>Minimum Distance Threshold</text:p>
          </table:table-cell>
          <table:table-cell table:style-name="ce76" office:value-type="string" calcext:value-type="string">
            <text:p>distance</text:p>
          </table:table-cell>
          <table:table-cell table:style-name="ce76" office:value-type="string" calcext:value-type="string">
            <text:p>Minimum distance that a point must be when selected via next closest point optimization. If none are found, furthest point is selected.</text:p>
          </table:table-cell>
          <table:table-cell table:style-name="ce76" office:value-type="string" calcext:value-type="string">
            <text:p>{"AND": [{"point_order_optimization": 0}, {"enable_min_distance": true}]}</text:p>
          </table:table-cell>
          <table:table-cell table:style-name="ce76"/>
          <table:table-cell table:style-name="ce78"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6]; &quot;::&quot;; [.H426]));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6])); &quot; &quot;; &quot;&quot;); &quot;/&quot;; &quot;&quot;); &quot;-&quot;; &quot;&quot;)" office:value-type="string" office:string-value="kMinimumDistanceThreshold" calcext:value-type="string">
            <text:p>kMinimumDistanceThreshold</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consecutive_distance_threshold</text:p>
          </table:table-cell>
          <table:table-cell table:style-name="ce76" office:value-type="string" calcext:value-type="string">
            <text:p>Consecutive Distance Threshold</text:p>
          </table:table-cell>
          <table:table-cell table:style-name="ce76" office:value-type="string" calcext:value-type="string">
            <text:p>distance</text:p>
          </table:table-cell>
          <table:table-cell table:style-name="ce76" office:value-type="string" calcext:value-type="string">
            <text:p>Sets minimum distance to rotate consecutive point layer to layer</text:p>
          </table:table-cell>
          <table:table-cell table:style-name="ce76" office:value-type="string" calcext:value-type="string">
            <text:p>{"point_order_optimization": 3}</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7]; &quot;::&quot;; [.H427]));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7])); &quot; &quot;; &quot;&quot;); &quot;/&quot;; &quot;&quot;); &quot;-&quot;; &quot;&quot;)" office:value-type="string" office:string-value="kConsecutiveDistanceThreshold" calcext:value-type="string">
            <text:p>kConsecutiveDistanceThreshold</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custom_point_order_x_location</text:p>
          </table:table-cell>
          <table:table-cell table:style-name="ce76" office:value-type="string" calcext:value-type="string">
            <text:p>Custom Point X Location</text:p>
          </table:table-cell>
          <table:table-cell table:style-name="ce76" office:value-type="string" calcext:value-type="string">
            <text:p>location</text:p>
          </table:table-cell>
          <table:table-cell table:style-name="ce76" office:value-type="string" calcext:value-type="string">
            <text:p>X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8]; &quot;::&quot;; [.H428]));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8])); &quot; &quot;; &quot;&quot;); &quot;/&quot;; &quot;&quot;); &quot;-&quot;; &quot;&quot;)" office:value-type="string" office:string-value="kCustomPointXLocation" calcext:value-type="string">
            <text:p>kCustomPointX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point_order_y_location</text:p>
          </table:table-cell>
          <table:table-cell table:style-name="ce76" office:value-type="string" calcext:value-type="string">
            <text:p>Custom Point Y Location</text:p>
          </table:table-cell>
          <table:table-cell table:style-name="ce76" office:value-type="string" calcext:value-type="string">
            <text:p>location</text:p>
          </table:table-cell>
          <table:table-cell table:style-name="ce76" office:value-type="string" calcext:value-type="string">
            <text:p>Y Coordinate for Custom Point for Point Optimization Schem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29]; &quot;::&quot;; [.H429]));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29])); &quot; &quot;; &quot;&quot;); &quot;/&quot;; &quot;&quot;); &quot;-&quot;; &quot;&quot;)" office:value-type="string" office:string-value="kCustomPointYLocation" calcext:value-type="string">
            <text:p>kCustomPointY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enable_second_custom_point_location</text:p>
          </table:table-cell>
          <table:table-cell table:style-name="ce76" office:value-type="string" calcext:value-type="string">
            <text:p>Add Second Custom Location</text:p>
          </table:table-cell>
          <table:table-cell table:style-name="ce76" office:value-type="string" calcext:value-type="string">
            <text:p>boolean</text:p>
          </table:table-cell>
          <table:table-cell table:style-name="ce76" office:value-type="string" calcext:value-type="string">
            <text:p>Enables a second custom point location so that points alternate layer to layer. The second point is used for even numbered layers.</text:p>
          </table:table-cell>
          <table:table-cell table:style-name="ce76" office:value-type="string" calcext:value-type="string">
            <text:p>{"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0]; &quot;::&quot;; [.H430]));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0])); &quot; &quot;; &quot;&quot;); &quot;/&quot;; &quot;&quot;); &quot;-&quot;; &quot;&quot;)" office:value-type="string" office:string-value="kAddSecondCustomLocation" calcext:value-type="string">
            <text:p>kAddSecondCustomLocation</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enable_second_point_every_two</text:p>
          </table:table-cell>
          <table:table-cell table:style-name="ce76" office:value-type="string" calcext:value-type="string">
            <text:p>Enable Second Custom Location Every Two Layers</text:p>
          </table:table-cell>
          <table:table-cell table:style-name="ce76" office:value-type="string" calcext:value-type="string">
            <text:p>boolean</text:p>
          </table:table-cell>
          <table:table-cell table:style-name="ce76" office:value-type="string" calcext:value-type="string">
            <text:p>Enables the second custom point, but custom points are alternated every two layers. I.e. layers 1 and 2 use the original point and layers 3 and 4 use the second point.</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string" calcext:value-type="string">
            <text:p>false</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1]; &quot;::&quot;; [.H431]));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1])); &quot; &quot;; &quot;&quot;); &quot;/&quot;; &quot;&quot;); &quot;-&quot;; &quot;&quot;)" office:value-type="string" office:string-value="kEnableSecondCustomLocationEveryTwoLayers" calcext:value-type="string">
            <text:p>kEnableSecondCustomLocationEveryTwoLayers</text:p>
          </table:table-cell>
          <table:table-cell table:style-name="ce76" office:value-type="string" calcext:value-type="string">
            <text:p>true</text:p>
          </table:table-cell>
          <table:table-cell table:number-columns-repeated="16372"/>
        </table:table-row>
        <table:table-row table:style-name="ro1">
          <table:table-cell table:style-name="ce76" office:value-type="string" calcext:value-type="string">
            <text:p>custom_second_point_order_x_location</text:p>
          </table:table-cell>
          <table:table-cell table:style-name="ce76" office:value-type="string" calcext:value-type="string">
            <text:p>Second Custom Point X Location</text:p>
          </table:table-cell>
          <table:table-cell table:style-name="ce76" office:value-type="string" calcext:value-type="string">
            <text:p>location</text:p>
          </table:table-cell>
          <table:table-cell table:style-name="ce76" office:value-type="string" calcext:value-type="string">
            <text:p>X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2]; &quot;::&quot;; [.H432]));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2])); &quot; &quot;; &quot;&quot;); &quot;/&quot;; &quot;&quot;); &quot;-&quot;; &quot;&quot;)" office:value-type="string" office:string-value="kSecondCustomPointXLocation" calcext:value-type="string">
            <text:p>kSecondCustomPointXLocation</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custom_second_point_order_y_location</text:p>
          </table:table-cell>
          <table:table-cell table:style-name="ce76" office:value-type="string" calcext:value-type="string">
            <text:p>Second Custom Point Y Location</text:p>
          </table:table-cell>
          <table:table-cell table:style-name="ce76" office:value-type="string" calcext:value-type="string">
            <text:p>location</text:p>
          </table:table-cell>
          <table:table-cell table:style-name="ce76" office:value-type="string" calcext:value-type="string">
            <text:p>Y Coordinate for Second Custom Point for Point Optimization Scheme</text:p>
          </table:table-cell>
          <table:table-cell table:style-name="ce76" office:value-type="string" calcext:value-type="string">
            <text:p>{"AND": [{"enable_second_custom_point_location": true}, {"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3]; &quot;::&quot;; [.H433]));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3])); &quot; &quot;; &quot;&quot;); &quot;/&quot;; &quot;&quot;); &quot;-&quot;; &quot;&quot;)" office:value-type="string" office:string-value="kSecondCustomPointYLocation" calcext:value-type="string">
            <text:p>kSecondCustomPointYLocation</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custom_point_order_x_increment</text:p>
          </table:table-cell>
          <table:table-cell table:style-name="ce76" office:value-type="string" calcext:value-type="string">
            <text:p>Custom Point X Increment</text:p>
          </table:table-cell>
          <table:table-cell table:style-name="ce76" office:value-type="string" calcext:value-type="string">
            <text:p>location</text:p>
          </table:table-cell>
          <table:table-cell table:style-name="ce76" office:value-type="string" calcext:value-type="string">
            <text:p>Distance to increment the custom point X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4]; &quot;::&quot;; [.H434]));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4])); &quot; &quot;; &quot;&quot;); &quot;/&quot;; &quot;&quot;); &quot;-&quot;; &quot;&quot;)" office:value-type="string" office:string-value="kCustomPointXIncrement" calcext:value-type="string">
            <text:p>kCustomPointXIncrement</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76" office:value-type="string" calcext:value-type="string">
            <text:p>custom_point_order_y_increment</text:p>
          </table:table-cell>
          <table:table-cell table:style-name="ce76" office:value-type="string" calcext:value-type="string">
            <text:p>Custom Point Y Increment</text:p>
          </table:table-cell>
          <table:table-cell table:style-name="ce76" office:value-type="string" calcext:value-type="string">
            <text:p>location</text:p>
          </table:table-cell>
          <table:table-cell table:style-name="ce76" office:value-type="string" calcext:value-type="string">
            <text:p>Distance to increment the custom point Y location from layer to layer. This is used for angled printing to move the seam along with the slicing plane.</text:p>
          </table:table-cell>
          <table:table-cell table:style-name="ce76" office:value-type="string" calcext:value-type="string">
            <text:p>{"point_order_optimization": 4}</text:p>
          </table:table-cell>
          <table:table-cell table:style-name="ce76"/>
          <table:table-cell table:style-name="ce77" office:value-type="float" office:value="0" calcext:value-type="float">
            <text:p>0</text:p>
          </table:table-cell>
          <table:table-cell table:style-name="ce76" office:value-type="string" calcext:value-type="string">
            <text:p>Optimizations</text:p>
          </table:table-cell>
          <table:table-cell table:style-name="ce76" office:value-type="string" calcext:value-type="string">
            <text:p>Profile</text:p>
          </table:table-cell>
          <table:table-cell table:style-name="ce76" table:formula="of:=SUBSTITUTE(SUBSTITUTE(SUBSTITUTE((COM.MICROSOFT.CONCAT([.I435]; &quot;::&quot;; [.H435])); &quot; &quot;; &quot;&quot;); &quot;/&quot;; &quot;&quot;); &quot;-&quot;; &quot;&quot;)" office:value-type="string" office:string-value="Profile::Optimizations" calcext:value-type="string">
            <text:p>Profile::Optimizations</text:p>
          </table:table-cell>
          <table:table-cell table:style-name="ce76" table:formula="of:=SUBSTITUTE(SUBSTITUTE(SUBSTITUTE((COM.MICROSOFT.CONCAT(&quot;k&quot;; [.B435])); &quot; &quot;; &quot;&quot;); &quot;/&quot;; &quot;&quot;); &quot;-&quot;; &quot;&quot;)" office:value-type="string" office:string-value="kCustomPointYIncrement" calcext:value-type="string">
            <text:p>kCustomPointYIncrement</text:p>
          </table:table-cell>
          <table:table-cell table:style-name="ce76" office:value-type="string" calcext:value-type="string">
            <text:p>true</text:p>
          </table:table-cell>
          <table:table-cell table:style-name="ce52" table:number-columns-repeated="1011"/>
          <table:table-cell table:number-columns-repeated="15361"/>
        </table:table-row>
        <table:table-row table:style-name="ro1">
          <table:table-cell table:style-name="ce10" office:value-type="string" calcext:value-type="string">
            <text:p>region_order</text:p>
          </table:table-cell>
          <table:table-cell table:style-name="ce10" office:value-type="string" calcext:value-type="string">
            <text:p>Region Order</text:p>
          </table:table-cell>
          <table:table-cell table:style-name="ce10" office:value-type="string" calcext:value-type="string">
            <text:p>numbered_list</text:p>
          </table:table-cell>
          <table:table-cell table:style-name="ce10" office:value-type="string" calcext:value-type="string">
            <text:p>Order that region paths will be connected</text:p>
          </table:table-cell>
          <table:table-cell table:style-name="ce10" table:number-columns-repeated="2"/>
          <table:table-cell table:style-name="ce11" office:value-type="string" calcext:value-type="string">
            <text:p>["Perimeter","Inset","Skin","Infill","Skeleton"]</text:p>
          </table:table-cell>
          <table:table-cell table:style-name="ce10" office:value-type="string" calcext:value-type="string">
            <text:p>Ordering</text:p>
          </table:table-cell>
          <table:table-cell table:style-name="ce10" office:value-type="string" calcext:value-type="string">
            <text:p>Profile</text:p>
          </table:table-cell>
          <table:table-cell table:style-name="ce10" table:formula="of:=SUBSTITUTE(SUBSTITUTE(SUBSTITUTE((COM.MICROSOFT.CONCAT([.I436]; &quot;::&quot;; [.H436])); &quot; &quot;; &quot;&quot;); &quot;/&quot;; &quot;&quot;); &quot;-&quot;; &quot;&quot;)" office:value-type="string" office:string-value="Profile::Ordering" calcext:value-type="string">
            <text:p>Profile::Ordering</text:p>
          </table:table-cell>
          <table:table-cell table:style-name="ce10" table:formula="of:=SUBSTITUTE(SUBSTITUTE(SUBSTITUTE((COM.MICROSOFT.CONCAT(&quot;k&quot;; [.B436])); &quot; &quot;; &quot;&quot;); &quot;/&quot;; &quot;&quot;); &quot;-&quot;; &quot;&quot;)" office:value-type="string" office:string-value="kRegionOrder" calcext:value-type="string">
            <text:p>kRegionOrder</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perimeter_reverse_direction</text:p>
          </table:table-cell>
          <table:table-cell table:style-name="ce10" office:value-type="string" calcext:value-type="string">
            <text:p>Reverse Perimeter Direction</text:p>
          </table:table-cell>
          <table:table-cell table:style-name="ce10" office:value-type="string" calcext:value-type="string">
            <text:p>enumeration</text:p>
          </table:table-cell>
          <table:table-cell table:style-name="ce10" office:value-type="string" calcext:value-type="string">
            <text:p>Reverse the printing direction of the perimeters (CW vs CCW)</text:p>
          </table:table-cell>
          <table:table-cell table:style-name="ce10" office:value-type="string" calcext:value-type="string">
            <text:p>{"perimeter":true}</text:p>
          </table:table-cell>
          <table:table-cell table:style-name="ce10" office:value-type="string" calcext:value-type="string">
            <text:p>REVERSE_OFF,REVERSE_ALL_LAYERS,REVERSE_ALTERNATING_LAYERS</text:p>
          </table:table-cell>
          <table:table-cell table:style-name="ce11" office:value-type="float" office:value="0" calcext:value-type="float">
            <text:p>0</text:p>
          </table:table-cell>
          <table:table-cell table:style-name="ce10" office:value-type="string" calcext:value-type="string">
            <text:p>Ordering</text:p>
          </table:table-cell>
          <table:table-cell table:style-name="ce10" office:value-type="string" calcext:value-type="string">
            <text:p>Profile</text:p>
          </table:table-cell>
          <table:table-cell table:style-name="ce10" table:formula="of:=SUBSTITUTE(SUBSTITUTE(SUBSTITUTE((COM.MICROSOFT.CONCAT([.I437]; &quot;::&quot;; [.H437])); &quot; &quot;; &quot;&quot;); &quot;/&quot;; &quot;&quot;); &quot;-&quot;; &quot;&quot;)" office:value-type="string" office:string-value="Profile::Ordering" calcext:value-type="string">
            <text:p>Profile::Ordering</text:p>
          </table:table-cell>
          <table:table-cell table:style-name="ce10" table:formula="of:=SUBSTITUTE(SUBSTITUTE(SUBSTITUTE((COM.MICROSOFT.CONCAT(&quot;k&quot;; [.B437])); &quot; &quot;; &quot;&quot;); &quot;/&quot;; &quot;&quot;); &quot;-&quot;; &quot;&quot;)" office:value-type="string" office:string-value="kReversePerimeterDirection" calcext:value-type="string">
            <text:p>kReversePerimeterDirection</text:p>
          </table:table-cell>
          <table:table-cell table:style-name="ce10" office:value-type="string" calcext:value-type="string">
            <text:p>true</text:p>
          </table:table-cell>
          <table:table-cell table:number-columns-repeated="16372"/>
        </table:table-row>
        <table:table-row table:style-name="ro1">
          <table:table-cell table:style-name="ce10" office:value-type="string" calcext:value-type="string">
            <text:p>inset_reverse_direction</text:p>
          </table:table-cell>
          <table:table-cell table:style-name="ce10" office:value-type="string" calcext:value-type="string">
            <text:p>Reverse Inset Direction</text:p>
          </table:table-cell>
          <table:table-cell table:style-name="ce10" office:value-type="string" calcext:value-type="string">
            <text:p>enumeration</text:p>
          </table:table-cell>
          <table:table-cell table:style-name="ce10" office:value-type="string" calcext:value-type="string">
            <text:p>Reverse the printing direction of the insets (CW vs CCW)</text:p>
          </table:table-cell>
          <table:table-cell table:style-name="ce10" office:value-type="string" calcext:value-type="string">
            <text:p>{"inset":true}</text:p>
          </table:table-cell>
          <table:table-cell table:style-name="ce10" office:value-type="string" calcext:value-type="string">
            <text:p>REVERSE_OFF,REVERSE_ALL_LAYERS,REVERSE_ALTERNATING_LAYERS</text:p>
          </table:table-cell>
          <table:table-cell table:style-name="ce11" office:value-type="float" office:value="0" calcext:value-type="float">
            <text:p>0</text:p>
          </table:table-cell>
          <table:table-cell table:style-name="ce10" office:value-type="string" calcext:value-type="string">
            <text:p>Ordering</text:p>
          </table:table-cell>
          <table:table-cell table:style-name="ce10" office:value-type="string" calcext:value-type="string">
            <text:p>Profile</text:p>
          </table:table-cell>
          <table:table-cell table:style-name="ce10" table:formula="of:=SUBSTITUTE(SUBSTITUTE(SUBSTITUTE((COM.MICROSOFT.CONCAT([.I438]; &quot;::&quot;; [.H438])); &quot; &quot;; &quot;&quot;); &quot;/&quot;; &quot;&quot;); &quot;-&quot;; &quot;&quot;)" office:value-type="string" office:string-value="Profile::Ordering" calcext:value-type="string">
            <text:p>Profile::Ordering</text:p>
          </table:table-cell>
          <table:table-cell table:style-name="ce10" table:formula="of:=SUBSTITUTE(SUBSTITUTE(SUBSTITUTE((COM.MICROSOFT.CONCAT(&quot;k&quot;; [.B438])); &quot; &quot;; &quot;&quot;); &quot;/&quot;; &quot;&quot;); &quot;-&quot;; &quot;&quot;)" office:value-type="string" office:string-value="kReverseInsetDirection" calcext:value-type="string">
            <text:p>kReverseInsetDirection</text:p>
          </table:table-cell>
          <table:table-cell table:style-name="ce10" office:value-type="string" calcext:value-type="string">
            <text:p>true</text:p>
          </table:table-cell>
          <table:table-cell table:number-columns-repeated="16372"/>
        </table:table-row>
        <table:table-row table:style-name="ro1">
          <table:table-cell table:style-name="ce31" office:value-type="string" calcext:value-type="string">
            <text:p>laser_scanner</text:p>
          </table:table-cell>
          <table:table-cell table:style-name="ce31" office:value-type="string" calcext:value-type="string">
            <text:p>Enable Laser Scanner</text:p>
          </table:table-cell>
          <table:table-cell table:style-name="ce31" office:value-type="string" calcext:value-type="string">
            <text:p>boolean</text:p>
          </table:table-cell>
          <table:table-cell table:style-name="ce31" office:value-type="string" calcext:value-type="string">
            <text:p>If selected, will generate G/M codes for laser scanner path between layers</text:p>
          </table:table-cell>
          <table:table-cell table:style-name="ce31" office:value-type="string" calcext:value-type="string">
            <text:p>{"OR": [{"syntax": 1}, {"syntax": 4}]}</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9]; &quot;::&quot;; [.H439]));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9])); &quot; &quot;; &quot;&quot;); &quot;/&quot;; &quot;&quot;); &quot;-&quot;; &quot;&quot;)" office:value-type="string" office:string-value="kEnableLaserScanner" calcext:value-type="string">
            <text:p>kEnableLaserScanner</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peed</text:p>
          </table:table-cell>
          <table:table-cell table:style-name="ce31" office:value-type="string" calcext:value-type="string">
            <text:p>Laser Scan Speed</text:p>
          </table:table-cell>
          <table:table-cell table:style-name="ce31" office:value-type="string" calcext:value-type="string">
            <text:p>speed</text:p>
          </table:table-cell>
          <table:table-cell table:style-name="ce31" office:value-type="string" calcext:value-type="string">
            <text:p>Speed for scan paths</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0]; &quot;::&quot;; [.H440]));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0])); &quot; &quot;; &quot;&quot;); &quot;/&quot;; &quot;&quot;); &quot;-&quot;; &quot;&quot;)" office:value-type="string" office:string-value="kLaserScanSpeed" calcext:value-type="string">
            <text:p>kLaserScanSpeed</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height_offset</text:p>
          </table:table-cell>
          <table:table-cell table:style-name="ce31" office:value-type="string" calcext:value-type="string">
            <text:p>Laser Scanner Height Offset</text:p>
          </table:table-cell>
          <table:table-cell table:style-name="ce31" office:value-type="string" calcext:value-type="string">
            <text:p>location</text:p>
          </table:table-cell>
          <table:table-cell table:style-name="ce31" office:value-type="string" calcext:value-type="string">
            <text:p>Height of scanner above table in home position</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1]; &quot;::&quot;; [.H441]));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1])); &quot; &quot;; &quot;&quot;); &quot;/&quot;; &quot;&quot;); &quot;-&quot;; &quot;&quot;)" office:value-type="string" office:string-value="kLaserScannerHeightOffset" calcext:value-type="string">
            <text:p>kLaserScannerHeightOffset</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x_offset</text:p>
          </table:table-cell>
          <table:table-cell table:style-name="ce31" office:value-type="string" calcext:value-type="string">
            <text:p>Laser Scanner X Offset</text:p>
          </table:table-cell>
          <table:table-cell table:style-name="ce31" office:value-type="string" calcext:value-type="string">
            <text:p>location</text:p>
          </table:table-cell>
          <table:table-cell table:style-name="ce31" office:value-type="string" calcext:value-type="string">
            <text:p>X offset of scanner from command position (typically extruder head)</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2]; &quot;::&quot;; [.H442]));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2])); &quot; &quot;; &quot;&quot;); &quot;/&quot;; &quot;&quot;); &quot;-&quot;; &quot;&quot;)" office:value-type="string" office:string-value="kLaserScannerXOffset" calcext:value-type="string">
            <text:p>kLaserScannerXOffset</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y_offset</text:p>
          </table:table-cell>
          <table:table-cell table:style-name="ce31" office:value-type="string" calcext:value-type="string">
            <text:p>Laser Scanner Y Offset</text:p>
          </table:table-cell>
          <table:table-cell table:style-name="ce31" office:value-type="string" calcext:value-type="string">
            <text:p>location</text:p>
          </table:table-cell>
          <table:table-cell table:style-name="ce31" office:value-type="string" calcext:value-type="string">
            <text:p>Y offset of scanner from command position (typically extruder head)</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3]; &quot;::&quot;; [.H443]));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3])); &quot; &quot;; &quot;&quot;); &quot;/&quot;; &quot;&quot;); &quot;-&quot;; &quot;&quot;)" office:value-type="string" office:string-value="kLaserScannerYOffset" calcext:value-type="string">
            <text:p>kLaserScannerYOffset</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height</text:p>
          </table:table-cell>
          <table:table-cell table:style-name="ce31" office:value-type="string" calcext:value-type="string">
            <text:p>Laser Scanner Height</text:p>
          </table:table-cell>
          <table:table-cell table:style-name="ce31" office:value-type="string" calcext:value-type="string">
            <text:p>distance</text:p>
          </table:table-cell>
          <table:table-cell table:style-name="ce31" office:value-type="string" calcext:value-type="string">
            <text:p>Target height of scanner above layers</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4]; &quot;::&quot;; [.H444]));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4])); &quot; &quot;; &quot;&quot;); &quot;/&quot;; &quot;&quot;); &quot;-&quot;; &quot;&quot;)" office:value-type="string" office:string-value="kLaserScannerHeight" calcext:value-type="string">
            <text:p>kLaserScannerHeight</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width</text:p>
          </table:table-cell>
          <table:table-cell table:style-name="ce31" office:value-type="string" calcext:value-type="string">
            <text:p>Laser Scanner Width</text:p>
          </table:table-cell>
          <table:table-cell table:style-name="ce31" office:value-type="string" calcext:value-type="string">
            <text:p>distance</text:p>
          </table:table-cell>
          <table:table-cell table:style-name="ce31" office:value-type="string" calcext:value-type="string">
            <text:p>Width of scanner at given height</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5]; &quot;::&quot;; [.H445]));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5])); &quot; &quot;; &quot;&quot;); &quot;/&quot;; &quot;&quot;); &quot;-&quot;; &quot;&quot;)" office:value-type="string" office:string-value="kLaserScannerWidth" calcext:value-type="string">
            <text:p>kLaserScannerWidth</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step_distance</text:p>
          </table:table-cell>
          <table:table-cell table:style-name="ce31" office:value-type="string" calcext:value-type="string">
            <text:p>Laser Step Distance</text:p>
          </table:table-cell>
          <table:table-cell table:style-name="ce31" office:value-type="string" calcext:value-type="string">
            <text:p>distance</text:p>
          </table:table-cell>
          <table:table-cell table:style-name="ce31" office:value-type="string" calcext:value-type="string">
            <text:p>Step distance of scanner along layer (resolution)</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6]; &quot;::&quot;; [.H446]));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6])); &quot; &quot;; &quot;&quot;); &quot;/&quot;; &quot;&quot;); &quot;-&quot;; &quot;&quot;)" office:value-type="string" office:string-value="kLaserStepDistance" calcext:value-type="string">
            <text:p>kLaserStepDistance</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_line_resolution</text:p>
          </table:table-cell>
          <table:table-cell table:style-name="ce31" office:value-type="string" calcext:value-type="string">
            <text:p>Laser Scan Line Resolution</text:p>
          </table:table-cell>
          <table:table-cell table:style-name="ce31" office:value-type="string" calcext:value-type="string">
            <text:p>distance</text:p>
          </table:table-cell>
          <table:table-cell table:style-name="ce31" office:value-type="string" calcext:value-type="string">
            <text:p>Resolution of single scan line</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7]; &quot;::&quot;; [.H447]));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7])); &quot; &quot;; &quot;&quot;); &quot;/&quot;; &quot;&quot;); &quot;-&quot;; &quot;&quot;)" office:value-type="string" office:string-value="kLaserScanLineResolution" calcext:value-type="string">
            <text:p>kLaserScanLineResolution</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laser_scanner_axis</text:p>
          </table:table-cell>
          <table:table-cell table:style-name="ce31" office:value-type="string" calcext:value-type="string">
            <text:p>Scanner Axis</text:p>
          </table:table-cell>
          <table:table-cell table:style-name="ce31" office:value-type="string" calcext:value-type="string">
            <text:p>enumeration</text:p>
          </table:table-cell>
          <table:table-cell table:style-name="ce31" office:value-type="string" calcext:value-type="string">
            <text:p>Axis the scan line will travel</text:p>
          </table:table-cell>
          <table:table-cell table:style-name="ce31" office:value-type="string" calcext:value-type="string">
            <text:p>{"laser_scanner":true}</text:p>
          </table:table-cell>
          <table:table-cell table:style-name="ce31" office:value-type="string" calcext:value-type="string">
            <text:p>X, Y</text:p>
          </table:table-cell>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8]; &quot;::&quot;; [.H448]));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8])); &quot; &quot;; &quot;&quot;); &quot;/&quot;; &quot;&quot;); &quot;-&quot;; &quot;&quot;)" office:value-type="string" office:string-value="kScannerAxis" calcext:value-type="string">
            <text:p>kScannerAxis</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invert_laser_scanner_head</text:p>
          </table:table-cell>
          <table:table-cell table:style-name="ce31" office:value-type="string" calcext:value-type="string">
            <text:p>Invert Laser Head</text:p>
          </table:table-cell>
          <table:table-cell table:style-name="ce31" office:value-type="string" calcext:value-type="string">
            <text:p>boolean</text:p>
          </table:table-cell>
          <table:table-cell table:style-name="ce31" office:value-type="string" calcext:value-type="string">
            <text:p>Direction of mounted laser head with respect to machine axis</text:p>
          </table:table-cell>
          <table:table-cell table:style-name="ce31" office:value-type="string" calcext:value-type="string">
            <text:p>{"laser_scanner":true}</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9]; &quot;::&quot;; [.H449]));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9])); &quot; &quot;; &quot;&quot;); &quot;/&quot;; &quot;&quot;); &quot;-&quot;; &quot;&quot;)" office:value-type="string" office:string-value="kInvertLaserHead" calcext:value-type="string">
            <text:p>kInvertLaserHead</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enable_bed_scan</text:p>
          </table:table-cell>
          <table:table-cell table:style-name="ce31" office:value-type="string" calcext:value-type="string">
            <text:p>Enable Bed Scan</text:p>
          </table:table-cell>
          <table:table-cell table:style-name="ce31" office:value-type="string" calcext:value-type="string">
            <text:p>boolean</text:p>
          </table:table-cell>
          <table:table-cell table:style-name="ce31" office:value-type="string" calcext:value-type="string">
            <text:p>Scan print bed before first layer deposition</text:p>
          </table:table-cell>
          <table:table-cell table:style-name="ce31" office:value-type="string" calcext:value-type="string">
            <text:p>{"laser_scanner":true}</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0]; &quot;::&quot;; [.H450]));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0])); &quot; &quot;; &quot;&quot;); &quot;/&quot;; &quot;&quot;); &quot;-&quot;; &quot;&quot;)" office:value-type="string" office:string-value="kEnableBedScan" calcext:value-type="string">
            <text:p>kEnableBedScan</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scan_layer_skip</text:p>
          </table:table-cell>
          <table:table-cell table:style-name="ce31" office:value-type="string" calcext:value-type="string">
            <text:p>Scan Layer Skip</text:p>
          </table:table-cell>
          <table:table-cell table:style-name="ce31" office:value-type="string" calcext:value-type="string">
            <text:p>number</text:p>
          </table:table-cell>
          <table:table-cell table:style-name="ce31" office:value-type="string" calcext:value-type="string">
            <text:p>Multiple of layer to scan (1 = every layer, 2 = every other layer, etc.)</text:p>
          </table:table-cell>
          <table:table-cell table:style-name="ce31" office:value-type="string" calcext:value-type="string">
            <text:p>{"laser_scann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1]; &quot;::&quot;; [.H451]));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1])); &quot; &quot;; &quot;&quot;); &quot;/&quot;; &quot;&quot;); &quot;-&quot;; &quot;&quot;)" office:value-type="string" office:string-value="kScanLayerSkip" calcext:value-type="string">
            <text:p>kScanLayerSkip</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enable_scanner_buffer</text:p>
          </table:table-cell>
          <table:table-cell table:style-name="ce31" office:value-type="string" calcext:value-type="string">
            <text:p>Enable Scanner Buffer</text:p>
          </table:table-cell>
          <table:table-cell table:style-name="ce31" office:value-type="string" calcext:value-type="string">
            <text:p>boolean</text:p>
          </table:table-cell>
          <table:table-cell table:style-name="ce31" office:value-type="string" calcext:value-type="string">
            <text:p>If selected, will allow scan lines to be offset by buffer distance to allow acceleration</text:p>
          </table:table-cell>
          <table:table-cell table:style-name="ce31" office:value-type="string" calcext:value-type="string">
            <text:p>{"laser_scanner":true}</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2]; &quot;::&quot;; [.H452]));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2])); &quot; &quot;; &quot;&quot;); &quot;/&quot;; &quot;&quot;); &quot;-&quot;; &quot;&quot;)" office:value-type="string" office:string-value="kEnableScannerBuffer" calcext:value-type="string">
            <text:p>kEnableScannerBuffer</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buffer_distance</text:p>
          </table:table-cell>
          <table:table-cell table:style-name="ce31" office:value-type="string" calcext:value-type="string">
            <text:p>Buffer Distance</text:p>
          </table:table-cell>
          <table:table-cell table:style-name="ce31" office:value-type="string" calcext:value-type="string">
            <text:p>distance</text:p>
          </table:table-cell>
          <table:table-cell table:style-name="ce31" office:value-type="string" calcext:value-type="string">
            <text:p>Distance to offset scan lines to allow acceleration</text:p>
          </table:table-cell>
          <table:table-cell table:style-name="ce31" office:value-type="string" calcext:value-type="string">
            <text:p>{"AND": [{"laser_scanner":true},{"enable_scanner_buffer":true}]}</text:p>
          </table:table-cell>
          <table:table-cell table:style-name="ce31"/>
          <table:table-cell table:style-name="ce79"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3]; &quot;::&quot;; [.H453]));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3])); &quot; &quot;; &quot;&quot;); &quot;/&quot;; &quot;&quot;); &quot;-&quot;; &quot;&quot;)" office:value-type="string" office:string-value="kBufferDistance" calcext:value-type="string">
            <text:p>kBufferDistance</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transmit_height_map</text:p>
          </table:table-cell>
          <table:table-cell table:style-name="ce31" office:value-type="string" calcext:value-type="string">
            <text:p>Transmit Height Map</text:p>
          </table:table-cell>
          <table:table-cell table:style-name="ce31" office:value-type="string" calcext:value-type="string">
            <text:p>boolean</text:p>
          </table:table-cell>
          <table:table-cell table:style-name="ce31" office:value-type="string" calcext:value-type="string">
            <text:p>Transmit height map via socket to controlling software</text:p>
          </table:table-cell>
          <table:table-cell table:style-name="ce31" office:value-type="string" calcext:value-type="string">
            <text:p>{"laser_scanner":true}</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4]; &quot;::&quot;; [.H454]));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4])); &quot; &quot;; &quot;&quot;); &quot;/&quot;; &quot;&quot;); &quot;-&quot;; &quot;&quot;)" office:value-type="string" office:string-value="kTransmitHeightMap" calcext:value-type="string">
            <text:p>kTransmitHeightMap</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global_scan</text:p>
          </table:table-cell>
          <table:table-cell table:style-name="ce31" office:value-type="string" calcext:value-type="string">
            <text:p>Global Scan</text:p>
          </table:table-cell>
          <table:table-cell table:style-name="ce31" office:value-type="string" calcext:value-type="string">
            <text:p>boolean</text:p>
          </table:table-cell>
          <table:table-cell table:style-name="ce31" office:value-type="string" calcext:value-type="string">
            <text:p>Scan all objects as part of global bounding box</text:p>
          </table:table-cell>
          <table:table-cell table:style-name="ce31" office:value-type="string" calcext:value-type="string">
            <text:p>{"laser_scanner":true}</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5]; &quot;::&quot;; [.H455]));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5])); &quot; &quot;; &quot;&quot;); &quot;/&quot;; &quot;&quot;); &quot;-&quot;; &quot;&quot;)" office:value-type="string" office:string-value="kGlobalScan" calcext:value-type="string">
            <text:p>kGlobalScan</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orientation_axis</text:p>
          </table:table-cell>
          <table:table-cell table:style-name="ce31" office:value-type="string" calcext:value-type="string">
            <text:p>Orientation Axis</text:p>
          </table:table-cell>
          <table:table-cell table:style-name="ce31" office:value-type="string" calcext:value-type="string">
            <text:p>enumeration</text:p>
          </table:table-cell>
          <table:table-cell table:style-name="ce31" office:value-type="string" calcext:value-type="string">
            <text:p>Orientation axis of scan (default for vertical is z)</text:p>
          </table:table-cell>
          <table:table-cell table:style-name="ce31" office:value-type="string" calcext:value-type="string">
            <text:p>{"laser_scanner":true}</text:p>
          </table:table-cell>
          <table:table-cell table:style-name="ce31" office:value-type="string" calcext:value-type="string">
            <text:p>X, Y, Z</text:p>
          </table:table-cell>
          <table:table-cell table:style-name="ce80" office:value-type="float" office:value="2" calcext:value-type="float">
            <text:p>2</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6]; &quot;::&quot;; [.H456]));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6])); &quot; &quot;; &quot;&quot;); &quot;/&quot;; &quot;&quot;); &quot;-&quot;; &quot;&quot;)" office:value-type="string" office:string-value="kOrientationAxis" calcext:value-type="string">
            <text:p>kOrientationAxis</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orientation_angle</text:p>
          </table:table-cell>
          <table:table-cell table:style-name="ce31" office:value-type="string" calcext:value-type="string">
            <text:p>Orientation Angle</text:p>
          </table:table-cell>
          <table:table-cell table:style-name="ce31" office:value-type="string" calcext:value-type="string">
            <text:p>angle</text:p>
          </table:table-cell>
          <table:table-cell table:style-name="ce31" office:value-type="string" calcext:value-type="string">
            <text:p>Orientation angle of scan (default for vertical is 0)</text:p>
          </table:table-cell>
          <table:table-cell table:style-name="ce31" office:value-type="string" calcext:value-type="string">
            <text:p>{"laser_scanner":true}</text:p>
          </table:table-cell>
          <table:table-cell table:style-name="ce31"/>
          <table:table-cell table:style-name="ce80"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7]; &quot;::&quot;; [.H457]));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7])); &quot; &quot;; &quot;&quot;); &quot;/&quot;; &quot;&quot;); &quot;-&quot;; &quot;&quot;)" office:value-type="string" office:string-value="kOrientationAngle" calcext:value-type="string">
            <text:p>kOrientationAngle</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enable_orientation_definition</text:p>
          </table:table-cell>
          <table:table-cell table:style-name="ce31" office:value-type="string" calcext:value-type="string">
            <text:p>Custom Orientation Definition</text:p>
          </table:table-cell>
          <table:table-cell table:style-name="ce31" office:value-type="string" calcext:value-type="string">
            <text:p>boolean</text:p>
          </table:table-cell>
          <table:table-cell table:style-name="ce31" office:value-type="string" calcext:value-type="string">
            <text:p>Define angles that represent orientation (robotic arm systems)</text:p>
          </table:table-cell>
          <table:table-cell table:style-name="ce31" office:value-type="string" calcext:value-type="string">
            <text:p>{"laser_scanner":true}</text:p>
          </table:table-cell>
          <table:table-cell table:style-name="ce31"/>
          <table:table-cell table:style-name="ce79"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8]; &quot;::&quot;; [.H458]));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8])); &quot; &quot;; &quot;&quot;); &quot;/&quot;; &quot;&quot;); &quot;-&quot;; &quot;&quot;)" office:value-type="string" office:string-value="kCustomOrientationDefinition" calcext:value-type="string">
            <text:p>kCustomOrientationDefinition</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orientation_a</text:p>
          </table:table-cell>
          <table:table-cell table:style-name="ce31" office:value-type="string" calcext:value-type="string">
            <text:p>Angle A</text:p>
          </table:table-cell>
          <table:table-cell table:style-name="ce31" office:value-type="string" calcext:value-type="string">
            <text:p>angle</text:p>
          </table:table-cell>
          <table:table-cell table:style-name="ce31" office:value-type="string" calcext:value-type="string">
            <text:p>Angle A (X axis rotation - pitch)</text:p>
          </table:table-cell>
          <table:table-cell table:style-name="ce31" office:value-type="string" calcext:value-type="string">
            <text:p>{"AND": [{"laser_scanner":true}, {"enable_orientation_definition":true}]}</text:p>
          </table:table-cell>
          <table:table-cell table:style-name="ce31"/>
          <table:table-cell table:style-name="ce80"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9]; &quot;::&quot;; [.H459]));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9])); &quot; &quot;; &quot;&quot;); &quot;/&quot;; &quot;&quot;); &quot;-&quot;; &quot;&quot;)" office:value-type="string" office:string-value="kAngleA" calcext:value-type="string">
            <text:p>kAngleA</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orientation_b</text:p>
          </table:table-cell>
          <table:table-cell table:style-name="ce31" office:value-type="string" calcext:value-type="string">
            <text:p>Angle B</text:p>
          </table:table-cell>
          <table:table-cell table:style-name="ce31" office:value-type="string" calcext:value-type="string">
            <text:p>angle</text:p>
          </table:table-cell>
          <table:table-cell table:style-name="ce31" office:value-type="string" calcext:value-type="string">
            <text:p>Angle B (Y axis rotation - yaw)</text:p>
          </table:table-cell>
          <table:table-cell table:style-name="ce31" office:value-type="string" calcext:value-type="string">
            <text:p>{"AND": [{"laser_scanner":true}, {"enable_orientation_definition":true}]}</text:p>
          </table:table-cell>
          <table:table-cell table:style-name="ce31"/>
          <table:table-cell table:style-name="ce80"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60]; &quot;::&quot;; [.H460]));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60])); &quot; &quot;; &quot;&quot;); &quot;/&quot;; &quot;&quot;); &quot;-&quot;; &quot;&quot;)" office:value-type="string" office:string-value="kAngleB" calcext:value-type="string">
            <text:p>kAngleB</text:p>
          </table:table-cell>
          <table:table-cell table:style-name="ce31" office:value-type="string" calcext:value-type="string">
            <text:p>false</text:p>
          </table:table-cell>
          <table:table-cell table:number-columns-repeated="16372"/>
        </table:table-row>
        <table:table-row table:style-name="ro1">
          <table:table-cell table:style-name="ce31" office:value-type="string" calcext:value-type="string">
            <text:p>orientation_c</text:p>
          </table:table-cell>
          <table:table-cell table:style-name="ce31" office:value-type="string" calcext:value-type="string">
            <text:p>Angle C</text:p>
          </table:table-cell>
          <table:table-cell table:style-name="ce31" office:value-type="string" calcext:value-type="string">
            <text:p>angle</text:p>
          </table:table-cell>
          <table:table-cell table:style-name="ce31" office:value-type="string" calcext:value-type="string">
            <text:p>Angle C (Z axis rotation - roll)</text:p>
          </table:table-cell>
          <table:table-cell table:style-name="ce31" office:value-type="string" calcext:value-type="string">
            <text:p>{"AND": [{"laser_scanner":true}, {"enable_orientation_definition":true}]}</text:p>
          </table:table-cell>
          <table:table-cell table:style-name="ce31"/>
          <table:table-cell table:style-name="ce80"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61]; &quot;::&quot;; [.H461]));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61])); &quot; &quot;; &quot;&quot;); &quot;/&quot;; &quot;&quot;); &quot;-&quot;; &quot;&quot;)" office:value-type="string" office:string-value="kAngleC" calcext:value-type="string">
            <text:p>kAngleC</text:p>
          </table:table-cell>
          <table:table-cell table:style-name="ce31" office:value-type="string" calcext:value-type="string">
            <text:p>false</text:p>
          </table:table-cell>
          <table:table-cell table:number-columns-repeated="16372"/>
        </table:table-row>
        <table:table-row table:style-name="ro1">
          <table:table-cell table:style-name="ce55" office:value-type="string" calcext:value-type="string">
            <text:p>thermal_scanner</text:p>
          </table:table-cell>
          <table:table-cell table:style-name="ce55" office:value-type="string" calcext:value-type="string">
            <text:p>Enable Thermal Scanner</text:p>
          </table:table-cell>
          <table:table-cell table:style-name="ce55" office:value-type="string" calcext:value-type="string">
            <text:p>boolean</text:p>
          </table:table-cell>
          <table:table-cell table:style-name="ce55" office:value-type="string" calcext:value-type="string">
            <text:p>If selected, will generate g/m codes for IR camera measurements between layers</text:p>
          </table:table-cell>
          <table:table-cell table:style-name="ce55" office:value-type="string" calcext:value-type="string">
            <text:p>{"syntax": 1}</text:p>
          </table:table-cell>
          <table:table-cell table:style-name="ce55"/>
          <table:table-cell table:style-name="ce56" office:value-type="string" calcext:value-type="string">
            <text:p>false</text:p>
          </table:table-cell>
          <table:table-cell table:style-name="ce55" office:value-type="string" calcext:value-type="string">
            <text:p>Thermal Scanner</text:p>
          </table:table-cell>
          <table:table-cell table:style-name="ce55" office:value-type="string" calcext:value-type="string">
            <text:p>Profile</text:p>
          </table:table-cell>
          <table:table-cell table:style-name="ce55" table:formula="of:=SUBSTITUTE(SUBSTITUTE(SUBSTITUTE((COM.MICROSOFT.CONCAT([.I462]; &quot;::&quot;; [.H462])); &quot; &quot;; &quot;&quot;); &quot;/&quot;; &quot;&quot;); &quot;-&quot;; &quot;&quot;)" office:value-type="string" office:string-value="Profile::ThermalScanner" calcext:value-type="string">
            <text:p>Profile::ThermalScanner</text:p>
          </table:table-cell>
          <table:table-cell table:style-name="ce55" table:formula="of:=SUBSTITUTE(SUBSTITUTE(SUBSTITUTE((COM.MICROSOFT.CONCAT(&quot;k&quot;; [.B462])); &quot; &quot;; &quot;&quot;); &quot;/&quot;; &quot;&quot;); &quot;-&quot;; &quot;&quot;)" office:value-type="string" office:string-value="kEnableThermalScanner" calcext:value-type="string">
            <text:p>kEnableThermalScanner</text:p>
          </table:table-cell>
          <table:table-cell table:style-name="ce55" office:value-type="string" calcext:value-type="string">
            <text:p>false</text:p>
          </table:table-cell>
          <table:table-cell table:number-columns-repeated="16372"/>
        </table:table-row>
        <table:table-row table:style-name="ro1">
          <table:table-cell table:style-name="ce55" office:value-type="string" calcext:value-type="string">
            <text:p>thermal_scanner_x_offset</text:p>
          </table:table-cell>
          <table:table-cell table:style-name="ce55" office:value-type="string" calcext:value-type="string">
            <text:p>Thermal Scanner X Offset</text:p>
          </table:table-cell>
          <table:table-cell table:style-name="ce55" office:value-type="string" calcext:value-type="string">
            <text:p>location</text:p>
          </table:table-cell>
          <table:table-cell table:style-name="ce55" office:value-type="string" calcext:value-type="string">
            <text:p>X offset of scanner from command position (typically extruder head)</text:p>
          </table:table-cell>
          <table:table-cell table:style-name="ce55" office:value-type="string" calcext:value-type="string">
            <text:p>{"thermal_scanner":true}</text:p>
          </table:table-cell>
          <table:table-cell table:style-name="ce55"/>
          <table:table-cell table:style-name="ce56" office:value-type="float" office:value="0" calcext:value-type="float">
            <text:p>0</text:p>
          </table:table-cell>
          <table:table-cell table:style-name="ce55" office:value-type="string" calcext:value-type="string">
            <text:p>Thermal Scanner</text:p>
          </table:table-cell>
          <table:table-cell table:style-name="ce55" office:value-type="string" calcext:value-type="string">
            <text:p>Profile</text:p>
          </table:table-cell>
          <table:table-cell table:style-name="ce55" table:formula="of:=SUBSTITUTE(SUBSTITUTE(SUBSTITUTE((COM.MICROSOFT.CONCAT([.I463]; &quot;::&quot;; [.H463])); &quot; &quot;; &quot;&quot;); &quot;/&quot;; &quot;&quot;); &quot;-&quot;; &quot;&quot;)" office:value-type="string" office:string-value="Profile::ThermalScanner" calcext:value-type="string">
            <text:p>Profile::ThermalScanner</text:p>
          </table:table-cell>
          <table:table-cell table:style-name="ce55" table:formula="of:=SUBSTITUTE(SUBSTITUTE(SUBSTITUTE((COM.MICROSOFT.CONCAT(&quot;k&quot;; [.B463])); &quot; &quot;; &quot;&quot;); &quot;/&quot;; &quot;&quot;); &quot;-&quot;; &quot;&quot;)" office:value-type="string" office:string-value="kThermalScannerXOffset" calcext:value-type="string">
            <text:p>kThermalScannerXOffset</text:p>
          </table:table-cell>
          <table:table-cell table:style-name="ce55" office:value-type="string" calcext:value-type="string">
            <text:p>false</text:p>
          </table:table-cell>
          <table:table-cell table:number-columns-repeated="16372"/>
        </table:table-row>
        <table:table-row table:style-name="ro1">
          <table:table-cell table:style-name="ce55" office:value-type="string" calcext:value-type="string">
            <text:p>thermal_scanner_y_offset</text:p>
          </table:table-cell>
          <table:table-cell table:style-name="ce55" office:value-type="string" calcext:value-type="string">
            <text:p>Thermal Scanner Y Offset</text:p>
          </table:table-cell>
          <table:table-cell table:style-name="ce55" office:value-type="string" calcext:value-type="string">
            <text:p>location</text:p>
          </table:table-cell>
          <table:table-cell table:style-name="ce55" office:value-type="string" calcext:value-type="string">
            <text:p>Y offset of scanner from command position (typically extruder head)</text:p>
          </table:table-cell>
          <table:table-cell table:style-name="ce55" office:value-type="string" calcext:value-type="string">
            <text:p>{"thermal_scanner":true}</text:p>
          </table:table-cell>
          <table:table-cell table:style-name="ce55"/>
          <table:table-cell table:style-name="ce56" office:value-type="float" office:value="0" calcext:value-type="float">
            <text:p>0</text:p>
          </table:table-cell>
          <table:table-cell table:style-name="ce55" office:value-type="string" calcext:value-type="string">
            <text:p>Thermal Scanner</text:p>
          </table:table-cell>
          <table:table-cell table:style-name="ce55" office:value-type="string" calcext:value-type="string">
            <text:p>Profile</text:p>
          </table:table-cell>
          <table:table-cell table:style-name="ce55" table:formula="of:=SUBSTITUTE(SUBSTITUTE(SUBSTITUTE((COM.MICROSOFT.CONCAT([.I464]; &quot;::&quot;; [.H464])); &quot; &quot;; &quot;&quot;); &quot;/&quot;; &quot;&quot;); &quot;-&quot;; &quot;&quot;)" office:value-type="string" office:string-value="Profile::ThermalScanner" calcext:value-type="string">
            <text:p>Profile::ThermalScanner</text:p>
          </table:table-cell>
          <table:table-cell table:style-name="ce55" table:formula="of:=SUBSTITUTE(SUBSTITUTE(SUBSTITUTE((COM.MICROSOFT.CONCAT(&quot;k&quot;; [.B464])); &quot; &quot;; &quot;&quot;); &quot;/&quot;; &quot;&quot;); &quot;-&quot;; &quot;&quot;)" office:value-type="string" office:string-value="kThermalScannerYOffset" calcext:value-type="string">
            <text:p>kThermalScannerYOffset</text:p>
          </table:table-cell>
          <table:table-cell table:style-name="ce55" office:value-type="string" calcext:value-type="string">
            <text:p>false</text:p>
          </table:table-cell>
          <table:table-cell table:number-columns-repeated="16372"/>
        </table:table-row>
        <table:table-row table:style-name="ro1">
          <table:table-cell table:style-name="ce55" office:value-type="string" calcext:value-type="string">
            <text:p>thermal_scanner_temperature_cutoff</text:p>
          </table:table-cell>
          <table:table-cell table:style-name="ce55" office:value-type="string" calcext:value-type="string">
            <text:p>Thermal Scanner Temperature Cutoff</text:p>
          </table:table-cell>
          <table:table-cell table:style-name="ce55" office:value-type="string" calcext:value-type="string">
            <text:p>temperature</text:p>
          </table:table-cell>
          <table:table-cell table:style-name="ce55" office:value-type="string" calcext:value-type="string">
            <text:p>IR Camera Temperature Cutoff (Celsius)</text:p>
          </table:table-cell>
          <table:table-cell table:style-name="ce55" office:value-type="string" calcext:value-type="string">
            <text:p>{"thermal_scanner":true}</text:p>
          </table:table-cell>
          <table:table-cell table:style-name="ce55"/>
          <table:table-cell table:style-name="ce56" office:value-type="float" office:value="0" calcext:value-type="float">
            <text:p>0</text:p>
          </table:table-cell>
          <table:table-cell table:style-name="ce55" office:value-type="string" calcext:value-type="string">
            <text:p>Thermal Scanner</text:p>
          </table:table-cell>
          <table:table-cell table:style-name="ce55" office:value-type="string" calcext:value-type="string">
            <text:p>Profile</text:p>
          </table:table-cell>
          <table:table-cell table:style-name="ce55" table:formula="of:=SUBSTITUTE(SUBSTITUTE(SUBSTITUTE((COM.MICROSOFT.CONCAT([.I465]; &quot;::&quot;; [.H465])); &quot; &quot;; &quot;&quot;); &quot;/&quot;; &quot;&quot;); &quot;-&quot;; &quot;&quot;)" office:value-type="string" office:string-value="Profile::ThermalScanner" calcext:value-type="string">
            <text:p>Profile::ThermalScanner</text:p>
          </table:table-cell>
          <table:table-cell table:style-name="ce55" table:formula="of:=SUBSTITUTE(SUBSTITUTE(SUBSTITUTE((COM.MICROSOFT.CONCAT(&quot;k&quot;; [.B465])); &quot; &quot;; &quot;&quot;); &quot;/&quot;; &quot;&quot;); &quot;-&quot;; &quot;&quot;)" office:value-type="string" office:string-value="kThermalScannerTemperatureCutoff" calcext:value-type="string">
            <text:p>kThermalScannerTemperatureCutoff</text:p>
          </table:table-cell>
          <table:table-cell table:style-name="ce55" office:value-type="string" calcext:value-type="string">
            <text:p>false</text:p>
          </table:table-cell>
          <table:table-cell table:number-columns-repeated="16372"/>
        </table:table-row>
        <table:table-row table:style-name="ro1">
          <table:table-cell table:style-name="ce55" office:value-type="string" calcext:value-type="string">
            <text:p>pyrometer_move</text:p>
          </table:table-cell>
          <table:table-cell table:style-name="ce55" office:value-type="string" calcext:value-type="string">
            <text:p>Move to Pyrometer Location</text:p>
          </table:table-cell>
          <table:table-cell table:style-name="ce55" office:value-type="string" calcext:value-type="string">
            <text:p>boolean</text:p>
          </table:table-cell>
          <table:table-cell table:style-name="ce55" office:value-type="string" calcext:value-type="string">
            <text:p>If selected, will move to the pyrometer location after lifting during travel</text:p>
          </table:table-cell>
          <table:table-cell table:style-name="ce55" office:value-type="string" calcext:value-type="string">
            <text:p>{"syntax": 4}</text:p>
          </table:table-cell>
          <table:table-cell table:style-name="ce55"/>
          <table:table-cell table:style-name="ce56" office:value-type="string" calcext:value-type="string">
            <text:p>false</text:p>
          </table:table-cell>
          <table:table-cell table:style-name="ce55" office:value-type="string" calcext:value-type="string">
            <text:p>Thermal Scanner</text:p>
          </table:table-cell>
          <table:table-cell table:style-name="ce55" office:value-type="string" calcext:value-type="string">
            <text:p>Profile</text:p>
          </table:table-cell>
          <table:table-cell table:style-name="ce55" table:formula="of:=SUBSTITUTE(SUBSTITUTE(SUBSTITUTE((COM.MICROSOFT.CONCAT([.I466]; &quot;::&quot;; [.H466])); &quot; &quot;; &quot;&quot;); &quot;/&quot;; &quot;&quot;); &quot;-&quot;; &quot;&quot;)" office:value-type="string" office:string-value="Profile::ThermalScanner" calcext:value-type="string">
            <text:p>Profile::ThermalScanner</text:p>
          </table:table-cell>
          <table:table-cell table:style-name="ce55" table:formula="of:=SUBSTITUTE(SUBSTITUTE(SUBSTITUTE((COM.MICROSOFT.CONCAT(&quot;k&quot;; [.B466])); &quot; &quot;; &quot;&quot;); &quot;/&quot;; &quot;&quot;); &quot;-&quot;; &quot;&quot;)" office:value-type="string" office:string-value="kMovetoPyrometerLocation" calcext:value-type="string">
            <text:p>kMovetoPyrometerLocation</text:p>
          </table:table-cell>
          <table:table-cell table:style-name="ce55" office:value-type="string" calcext:value-type="string">
            <text:p>false</text:p>
          </table:table-cell>
          <table:table-cell table:number-columns-repeated="16372"/>
        </table:table-row>
        <table:table-row table:style-name="ro5">
          <table:table-cell table:style-name="ce103" office:value-type="string" calcext:value-type="string">
            <text:p>slicing_vector_x</text:p>
          </table:table-cell>
          <table:table-cell table:style-name="ce103" office:value-type="string" calcext:value-type="string">
            <text:p>Slicing Vector - X</text:p>
          </table:table-cell>
          <table:table-cell table:style-name="ce103" office:value-type="string" calcext:value-type="string">
            <text:p>unitless_float</text:p>
          </table:table-cell>
          <table:table-cell table:style-name="ce82" office:value-type="string" calcext:value-type="string">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style-name="ce103" table:number-columns-repeated="2"/>
          <table:table-cell table:style-name="ce83" office:value-type="float" office:value="0" calcext:value-type="float">
            <text:p>0</text:p>
          </table:table-cell>
          <table:table-cell table:style-name="ce103" office:value-type="string" calcext:value-type="string">
            <text:p>Slicing Vector</text:p>
          </table:table-cell>
          <table:table-cell table:style-name="ce103" office:value-type="string" calcext:value-type="string">
            <text:p>Profile</text:p>
          </table:table-cell>
          <table:table-cell table:style-name="ce103" table:formula="of:=SUBSTITUTE(SUBSTITUTE(SUBSTITUTE((COM.MICROSOFT.CONCAT([.I467]; &quot;::&quot;; [.H467])); &quot; &quot;; &quot;&quot;); &quot;/&quot;; &quot;&quot;); &quot;-&quot;; &quot;&quot;)" office:value-type="string" office:string-value="Profile::SlicingVector" calcext:value-type="string">
            <text:p>Profile::SlicingVector</text:p>
          </table:table-cell>
          <table:table-cell table:style-name="ce103" table:formula="of:=SUBSTITUTE(SUBSTITUTE(SUBSTITUTE((COM.MICROSOFT.CONCAT(&quot;k&quot;; [.B467])); &quot; &quot;; &quot;&quot;); &quot;/&quot;; &quot;&quot;); &quot;-&quot;; &quot;&quot;)" office:value-type="string" office:string-value="kSlicingVectorX" calcext:value-type="string">
            <text:p>kSlicingVectorX</text:p>
          </table:table-cell>
          <table:table-cell table:style-name="ce103" office:value-type="string" calcext:value-type="string">
            <text:p>false</text:p>
          </table:table-cell>
          <table:table-cell table:number-columns-repeated="16372"/>
        </table:table-row>
        <table:table-row table:style-name="ro5">
          <table:table-cell table:style-name="ce103" office:value-type="string" calcext:value-type="string">
            <text:p>slicing_vector_y</text:p>
          </table:table-cell>
          <table:table-cell table:style-name="ce103" office:value-type="string" calcext:value-type="string">
            <text:p>Slicing Vector - Y</text:p>
          </table:table-cell>
          <table:table-cell table:style-name="ce103" office:value-type="string" calcext:value-type="string">
            <text:p>unitless_float</text:p>
          </table:table-cell>
          <table:table-cell table:style-name="ce82" office:value-type="string" calcext:value-type="string">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style-name="ce103" table:number-columns-repeated="2"/>
          <table:table-cell table:style-name="ce83" office:value-type="float" office:value="0" calcext:value-type="float">
            <text:p>0</text:p>
          </table:table-cell>
          <table:table-cell table:style-name="ce103" office:value-type="string" calcext:value-type="string">
            <text:p>Slicing Vector</text:p>
          </table:table-cell>
          <table:table-cell table:style-name="ce103" office:value-type="string" calcext:value-type="string">
            <text:p>Profile</text:p>
          </table:table-cell>
          <table:table-cell table:style-name="ce103" table:formula="of:=SUBSTITUTE(SUBSTITUTE(SUBSTITUTE((COM.MICROSOFT.CONCAT([.I468]; &quot;::&quot;; [.H468])); &quot; &quot;; &quot;&quot;); &quot;/&quot;; &quot;&quot;); &quot;-&quot;; &quot;&quot;)" office:value-type="string" office:string-value="Profile::SlicingVector" calcext:value-type="string">
            <text:p>Profile::SlicingVector</text:p>
          </table:table-cell>
          <table:table-cell table:style-name="ce103" table:formula="of:=SUBSTITUTE(SUBSTITUTE(SUBSTITUTE((COM.MICROSOFT.CONCAT(&quot;k&quot;; [.B468])); &quot; &quot;; &quot;&quot;); &quot;/&quot;; &quot;&quot;); &quot;-&quot;; &quot;&quot;)" office:value-type="string" office:string-value="kSlicingVectorY" calcext:value-type="string">
            <text:p>kSlicingVectorY</text:p>
          </table:table-cell>
          <table:table-cell table:style-name="ce103" office:value-type="string" calcext:value-type="string">
            <text:p>false</text:p>
          </table:table-cell>
          <table:table-cell table:number-columns-repeated="16372"/>
        </table:table-row>
        <table:table-row table:style-name="ro5">
          <table:table-cell table:style-name="ce103" office:value-type="string" calcext:value-type="string">
            <text:p>slicing_vector_z</text:p>
          </table:table-cell>
          <table:table-cell table:style-name="ce103" office:value-type="string" calcext:value-type="string">
            <text:p>Slicing Vector - Z</text:p>
          </table:table-cell>
          <table:table-cell table:style-name="ce103" office:value-type="string" calcext:value-type="string">
            <text:p>unitless_float</text:p>
          </table:table-cell>
          <table:table-cell table:style-name="ce82" office:value-type="string" calcext:value-type="string">
            <text:p>Defines the Z-component of the slicing vector, which determines the orientation of the slicing plane. A vector of {0, 0, 1} is oriented along the positive Z-axis, aligning the slicing plane parallel to the XY plane (perpendicular to the Z-axis).</text:p>
          </table:table-cell>
          <table:table-cell table:style-name="ce103" table:number-columns-repeated="2"/>
          <table:table-cell table:style-name="ce83" office:value-type="float" office:value="1" calcext:value-type="float">
            <text:p>1</text:p>
          </table:table-cell>
          <table:table-cell table:style-name="ce103" office:value-type="string" calcext:value-type="string">
            <text:p>Slicing Vector</text:p>
          </table:table-cell>
          <table:table-cell table:style-name="ce103" office:value-type="string" calcext:value-type="string">
            <text:p>Profile</text:p>
          </table:table-cell>
          <table:table-cell table:style-name="ce103" table:formula="of:=SUBSTITUTE(SUBSTITUTE(SUBSTITUTE((COM.MICROSOFT.CONCAT([.I469]; &quot;::&quot;; [.H469])); &quot; &quot;; &quot;&quot;); &quot;/&quot;; &quot;&quot;); &quot;-&quot;; &quot;&quot;)" office:value-type="string" office:string-value="Profile::SlicingVector" calcext:value-type="string">
            <text:p>Profile::SlicingVector</text:p>
          </table:table-cell>
          <table:table-cell table:style-name="ce103" table:formula="of:=SUBSTITUTE(SUBSTITUTE(SUBSTITUTE((COM.MICROSOFT.CONCAT(&quot;k&quot;; [.B469])); &quot; &quot;; &quot;&quot;); &quot;/&quot;; &quot;&quot;); &quot;-&quot;; &quot;&quot;)" office:value-type="string" office:string-value="kSlicingVectorZ" calcext:value-type="string">
            <text:p>kSlicingVectorZ</text:p>
          </table:table-cell>
          <table:table-cell table:style-name="ce103" office:value-type="string" calcext:value-type="string">
            <text:p>false</text:p>
          </table:table-cell>
          <table:table-cell table:number-columns-repeated="16372"/>
        </table:table-row>
        <table:table-row table:style-name="ro1">
          <table:table-cell table:style-name="ce84" office:value-type="string" calcext:value-type="string">
            <text:p>slicer_type</text:p>
          </table:table-cell>
          <table:table-cell table:style-name="ce84" office:value-type="string" calcext:value-type="string">
            <text:p>Slicer Type</text:p>
          </table:table-cell>
          <table:table-cell table:style-name="ce84" office:value-type="string" calcext:value-type="string">
            <text:p>enumeration</text:p>
          </table:table-cell>
          <table:table-cell table:style-name="ce84" office:value-type="string" calcext:value-type="string">
            <text:p>What type of slicer to use</text:p>
          </table:table-cell>
          <table:table-cell table:style-name="ce84"/>
          <table:table-cell table:style-name="ce84" office:value-type="string" calcext:value-type="string">
            <text:p>Polymer, Metal Embossing, Metal, RPBF, Real Time Polymer, Real Time RPBF, Image</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70]; &quot;::&quot;; [.H470]));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70])); &quot; &quot;; &quot;&quot;); &quot;/&quot;; &quot;&quot;); &quot;-&quot;; &quot;&quot;)" office:value-type="string" office:string-value="kSlicerType" calcext:value-type="string">
            <text:p>kSlicerType</text:p>
          </table:table-cell>
          <table:table-cell table:style-name="ce86" office:value-type="string" calcext:value-type="string">
            <text:p>false</text:p>
          </table:table-cell>
          <table:table-cell table:number-columns-repeated="16372"/>
        </table:table-row>
        <table:table-row table:style-name="ro1">
          <table:table-cell table:style-name="ce84" office:value-type="string" calcext:value-type="string">
            <text:p>layer_ordering</text:p>
          </table:table-cell>
          <table:table-cell table:style-name="ce84" office:value-type="string" calcext:value-type="string">
            <text:p>Layer Ordering</text:p>
          </table:table-cell>
          <table:table-cell table:style-name="ce84" office:value-type="string" calcext:value-type="string">
            <text:p>enumeration</text:p>
          </table:table-cell>
          <table:table-cell table:style-name="ce84" office:value-type="string" calcext:value-type="string">
            <text:p>How to order layers across multiple parts</text:p>
          </table:table-cell>
          <table:table-cell table:style-name="ce84"/>
          <table:table-cell table:style-name="ce84" office:value-type="string" calcext:value-type="string">
            <text:p>By Height, By Layer Number, By Part (Sequential)</text:p>
          </table:table-cell>
          <table:table-cell table:style-name="ce85" office:value-type="float" office:value="0" calcext:value-type="float">
            <text:p>0</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table:formula="of:=SUBSTITUTE(SUBSTITUTE(SUBSTITUTE((COM.MICROSOFT.CONCAT([.I471]; &quot;::&quot;; [.H471])); &quot; &quot;; &quot;&quot;); &quot;/&quot;; &quot;&quot;); &quot;-&quot;; &quot;&quot;)" office:value-type="string" office:string-value="Experimental::PrinterConfiguration" calcext:value-type="string">
            <text:p>Experimental::PrinterConfiguration</text:p>
          </table:table-cell>
          <table:table-cell table:style-name="ce84" table:formula="of:=SUBSTITUTE(SUBSTITUTE(SUBSTITUTE((COM.MICROSOFT.CONCAT(&quot;k&quot;; [.B471])); &quot; &quot;; &quot;&quot;); &quot;/&quot;; &quot;&quot;); &quot;-&quot;; &quot;&quot;)" office:value-type="string" office:string-value="kLayerOrdering" calcext:value-type="string">
            <text:p>kLayerOrdering</text:p>
          </table:table-cell>
          <table:table-cell table:style-name="ce86" office:value-type="string" calcext:value-type="string">
            <text:p>false</text:p>
          </table:table-cell>
          <table:table-cell table:number-columns-repeated="16372"/>
        </table:table-row>
        <table:table-row table:style-name="ro1">
          <table:table-cell table:style-name="ce84" office:value-type="string" calcext:value-type="string">
            <text:p>layer_grouping_tolerance</text:p>
          </table:table-cell>
          <table:table-cell table:style-name="ce84" office:value-type="string" calcext:value-type="string">
            <text:p>Layer Grouping Tolerance</text:p>
          </table:table-cell>
          <table:table-cell table:style-name="ce84" office:value-type="string" calcext:value-type="string">
            <text:p>distance</text:p>
          </table:table-cell>
          <table:table-cell table:style-name="ce84" office:value-type="string" calcext:value-type="string">
            <text:p>Layers with the same plane normal that are separated by a distance less than this value will be assigned to the same global layer.</text:p>
          </table:table-cell>
          <table:table-cell table:style-name="ce84" office:value-type="string" calcext:value-type="string">
            <text:p>{"layer_ordering":0}</text:p>
          </table:table-cell>
          <table:table-cell table:style-name="ce84"/>
          <table:table-cell table:style-name="ce85" office:value-type="float" office:value="1" calcext:value-type="float">
            <text:p>1</text:p>
          </table:table-cell>
          <table:table-cell table:style-name="ce84" office:value-type="string" calcext:value-type="string">
            <text:p>Printer Configuration</text:p>
          </table:table-cell>
          <table:table-cell table:style-name="ce84" office:value-type="string" calcext:value-type="string">
            <text:p>Experimental</text:p>
          </table:table-cell>
          <table:table-cell table:style-name="ce84" office:value-type="string" calcext:value-type="string">
            <text:p>Experimental::PrinterConfiguration</text:p>
          </table:table-cell>
          <table:table-cell table:style-name="ce84" table:formula="of:=SUBSTITUTE(SUBSTITUTE(SUBSTITUTE((COM.MICROSOFT.CONCAT(&quot;k&quot;; [.B472])); &quot; &quot;; &quot;&quot;); &quot;/&quot;; &quot;&quot;); &quot;-&quot;; &quot;&quot;)" office:value-type="string" office:string-value="kLayerGroupingTolerance" calcext:value-type="string">
            <text:p>kLayerGroupingTolerance</text:p>
          </table:table-cell>
          <table:table-cell table:style-name="ce86" office:value-type="string" calcext:value-type="string">
            <text:p>false</text:p>
          </table:table-cell>
          <table:table-cell table:number-columns-repeated="16372"/>
        </table:table-row>
        <table:table-row table:style-name="ro1">
          <table:table-cell table:style-name="ce21" office:value-type="string" calcext:value-type="string">
            <text:p>enable_single_path</text:p>
          </table:table-cell>
          <table:table-cell table:style-name="ce21" office:value-type="string" calcext:value-type="string">
            <text:p>Enable Single Path Generation</text:p>
          </table:table-cell>
          <table:table-cell table:style-name="ce21" office:value-type="string" calcext:value-type="string">
            <text:p>boolean</text:p>
          </table:table-cell>
          <table:table-cell table:style-name="ce21" office:value-type="string" calcext:value-type="string">
            <text:p>Attemps to compose all polygons into a single build path</text:p>
          </table:table-cell>
          <table:table-cell table:style-name="ce21" office:value-type="string" calcext:value-type="string">
            <text:p>{"enable_single_path":true}</text:p>
          </table:table-cell>
          <table:table-cell table:style-name="ce21"/>
          <table:table-cell table:style-name="ce22" office:value-type="string" calcext:value-type="string">
            <text:p>false</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3]; &quot;::&quot;; [.H473]));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3])); &quot; &quot;; &quot;&quot;); &quot;/&quot;; &quot;&quot;); &quot;-&quot;; &quot;&quot;)" office:value-type="string" office:string-value="kEnableSinglePathGeneration" calcext:value-type="string">
            <text:p>kEnableSinglePathGeneration</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enable_bridge_exclusion</text:p>
          </table:table-cell>
          <table:table-cell table:style-name="ce21" office:value-type="string" calcext:value-type="string">
            <text:p>Enable Bridge Exclusion</text:p>
          </table:table-cell>
          <table:table-cell table:style-name="ce21" office:value-type="string" calcext:value-type="string">
            <text:p>boolean</text:p>
          </table:table-cell>
          <table:table-cell table:style-name="ce21" office:value-type="string" calcext:value-type="string">
            <text:p>Enforces the requirement that bridges for each layer not lie on top of previous layer</text:p>
          </table:table-cell>
          <table:table-cell table:style-name="ce21" office:value-type="string" calcext:value-type="string">
            <text:p>{"enable_single_path":true}</text:p>
          </table:table-cell>
          <table:table-cell table:style-name="ce21"/>
          <table:table-cell table:style-name="ce22" office:value-type="string" calcext:value-type="string">
            <text:p>false</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4]; &quot;::&quot;; [.H474]));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4])); &quot; &quot;; &quot;&quot;); &quot;/&quot;; &quot;&quot;); &quot;-&quot;; &quot;&quot;)" office:value-type="string" office:string-value="kEnableBridgeExclusion" calcext:value-type="string">
            <text:p>kEnableBridgeExclusion</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enable_zippering</text:p>
          </table:table-cell>
          <table:table-cell table:style-name="ce21" office:value-type="string" calcext:value-type="string">
            <text:p>Enable Single Path Zippering</text:p>
          </table:table-cell>
          <table:table-cell table:style-name="ce21" office:value-type="string" calcext:value-type="string">
            <text:p>boolean</text:p>
          </table:table-cell>
          <table:table-cell table:style-name="ce21" office:value-type="string" calcext:value-type="string">
            <text:p>Attempts to alternate single path bridges from one layer to the next</text:p>
          </table:table-cell>
          <table:table-cell table:style-name="ce21" office:value-type="string" calcext:value-type="string">
            <text:p>{"enable_single_path":true}</text:p>
          </table:table-cell>
          <table:table-cell table:style-name="ce21"/>
          <table:table-cell table:style-name="ce22" office:value-type="string" calcext:value-type="string">
            <text:p>false</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5]; &quot;::&quot;; [.H475]));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5])); &quot; &quot;; &quot;&quot;); &quot;/&quot;; &quot;&quot;); &quot;-&quot;; &quot;&quot;)" office:value-type="string" office:string-value="kEnableSinglePathZippering" calcext:value-type="string">
            <text:p>kEnableSinglePathZippering</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previous_layer_exclusion_distance</text:p>
          </table:table-cell>
          <table:table-cell table:style-name="ce21" office:value-type="string" calcext:value-type="string">
            <text:p>Previous Layer Exclusion Distance</text:p>
          </table:table-cell>
          <table:table-cell table:style-name="ce21" office:value-type="string" calcext:value-type="string">
            <text:p>distance</text:p>
          </table:table-cell>
          <table:table-cell table:style-name="ce21" office:value-type="string" calcext:value-type="string">
            <text:p>The minimum distance a bridge can be away from one on the previous layer</text:p>
          </table:table-cell>
          <table:table-cell table:style-name="ce21" office:value-type="string" calcext:value-type="string">
            <text:p>{"AND": [{"enable_single_path": true}, {"enable_bridge_exclusion": true}]}</text:p>
          </table:table-cell>
          <table:table-cell table:style-name="ce21"/>
          <table:table-cell table:style-name="ce87"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6]; &quot;::&quot;; [.H476]));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6])); &quot; &quot;; &quot;&quot;); &quot;/&quot;; &quot;&quot;); &quot;-&quot;; &quot;&quot;)" office:value-type="string" office:string-value="kPreviousLayerExclusionDistance" calcext:value-type="string">
            <text:p>kPreviousLayerExclusionDistanc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corner_exclusion_distance</text:p>
          </table:table-cell>
          <table:table-cell table:style-name="ce21" office:value-type="string" calcext:value-type="string">
            <text:p>Corner Exclusion Distance</text:p>
          </table:table-cell>
          <table:table-cell table:style-name="ce21" office:value-type="string" calcext:value-type="string">
            <text:p>distance</text:p>
          </table:table-cell>
          <table:table-cell table:style-name="ce21" office:value-type="string" calcext:value-type="string">
            <text:p>The minimum distance a bridge can be placed near a corner</text:p>
          </table:table-cell>
          <table:table-cell table:style-name="ce21" office:value-type="string" calcext:value-type="string">
            <text:p>{"enable_single_path":true}</text:p>
          </table:table-cell>
          <table:table-cell table:style-name="ce21"/>
          <table:table-cell table:style-name="ce87"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7]; &quot;::&quot;; [.H477]));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7])); &quot; &quot;; &quot;&quot;); &quot;/&quot;; &quot;&quot;); &quot;-&quot;; &quot;&quot;)" office:value-type="string" office:string-value="kCornerExclusionDistance" calcext:value-type="string">
            <text:p>kCornerExclusionDistance</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max_bridge_length</text:p>
          </table:table-cell>
          <table:table-cell table:style-name="ce21" office:value-type="string" calcext:value-type="string">
            <text:p>Max Bridge Beads</text:p>
          </table:table-cell>
          <table:table-cell table:style-name="ce21" office:value-type="string" calcext:value-type="string">
            <text:p>number</text:p>
          </table:table-cell>
          <table:table-cell table:style-name="ce21" office:value-type="string" calcext:value-type="string">
            <text:p>The maximum number of bead widths a bridge can be</text:p>
          </table:table-cell>
          <table:table-cell table:style-name="ce21" office:value-type="string" calcext:value-type="string">
            <text:p>{"enable_single_path":true}</text:p>
          </table:table-cell>
          <table:table-cell table:style-name="ce21"/>
          <table:table-cell table:style-name="ce87"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8]; &quot;::&quot;; [.H478]));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8])); &quot; &quot;; &quot;&quot;); &quot;/&quot;; &quot;&quot;); &quot;-&quot;; &quot;&quot;)" office:value-type="string" office:string-value="kMaxBridgeBeads" calcext:value-type="string">
            <text:p>kMaxBridgeBeads</text:p>
          </table:table-cell>
          <table:table-cell table:style-name="ce21" office:value-type="string" calcext:value-type="string">
            <text:p>true</text:p>
          </table:table-cell>
          <table:table-cell table:number-columns-repeated="16372"/>
        </table:table-row>
        <table:table-row table:style-name="ro1">
          <table:table-cell table:style-name="ce21" office:value-type="string" calcext:value-type="string">
            <text:p>min_bridge_separation</text:p>
          </table:table-cell>
          <table:table-cell table:style-name="ce21" office:value-type="string" calcext:value-type="string">
            <text:p>Min Bridge Separation</text:p>
          </table:table-cell>
          <table:table-cell table:style-name="ce21" office:value-type="string" calcext:value-type="string">
            <text:p>distance</text:p>
          </table:table-cell>
          <table:table-cell table:style-name="ce21" office:value-type="string" calcext:value-type="string">
            <text:p>The minimum distance that separates bridges</text:p>
          </table:table-cell>
          <table:table-cell table:style-name="ce21" office:value-type="string" calcext:value-type="string">
            <text:p>{"enable_single_path":true}</text:p>
          </table:table-cell>
          <table:table-cell table:style-name="ce21"/>
          <table:table-cell table:style-name="ce87"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9]; &quot;::&quot;; [.H479]));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9])); &quot; &quot;; &quot;&quot;); &quot;/&quot;; &quot;&quot;); &quot;-&quot;; &quot;&quot;)" office:value-type="string" office:string-value="kMinBridgeSeparation" calcext:value-type="string">
            <text:p>kMinBridgeSeparation</text:p>
          </table:table-cell>
          <table:table-cell table:style-name="ce21" office:value-type="string" calcext:value-type="string">
            <text:p>true</text:p>
          </table:table-cell>
          <table:table-cell table:number-columns-repeated="16372"/>
        </table:table-row>
        <table:table-row table:style-name="ro6">
          <table:table-cell table:style-name="ce55" office:value-type="string" calcext:value-type="string">
            <text:p>sector_offsetting_enable</text:p>
          </table:table-cell>
          <table:table-cell table:style-name="ce55" office:value-type="string" calcext:value-type="string">
            <text:p>Enable Sector Offsetting</text:p>
          </table:table-cell>
          <table:table-cell table:style-name="ce55" office:value-type="string" calcext:value-type="string">
            <text:p>boolean</text:p>
          </table:table-cell>
          <table:table-cell table:style-name="ce55" office:value-type="string" calcext:value-type="string">
            <text:p>Offset each successive layers</text:p>
          </table:table-cell>
          <table:table-cell table:style-name="ce55" office:value-type="string" calcext:value-type="string">
            <text:p>{"slicer_type":3}</text:p>
          </table:table-cell>
          <table:table-cell table:style-name="ce55"/>
          <table:table-cell table:style-name="ce56" office:value-type="string" calcext:value-type="string">
            <text:p>false</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0]; &quot;::&quot;; [.H480]));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0])); &quot; &quot;; &quot;&quot;); &quot;/&quot;; &quot;&quot;); &quot;-&quot;; &quot;&quot;)" office:value-type="string" office:string-value="kEnableSectorOffsetting" calcext:value-type="string">
            <text:p>kEnableSectorOffsetting</text:p>
          </table:table-cell>
          <table:table-cell table:style-name="ce55" office:value-type="string" calcext:value-type="string">
            <text:p>false</text:p>
          </table:table-cell>
          <table:table-cell table:number-columns-repeated="16372"/>
        </table:table-row>
        <table:table-row table:style-name="ro6">
          <table:table-cell table:style-name="ce55" office:value-type="string" calcext:value-type="string">
            <text:p>sector_size</text:p>
          </table:table-cell>
          <table:table-cell table:style-name="ce55" office:value-type="string" calcext:value-type="string">
            <text:p>Sector Size</text:p>
          </table:table-cell>
          <table:table-cell table:style-name="ce55" office:value-type="string" calcext:value-type="string">
            <text:p>angle</text:p>
          </table:table-cell>
          <table:table-cell table:style-name="ce55" office:value-type="string" calcext:value-type="string">
            <text:p>The size of the sector when using sector offsetting</text:p>
          </table:table-cell>
          <table:table-cell table:style-name="ce55" office:value-type="string" calcext:value-type="string">
            <text:p>{"AND": [{"slicer_type":3}, {"sector_offsetting_enable": true}]}</text:p>
          </table:table-cell>
          <table:table-cell table:style-name="ce55"/>
          <table:table-cell table:style-name="ce58" office:value-type="float" office:value="0" calcext:value-type="float">
            <text:p>0</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1]; &quot;::&quot;; [.H481]));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1])); &quot; &quot;; &quot;&quot;); &quot;/&quot;; &quot;&quot;); &quot;-&quot;; &quot;&quot;)" office:value-type="string" office:string-value="kSectorSize" calcext:value-type="string">
            <text:p>kSectorSize</text:p>
          </table:table-cell>
          <table:table-cell table:style-name="ce55" office:value-type="string" calcext:value-type="string">
            <text:p>true</text:p>
          </table:table-cell>
          <table:table-cell table:number-columns-repeated="16372"/>
        </table:table-row>
        <table:table-row table:style-name="ro1">
          <table:table-cell table:style-name="ce55" office:value-type="string" calcext:value-type="string">
            <text:p>sector_overlap</text:p>
          </table:table-cell>
          <table:table-cell table:style-name="ce55" office:value-type="string" calcext:value-type="string">
            <text:p>Sector Overlap</text:p>
          </table:table-cell>
          <table:table-cell table:style-name="ce55" office:value-type="string" calcext:value-type="string">
            <text:p>angle</text:p>
          </table:table-cell>
          <table:table-cell table:style-name="ce55" office:value-type="string" calcext:value-type="string">
            <text:p>The amount to extend each sector by</text:p>
          </table:table-cell>
          <table:table-cell table:style-name="ce55" office:value-type="string" calcext:value-type="string">
            <text:p>{"slicer_type":3}</text:p>
          </table:table-cell>
          <table:table-cell table:style-name="ce55"/>
          <table:table-cell table:style-name="ce58" office:value-type="float" office:value="0" calcext:value-type="float">
            <text:p>0</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2]; &quot;::&quot;; [.H482]));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2])); &quot; &quot;; &quot;&quot;); &quot;/&quot;; &quot;&quot;); &quot;-&quot;; &quot;&quot;)" office:value-type="string" office:string-value="kSectorOverlap" calcext:value-type="string">
            <text:p>kSectorOverlap</text:p>
          </table:table-cell>
          <table:table-cell table:style-name="ce55" office:value-type="string" calcext:value-type="string">
            <text:p>true</text:p>
          </table:table-cell>
          <table:table-cell table:number-columns-repeated="16372"/>
        </table:table-row>
        <table:table-row table:style-name="ro1">
          <table:table-cell table:style-name="ce55" office:value-type="string" calcext:value-type="string">
            <text:p>sector_stagger_enable</text:p>
          </table:table-cell>
          <table:table-cell table:style-name="ce55" office:value-type="string" calcext:value-type="string">
            <text:p>Enable Sector Stagger</text:p>
          </table:table-cell>
          <table:table-cell table:style-name="ce55" office:value-type="string" calcext:value-type="string">
            <text:p>boolean</text:p>
          </table:table-cell>
          <table:table-cell table:style-name="ce55" office:value-type="string" calcext:value-type="string">
            <text:p>Enable/disable sector alignment alterations</text:p>
          </table:table-cell>
          <table:table-cell table:style-name="ce55" office:value-type="string" calcext:value-type="string">
            <text:p>{"slicer_type":3}</text:p>
          </table:table-cell>
          <table:table-cell table:style-name="ce55"/>
          <table:table-cell table:style-name="ce56" office:value-type="string" calcext:value-type="string">
            <text:p>false</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3]; &quot;::&quot;; [.H483]));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3])); &quot; &quot;; &quot;&quot;); &quot;/&quot;; &quot;&quot;); &quot;-&quot;; &quot;&quot;)" office:value-type="string" office:string-value="kEnableSectorStagger" calcext:value-type="string">
            <text:p>kEnableSectorStagger</text:p>
          </table:table-cell>
          <table:table-cell table:style-name="ce55" office:value-type="string" calcext:value-type="string">
            <text:p>true</text:p>
          </table:table-cell>
          <table:table-cell table:number-columns-repeated="16372"/>
        </table:table-row>
        <table:table-row table:style-name="ro1">
          <table:table-cell table:style-name="ce55" office:value-type="string" calcext:value-type="string">
            <text:p>sector_stagger_angle</text:p>
          </table:table-cell>
          <table:table-cell table:style-name="ce55" office:value-type="string" calcext:value-type="string">
            <text:p>Sector Stagger Angle</text:p>
          </table:table-cell>
          <table:table-cell table:style-name="ce55" office:value-type="string" calcext:value-type="string">
            <text:p>angle</text:p>
          </table:table-cell>
          <table:table-cell table:style-name="ce55" office:value-type="string" calcext:value-type="string">
            <text:p>Amount fo alternate sector stagger size by</text:p>
          </table:table-cell>
          <table:table-cell table:style-name="ce55" office:value-type="string" calcext:value-type="string">
            <text:p>{"AND": [{"slicer_type": 3}, {"sector_stagger_enable": true}]}</text:p>
          </table:table-cell>
          <table:table-cell table:style-name="ce55"/>
          <table:table-cell table:style-name="ce58" office:value-type="float" office:value="0" calcext:value-type="float">
            <text:p>0</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4]; &quot;::&quot;; [.H484]));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4])); &quot; &quot;; &quot;&quot;); &quot;/&quot;; &quot;&quot;); &quot;-&quot;; &quot;&quot;)" office:value-type="string" office:string-value="kSectorStaggerAngle" calcext:value-type="string">
            <text:p>kSectorStaggerAngle</text:p>
          </table:table-cell>
          <table:table-cell table:style-name="ce55" office:value-type="string" calcext:value-type="string">
            <text:p>true</text:p>
          </table:table-cell>
          <table:table-cell table:number-columns-repeated="16372"/>
        </table:table-row>
        <table:table-row table:style-name="ro1">
          <table:table-cell table:style-name="ce55" office:value-type="string" calcext:value-type="string">
            <text:p>clocking_angle</text:p>
          </table:table-cell>
          <table:table-cell table:style-name="ce55" office:value-type="string" calcext:value-type="string">
            <text:p>Clocking Angle</text:p>
          </table:table-cell>
          <table:table-cell table:style-name="ce55" office:value-type="string" calcext:value-type="string">
            <text:p>angle</text:p>
          </table:table-cell>
          <table:table-cell table:style-name="ce55" office:value-type="string" calcext:value-type="string">
            <text:p>Amount of clocking to apply when exporting gcode</text:p>
          </table:table-cell>
          <table:table-cell table:style-name="ce55" office:value-type="string" calcext:value-type="string">
            <text:p>{"slicer_type":3}</text:p>
          </table:table-cell>
          <table:table-cell table:style-name="ce55"/>
          <table:table-cell table:style-name="ce58" office:value-type="float" office:value="0" calcext:value-type="float">
            <text:p>0</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5]; &quot;::&quot;; [.H485]));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5])); &quot; &quot;; &quot;&quot;); &quot;/&quot;; &quot;&quot;); &quot;-&quot;; &quot;&quot;)" office:value-type="string" office:string-value="kClockingAngle" calcext:value-type="string">
            <text:p>kClockingAngle</text:p>
          </table:table-cell>
          <table:table-cell table:style-name="ce55" office:value-type="string" calcext:value-type="string">
            <text:p>false</text:p>
          </table:table-cell>
          <table:table-cell table:number-columns-repeated="16372"/>
        </table:table-row>
        <table:table-row table:style-name="ro1">
          <table:table-cell table:style-name="ce55" office:value-type="string" calcext:value-type="string">
            <text:p>enable_radial_split</text:p>
          </table:table-cell>
          <table:table-cell table:style-name="ce55" office:value-type="string" calcext:value-type="string">
            <text:p>Enable Radial Split</text:p>
          </table:table-cell>
          <table:table-cell table:style-name="ce55" office:value-type="string" calcext:value-type="string">
            <text:p>boolean</text:p>
          </table:table-cell>
          <table:table-cell table:style-name="ce55" office:value-type="string" calcext:value-type="string">
            <text:p>Enables radial split of sectors</text:p>
          </table:table-cell>
          <table:table-cell table:style-name="ce55" office:value-type="string" calcext:value-type="string">
            <text:p>{"slicer_type":3}</text:p>
          </table:table-cell>
          <table:table-cell table:style-name="ce55"/>
          <table:table-cell table:style-name="ce56" office:value-type="string" calcext:value-type="string">
            <text:p>false</text:p>
          </table:table-cell>
          <table:table-cell table:style-name="ce55" office:value-type="string" calcext:value-type="string">
            <text:p>RPBF Slicing</text:p>
          </table:table-cell>
          <table:table-cell table:style-name="ce55" office:value-type="string" calcext:value-type="string">
            <text:p>Experimental</text:p>
          </table:table-cell>
          <table:table-cell table:style-name="ce55" table:formula="of:=SUBSTITUTE(SUBSTITUTE(SUBSTITUTE((COM.MICROSOFT.CONCAT([.I486]; &quot;::&quot;; [.H486])); &quot; &quot;; &quot;&quot;); &quot;/&quot;; &quot;&quot;); &quot;-&quot;; &quot;&quot;)" office:value-type="string" office:string-value="Experimental::RPBFSlicing" calcext:value-type="string">
            <text:p>Experimental::RPBFSlicing</text:p>
          </table:table-cell>
          <table:table-cell table:style-name="ce55" table:formula="of:=SUBSTITUTE(SUBSTITUTE(SUBSTITUTE((COM.MICROSOFT.CONCAT(&quot;k&quot;; [.B486])); &quot; &quot;; &quot;&quot;); &quot;/&quot;; &quot;&quot;); &quot;-&quot;; &quot;&quot;)" office:value-type="string" office:string-value="kEnableRadialSplit" calcext:value-type="string">
            <text:p>kEnableRadialSplit</text:p>
          </table:table-cell>
          <table:table-cell table:style-name="ce55" office:value-type="string" calcext:value-type="string">
            <text:p>false</text:p>
          </table:table-cell>
          <table:table-cell table:number-columns-repeated="16372"/>
        </table:table-row>
        <table:table-row table:style-name="ro1">
          <table:table-cell table:style-name="ce88" office:value-type="string" calcext:value-type="string">
            <text:p>enable_multi_nozzle</text:p>
          </table:table-cell>
          <table:table-cell table:style-name="ce88" office:value-type="string" calcext:value-type="string">
            <text:p>Enable Multiple Nozzles</text:p>
          </table:table-cell>
          <table:table-cell table:style-name="ce88" office:value-type="string" calcext:value-type="string">
            <text:p>boolean</text:p>
          </table:table-cell>
          <table:table-cell table:style-name="ce88" office:value-type="string" calcext:value-type="string">
            <text:p>Enables options for experimental multi-nozzle features</text:p>
          </table:table-cell>
          <table:table-cell table:style-name="ce88" table:number-columns-repeated="2"/>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7]; &quot;::&quot;; [.H487]));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7])); &quot; &quot;; &quot;&quot;); &quot;/&quot;; &quot;&quot;); &quot;-&quot;; &quot;&quot;)" office:value-type="string" office:string-value="kEnableMultipleNozzles" calcext:value-type="string">
            <text:p>kEnableMultipleNozzles</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nozzle_count</text:p>
          </table:table-cell>
          <table:table-cell table:style-name="ce88" office:value-type="string" calcext:value-type="string">
            <text:p>Number of Nozzles</text:p>
          </table:table-cell>
          <table:table-cell table:style-name="ce88" office:value-type="string" calcext:value-type="string">
            <text:p>positive_int</text:p>
          </table:table-cell>
          <table:table-cell table:style-name="ce88" office:value-type="string" calcext:value-type="string">
            <text:p>The number of nozzles available</text:p>
          </table:table-cell>
          <table:table-cell table:style-name="ce88" office:value-type="string" calcext:value-type="string">
            <text:p>{"enable_multi_nozzle": true}</text:p>
          </table:table-cell>
          <table:table-cell table:style-name="ce88"/>
          <table:table-cell table:style-name="ce90" office:value-type="float" office:value="1" calcext:value-type="float">
            <text:p>1</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8]; &quot;::&quot;; [.H488]));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8])); &quot; &quot;; &quot;&quot;); &quot;/&quot;; &quot;&quot;); &quot;-&quot;; &quot;&quot;)" office:value-type="string" office:string-value="kNumberofNozzles" calcext:value-type="string">
            <text:p>kNumberofNozzles</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nozzle_offset_x</text:p>
          </table:table-cell>
          <table:table-cell table:style-name="ce88" office:value-type="string" calcext:value-type="string">
            <text:p>Nozzle Offset X</text:p>
          </table:table-cell>
          <table:table-cell table:style-name="ce88" office:value-type="string" calcext:value-type="string">
            <text:p>distance</text:p>
          </table:table-cell>
          <table:table-cell table:style-name="ce88" office:value-type="string" calcext:value-type="string">
            <text:p>X-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89]; &quot;::&quot;; [.H489]));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89])); &quot; &quot;; &quot;&quot;); &quot;/&quot;; &quot;&quot;); &quot;-&quot;; &quot;&quot;)" office:value-type="string" office:string-value="kNozzleOffsetX" calcext:value-type="string">
            <text:p>kNozzleOffsetX</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nozzle_offset_y</text:p>
          </table:table-cell>
          <table:table-cell table:style-name="ce88" office:value-type="string" calcext:value-type="string">
            <text:p>Nozzle Offset Y</text:p>
          </table:table-cell>
          <table:table-cell table:style-name="ce88" office:value-type="string" calcext:value-type="string">
            <text:p>distance</text:p>
          </table:table-cell>
          <table:table-cell table:style-name="ce88" office:value-type="string" calcext:value-type="string">
            <text:p>Y-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0]; &quot;::&quot;; [.H490]));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0])); &quot; &quot;; &quot;&quot;); &quot;/&quot;; &quot;&quot;); &quot;-&quot;; &quot;&quot;)" office:value-type="string" office:string-value="kNozzleOffsetY" calcext:value-type="string">
            <text:p>kNozzleOffsetY</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nozzle_offset_z</text:p>
          </table:table-cell>
          <table:table-cell table:style-name="ce88" office:value-type="string" calcext:value-type="string">
            <text:p>Nozzle Offset Z</text:p>
          </table:table-cell>
          <table:table-cell table:style-name="ce88" office:value-type="string" calcext:value-type="string">
            <text:p>distance</text:p>
          </table:table-cell>
          <table:table-cell table:style-name="ce88" office:value-type="string" calcext:value-type="string">
            <text:p>Z-Distance of Nozzle Offset</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1]; &quot;::&quot;; [.H491]));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1])); &quot; &quot;; &quot;&quot;); &quot;/&quot;; &quot;&quot;); &quot;-&quot;; &quot;&quot;)" office:value-type="string" office:string-value="kNozzleOffsetZ" calcext:value-type="string">
            <text:p>kNozzleOffsetZ</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nozzle_material</text:p>
          </table:table-cell>
          <table:table-cell table:style-name="ce88" office:value-type="string" calcext:value-type="string">
            <text:p>Nozzle Material</text:p>
          </table:table-cell>
          <table:table-cell table:style-name="ce88" office:value-type="string" calcext:value-type="string">
            <text:p>number</text:p>
          </table:table-cell>
          <table:table-cell table:style-name="ce88" office:value-type="string" calcext:value-type="string">
            <text:p>Material type used in nozzle</text:p>
          </table:table-cell>
          <table:table-cell table:style-name="ce88" office:value-type="string" calcext:value-type="string">
            <text:p>{"enable_multi_nozzle": true}</text:p>
          </table:table-cell>
          <table:table-cell table:style-name="ce88"/>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2]; &quot;::&quot;; [.H492]));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2])); &quot; &quot;; &quot;&quot;); &quot;/&quot;; &quot;&quot;); &quot;-&quot;; &quot;&quot;)" office:value-type="string" office:string-value="kNozzleMaterial" calcext:value-type="string">
            <text:p>kNozzleMaterial</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enable_mutli_nozzle_multi_material</text:p>
          </table:table-cell>
          <table:table-cell table:style-name="ce88" office:value-type="string" calcext:value-type="string">
            <text:p>Enable Multiple Nozzles with Multi-Material</text:p>
          </table:table-cell>
          <table:table-cell table:style-name="ce88" office:value-type="string" calcext:value-type="string">
            <text:p>boolean</text:p>
          </table:table-cell>
          <table:table-cell table:style-name="ce88" office:value-type="string" calcext:value-type="string">
            <text:p>If selected, segments of different materials will be printed with different nozzles</text:p>
          </table:table-cell>
          <table:table-cell table:style-name="ce88" office:value-type="string" calcext:value-type="string">
            <text:p>{ "AND" : [ {"enable_multi_nozzle": true} , {"AND": [{"NOT":[{"nozzle_count": 1}]},{"enable_multi_material": true}]}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3]; &quot;::&quot;; [.H493]));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3])); &quot; &quot;; &quot;&quot;); &quot;/&quot;; &quot;&quot;); &quot;-&quot;; &quot;&quot;)" office:value-type="string" office:string-value="kEnableMultipleNozzleswithMultiMaterial" calcext:value-type="string">
            <text:p>kEnableMultipleNozzleswithMultiMaterial</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enable_duplicate_path_removal</text:p>
          </table:table-cell>
          <table:table-cell table:style-name="ce88" office:value-type="string" calcext:value-type="string">
            <text:p>Remove Duplicate Paths</text:p>
          </table:table-cell>
          <table:table-cell table:style-name="ce88" office:value-type="string" calcext:value-type="string">
            <text:p>boolean</text:p>
          </table:table-cell>
          <table:table-cell table:style-name="ce88" office:value-type="string" calcext:value-type="string">
            <text:p>Removes duplicate paths if the paths can be printed simultaneously by multiple nozzles</text:p>
          </table:table-cell>
          <table:table-cell table:style-name="ce88" office:value-type="string" calcext:value-type="string">
            <text:p>{ "AND" : [ {"enable_multi_nozzle": true} , {"NOT":[{"nozzle_count": 1}]} ] }</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4]; &quot;::&quot;; [.H494]));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4])); &quot; &quot;; &quot;&quot;); &quot;/&quot;; &quot;&quot;); &quot;-&quot;; &quot;&quot;)" office:value-type="string" office:string-value="kRemoveDuplicatePaths" calcext:value-type="string">
            <text:p>kRemoveDuplicatePaths</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duplicate_path_similarity</text:p>
          </table:table-cell>
          <table:table-cell table:style-name="ce88" office:value-type="string" calcext:value-type="string">
            <text:p>Duplicate Path Similarity</text:p>
          </table:table-cell>
          <table:table-cell table:style-name="ce88" office:value-type="string" calcext:value-type="string">
            <text:p>percentage100</text:p>
          </table:table-cell>
          <table:table-cell table:style-name="ce88" office:value-type="string" calcext:value-type="string">
            <text:p>Percent similarity required for paths to be considered duplicates</text:p>
          </table:table-cell>
          <table:table-cell table:style-name="ce88" office:value-type="string" calcext:value-type="string">
            <text:p>{ "AND" : [ {"enable_multi_nozzle": true} , {"enable_duplicate_path_removal": true}] }</text:p>
          </table:table-cell>
          <table:table-cell table:style-name="ce88"/>
          <table:table-cell table:style-name="ce90" office:value-type="float" office:value="98" calcext:value-type="float">
            <text:p>98</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5]; &quot;::&quot;; [.H495]));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5])); &quot; &quot;; &quot;&quot;); &quot;/&quot;; &quot;&quot;); &quot;-&quot;; &quot;&quot;)" office:value-type="string" office:string-value="kDuplicatePathSimilarity" calcext:value-type="string">
            <text:p>kDuplicatePathSimilarity</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enable_indpendent_nozzles</text:p>
          </table:table-cell>
          <table:table-cell table:style-name="ce88" office:value-type="string" calcext:value-type="string">
            <text:p>Enable Independent Nozzles</text:p>
          </table:table-cell>
          <table:table-cell table:style-name="ce88" office:value-type="string" calcext:value-type="string">
            <text:p>boolean</text:p>
          </table:table-cell>
          <table:table-cell table:style-name="ce88" office:value-type="string" calcext:value-type="string">
            <text:p>Enables optimizations for multiple independent extruders</text:p>
          </table:table-cell>
          <table:table-cell table:style-name="ce88" office:value-type="string" calcext:value-type="string">
            <text:p>{"enable_multi_nozzle": true}</text:p>
          </table:table-cell>
          <table:table-cell table:style-name="ce88"/>
          <table:table-cell table:style-name="ce89" office:value-type="string" calcext:value-type="string">
            <text:p>false</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6]; &quot;::&quot;; [.H496]));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6])); &quot; &quot;; &quot;&quot;); &quot;/&quot;; &quot;&quot;); &quot;-&quot;; &quot;&quot;)" office:value-type="string" office:string-value="kEnableIndependentNozzles" calcext:value-type="string">
            <text:p>kEnableIndependentNozzles</text:p>
          </table:table-cell>
          <table:table-cell table:style-name="ce88" office:value-type="string" calcext:value-type="string">
            <text:p>false</text:p>
          </table:table-cell>
          <table:table-cell table:number-columns-repeated="16372"/>
        </table:table-row>
        <table:table-row table:style-name="ro1">
          <table:table-cell table:style-name="ce88" office:value-type="string" calcext:value-type="string">
            <text:p>independent_nozzle_optimizer</text:p>
          </table:table-cell>
          <table:table-cell table:style-name="ce88" office:value-type="string" calcext:value-type="string">
            <text:p>Independent Nozzle Assignment Method</text:p>
          </table:table-cell>
          <table:table-cell table:style-name="ce88" office:value-type="string" calcext:value-type="string">
            <text:p>enumeration</text:p>
          </table:table-cell>
          <table:table-cell table:style-name="ce88" office:value-type="string" calcext:value-type="string">
            <text:p>Method to use for assigning islands to nozzles</text:p>
          </table:table-cell>
          <table:table-cell table:style-name="ce88" office:value-type="string" calcext:value-type="string">
            <text:p>{ "AND": [ {"enable_multi_nozzle":true}, {"enable_indpendent_nozzles":true}]}</text:p>
          </table:table-cell>
          <table:table-cell table:style-name="ce88" office:value-type="string" calcext:value-type="string">
            <text:p>X Location, Y Location, Area</text:p>
          </table:table-cell>
          <table:table-cell table:style-name="ce90" office:value-type="float" office:value="0" calcext:value-type="float">
            <text:p>0</text:p>
          </table:table-cell>
          <table:table-cell table:style-name="ce88" office:value-type="string" calcext:value-type="string">
            <text:p>Multi-Nozzle</text:p>
          </table:table-cell>
          <table:table-cell table:style-name="ce88" office:value-type="string" calcext:value-type="string">
            <text:p>Experimental</text:p>
          </table:table-cell>
          <table:table-cell table:style-name="ce88" table:formula="of:=SUBSTITUTE(SUBSTITUTE(SUBSTITUTE((COM.MICROSOFT.CONCAT([.I497]; &quot;::&quot;; [.H497])); &quot; &quot;; &quot;&quot;); &quot;/&quot;; &quot;&quot;); &quot;-&quot;; &quot;&quot;)" office:value-type="string" office:string-value="Experimental::MultiNozzle" calcext:value-type="string">
            <text:p>Experimental::MultiNozzle</text:p>
          </table:table-cell>
          <table:table-cell table:style-name="ce88" table:formula="of:=SUBSTITUTE(SUBSTITUTE(SUBSTITUTE((COM.MICROSOFT.CONCAT(&quot;k&quot;; [.B497])); &quot; &quot;; &quot;&quot;); &quot;/&quot;; &quot;&quot;); &quot;-&quot;; &quot;&quot;)" office:value-type="string" office:string-value="kIndependentNozzleAssignmentMethod" calcext:value-type="string">
            <text:p>kIndependentNozzleAssignmentMethod</text:p>
          </table:table-cell>
          <table:table-cell table:style-name="ce88" office:value-type="string" calcext:value-type="string">
            <text:p>false</text:p>
          </table:table-cell>
          <table:table-cell table:number-columns-repeated="16372"/>
        </table:table-row>
        <table:table-row table:style-name="ro1">
          <table:table-cell table:style-name="ce91" office:value-type="string" calcext:value-type="string">
            <text:p>disable_visualization</text:p>
          </table:table-cell>
          <table:table-cell table:style-name="ce91" office:value-type="string" calcext:value-type="string">
            <text:p>Disable Visualization</text:p>
          </table:table-cell>
          <table:table-cell table:style-name="ce91" office:value-type="string" calcext:value-type="string">
            <text:p>boolean</text:p>
          </table:table-cell>
          <table:table-cell table:style-name="ce91" office:value-type="string" calcext:value-type="string">
            <text:p>Enables/disables 3D visualization of gcode</text:p>
          </table:table-cell>
          <table:table-cell table:style-name="ce91" table:number-columns-repeated="2"/>
          <table:table-cell table:style-name="ce92" office:value-type="string" calcext:value-type="string">
            <text:p>false</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8]; &quot;::&quot;; [.H498]));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8])); &quot; &quot;; &quot;&quot;); &quot;/&quot;; &quot;&quot;); &quot;-&quot;; &quot;&quot;)" office:value-type="string" office:string-value="kDisableVisualization" calcext:value-type="string">
            <text:p>kDisableVisualization</text:p>
          </table:table-cell>
          <table:table-cell table:style-name="ce91" office:value-type="string" calcext:value-type="string">
            <text:p>false</text:p>
          </table:table-cell>
          <table:table-cell table:number-columns-repeated="16372"/>
        </table:table-row>
        <table:table-row table:style-name="ro1">
          <table:table-cell table:style-name="ce91" office:value-type="string" calcext:value-type="string">
            <text:p>visualization_layer_skip</text:p>
          </table:table-cell>
          <table:table-cell table:style-name="ce91" office:value-type="string" calcext:value-type="string">
            <text:p>Visualization Layer Skip</text:p>
          </table:table-cell>
          <table:table-cell table:style-name="ce91" office:value-type="string" calcext:value-type="string">
            <text:p>positive_int</text:p>
          </table:table-cell>
          <table:table-cell table:style-name="ce91" office:value-type="string" calcext:value-type="string">
            <text:p>Specifies a layer multiple to skip (ex: 1 = visualize every layer, 2 = visualize every 2nd layer, etc.)</text:p>
          </table:table-cell>
          <table:table-cell table:style-name="ce91" office:value-type="string" calcext:value-type="string">
            <text:p>{"disable_visualization": false}</text:p>
          </table:table-cell>
          <table:table-cell table:style-name="ce91"/>
          <table:table-cell table:style-name="ce93" office:value-type="float" office:value="1" calcext:value-type="float">
            <text:p>1</text:p>
          </table:table-cell>
          <table:table-cell table:style-name="ce91" office:value-type="string" calcext:value-type="string">
            <text:p>Visualization</text:p>
          </table:table-cell>
          <table:table-cell table:style-name="ce91" office:value-type="string" calcext:value-type="string">
            <text:p>Experimental</text:p>
          </table:table-cell>
          <table:table-cell table:style-name="ce91" table:formula="of:=SUBSTITUTE(SUBSTITUTE(SUBSTITUTE((COM.MICROSOFT.CONCAT([.I499]; &quot;::&quot;; [.H499])); &quot; &quot;; &quot;&quot;); &quot;/&quot;; &quot;&quot;); &quot;-&quot;; &quot;&quot;)" office:value-type="string" office:string-value="Experimental::Visualization" calcext:value-type="string">
            <text:p>Experimental::Visualization</text:p>
          </table:table-cell>
          <table:table-cell table:style-name="ce91" table:formula="of:=SUBSTITUTE(SUBSTITUTE(SUBSTITUTE((COM.MICROSOFT.CONCAT(&quot;k&quot;; [.B499])); &quot; &quot;; &quot;&quot;); &quot;/&quot;; &quot;&quot;); &quot;-&quot;; &quot;&quot;)" office:value-type="string" office:string-value="kVisualizationLayerSkip" calcext:value-type="string">
            <text:p>kVisualizationLayerSkip</text:p>
          </table:table-cell>
          <table:table-cell table:style-name="ce91" office:value-type="string" calcext:value-type="string">
            <text:p>false</text:p>
          </table:table-cell>
          <table:table-cell table:number-columns-repeated="16372"/>
        </table:table-row>
        <table:table-row table:style-name="ro1">
          <table:table-cell table:style-name="ce94" office:value-type="string" calcext:value-type="string">
            <text:p>trajectory_angle_slow_down</text:p>
          </table:table-cell>
          <table:table-cell table:style-name="ce95" office:value-type="string" calcext:value-type="string">
            <text:p>Enable<text:span text:style-name="T1"> </text:span>Trajectory<text:span text:style-name="T1"> </text:span>Auto<text:span text:style-name="T1"> </text:span>Speed<text:span text:style-name="T1"> </text:span>Ramping</text:p>
          </table:table-cell>
          <table:table-cell table:style-name="ce95" office:value-type="string" calcext:value-type="string">
            <text:p>boolean</text:p>
          </table:table-cell>
          <table:table-cell table:style-name="ce95" office:value-type="string" calcext:value-type="string">
            <text:p>If<text:span text:style-name="T1"> </text:span>selected,<text:span text:style-name="T1"> </text:span>will<text:span text:style-name="T1"> </text:span>ramp<text:span text:style-name="T1"> </text:span>speed<text:span text:style-name="T1"> </text:span>for<text:span text:style-name="T1"> </text:span>a<text:span text:style-name="T1"> </text:span>certain<text:span text:style-name="T1"> </text:span>distance<text:span text:style-name="T1"> </text:span>at<text:span text:style-name="T1"> </text:span>the<text:span text:style-name="T1"> </text:span>intersections</text:p>
          </table:table-cell>
          <table:table-cell table:style-name="ce94" table:number-columns-repeated="2"/>
          <table:table-cell table:style-name="ce96" office:value-type="string" calcext:value-type="string">
            <text:p>false</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0]; &quot;::&quot;; [.H500]));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0])); &quot; &quot;; &quot;&quot;); &quot;/&quot;; &quot;&quot;); &quot;-&quot;; &quot;&quot;)" office:value-type="string" office:string-value="kEnableTrajectoryAutoSpeedRamping" calcext:value-type="string">
            <text:p>kEnableTrajectoryAutoSpeedRamping</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threshold_slow_down</text:p>
          </table:table-cell>
          <table:table-cell table:style-name="ce94" office:value-type="string" calcext:value-type="string">
            <text:p>Angle Threshold</text:p>
          </table:table-cell>
          <table:table-cell table:style-name="ce94" office:value-type="string" calcext:value-type="string">
            <text:p>angle</text:p>
          </table:table-cell>
          <table:table-cell table:style-name="ce94" office:value-type="string" calcext:value-type="string">
            <text:p>Based on the threshold for change in angle of trajectory, will ramp speed for a certain distance on a path segment</text:p>
          </table:table-cell>
          <table:table-cell table:style-name="ce94" office:value-type="string" calcext:value-type="string">
            <text:p>{"trajectory_angle_slow_down": true}</text:p>
          </table:table-cell>
          <table:table-cell table:style-name="ce94"/>
          <table:table-cell table:style-name="ce94" office:value-type="float" office:value="2.3562" calcext:value-type="float">
            <text:p>2.3562</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1]; &quot;::&quot;; [.H501]));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1])); &quot; &quot;; &quot;&quot;); &quot;/&quot;; &quot;&quot;); &quot;-&quot;; &quot;&quot;)" office:value-type="string" office:string-value="kAngleThreshold" calcext:value-type="string">
            <text:p>kAngleThreshold</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distance_slow_down</text:p>
          </table:table-cell>
          <table:table-cell table:style-name="ce94" office:value-type="string" calcext:value-type="string">
            <text:p>Min Ramp Down Distance</text:p>
          </table:table-cell>
          <table:table-cell table:style-name="ce94" office:value-type="string" calcext:value-type="string">
            <text:p>distance</text:p>
          </table:table-cell>
          <table:table-cell table:style-name="ce94" office:value-type="string" calcext:value-type="string">
            <text:p>Distance for the Auto Speed Ramp Down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2]; &quot;::&quot;; [.H502]));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2])); &quot; &quot;; &quot;&quot;); &quot;/&quot;; &quot;&quot;); &quot;-&quot;; &quot;&quot;)" office:value-type="string" office:string-value="kMinRampDownDistance" calcext:value-type="string">
            <text:p>kMinRampDownDistance</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distance_speed_up</text:p>
          </table:table-cell>
          <table:table-cell table:style-name="ce94" office:value-type="string" calcext:value-type="string">
            <text:p>Min Ramp Up Distance</text:p>
          </table:table-cell>
          <table:table-cell table:style-name="ce94" office:value-type="string" calcext:value-type="string">
            <text:p>distance</text:p>
          </table:table-cell>
          <table:table-cell table:style-name="ce94" office:value-type="string" calcext:value-type="string">
            <text:p>Distance for the Auto Speed Ramp Up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3]; &quot;::&quot;; [.H503]));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3])); &quot; &quot;; &quot;&quot;); &quot;/&quot;; &quot;&quot;); &quot;-&quot;; &quot;&quot;)" office:value-type="string" office:string-value="kMinRampUpDistance" calcext:value-type="string">
            <text:p>kMinRampUpDistance</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speed_slow_down</text:p>
          </table:table-cell>
          <table:table-cell table:style-name="ce94" office:value-type="string" calcext:value-type="string">
            <text:p>Ramping Down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25400" calcext:value-type="float">
            <text:p>254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4]; &quot;::&quot;; [.H504]));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4])); &quot; &quot;; &quot;&quot;); &quot;/&quot;; &quot;&quot;); &quot;-&quot;; &quot;&quot;)" office:value-type="string" office:string-value="kRampingDownSpeed" calcext:value-type="string">
            <text:p>kRampingDownSpeed</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extruder_speed_slow_down</text:p>
          </table:table-cell>
          <table:table-cell table:style-name="ce94" office:value-type="string" calcext:value-type="string">
            <text:p>Ramping Down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14" calcext:value-type="float">
            <text:p>14.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5]; &quot;::&quot;; [.H505]));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5])); &quot; &quot;; &quot;&quot;); &quot;/&quot;; &quot;&quot;); &quot;-&quot;; &quot;&quot;)" office:value-type="string" office:string-value="kRampingDownExtruderSpeed" calcext:value-type="string">
            <text:p>kRampingDownExtruderSpeed</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speed_up</text:p>
          </table:table-cell>
          <table:table-cell table:style-name="ce94" office:value-type="string" calcext:value-type="string">
            <text:p>Ramping Up Speed</text:p>
          </table:table-cell>
          <table:table-cell table:style-name="ce94" office:value-type="string" calcext:value-type="string">
            <text:p>speed</text:p>
          </table:table-cell>
          <table:table-cell table:style-name="ce94" office:value-type="string" calcext:value-type="string">
            <text:p>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7" office:value-type="float" office:value="50800" calcext:value-type="float">
            <text:p>50800.0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6]; &quot;::&quot;; [.H506]));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6])); &quot; &quot;; &quot;&quot;); &quot;/&quot;; &quot;&quot;); &quot;-&quot;; &quot;&quot;)" office:value-type="string" office:string-value="kRampingUpSpeed" calcext:value-type="string">
            <text:p>kRampingUpSpeed</text:p>
          </table:table-cell>
          <table:table-cell table:style-name="ce94" office:value-type="string" calcext:value-type="string">
            <text:p>true</text:p>
          </table:table-cell>
          <table:table-cell table:number-columns-repeated="16372"/>
        </table:table-row>
        <table:table-row table:style-name="ro1">
          <table:table-cell table:style-name="ce94" office:value-type="string" calcext:value-type="string">
            <text:p>trajectory_angle_extruder_speed_up</text:p>
          </table:table-cell>
          <table:table-cell table:style-name="ce94" office:value-type="string" calcext:value-type="string">
            <text:p>Ramping Up Extruder Speed</text:p>
          </table:table-cell>
          <table:table-cell table:style-name="ce94" office:value-type="string" calcext:value-type="string">
            <text:p>rpm</text:p>
          </table:table-cell>
          <table:table-cell table:style-name="ce94" office:value-type="string" calcext:value-type="string">
            <text:p>Extruder Speed for the Auto Speed Ramping trajectory move, when angle is over threshold</text:p>
          </table:table-cell>
          <table:table-cell table:style-name="ce94" office:value-type="string" calcext:value-type="string">
            <text:p>{"trajectory_angle_slow_down": true}</text:p>
          </table:table-cell>
          <table:table-cell table:style-name="ce94"/>
          <table:table-cell table:style-name="ce98" office:value-type="float" office:value="28" calcext:value-type="float">
            <text:p>28.0</text:p>
          </table:table-cell>
          <table:table-cell table:style-name="ce94" office:value-type="string" calcext:value-type="string">
            <text:p>Auto Speed Ramping</text:p>
          </table:table-cell>
          <table:table-cell table:style-name="ce94" office:value-type="string" calcext:value-type="string">
            <text:p>Experimental</text:p>
          </table:table-cell>
          <table:table-cell table:style-name="ce94" table:formula="of:=SUBSTITUTE(SUBSTITUTE(SUBSTITUTE((COM.MICROSOFT.CONCAT([.I507]; &quot;::&quot;; [.H507])); &quot; &quot;; &quot;&quot;); &quot;/&quot;; &quot;&quot;); &quot;-&quot;; &quot;&quot;)" office:value-type="string" office:string-value="Experimental::AutoSpeedRamping" calcext:value-type="string">
            <text:p>Experimental::AutoSpeedRamping</text:p>
          </table:table-cell>
          <table:table-cell table:style-name="ce94" table:formula="of:=SUBSTITUTE(SUBSTITUTE(SUBSTITUTE((COM.MICROSOFT.CONCAT(&quot;k&quot;; [.B507])); &quot; &quot;; &quot;&quot;); &quot;/&quot;; &quot;&quot;); &quot;-&quot;; &quot;&quot;)" office:value-type="string" office:string-value="kRampingUpExtruderSpeed" calcext:value-type="string">
            <text:p>kRampingUpExtruderSpeed</text:p>
          </table:table-cell>
          <table:table-cell table:style-name="ce94" office:value-type="string" calcext:value-type="string">
            <text:p>true</text:p>
          </table:table-cell>
          <table:table-cell table:number-columns-repeated="16372"/>
        </table:table-row>
        <table:table-row table:style-name="ro1">
          <table:table-cell table:style-name="ce99" office:value-type="string" calcext:value-type="string">
            <text:p>wire_feed_enable</text:p>
          </table:table-cell>
          <table:table-cell table:style-name="ce99" office:value-type="string" calcext:value-type="string">
            <text:p>Enable Wire Feed Mode</text:p>
          </table:table-cell>
          <table:table-cell table:style-name="ce99" office:value-type="string" calcext:value-type="string">
            <text:p>boolean</text:p>
          </table:table-cell>
          <table:table-cell table:style-name="ce99" office:value-type="string" calcext:value-type="string">
            <text:p>If selected, wire feed commands will be added to areas identified by settings reg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8]; &quot;::&quot;; [.H508]));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8])); &quot; &quot;; &quot;&quot;); &quot;/&quot;; &quot;&quot;); &quot;-&quot;; &quot;&quot;)" office:value-type="string" office:string-value="kEnableWireFeedMode" calcext:value-type="string">
            <text:p>kEnableWireFeedMode</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setting_region_mesh_split</text:p>
          </table:table-cell>
          <table:table-cell table:style-name="ce99" office:value-type="string" calcext:value-type="string">
            <text:p>Enable Setting Region Mesh Split</text:p>
          </table:table-cell>
          <table:table-cell table:style-name="ce99" office:value-type="string" calcext:value-type="string">
            <text:p>boolean</text:p>
          </table:table-cell>
          <table:table-cell table:style-name="ce99" office:value-type="string" calcext:value-type="string">
            <text:p>If selected, settings regions will split mesh into separate islands before calculating pathing.</text:p>
          </table:table-cell>
          <table:table-cell table:style-name="ce99" table:number-columns-repeated="2"/>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09]; &quot;::&quot;; [.H509]));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09])); &quot; &quot;; &quot;&quot;); &quot;/&quot;; &quot;&quot;); &quot;-&quot;; &quot;&quot;)" office:value-type="string" office:string-value="kEnableSettingRegionMeshSplit" calcext:value-type="string">
            <text:p>kEnableSettingRegionMeshSplit</text:p>
          </table:table-cell>
          <table:table-cell table:style-name="ce99" office:value-type="string" calcext:value-type="string">
            <text:p>false</text:p>
          </table:table-cell>
          <table:table-cell table:number-columns-repeated="16372"/>
        </table:table-row>
        <table:table-row table:style-name="ro1">
          <table:table-cell table:style-name="ce99" office:value-type="string" calcext:value-type="string">
            <text:p>wire_feed_initial_travel</text:p>
          </table:table-cell>
          <table:table-cell table:style-name="ce99" office:value-type="string" calcext:value-type="string">
            <text:p>Initial Travel Velocity</text:p>
          </table:table-cell>
          <table:table-cell table:style-name="ce99" office:value-type="string" calcext:value-type="string">
            <text:p>speed</text:p>
          </table:table-cell>
          <table:table-cell table:style-name="ce99" office:value-type="string" calcext:value-type="string">
            <text:p>Velocity for first travel that moves to start of wire feed sequence</text:p>
          </table:table-cell>
          <table:table-cell table:style-name="ce99" office:value-type="string" calcext:value-type="string">
            <text:p>{"wire_feed_enable":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0]; &quot;::&quot;; [.H510]));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0])); &quot; &quot;; &quot;&quot;); &quot;/&quot;; &quot;&quot;); &quot;-&quot;; &quot;&quot;)" office:value-type="string" office:string-value="kInitialTravelVelocity" calcext:value-type="string">
            <text:p>kInitialTravelVelocity</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anchor_enable</text:p>
          </table:table-cell>
          <table:table-cell table:style-name="ce99" office:value-type="string" calcext:value-type="string">
            <text:p>Enable Anchor</text:p>
          </table:table-cell>
          <table:table-cell table:style-name="ce99" office:value-type="string" calcext:value-type="string">
            <text:p>boolean</text:p>
          </table:table-cell>
          <table:table-cell table:style-name="ce99" office:value-type="string" calcext:value-type="string">
            <text:p>If selected, anchors will be programmatically generated around designated wire feed locations</text:p>
          </table:table-cell>
          <table:table-cell table:style-name="ce99" office:value-type="string" calcext:value-type="string">
            <text:p>{"wire_feed_enable":true}</text:p>
          </table:table-cell>
          <table:table-cell table:style-name="ce99"/>
          <table:table-cell table:style-name="ce99" office:value-type="string" calcext:value-type="string">
            <text:p>false</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1]; &quot;::&quot;; [.H511]));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1])); &quot; &quot;; &quot;&quot;); &quot;/&quot;; &quot;&quot;); &quot;-&quot;; &quot;&quot;)" office:value-type="string" office:string-value="kEnableAnchor" calcext:value-type="string">
            <text:p>kEnableAnchor</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anchor_width</text:p>
          </table:table-cell>
          <table:table-cell table:style-name="ce99" office:value-type="string" calcext:value-type="string">
            <text:p>Anchor Width</text:p>
          </table:table-cell>
          <table:table-cell table:style-name="ce99" office:value-type="string" calcext:value-type="string">
            <text:p>distance</text:p>
          </table:table-cell>
          <table:table-cell table:style-name="ce99" office:value-type="string" calcext:value-type="string">
            <text:p>Width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2]; &quot;::&quot;; [.H512]));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2])); &quot; &quot;; &quot;&quot;); &quot;/&quot;; &quot;&quot;); &quot;-&quot;; &quot;&quot;)" office:value-type="string" office:string-value="kAnchorWidth" calcext:value-type="string">
            <text:p>kAnchorWidth</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anchor_height</text:p>
          </table:table-cell>
          <table:table-cell table:style-name="ce99" office:value-type="string" calcext:value-type="string">
            <text:p>Anchor Height</text:p>
          </table:table-cell>
          <table:table-cell table:style-name="ce99" office:value-type="string" calcext:value-type="string">
            <text:p>distance</text:p>
          </table:table-cell>
          <table:table-cell table:style-name="ce99" office:value-type="string" calcext:value-type="string">
            <text:p>Height of anchor</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3]; &quot;::&quot;; [.H513]));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3])); &quot; &quot;; &quot;&quot;); &quot;/&quot;; &quot;&quot;); &quot;-&quot;; &quot;&quot;)" office:value-type="string" office:string-value="kAnchorHeight" calcext:value-type="string">
            <text:p>kAnchorHeight</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anchor_object_distance_left</text:p>
          </table:table-cell>
          <table:table-cell table:style-name="ce99" office:value-type="string" calcext:value-type="string">
            <text:p>Anchor Separation Distance (Left Side)</text:p>
          </table:table-cell>
          <table:table-cell table:style-name="ce99" office:value-type="string" calcext:value-type="string">
            <text:p>distance</text:p>
          </table:table-cell>
          <table:table-cell table:style-name="ce99" office:value-type="string" calcext:value-type="string">
            <text:p>Distance between bounding rectangles of object and first anchor on the lef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4]; &quot;::&quot;; [.H514]));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4])); &quot; &quot;; &quot;&quot;); &quot;/&quot;; &quot;&quot;); &quot;-&quot;; &quot;&quot;)" office:value-type="string" office:string-value="kAnchorSeparationDistance(LeftSide)" calcext:value-type="string">
            <text:p>kAnchorSeparationDistance(LeftSide)</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anchor_object_distance_right</text:p>
          </table:table-cell>
          <table:table-cell table:style-name="ce99" office:value-type="string" calcext:value-type="string">
            <text:p>Anchor Separation Distance (Right Side)</text:p>
          </table:table-cell>
          <table:table-cell table:style-name="ce99" office:value-type="string" calcext:value-type="string">
            <text:p>distance</text:p>
          </table:table-cell>
          <table:table-cell table:style-name="ce99" office:value-type="string" calcext:value-type="string">
            <text:p>Distance between bounding rectangles of object and second anchor on the right</text:p>
          </table:table-cell>
          <table:table-cell table:style-name="ce99" office:value-type="string" calcext:value-type="string">
            <text:p>{"AND": [{"wire_feed_enable": true}, {"anchor_enable": true}]}</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5]; &quot;::&quot;; [.H515]));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5])); &quot; &quot;; &quot;&quot;); &quot;/&quot;; &quot;&quot;); &quot;-&quot;; &quot;&quot;)" office:value-type="string" office:string-value="kAnchorSeparationDistance(RightSide)" calcext:value-type="string">
            <text:p>kAnchorSeparationDistance(RightSide)</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wire_feed_cutoff_distance</text:p>
          </table:table-cell>
          <table:table-cell table:style-name="ce99" office:value-type="string" calcext:value-type="string">
            <text:p>Wire Cutoff Distance</text:p>
          </table:table-cell>
          <table:table-cell table:style-name="ce99" office:value-type="string" calcext:value-type="string">
            <text:p>distance</text:p>
          </table:table-cell>
          <table:table-cell table:style-name="ce99" office:value-type="string" calcext:value-type="string">
            <text:p>Distance from the end of the path when wire feed is disabled.</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6]; &quot;::&quot;; [.H516]));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6])); &quot; &quot;; &quot;&quot;); &quot;/&quot;; &quot;&quot;); &quot;-&quot;; &quot;&quot;)" office:value-type="string" office:string-value="kWireCutoffDistance" calcext:value-type="string">
            <text:p>kWireCutoffDistance</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wire_feed_stickout_distance</text:p>
          </table:table-cell>
          <table:table-cell table:style-name="ce99" office:value-type="string" calcext:value-type="string">
            <text:p>Wire Stickout Distance</text:p>
          </table:table-cell>
          <table:table-cell table:style-name="ce99" office:value-type="string" calcext:value-type="string">
            <text:p>distance</text:p>
          </table:table-cell>
          <table:table-cell table:style-name="ce99" office:value-type="string" calcext:value-type="string">
            <text:p>Length of wire to extrude before turning the polymer extruder on.</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7]; &quot;::&quot;; [.H517]));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7])); &quot; &quot;; &quot;&quot;); &quot;/&quot;; &quot;&quot;); &quot;-&quot;; &quot;&quot;)" office:value-type="string" office:string-value="kWireStickoutDistance" calcext:value-type="string">
            <text:p>kWireStickoutDistance</text:p>
          </table:table-cell>
          <table:table-cell table:style-name="ce99" office:value-type="string" calcext:value-type="string">
            <text:p>true</text:p>
          </table:table-cell>
          <table:table-cell table:number-columns-repeated="16372"/>
        </table:table-row>
        <table:table-row table:style-name="ro1">
          <table:table-cell table:style-name="ce99" office:value-type="string" calcext:value-type="string">
            <text:p>wire_feed_prestart_distance</text:p>
          </table:table-cell>
          <table:table-cell table:style-name="ce99" office:value-type="string" calcext:value-type="string">
            <text:p>Wire Prestart Distance</text:p>
          </table:table-cell>
          <table:table-cell table:style-name="ce99" office:value-type="string" calcext:value-type="string">
            <text:p>distance</text:p>
          </table:table-cell>
          <table:table-cell table:style-name="ce99" office:value-type="string" calcext:value-type="string">
            <text:p>Length of wire to extrude to establish wire feed in bead at start.</text:p>
          </table:table-cell>
          <table:table-cell table:style-name="ce99" office:value-type="string" calcext:value-type="string">
            <text:p>{"AND": [{"wire_feed_enable": true}, {"syntax": 10}]}</text:p>
          </table:table-cell>
          <table:table-cell table:style-name="ce99"/>
          <table:table-cell table:style-name="ce99" office:value-type="float" office:value="0" calcext:value-type="float">
            <text:p>0</text:p>
          </table:table-cell>
          <table:table-cell table:style-name="ce99" office:value-type="string" calcext:value-type="string">
            <text:p>Wire Feed</text:p>
          </table:table-cell>
          <table:table-cell table:style-name="ce99" office:value-type="string" calcext:value-type="string">
            <text:p>Experimental</text:p>
          </table:table-cell>
          <table:table-cell table:style-name="ce99" table:formula="of:=SUBSTITUTE(SUBSTITUTE(SUBSTITUTE((COM.MICROSOFT.CONCAT([.I518]; &quot;::&quot;; [.H518])); &quot; &quot;; &quot;&quot;); &quot;/&quot;; &quot;&quot;); &quot;-&quot;; &quot;&quot;)" office:value-type="string" office:string-value="Experimental::WireFeed" calcext:value-type="string">
            <text:p>Experimental::WireFeed</text:p>
          </table:table-cell>
          <table:table-cell table:style-name="ce99" table:formula="of:=SUBSTITUTE(SUBSTITUTE(SUBSTITUTE((COM.MICROSOFT.CONCAT(&quot;k&quot;; [.B518])); &quot; &quot;; &quot;&quot;); &quot;/&quot;; &quot;&quot;); &quot;-&quot;; &quot;&quot;)" office:value-type="string" office:string-value="kWirePrestartDistance" calcext:value-type="string">
            <text:p>kWirePrestartDistance</text:p>
          </table:table-cell>
          <table:table-cell table:style-name="ce99" office:value-type="string" calcext:value-type="string">
            <text:p>true</text:p>
          </table:table-cell>
          <table:table-cell table:number-columns-repeated="16372"/>
        </table:table-row>
        <table:table-row table:style-name="ro1">
          <table:table-cell table:style-name="ce100" office:value-type="string" calcext:value-type="string">
            <text:p>additional_meld_output</text:p>
          </table:table-cell>
          <table:table-cell table:style-name="ce100" office:value-type="string" calcext:value-type="string">
            <text:p>Enable Meld Companion File Output</text:p>
          </table:table-cell>
          <table:table-cell table:style-name="ce100" office:value-type="string" calcext:value-type="string">
            <text:p>boolean</text:p>
          </table:table-cell>
          <table:table-cell table:style-name="ce100" office:value-type="string" calcext:value-type="string">
            <text:p>Additional companion file csv output for Meld syntax</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19]; &quot;::&quot;; [.H51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19])); &quot; &quot;; &quot;&quot;); &quot;/&quot;; &quot;&quot;); &quot;-&quot;; &quot;&quot;)" office:value-type="string" office:string-value="kEnableMeldCompanionFileOutput" calcext:value-type="string">
            <text:p>kEnableMeldCompanionFile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meld_discrete_feed_commands</text:p>
          </table:table-cell>
          <table:table-cell table:style-name="ce100" office:value-type="string" calcext:value-type="string">
            <text:p>Enable Meld Discrete Feed Commands</text:p>
          </table:table-cell>
          <table:table-cell table:style-name="ce100" office:value-type="string" calcext:value-type="string">
            <text:p>boolean</text:p>
          </table:table-cell>
          <table:table-cell table:style-name="ce100" office:value-type="string" calcext:value-type="string">
            <text:p>Uses discrete feed commands for g-code output</text:p>
          </table:table-cell>
          <table:table-cell table:style-name="ce100" office:value-type="string" calcext:value-type="string">
            <text:p>{"syntax": 2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0]; &quot;::&quot;; [.H52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0])); &quot; &quot;; &quot;&quot;); &quot;/&quot;; &quot;&quot;); &quot;-&quot;; &quot;&quot;)" office:value-type="string" office:string-value="kEnableMeldDiscreteFeedCommands" calcext:value-type="string">
            <text:p>kEnableMeldDiscreteFeedCommands</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tormach_file_output</text:p>
          </table:table-cell>
          <table:table-cell table:style-name="ce100" office:value-type="string" calcext:value-type="string">
            <text:p>Enable Tormach File Output</text:p>
          </table:table-cell>
          <table:table-cell table:style-name="ce100" office:value-type="string" calcext:value-type="string">
            <text:p>boolean</text:p>
          </table:table-cell>
          <table:table-cell table:style-name="ce100" office:value-type="string" calcext:value-type="string">
            <text:p>Modified output file format for Tormach will be created.</text:p>
          </table:table-cell>
          <table:table-cell table:style-name="ce100" office:value-type="string" calcext:value-type="string">
            <text:p>{"syntax": 27}</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1]; &quot;::&quot;; [.H521]));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1])); &quot; &quot;; &quot;&quot;); &quot;/&quot;; &quot;&quot;); &quot;-&quot;; &quot;&quot;)" office:value-type="string" office:string-value="kEnableTormachFileOutput" calcext:value-type="string">
            <text:p>kEnableTormachFile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tormach_mode</text:p>
          </table:table-cell>
          <table:table-cell table:style-name="ce100" office:value-type="string" calcext:value-type="string">
            <text:p>Tormach Print Mode</text:p>
          </table:table-cell>
          <table:table-cell table:style-name="ce100" office:value-type="string" calcext:value-type="string">
            <text:p>enumeration</text:p>
          </table:table-cell>
          <table:table-cell table:style-name="ce100" office:value-type="string" calcext:value-type="string">
            <text:p>Select the welder print mode for the Tormach system.</text:p>
          </table:table-cell>
          <table:table-cell table:style-name="ce100" office:value-type="string" calcext:value-type="string">
            <text:p>{"syntax": 27}</text:p>
          </table:table-cell>
          <table:table-cell table:style-name="ce100" office:value-type="string" calcext:value-type="string">
            <text:p>Mode_21, Mode_40, Mode_102, Mode_274, Mode_509</text:p>
          </table:table-cell>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2]; &quot;::&quot;; [.H522]));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2])); &quot; &quot;; &quot;&quot;); &quot;/&quot;; &quot;&quot;); &quot;-&quot;; &quot;&quot;)" office:value-type="string" office:string-value="kTormachPrintMode" calcext:value-type="string">
            <text:p>kTormachPrintMode</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aml3d_file_output</text:p>
          </table:table-cell>
          <table:table-cell table:style-name="ce100" office:value-type="string" calcext:value-type="string">
            <text:p>Enable AML3D Companion File Output</text:p>
          </table:table-cell>
          <table:table-cell table:style-name="ce100" office:value-type="string" calcext:value-type="string">
            <text:p>boolean</text:p>
          </table:table-cell>
          <table:table-cell table:style-name="ce100" office:value-type="string" calcext:value-type="string">
            <text:p>Modified output file format for AML3D will be created.</text:p>
          </table:table-cell>
          <table:table-cell table:style-name="ce100" office:value-type="string" calcext:value-type="string">
            <text:p>{"syntax": 28}</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3]; &quot;::&quot;; [.H523]));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3])); &quot; &quot;; &quot;&quot;); &quot;/&quot;; &quot;&quot;); &quot;-&quot;; &quot;&quot;)" office:value-type="string" office:string-value="kEnableAML3DCompanionFileOutput" calcext:value-type="string">
            <text:p>kEnableAML3DCompanionFile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aml3d_weave_length</text:p>
          </table:table-cell>
          <table:table-cell table:style-name="ce100" office:value-type="string" calcext:value-type="string">
            <text:p>AML3D Weave Length</text:p>
          </table:table-cell>
          <table:table-cell table:style-name="ce100" office:value-type="string" calcext:value-type="string">
            <text:p>distance</text:p>
          </table:table-cell>
          <table:table-cell table:style-name="ce100" office:value-type="string" calcext:value-type="string">
            <text:p>Wave length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4]; &quot;::&quot;; [.H524]));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4])); &quot; &quot;; &quot;&quot;); &quot;/&quot;; &quot;&quot;); &quot;-&quot;; &quot;&quot;)" office:value-type="string" office:string-value="kAML3DWeaveLength" calcext:value-type="string">
            <text:p>kAML3DWeaveLength</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aml3d_weave_width</text:p>
          </table:table-cell>
          <table:table-cell table:style-name="ce100" office:value-type="string" calcext:value-type="string">
            <text:p>AML3D Weave Width</text:p>
          </table:table-cell>
          <table:table-cell table:style-name="ce100" office:value-type="string" calcext:value-type="string">
            <text:p>distance</text:p>
          </table:table-cell>
          <table:table-cell table:style-name="ce100" office:value-type="string" calcext:value-type="string">
            <text:p>Amplitude of the weave patten.</text:p>
          </table:table-cell>
          <table:table-cell table:style-name="ce100" office:value-type="string" calcext:value-type="string">
            <text:p>{"syntax": 28}</text:p>
          </table:table-cell>
          <table:table-cell table:style-name="ce100"/>
          <table:table-cell table:style-name="ce100" office:value-type="float" office:value="0" calcext:value-type="float">
            <text:p>0</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5]; &quot;::&quot;; [.H525]));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5])); &quot; &quot;; &quot;&quot;); &quot;/&quot;; &quot;&quot;); &quot;-&quot;; &quot;&quot;)" office:value-type="string" office:string-value="kAML3DWeaveWidth" calcext:value-type="string">
            <text:p>kAML3DWeaveWidth</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sandia_file_output</text:p>
          </table:table-cell>
          <table:table-cell table:style-name="ce100" office:value-type="string" calcext:value-type="string">
            <text:p>Enable Sandia Companion File Output</text:p>
          </table:table-cell>
          <table:table-cell table:style-name="ce100" office:value-type="string" calcext:value-type="string">
            <text:p>boolean</text:p>
          </table:table-cell>
          <table:table-cell table:style-name="ce100" office:value-type="string" calcext:value-type="string">
            <text:p>Modified output file format for Sandia will be created.</text:p>
          </table:table-cell>
          <table:table-cell table:style-name="ce100" office:value-type="string" calcext:value-type="string">
            <text:p>{"syntax": 30}</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6]; &quot;::&quot;; [.H526]));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6])); &quot; &quot;; &quot;&quot;); &quot;/&quot;; &quot;&quot;); &quot;-&quot;; &quot;&quot;)" office:value-type="string" office:string-value="kEnableSandiaCompanionFileOutput" calcext:value-type="string">
            <text:p>kEnableSandiaCompanionFile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sandia_metal_file</text:p>
          </table:table-cell>
          <table:table-cell table:style-name="ce100" office:value-type="string" calcext:value-type="string">
            <text:p>Use Sandia Metal Printing Mode</text:p>
          </table:table-cell>
          <table:table-cell table:style-name="ce100" office:value-type="string" calcext:value-type="string">
            <text:p>boolean</text:p>
          </table:table-cell>
          <table:table-cell table:style-name="ce100" office:value-type="string" calcext:value-type="string">
            <text:p>If enabled, the Sandia companion file will use metal deposition commands. If disabled, companion file will use polymer command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7]; &quot;::&quot;; [.H527]));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7])); &quot; &quot;; &quot;&quot;); &quot;/&quot;; &quot;&quot;); &quot;-&quot;; &quot;&quot;)" office:value-type="string" office:string-value="kUseSandiaMetalPrintingMode" calcext:value-type="string">
            <text:p>kUseSandiaMetalPrintingMode</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sandia_cvel</text:p>
          </table:table-cell>
          <table:table-cell table:style-name="ce100" office:value-type="string" calcext:value-type="string">
            <text:p>Use Sandia C_VEL</text:p>
          </table:table-cell>
          <table:table-cell table:style-name="ce100" office:value-type="string" calcext:value-type="string">
            <text:p>boolean</text:p>
          </table:table-cell>
          <table:table-cell table:style-name="ce100" office:value-type="string" calcext:value-type="string">
            <text:p>If enabled, the Sandia companion file will use C_VEL rather than C_DIS.</text:p>
          </table:table-cell>
          <table:table-cell table:style-name="ce100" office:value-type="string" calcext:value-type="string">
            <text:p>{"AND": [{"syntax": 30},{"sandia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8]; &quot;::&quot;; [.H528]));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8])); &quot; &quot;; &quot;&quot;); &quot;/&quot;; &quot;&quot;); &quot;-&quot;; &quot;&quot;)" office:value-type="string" office:string-value="kUseSandiaC_VEL" calcext:value-type="string">
            <text:p>kUseSandiaC_VEL</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marlin_file_output</text:p>
          </table:table-cell>
          <table:table-cell table:style-name="ce100" office:value-type="string" calcext:value-type="string">
            <text:p>Enable Marlin Companion File Output</text:p>
          </table:table-cell>
          <table:table-cell table:style-name="ce100" office:value-type="string" calcext:value-type="string">
            <text:p>boolean</text:p>
          </table:table-cell>
          <table:table-cell table:style-name="ce100" office:value-type="string" calcext:value-type="string">
            <text:p>Additional output file format to be used for simulation.</text:p>
          </table:table-cell>
          <table:table-cell table:style-name="ce100" office:value-type="string" calcext:value-type="string">
            <text:p>{"syntax": 11}</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29]; &quot;::&quot;; [.H529]));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29])); &quot; &quot;; &quot;&quot;); &quot;/&quot;; &quot;&quot;); &quot;-&quot;; &quot;&quot;)" office:value-type="string" office:string-value="kEnableMarlinCompanionFileOutput" calcext:value-type="string">
            <text:p>kEnableMarlinCompanionFile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marlin_include_travels</text:p>
          </table:table-cell>
          <table:table-cell table:style-name="ce100" office:value-type="string" calcext:value-type="string">
            <text:p>Include Travel Flag for Marlin Output</text:p>
          </table:table-cell>
          <table:table-cell table:style-name="ce100" office:value-type="string" calcext:value-type="string">
            <text:p>boolean</text:p>
          </table:table-cell>
          <table:table-cell table:style-name="ce100" office:value-type="string" calcext:value-type="string">
            <text:p>If enabled, a 9th column will be added to the Marlin companion file that signifies if the move is a travel. If disabled, travels are included but without the ninth column in the output.</text:p>
          </table:table-cell>
          <table:table-cell table:style-name="ce100" office:value-type="string" calcext:value-type="string">
            <text:p>{"marlin_file_output": true}</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30]; &quot;::&quot;; [.H530]));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30])); &quot; &quot;; &quot;&quot;); &quot;/&quot;; &quot;&quot;); &quot;-&quot;; &quot;&quot;)" office:value-type="string" office:string-value="kIncludeTravelFlagforMarlinOutput" calcext:value-type="string">
            <text:p>kIncludeTravelFlagforMarlin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simulation_file_output</text:p>
          </table:table-cell>
          <table:table-cell table:style-name="ce100" office:value-type="string" calcext:value-type="string">
            <text:p>Enable Simulation Companion File Output</text:p>
          </table:table-cell>
          <table:table-cell table:style-name="ce100" office:value-type="string" calcext:value-type="string">
            <text:p>boolean</text:p>
          </table:table-cell>
          <table:table-cell table:style-name="ce100" office:value-type="string" calcext:value-type="string">
            <text:p>If enabled, a text file listing timestamp, coordinates, and extrusion on/off will be generated for use with ABAQUS. Works with Cincinnati and Marlin Pellet.</text:p>
          </table:table-cell>
          <table:table-cell table:style-name="ce100" office:value-type="string" calcext:value-type="string">
            <text:p>{"OR": [{"syntax": 1}, {"syntax": 12}]}</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31]; &quot;::&quot;; [.H531]));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31])); &quot; &quot;; &quot;&quot;); &quot;/&quot;; &quot;&quot;); &quot;-&quot;; &quot;&quot;)" office:value-type="string" office:string-value="kEnableSimulationCompanionFileOutput" calcext:value-type="string">
            <text:p>kEnableSimulationCompanionFileOutput</text:p>
          </table:table-cell>
          <table:table-cell table:style-name="ce100" office:value-type="string" calcext:value-type="string">
            <text:p>false</text:p>
          </table:table-cell>
          <table:table-cell table:number-columns-repeated="16372"/>
        </table:table-row>
        <table:table-row table:style-name="ro1">
          <table:table-cell table:style-name="ce100" office:value-type="string" calcext:value-type="string">
            <text:p>amcm_file_output</text:p>
          </table:table-cell>
          <table:table-cell table:style-name="ce100" office:value-type="string" calcext:value-type="string">
            <text:p>Enable AMCM SRC File Output</text:p>
          </table:table-cell>
          <table:table-cell table:style-name="ce100" office:value-type="string" calcext:value-type="string">
            <text:p>boolean</text:p>
          </table:table-cell>
          <table:table-cell table:style-name="ce100" office:value-type="string" calcext:value-type="string">
            <text:p>If enabled, a src file for AMCM will be saved when exporting the g-code file.</text:p>
          </table:table-cell>
          <table:table-cell table:style-name="ce100" office:value-type="string" calcext:value-type="string">
            <text:p>{"OR": [{"syntax": 25}, {"syntax": 34}]}</text:p>
          </table:table-cell>
          <table:table-cell table:style-name="ce100"/>
          <table:table-cell table:style-name="ce100" office:value-type="string" calcext:value-type="string">
            <text:p>false</text:p>
          </table:table-cell>
          <table:table-cell table:style-name="ce100" office:value-type="string" calcext:value-type="string">
            <text:p>File Output</text:p>
          </table:table-cell>
          <table:table-cell table:style-name="ce100" office:value-type="string" calcext:value-type="string">
            <text:p>Experimental</text:p>
          </table:table-cell>
          <table:table-cell table:style-name="ce100" table:formula="of:=SUBSTITUTE(SUBSTITUTE(SUBSTITUTE((COM.MICROSOFT.CONCAT([.I532]; &quot;::&quot;; [.H532])); &quot; &quot;; &quot;&quot;); &quot;/&quot;; &quot;&quot;); &quot;-&quot;; &quot;&quot;)" office:value-type="string" office:string-value="Experimental::FileOutput" calcext:value-type="string">
            <text:p>Experimental::FileOutput</text:p>
          </table:table-cell>
          <table:table-cell table:style-name="ce100" table:formula="of:=SUBSTITUTE(SUBSTITUTE(SUBSTITUTE((COM.MICROSOFT.CONCAT(&quot;k&quot;; [.B532])); &quot; &quot;; &quot;&quot;); &quot;/&quot;; &quot;&quot;); &quot;-&quot;; &quot;&quot;)" office:value-type="string" office:string-value="kEnableAMCMSRCFileOutput" calcext:value-type="string">
            <text:p>kEnableAMCMSRCFileOutput</text:p>
          </table:table-cell>
          <table:table-cell table:style-name="ce100" office:value-type="string" calcext:value-type="string">
            <text:p>false</text:p>
          </table:table-cell>
          <table:table-cell table:number-columns-repeated="16372"/>
        </table:table-row>
        <table:table-row table:style-name="ro1">
          <table:table-cell table:style-name="ce101" office:value-type="string" calcext:value-type="string">
            <text:p>rotation_origin_offset_x</text:p>
          </table:table-cell>
          <table:table-cell table:style-name="ce101" office:value-type="string" calcext:value-type="string">
            <text:p>Rotational Origin X Offset</text:p>
          </table:table-cell>
          <table:table-cell table:style-name="ce101" office:value-type="string" calcext:value-type="string">
            <text:p>location</text:p>
          </table:table-cell>
          <table:table-cell table:style-name="ce101" office:value-type="string" calcext:value-type="string">
            <text:p>Offset X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3]; &quot;::&quot;; [.H533]));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3])); &quot; &quot;; &quot;&quot;); &quot;/&quot;; &quot;&quot;); &quot;-&quot;; &quot;&quot;)" office:value-type="string" office:string-value="kRotationalOriginXOffset" calcext:value-type="string">
            <text:p>kRotationalOriginXOffset</text:p>
          </table:table-cell>
          <table:table-cell table:style-name="ce101" office:value-type="string" calcext:value-type="string">
            <text:p>false</text:p>
          </table:table-cell>
          <table:table-cell table:number-columns-repeated="16372"/>
        </table:table-row>
        <table:table-row table:style-name="ro1">
          <table:table-cell table:style-name="ce101" office:value-type="string" calcext:value-type="string">
            <text:p>rotation_origin_offset_y</text:p>
          </table:table-cell>
          <table:table-cell table:style-name="ce101" office:value-type="string" calcext:value-type="string">
            <text:p>Rotational Origin Y Offset</text:p>
          </table:table-cell>
          <table:table-cell table:style-name="ce101" office:value-type="string" calcext:value-type="string">
            <text:p>location</text:p>
          </table:table-cell>
          <table:table-cell table:style-name="ce101" office:value-type="string" calcext:value-type="string">
            <text:p>Offset Y position of origin for rotation E1</text:p>
          </table:table-cell>
          <table:table-cell table:style-name="ce101" office:value-type="string" calcext:value-type="string">
            <text:p>{"supports_E2":true}</text:p>
          </table:table-cell>
          <table:table-cell table:style-name="ce101"/>
          <table:table-cell table:style-name="ce102" office:value-type="float" office:value="0" calcext:value-type="float">
            <text:p>0</text:p>
          </table:table-cell>
          <table:table-cell table:style-name="ce101" office:value-type="string" calcext:value-type="string">
            <text:p>Rotational Origin</text:p>
          </table:table-cell>
          <table:table-cell table:style-name="ce101" office:value-type="string" calcext:value-type="string">
            <text:p>Experimental</text:p>
          </table:table-cell>
          <table:table-cell table:style-name="ce101" table:formula="of:=SUBSTITUTE(SUBSTITUTE(SUBSTITUTE((COM.MICROSOFT.CONCAT([.I534]; &quot;::&quot;; [.H534])); &quot; &quot;; &quot;&quot;); &quot;/&quot;; &quot;&quot;); &quot;-&quot;; &quot;&quot;)" office:value-type="string" office:string-value="Experimental::RotationalOrigin" calcext:value-type="string">
            <text:p>Experimental::RotationalOrigin</text:p>
          </table:table-cell>
          <table:table-cell table:style-name="ce101" table:formula="of:=SUBSTITUTE(SUBSTITUTE(SUBSTITUTE((COM.MICROSOFT.CONCAT(&quot;k&quot;; [.B534])); &quot; &quot;; &quot;&quot;); &quot;/&quot;; &quot;&quot;); &quot;-&quot;; &quot;&quot;)" office:value-type="string" office:string-value="kRotationalOriginYOffset" calcext:value-type="string">
            <text:p>kRotationalOriginYOffset</text:p>
          </table:table-cell>
          <table:table-cell table:style-name="ce101" office:value-type="string" calcext:value-type="string">
            <text:p>false</text:p>
          </table:table-cell>
          <table:table-cell table:number-columns-repeated="16372"/>
        </table:table-row>
        <table:table-row table:style-name="ro1">
          <table:table-cell table:style-name="ce103" office:value-type="string" calcext:value-type="string">
            <text:p>image_resolution_x</text:p>
          </table:table-cell>
          <table:table-cell table:style-name="ce103" office:value-type="string" calcext:value-type="string">
            <text:p>Image Resolution X</text:p>
          </table:table-cell>
          <table:table-cell table:style-name="ce103" office:value-type="string" calcext:value-type="string">
            <text:p>distance</text:p>
          </table:table-cell>
          <table:table-cell table:style-name="ce103" office:value-type="string" calcext:value-type="string">
            <text:p>Resolution in x dimension of images created using the image kernel</text:p>
          </table:table-cell>
          <table:table-cell table:style-name="ce103" office:value-type="string" calcext:value-type="string">
            <text:p>{"slicer_type":6}</text:p>
          </table:table-cell>
          <table:table-cell table:style-name="ce103"/>
          <table:table-cell table:style-name="ce103" office:value-type="float" office:value="0" calcext:value-type="float">
            <text:p>0</text:p>
          </table:table-cell>
          <table:table-cell table:style-name="ce103" office:value-type="string" calcext:value-type="string">
            <text:p>Image Resolution</text:p>
          </table:table-cell>
          <table:table-cell table:style-name="ce103" office:value-type="string" calcext:value-type="string">
            <text:p>Experimental</text:p>
          </table:table-cell>
          <table:table-cell table:style-name="ce103" office:value-type="string" calcext:value-type="string">
            <text:p>Experimental::ImageResolution</text:p>
          </table:table-cell>
          <table:table-cell table:style-name="ce103" office:value-type="string" calcext:value-type="string">
            <text:p>kImageResolutionX</text:p>
          </table:table-cell>
          <table:table-cell table:style-name="ce103" office:value-type="string" calcext:value-type="string">
            <text:p>false</text:p>
          </table:table-cell>
          <table:table-cell table:style-name="ce103" table:number-columns-repeated="1011"/>
          <table:table-cell/>
          <table:table-cell table:style-name="ce103" table:number-columns-repeated="15360"/>
        </table:table-row>
        <table:table-row table:style-name="ro1">
          <table:table-cell table:style-name="ce103" office:value-type="string" calcext:value-type="string">
            <text:p>image_resolution_y</text:p>
          </table:table-cell>
          <table:table-cell table:style-name="ce103" office:value-type="string" calcext:value-type="string">
            <text:p>Image Resolution Y</text:p>
          </table:table-cell>
          <table:table-cell table:style-name="ce103" office:value-type="string" calcext:value-type="string">
            <text:p>distance</text:p>
          </table:table-cell>
          <table:table-cell table:style-name="ce103" office:value-type="string" calcext:value-type="string">
            <text:p>Resolution in y dimension of images created using the image kernel</text:p>
          </table:table-cell>
          <table:table-cell table:style-name="ce103" office:value-type="string" calcext:value-type="string">
            <text:p>{"slicer_type":6}</text:p>
          </table:table-cell>
          <table:table-cell table:style-name="ce103"/>
          <table:table-cell table:style-name="ce103" office:value-type="float" office:value="0" calcext:value-type="float">
            <text:p>0</text:p>
          </table:table-cell>
          <table:table-cell table:style-name="ce103" office:value-type="string" calcext:value-type="string">
            <text:p>Image Resolution</text:p>
          </table:table-cell>
          <table:table-cell table:style-name="ce103" office:value-type="string" calcext:value-type="string">
            <text:p>Experimental</text:p>
          </table:table-cell>
          <table:table-cell table:style-name="ce103" office:value-type="string" calcext:value-type="string">
            <text:p>Experimental::ImageResolution</text:p>
          </table:table-cell>
          <table:table-cell table:style-name="ce103" office:value-type="string" calcext:value-type="string">
            <text:p>kImageResolutionY</text:p>
          </table:table-cell>
          <table:table-cell table:style-name="ce103" office:value-type="string" calcext:value-type="string">
            <text:p>false</text:p>
          </table:table-cell>
          <table:table-cell table:style-name="ce103" table:number-columns-repeated="1011"/>
          <table:table-cell/>
          <table:table-cell table:style-name="ce103" table:number-columns-repeated="15360"/>
        </table:table-row>
        <table:table-row table:style-name="ro1">
          <table:table-cell table:style-name="ce32" office:value-type="string" calcext:value-type="string">
            <text:p>cross_section_largest_gap</text:p>
          </table:table-cell>
          <table:table-cell table:style-name="ce32" office:value-type="string" calcext:value-type="string">
            <text:p>Largest Gap Distance</text:p>
          </table:table-cell>
          <table:table-cell table:style-name="ce32" office:value-type="string" calcext:value-type="string">
            <text:p>distance</text:p>
          </table:table-cell>
          <table:table-cell table:style-name="ce32" office:value-type="string" calcext:value-type="string">
            <text:p>Distance to allow cross-section segments to be fused together. Points closer than this distance will be considered neighbors and connected.</text:p>
          </table:table-cell>
          <table:table-cell table:style-name="ce32" table:number-columns-repeated="2"/>
          <table:table-cell table:style-name="ce32" office:value-type="float" office:value="2540" calcext:value-type="float">
            <text:p>2540</text:p>
          </table:table-cell>
          <table:table-cell table:style-name="ce32" office:value-type="string" calcext:value-type="string">
            <text:p>Cross-Sectioning</text:p>
          </table:table-cell>
          <table:table-cell table:style-name="ce32" office:value-type="string" calcext:value-type="string">
            <text:p>Experimental</text:p>
          </table:table-cell>
          <table:table-cell table:style-name="ce32" office:value-type="string" calcext:value-type="string">
            <text:p>Experimental::CrossSectioning</text:p>
          </table:table-cell>
          <table:table-cell table:style-name="ce32" office:value-type="string" calcext:value-type="string">
            <text:p>kLargestGapDistance</text:p>
          </table:table-cell>
          <table:table-cell table:style-name="ce32" office:value-type="string" calcext:value-type="string">
            <text:p>false</text:p>
          </table:table-cell>
          <table:table-cell table:number-columns-repeated="16372"/>
        </table:table-row>
        <table:table-row table:style-name="ro1">
          <table:table-cell table:style-name="ce32" office:value-type="string" calcext:value-type="string">
            <text:p>max_stitch_distance</text:p>
          </table:table-cell>
          <table:table-cell table:style-name="ce32" office:value-type="string" calcext:value-type="string">
            <text:p>Max Stitch Distance</text:p>
          </table:table-cell>
          <table:table-cell table:style-name="ce32" office:value-type="string" calcext:value-type="string">
            <text:p>distance</text:p>
          </table:table-cell>
          <table:table-cell table:style-name="ce32" office:value-type="string" calcext:value-type="string">
            <text:p>Distance to allow cross-section segments to be fused together if gap fails. Points closer than this distance will be considered neighbors and connected. A healing step to help guarantee no open polylines.</text:p>
          </table:table-cell>
          <table:table-cell table:style-name="ce32" table:number-columns-repeated="2"/>
          <table:table-cell table:style-name="ce32" office:value-type="float" office:value="25400" calcext:value-type="float">
            <text:p>25400</text:p>
          </table:table-cell>
          <table:table-cell table:style-name="ce32" office:value-type="string" calcext:value-type="string">
            <text:p>Cross-Sectioning</text:p>
          </table:table-cell>
          <table:table-cell table:style-name="ce32" office:value-type="string" calcext:value-type="string">
            <text:p>Experimental</text:p>
          </table:table-cell>
          <table:table-cell table:style-name="ce32" office:value-type="string" calcext:value-type="string">
            <text:p>Experimental::CrossSectioning</text:p>
          </table:table-cell>
          <table:table-cell table:style-name="ce32" office:value-type="string" calcext:value-type="string">
            <text:p>kMaxStitchDistance</text:p>
          </table:table-cell>
          <table:table-cell table:style-name="ce32" office:value-type="string" calcext:value-type="string">
            <text:p>false</text:p>
          </table:table-cell>
          <table:table-cell table:number-columns-repeated="16372"/>
        </table:table-row>
        <table:table-row table:style-name="ro7" table:number-rows-repeated="1048037">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ce style:name="Calibri" svg:font-family="Calibri"/>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number-style style:name="N129">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2" style:display-name="Accent 1 2" style:family="table-cell" style:parent-style-name="Default" style:data-style-name="N0">
      <style:table-cell-properties fo:background-color="#000000" style:vertical-align="automatic"/>
      <style:text-properties fo:color="#ffffff"/>
    </style:style>
    <style:style style:name="Accent_20_2_20_2" style:display-name="Accent 2 2" style:family="table-cell" style:parent-style-name="Default" style:data-style-name="N0">
      <style:table-cell-properties fo:background-color="#808080" style:vertical-align="automatic"/>
      <style:text-properties fo:color="#ffffff"/>
    </style:style>
    <style:style style:name="Accent_20_3_20_2" style:display-name="Accent 3 2" style:family="table-cell" style:parent-style-name="Default" style:data-style-name="N0">
      <style:table-cell-properties fo:background-color="#dddddd" style:vertical-align="automatic"/>
      <style:text-properties fo:font-weight="bold" style:font-weight-asian="bold" style:font-weight-complex="bold"/>
    </style:style>
    <style:style style:name="Accent_20_4" style:display-name="Accent 4" style:family="table-cell" style:parent-style-name="Default" style:data-style-name="N0">
      <style:table-cell-properties fo:background-color="transparent" style:vertical-align="automatic"/>
      <style:text-properties fo:font-weight="bold" style:font-weight-asian="bold" style:font-weight-complex="bold"/>
    </style:style>
    <style:style style:name="Bad_20_2" style:display-name="Bad 2" style:family="table-cell" style:parent-style-name="Default" style:data-style-name="N0">
      <style:table-cell-properties fo:background-color="#ffcccc" style:vertical-align="automatic"/>
      <style:text-properties fo:color="#cc0000"/>
    </style:style>
    <style:style style:name="Error_20_2" style:display-name="Error 2"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Bad_20_2" style:display-name="Excel Built-in Bad 2"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0">
      <style:table-cell-properties fo:background-color="#dddddd" style:vertical-align="automatic"/>
      <style:text-properties fo:font-weight="bold" style:font-weight-asian="bold" style:font-weight-complex="bold"/>
    </style:style>
    <style:style style:name="Excel_20_Built-in_20_Explanatory_20_Text_20_2" style:display-name="Excel Built-in Explanatory Text 2" style:family="table-cell" style:parent-style-name="Default" style:data-style-name="N0">
      <style:table-cell-properties fo:background-color="#dddddd" style:vertical-align="automatic"/>
      <style:text-properties fo:font-weight="bold" style:font-weight-asian="bold" style:font-weight-complex="bold"/>
    </style:style>
    <style:style style:name="Footnote_20_2" style:display-name="Footnote 2"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Good_20_2" style:display-name="Good 2" style:family="table-cell" style:parent-style-name="Default" style:data-style-name="N0">
      <style:table-cell-properties fo:background-color="#ccffcc" style:vertical-align="automatic"/>
      <style:text-properties fo:color="#006600"/>
    </style:style>
    <style:style style:name="Heading_20_1_20_2" style:display-name="Heading 1 2" style:family="table-cell" style:parent-style-name="Default" style:data-style-name="N0">
      <style:table-cell-properties fo:background-color="transparent" style:vertical-align="automatic"/>
      <style:text-properties fo:font-size="18pt" style:font-size-asian="18pt" style:font-size-complex="18pt"/>
    </style:style>
    <style:style style:name="Heading_20_2_20_2" style:display-name="Heading 2 2" style:family="table-cell" style:parent-style-name="Default" style:data-style-name="N0">
      <style:table-cell-properties fo:background-color="transparent" style:vertical-align="automatic"/>
      <style:text-properties fo:font-size="12pt" style:font-size-asian="12pt" style:font-size-complex="12pt"/>
    </style:style>
    <style:style style:name="Heading_20_5" style:display-name="Heading 5"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yperlink_20_2" style:display-name="Hyperlink 2"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Neutral_20_2" style:display-name="Neutral 2" style:family="table-cell" style:parent-style-name="Default" style:data-style-name="N0">
      <style:table-cell-properties fo:background-color="#ffffcc" style:vertical-align="automatic"/>
      <style:text-properties fo:color="#996600"/>
    </style:style>
    <style:style style:name="Note_20_2" style:display-name="Note 2" style:family="table-cell" style:parent-style-name="Default" style:data-style-name="N0">
      <style:table-cell-properties fo:background-color="#ffffcc" fo:border="0.06pt solid #808080" style:vertical-align="automatic"/>
      <style:text-properties fo:color="#333333"/>
    </style:style>
    <style:style style:name="Status_20_2" style:display-name="Status 2" style:family="table-cell" style:parent-style-name="Default" style:data-style-name="N0">
      <style:table-cell-properties fo:background-color="transparent" style:vertical-align="automatic"/>
    </style:style>
    <style:style style:name="Text_20_2" style:display-name="Text 2" style:family="table-cell" style:parent-style-name="Default" style:data-style-name="N0">
      <style:table-cell-properties fo:background-color="transparent" style:vertical-align="automatic"/>
    </style:style>
    <style:style style:name="Warning_20_2" style:display-name="Warning 2" style:family="table-cell" style:parent-style-name="Default" style:data-style-name="N0">
      <style:table-cell-properties fo:background-color="transparent" style:vertical-align="automatic"/>
      <style:text-properties fo:color="#cc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Roschli, Alex C.</meta:initial-creator>
    <meta:creation-date>2017-05-30T22:12:40Z</meta:creation-date>
    <dc:date>2026-04-17T13:47:45.315884498</dc:date>
    <meta:editing-cycles>34</meta:editing-cycles>
    <meta:editing-duration>PT2H29M31S</meta:editing-duration>
    <meta:document-statistic meta:table-count="1" meta:cell-count="586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